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22cm"/>
    </style:style>
    <style:style style:name="Tabela1.B" style:family="table-column">
      <style:table-column-properties style:column-width="8.67cm"/>
    </style:style>
    <style:style style:name="Tabela1.C" style:family="table-column">
      <style:table-column-properties style:column-width="5.80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5.426cm" table:align="left"/>
    </style:style>
    <style:style style:name="Tabela2.A" style:family="table-column">
      <style:table-column-properties style:column-width="1.154cm"/>
    </style:style>
    <style:style style:name="Tabela2.B" style:family="table-column">
      <style:table-column-properties style:column-width="4.27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7.687cm" table:align="left"/>
    </style:style>
    <style:style style:name="Tabela3.A" style:family="table-column">
      <style:table-column-properties style:column-width="1.907cm"/>
    </style:style>
    <style:style style:name="Tabela3.B" style:family="table-column">
      <style:table-column-properties style:column-width="1.57cm"/>
    </style:style>
    <style:style style:name="Tabela3.C" style:family="table-column">
      <style:table-column-properties style:column-width="2.277cm"/>
    </style:style>
    <style:style style:name="Tabela3.D" style:family="table-column">
      <style:table-column-properties style:column-width="1.933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74cm" table:align="left"/>
    </style:style>
    <style:style style:name="Tabela4.A" style:family="table-column">
      <style:table-column-properties style:column-width="1.907cm"/>
    </style:style>
    <style:style style:name="Tabela4.B" style:family="table-column">
      <style:table-column-properties style:column-width="5.699cm"/>
    </style:style>
    <style:style style:name="Tabela4.C" style:family="table-column">
      <style:table-column-properties style:column-width="2.159cm"/>
    </style:style>
    <style:style style:name="Tabela4.D" style:family="table-column">
      <style:table-column-properties style:column-width="2.30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562cm" table:align="left"/>
    </style:style>
    <style:style style:name="Tabela5.A" style:family="table-column">
      <style:table-column-properties style:column-width="1.907cm"/>
    </style:style>
    <style:style style:name="Tabela5.B" style:family="table-column">
      <style:table-column-properties style:column-width="1.452cm"/>
    </style:style>
    <style:style style:name="Tabela5.C" style:family="table-column">
      <style:table-column-properties style:column-width="2.813cm"/>
    </style:style>
    <style:style style:name="Tabela5.D" style:family="table-column">
      <style:table-column-properties style:column-width="1.492cm"/>
    </style:style>
    <style:style style:name="Tabela5.E" style:family="table-column">
      <style:table-column-properties style:column-width="1.326cm"/>
    </style:style>
    <style:style style:name="Tabela5.F" style:family="table-column">
      <style:table-column-properties style:column-width="1.572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2.004cm"/>
    </style:style>
    <style:style style:name="Tabela6.B" style:family="table-column">
      <style:table-column-properties style:column-width="1.127cm"/>
    </style:style>
    <style:style style:name="Tabela6.C" style:family="table-column">
      <style:table-column-properties style:column-width="1.009cm"/>
    </style:style>
    <style:style style:name="Tabela6.D" style:family="table-column">
      <style:table-column-properties style:column-width="2.064cm"/>
    </style:style>
    <style:style style:name="Tabela6.E" style:family="table-column">
      <style:table-column-properties style:column-width="0.998cm"/>
    </style:style>
    <style:style style:name="Tabela6.F" style:family="table-column">
      <style:table-column-properties style:column-width="1.08cm"/>
    </style:style>
    <style:style style:name="Tabela6.G" style:family="table-column">
      <style:table-column-properties style:column-width="1.214cm"/>
    </style:style>
    <style:style style:name="Tabela6.H" style:family="table-column">
      <style:table-column-properties style:column-width="1.935cm"/>
    </style:style>
    <style:style style:name="Tabela6.I" style:family="table-column">
      <style:table-column-properties style:column-width="1.55cm"/>
    </style:style>
    <style:style style:name="Tabela6.J" style:family="table-column">
      <style:table-column-properties style:column-width="2.385cm"/>
    </style:style>
    <style:style style:name="Tabela6.K" style:family="table-column">
      <style:table-column-properties style:column-width="1.63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2.549cm"/>
    </style:style>
    <style:style style:name="Tabela7.B" style:family="table-column">
      <style:table-column-properties style:column-width="3.895cm"/>
    </style:style>
    <style:style style:name="Tabela7.C" style:family="table-column">
      <style:table-column-properties style:column-width="1.55cm"/>
    </style:style>
    <style:style style:name="Tabela7.D" style:family="table-column">
      <style:table-column-properties style:column-width="3.505cm"/>
    </style:style>
    <style:style style:name="Tabela7.F" style:family="table-column">
      <style:table-column-properties style:column-width="3.951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2.519cm"/>
    </style:style>
    <style:style style:name="Tabela8.B" style:family="table-column">
      <style:table-column-properties style:column-width="2.828cm"/>
    </style:style>
    <style:style style:name="Tabela8.C" style:family="table-column">
      <style:table-column-properties style:column-width="3.676cm"/>
    </style:style>
    <style:style style:name="Tabela8.D" style:family="table-column">
      <style:table-column-properties style:column-width="1.416cm"/>
    </style:style>
    <style:style style:name="Tabela8.E" style:family="table-column">
      <style:table-column-properties style:column-width="2.501cm"/>
    </style:style>
    <style:style style:name="Tabela8.F" style:family="table-column">
      <style:table-column-properties style:column-width="1.88cm"/>
    </style:style>
    <style:style style:name="Tabela8.G" style:family="table-column">
      <style:table-column-properties style:column-width="2.18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3.184cm"/>
    </style:style>
    <style:style style:name="Tabela9.B" style:family="table-column">
      <style:table-column-properties style:column-width="2.9cm"/>
    </style:style>
    <style:style style:name="Tabela9.C" style:family="table-column">
      <style:table-column-properties style:column-width="5.733cm"/>
    </style:style>
    <style:style style:name="Tabela9.D" style:family="table-column">
      <style:table-column-properties style:column-width="1.88cm"/>
    </style:style>
    <style:style style:name="Tabela9.E" style:family="table-column">
      <style:table-column-properties style:column-width="3.304cm"/>
    </style:style>
    <style:style style:name="Tabela9.A1" style:family="table-cell">
      <style:table-cell-properties style:vertical-align="middle" fo:padding="0.049cm" fo:border="none"/>
    </style:style>
    <style:style style:name="Tabela24" style:family="table">
      <style:table-properties style:width="13.903cm" table:align="left"/>
    </style:style>
    <style:style style:name="Tabela24.A" style:family="table-column">
      <style:table-column-properties style:column-width="2.376cm"/>
    </style:style>
    <style:style style:name="Tabela24.B" style:family="table-column">
      <style:table-column-properties style:column-width="2.452cm"/>
    </style:style>
    <style:style style:name="Tabela24.C" style:family="table-column">
      <style:table-column-properties style:column-width="1.974cm"/>
    </style:style>
    <style:style style:name="Tabela24.D" style:family="table-column">
      <style:table-column-properties style:column-width="2.644cm"/>
    </style:style>
    <style:style style:name="Tabela24.E" style:family="table-column">
      <style:table-column-properties style:column-width="4.457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7cm" table:align="left"/>
    </style:style>
    <style:style style:name="Tabela25.A" style:family="table-column">
      <style:table-column-properties style:column-width="2.376cm"/>
    </style:style>
    <style:style style:name="Tabela25.B" style:family="table-column">
      <style:table-column-properties style:column-width="2.775cm"/>
    </style:style>
    <style:style style:name="Tabela25.C" style:family="table-column">
      <style:table-column-properties style:column-width="3.992cm"/>
    </style:style>
    <style:style style:name="Tabela25.D" style:family="table-column">
      <style:table-column-properties style:column-width="2.612cm"/>
    </style:style>
    <style:style style:name="Tabela25.E" style:family="table-column">
      <style:table-column-properties style:column-width="2.54cm"/>
    </style:style>
    <style:style style:name="Tabela25.F" style:family="table-column">
      <style:table-column-properties style:column-width="2.706cm"/>
    </style:style>
    <style:style style:name="Tabela25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3.782cm"/>
    </style:style>
    <style:style style:name="Tabela10.B" style:family="table-column">
      <style:table-column-properties style:column-width="1.173cm"/>
    </style:style>
    <style:style style:name="Tabela10.D" style:family="table-column">
      <style:table-column-properties style:column-width="1.483cm"/>
    </style:style>
    <style:style style:name="Tabela10.E" style:family="table-column">
      <style:table-column-properties style:column-width="3.112cm"/>
    </style:style>
    <style:style style:name="Tabela10.F" style:family="table-column">
      <style:table-column-properties style:column-width="3.842cm"/>
    </style:style>
    <style:style style:name="Tabela10.G" style:family="table-column">
      <style:table-column-properties style:column-width="2.436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3.64cm" table:align="left"/>
    </style:style>
    <style:style style:name="Tabela11.A" style:family="table-column">
      <style:table-column-properties style:column-width="4.149cm"/>
    </style:style>
    <style:style style:name="Tabela11.B" style:family="table-column">
      <style:table-column-properties style:column-width="4.479cm"/>
    </style:style>
    <style:style style:name="Tabela11.C" style:family="table-column">
      <style:table-column-properties style:column-width="1.88cm"/>
    </style:style>
    <style:style style:name="Tabela11.D" style:family="table-column">
      <style:table-column-properties style:column-width="3.133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4.016cm" table:align="left"/>
    </style:style>
    <style:style style:name="Tabela12.A" style:family="table-column">
      <style:table-column-properties style:column-width="4.256cm"/>
    </style:style>
    <style:style style:name="Tabela12.B" style:family="table-column">
      <style:table-column-properties style:column-width="4.958cm"/>
    </style:style>
    <style:style style:name="Tabela12.C" style:family="table-column">
      <style:table-column-properties style:column-width="1.88cm"/>
    </style:style>
    <style:style style:name="Tabela12.D" style:family="table-column">
      <style:table-column-properties style:column-width="2.921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0.343cm" table:align="left"/>
    </style:style>
    <style:style style:name="Tabela13.A" style:family="table-column">
      <style:table-column-properties style:column-width="3.41cm"/>
    </style:style>
    <style:style style:name="Tabela13.B" style:family="table-column">
      <style:table-column-properties style:column-width="3.201cm"/>
    </style:style>
    <style:style style:name="Tabela13.C" style:family="table-column">
      <style:table-column-properties style:column-width="1.88cm"/>
    </style:style>
    <style:style style:name="Tabela13.D" style:family="table-column">
      <style:table-column-properties style:column-width="1.852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2.744cm" table:align="left"/>
    </style:style>
    <style:style style:name="Tabela14.A" style:family="table-column">
      <style:table-column-properties style:column-width="3.455cm"/>
    </style:style>
    <style:style style:name="Tabela14.B" style:family="table-column">
      <style:table-column-properties style:column-width="1.573cm"/>
    </style:style>
    <style:style style:name="Tabela14.C" style:family="table-column">
      <style:table-column-properties style:column-width="3.126cm"/>
    </style:style>
    <style:style style:name="Tabela14.D" style:family="table-column">
      <style:table-column-properties style:column-width="1.88cm"/>
    </style:style>
    <style:style style:name="Tabela14.E" style:family="table-column">
      <style:table-column-properties style:column-width="2.709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6.765cm" table:align="left"/>
    </style:style>
    <style:style style:name="Tabela15.A" style:family="table-column">
      <style:table-column-properties style:column-width="1.154cm"/>
    </style:style>
    <style:style style:name="Tabela15.B" style:family="table-column">
      <style:table-column-properties style:column-width="2.678cm"/>
    </style:style>
    <style:style style:name="Tabela15.C" style:family="table-column">
      <style:table-column-properties style:column-width="2.933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2.87cm"/>
    </style:style>
    <style:style style:name="Tabela16.B" style:family="table-column">
      <style:table-column-properties style:column-width="5.131cm"/>
    </style:style>
    <style:style style:name="Tabela16.C" style:family="table-column">
      <style:table-column-properties style:column-width="1.55cm"/>
    </style:style>
    <style:style style:name="Tabela16.D" style:family="table-column">
      <style:table-column-properties style:column-width="5.816cm"/>
    </style:style>
    <style:style style:name="Tabela16.E" style:family="table-column">
      <style:table-column-properties style:column-width="1.633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7cm" table:align="left"/>
    </style:style>
    <style:style style:name="Tabela17.A" style:family="table-column">
      <style:table-column-properties style:column-width="1.752cm"/>
    </style:style>
    <style:style style:name="Tabela17.B" style:family="table-column">
      <style:table-column-properties style:column-width="1.926cm"/>
    </style:style>
    <style:style style:name="Tabela17.C" style:family="table-column">
      <style:table-column-properties style:column-width="1.988cm"/>
    </style:style>
    <style:style style:name="Tabela17.D" style:family="table-column">
      <style:table-column-properties style:column-width="2.506cm"/>
    </style:style>
    <style:style style:name="Tabela17.E" style:family="table-column">
      <style:table-column-properties style:column-width="2.849cm"/>
    </style:style>
    <style:style style:name="Tabela17.F" style:family="table-column">
      <style:table-column-properties style:column-width="3.223cm"/>
    </style:style>
    <style:style style:name="Tabela17.G" style:family="table-column">
      <style:table-column-properties style:column-width="2.757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14.845cm" table:align="left"/>
    </style:style>
    <style:style style:name="Tabela18.A" style:family="table-column">
      <style:table-column-properties style:column-width="4.256cm"/>
    </style:style>
    <style:style style:name="Tabela18.B" style:family="table-column">
      <style:table-column-properties style:column-width="3.498cm"/>
    </style:style>
    <style:style style:name="Tabela18.C" style:family="table-column">
      <style:table-column-properties style:column-width="4.251cm"/>
    </style:style>
    <style:style style:name="Tabela18.D" style:family="table-column">
      <style:table-column-properties style:column-width="2.84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7cm" table:align="left"/>
    </style:style>
    <style:style style:name="Tabela19.A" style:family="table-column">
      <style:table-column-properties style:column-width="2.318cm"/>
    </style:style>
    <style:style style:name="Tabela19.C" style:family="table-column">
      <style:table-column-properties style:column-width="4.482cm"/>
    </style:style>
    <style:style style:name="Tabela19.D" style:family="table-column">
      <style:table-column-properties style:column-width="3.367cm"/>
    </style:style>
    <style:style style:name="Tabela19.E" style:family="table-column">
      <style:table-column-properties style:column-width="4.516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17cm" table:align="left"/>
    </style:style>
    <style:style style:name="Tabela20.A" style:family="table-column">
      <style:table-column-properties style:column-width="1.461cm"/>
    </style:style>
    <style:style style:name="Tabela20.B" style:family="table-column">
      <style:table-column-properties style:column-width="3.388cm"/>
    </style:style>
    <style:style style:name="Tabela20.C" style:family="table-column">
      <style:table-column-properties style:column-width="4.919cm"/>
    </style:style>
    <style:style style:name="Tabela20.D" style:family="table-column">
      <style:table-column-properties style:column-width="3.117cm"/>
    </style:style>
    <style:style style:name="Tabela20.E" style:family="table-column">
      <style:table-column-properties style:column-width="4.115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7cm" table:align="left"/>
    </style:style>
    <style:style style:name="Tabela21.A" style:family="table-column">
      <style:table-column-properties style:column-width="3.646cm"/>
    </style:style>
    <style:style style:name="Tabela21.B" style:family="table-column">
      <style:table-column-properties style:column-width="2.321cm"/>
    </style:style>
    <style:style style:name="Tabela21.C" style:family="table-column">
      <style:table-column-properties style:column-width="3.205cm"/>
    </style:style>
    <style:style style:name="Tabela21.D" style:family="table-column">
      <style:table-column-properties style:column-width="7.828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17cm" table:align="left"/>
    </style:style>
    <style:style style:name="Tabela22.A" style:family="table-column">
      <style:table-column-properties style:column-width="5.519cm"/>
    </style:style>
    <style:style style:name="Tabela22.B" style:family="table-column">
      <style:table-column-properties style:column-width="2.021cm"/>
    </style:style>
    <style:style style:name="Tabela22.C" style:family="table-column">
      <style:table-column-properties style:column-width="2.205cm"/>
    </style:style>
    <style:style style:name="Tabela22.D" style:family="table-column">
      <style:table-column-properties style:column-width="2.896cm"/>
    </style:style>
    <style:style style:name="Tabela22.E" style:family="table-column">
      <style:table-column-properties style:column-width="4.359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17.161cm" table:align="left"/>
    </style:style>
    <style:style style:name="Tabela23.A" style:family="table-column">
      <style:table-column-properties style:column-width="5.519cm"/>
    </style:style>
    <style:style style:name="Tabela23.B" style:family="table-column">
      <style:table-column-properties style:column-width="3.902cm"/>
    </style:style>
    <style:style style:name="Tabela23.C" style:family="table-column">
      <style:table-column-properties style:column-width="5.442cm"/>
    </style:style>
    <style:style style:name="Tabela23.D" style:family="table-column">
      <style:table-column-properties style:column-width="2.298cm"/>
    </style:style>
    <style:style style:name="Tabela2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Heading_20_2">
      <style:paragraph-properties fo:break-before="pag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Heading_20_4">
      <style:paragraph-properties fo:break-before="page"/>
    </style:style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>
      <style:paragraph-properties fo:break-before="page"/>
    </style:style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style:style style:name="P51" style:family="paragraph" style:parent-style-name="Text_20_body" style:list-style-name="L46"/>
    <style:style style:name="P52" style:family="paragraph" style:parent-style-name="Text_20_body" style:list-style-name="L47"/>
    <style:style style:name="P53" style:family="paragraph" style:parent-style-name="Text_20_body" style:list-style-name="L48"/>
    <style:style style:name="P54" style:family="paragraph" style:parent-style-name="Text_20_body" style:list-style-name="L49"/>
    <style:style style:name="P55" style:family="paragraph" style:parent-style-name="Text_20_body" style:list-style-name="L50"/>
    <style:style style:name="P56" style:family="paragraph" style:parent-style-name="Text_20_body" style:list-style-name="L51"/>
    <style:style style:name="P57" style:family="paragraph" style:parent-style-name="Text_20_body" style:list-style-name="L52"/>
    <style:style style:name="P58" style:family="paragraph" style:parent-style-name="Text_20_body" style:list-style-name="L53"/>
    <style:style style:name="P59" style:family="paragraph" style:parent-style-name="Text_20_body" style:list-style-name="L54"/>
    <style:style style:name="P60" style:family="paragraph" style:parent-style-name="Text_20_body" style:list-style-name="L55"/>
    <style:style style:name="P61" style:family="paragraph" style:parent-style-name="Text_20_body" style:list-style-name="L56"/>
    <style:style style:name="P62" style:family="paragraph" style:parent-style-name="Text_20_body" style:list-style-name="L57"/>
    <style:style style:name="P63" style:family="paragraph" style:parent-style-name="Text_20_body" style:list-style-name="L58"/>
    <style:style style:name="P64" style:family="paragraph" style:parent-style-name="Text_20_body" style:list-style-name="L58">
      <style:text-properties officeooo:paragraph-rsid="00228d69"/>
    </style:style>
    <style:style style:name="P65" style:family="paragraph" style:parent-style-name="Heading_20_2">
      <style:text-properties officeooo:paragraph-rsid="00228d69"/>
    </style:style>
    <style:style style:name="P66" style:family="paragraph" style:parent-style-name="Heading_20_3">
      <style:paragraph-properties fo:margin-top="0cm" fo:margin-bottom="0.247cm" style:contextual-spacing="false" fo:line-height="115%"/>
    </style:style>
    <style:style style:name="P67" style:family="paragraph" style:parent-style-name="Text_20_body" style:list-style-name="L59"/>
    <style:style style:name="P68" style:family="paragraph" style:parent-style-name="Heading_20_3">
      <style:paragraph-properties fo:margin-top="0cm" fo:margin-bottom="0.247cm" style:contextual-spacing="false" fo:line-height="115%" fo:break-before="page"/>
    </style:style>
    <style:style style:name="P69" style:family="paragraph" style:parent-style-name="Text_20_body" style:list-style-name="L60"/>
    <style:style style:name="P70" style:family="paragraph" style:parent-style-name="Text_20_body" style:list-style-name="L61"/>
    <style:style style:name="P71" style:family="paragraph" style:parent-style-name="Text_20_body" style:list-style-name="L62"/>
    <style:style style:name="P72" style:family="paragraph" style:parent-style-name="Text_20_body" style:list-style-name="L63"/>
    <style:style style:name="P73" style:family="paragraph" style:parent-style-name="Text_20_body" style:list-style-name="L64"/>
    <style:style style:name="P74" style:family="paragraph" style:parent-style-name="Quotations">
      <style:paragraph-properties fo:margin-top="0cm" fo:margin-bottom="0.247cm" style:contextual-spacing="false" fo:line-height="115%"/>
    </style:style>
    <style:style style:name="P75" style:family="paragraph" style:parent-style-name="Preformatted_20_Text">
      <style:paragraph-properties fo:margin-top="0cm" fo:margin-bottom="0.247cm" style:contextual-spacing="false" fo:line-height="115%"/>
    </style:style>
    <style:style style:name="P76" style:family="paragraph" style:parent-style-name="Text_20_body" style:list-style-name="L65"/>
    <style:style style:name="P77" style:family="paragraph" style:parent-style-name="Text_20_body" style:list-style-name="L65">
      <style:paragraph-properties fo:break-before="page"/>
    </style:style>
    <style:style style:name="P78" style:family="paragraph" style:parent-style-name="Heading_20_2">
      <style:paragraph-properties fo:margin-top="0cm" fo:margin-bottom="0.247cm" style:contextual-spacing="false" fo:line-height="115%"/>
    </style:style>
    <style:style style:name="P79" style:family="paragraph" style:parent-style-name="Text_20_body" style:list-style-name="L66"/>
    <style:style style:name="P80" style:family="paragraph" style:parent-style-name="Text_20_body" style:list-style-name="L67"/>
    <style:style style:name="P81" style:family="paragraph" style:parent-style-name="Text_20_body" style:list-style-name="L68"/>
    <style:style style:name="P82" style:family="paragraph" style:parent-style-name="Text_20_body" style:list-style-name="L69"/>
    <style:style style:name="P83" style:family="paragraph" style:parent-style-name="Heading_20_2">
      <style:paragraph-properties fo:margin-top="0cm" fo:margin-bottom="0.247cm" style:contextual-spacing="false" fo:line-height="115%" fo:break-before="page"/>
    </style:style>
    <style:style style:name="P84" style:family="paragraph" style:parent-style-name="Text_20_body" style:list-style-name="L70"/>
    <style:style style:name="P85" style:family="paragraph" style:parent-style-name="Text_20_body" style:list-style-name="L71"/>
    <style:style style:name="P86" style:family="paragraph" style:parent-style-name="Text_20_body" style:list-style-name="L72"/>
    <style:style style:name="P87" style:family="paragraph" style:parent-style-name="Text_20_body" style:list-style-name="L73"/>
    <style:style style:name="P88" style:family="paragraph" style:parent-style-name="Text_20_body" style:list-style-name="L74"/>
    <style:style style:name="P89" style:family="paragraph" style:parent-style-name="Text_20_body" style:list-style-name="L75"/>
    <style:style style:name="P90" style:family="paragraph" style:parent-style-name="Text_20_body" style:list-style-name="L76"/>
    <style:style style:name="P91" style:family="paragraph" style:parent-style-name="Text_20_body" style:list-style-name="L77"/>
    <style:style style:name="P92" style:family="paragraph" style:parent-style-name="Text_20_body" style:list-style-name="L78"/>
    <style:style style:name="P93" style:family="paragraph" style:parent-style-name="Text_20_body" style:list-style-name="L79"/>
    <style:style style:name="P94" style:family="paragraph" style:parent-style-name="Text_20_body" style:list-style-name="L80"/>
    <style:style style:name="P95" style:family="paragraph" style:parent-style-name="Text_20_body" style:list-style-name="L81"/>
    <style:style style:name="P96" style:family="paragraph" style:parent-style-name="Text_20_body" style:list-style-name="L82"/>
    <style:style style:name="P97" style:family="paragraph" style:parent-style-name="Text_20_body" style:list-style-name="L83"/>
    <style:style style:name="P98" style:family="paragraph" style:parent-style-name="Text_20_body" style:list-style-name="L84"/>
    <style:style style:name="P99" style:family="paragraph" style:parent-style-name="Text_20_body" style:list-style-name="L85"/>
    <style:style style:name="P100" style:family="paragraph" style:parent-style-name="Text_20_body" style:list-style-name="L86"/>
    <style:style style:name="P101" style:family="paragraph" style:parent-style-name="Text_20_body" style:list-style-name="L87"/>
    <style:style style:name="P102" style:family="paragraph" style:parent-style-name="Text_20_body" style:list-style-name="L88"/>
    <style:style style:name="P103" style:family="paragraph" style:parent-style-name="Text_20_body" style:list-style-name="L89"/>
    <style:style style:name="P104" style:family="paragraph" style:parent-style-name="Text_20_body" style:list-style-name="L90"/>
    <style:style style:name="P105" style:family="paragraph" style:parent-style-name="Text_20_body" style:list-style-name="L91"/>
    <style:style style:name="P106" style:family="paragraph" style:parent-style-name="Text_20_body" style:list-style-name="L92"/>
    <style:style style:name="P107" style:family="paragraph" style:parent-style-name="Heading_20_3">
      <style:text-properties officeooo:paragraph-rsid="001df121"/>
    </style:style>
    <style:style style:name="P108" style:family="paragraph" style:parent-style-name="Heading_20_2">
      <style:text-properties officeooo:paragraph-rsid="001df121"/>
    </style:style>
    <style:style style:name="P109" style:family="paragraph" style:parent-style-name="Heading_20_2">
      <style:paragraph-properties fo:break-before="page"/>
      <style:text-properties officeooo:paragraph-rsid="001df121"/>
    </style:style>
    <style:style style:name="P110" style:family="paragraph" style:parent-style-name="Text_20_body" style:list-style-name="L93"/>
    <style:style style:name="P111" style:family="paragraph" style:parent-style-name="Text_20_body" style:list-style-name="L94"/>
    <style:style style:name="P112" style:family="paragraph" style:parent-style-name="Heading_20_1">
      <style:paragraph-properties fo:break-before="page"/>
    </style:style>
    <style:style style:name="P113" style:family="paragraph" style:parent-style-name="Text_20_body" style:list-style-name="L95"/>
    <style:style style:name="P114" style:family="paragraph" style:parent-style-name="Text_20_body" style:list-style-name="L96"/>
    <style:style style:name="P115" style:family="paragraph" style:parent-style-name="Text_20_body" style:list-style-name="L97"/>
    <style:style style:name="P116" style:family="paragraph" style:parent-style-name="Text_20_body" style:list-style-name="L98"/>
    <style:style style:name="P117" style:family="paragraph" style:parent-style-name="Text_20_body" style:list-style-name="L99"/>
    <style:style style:name="P118" style:family="paragraph" style:parent-style-name="Text_20_body" style:list-style-name="L100"/>
    <style:style style:name="P119" style:family="paragraph" style:parent-style-name="Preformatted_20_Text">
      <style:paragraph-properties fo:margin-top="0cm" fo:margin-bottom="0.499cm" style:contextual-spacing="false"/>
    </style:style>
    <style:style style:name="P120" style:family="paragraph" style:parent-style-name="Text_20_body" style:list-style-name="L101"/>
    <style:style style:name="P121" style:family="paragraph" style:parent-style-name="Text_20_body" style:list-style-name="L102"/>
    <style:style style:name="P122" style:family="paragraph" style:parent-style-name="Text_20_body" style:list-style-name="L103"/>
    <style:style style:name="P123" style:family="paragraph" style:parent-style-name="Text_20_body" style:list-style-name="L104"/>
    <style:style style:name="P124" style:family="paragraph" style:parent-style-name="Text_20_body" style:list-style-name="L105"/>
    <style:style style:name="P125" style:family="paragraph" style:parent-style-name="Text_20_body" style:list-style-name="L106"/>
    <style:style style:name="P126" style:family="paragraph" style:parent-style-name="Text_20_body" style:list-style-name="L107"/>
    <style:style style:name="P127" style:family="paragraph" style:parent-style-name="Text_20_body" style:list-style-name="L108"/>
    <style:style style:name="P128" style:family="paragraph" style:parent-style-name="Text_20_body" style:list-style-name="L109"/>
    <style:style style:name="P129" style:family="paragraph" style:parent-style-name="Text_20_body" style:list-style-name="L110"/>
    <style:style style:name="P130" style:family="paragraph" style:parent-style-name="Text_20_body" style:list-style-name="L111"/>
    <style:style style:name="P131" style:family="paragraph" style:parent-style-name="Text_20_body" style:list-style-name="L112"/>
    <style:style style:name="P132" style:family="paragraph" style:parent-style-name="Text_20_body" style:list-style-name="L113"/>
    <style:style style:name="P133" style:family="paragraph" style:parent-style-name="Text_20_body" style:list-style-name="L114"/>
    <style:style style:name="P134" style:family="paragraph" style:parent-style-name="Text_20_body" style:list-style-name="L114">
      <style:paragraph-properties fo:break-before="page"/>
    </style:style>
    <style:style style:name="P135" style:family="paragraph" style:parent-style-name="Text_20_body" style:list-style-name="L115"/>
    <style:style style:name="P136" style:family="paragraph" style:parent-style-name="Text_20_body" style:list-style-name="L116"/>
    <style:style style:name="P137" style:family="paragraph" style:parent-style-name="Text_20_body" style:list-style-name="L117"/>
    <style:style style:name="P138" style:family="paragraph" style:parent-style-name="Text_20_body" style:list-style-name="L118"/>
    <style:style style:name="P139" style:family="paragraph" style:parent-style-name="Text_20_body" style:list-style-name="L119"/>
    <style:style style:name="P140" style:family="paragraph" style:parent-style-name="Text_20_body" style:list-style-name="L120"/>
    <style:style style:name="P141" style:family="paragraph" style:parent-style-name="Text_20_body" style:list-style-name="L121"/>
    <style:style style:name="P142" style:family="paragraph" style:parent-style-name="Text_20_body" style:list-style-name="L122"/>
    <style:style style:name="P143" style:family="paragraph" style:parent-style-name="Text_20_body" style:list-style-name="L123"/>
    <style:style style:name="P144" style:family="paragraph" style:parent-style-name="Text_20_body" style:list-style-name="L124"/>
    <style:style style:name="P145" style:family="paragraph" style:parent-style-name="Text_20_body" style:list-style-name="L125"/>
    <style:style style:name="P146" style:family="paragraph" style:parent-style-name="Text_20_body" style:list-style-name="L126"/>
    <style:style style:name="P147" style:family="paragraph" style:parent-style-name="Text_20_body" style:list-style-name="L127"/>
    <style:style style:name="P148" style:family="paragraph" style:parent-style-name="Text_20_body" style:list-style-name="L128"/>
    <style:style style:name="P149" style:family="paragraph" style:parent-style-name="Text_20_body" style:list-style-name="L129"/>
    <style:style style:name="P150" style:family="paragraph" style:parent-style-name="Text_20_body" style:list-style-name="L130"/>
    <style:style style:name="P151" style:family="paragraph" style:parent-style-name="Text_20_body" style:list-style-name="L131"/>
    <style:style style:name="P152" style:family="paragraph" style:parent-style-name="Text_20_body" style:list-style-name="L132"/>
    <style:style style:name="P153" style:family="paragraph" style:parent-style-name="Text_20_body" style:list-style-name="L133"/>
    <style:style style:name="P154" style:family="paragraph" style:parent-style-name="Text_20_body" style:list-style-name="L134"/>
    <style:style style:name="P155" style:family="paragraph" style:parent-style-name="Text_20_body" style:list-style-name="L135"/>
    <style:style style:name="P156" style:family="paragraph" style:parent-style-name="Text_20_body" style:list-style-name="L136"/>
    <style:style style:name="P157" style:family="paragraph" style:parent-style-name="Text_20_body" style:list-style-name="L137"/>
    <style:style style:name="P158" style:family="paragraph" style:parent-style-name="Text_20_body" style:list-style-name="L138"/>
    <style:style style:name="P159" style:family="paragraph" style:parent-style-name="Text_20_body" style:list-style-name="L139"/>
    <style:style style:name="P160" style:family="paragraph" style:parent-style-name="Text_20_body" style:list-style-name="L140"/>
    <style:style style:name="P161" style:family="paragraph" style:parent-style-name="Text_20_body" style:list-style-name="L141"/>
    <style:style style:name="P162" style:family="paragraph" style:parent-style-name="Text_20_body" style:list-style-name="L142"/>
    <style:style style:name="P163" style:family="paragraph" style:parent-style-name="Text_20_body" style:list-style-name="L143"/>
    <style:style style:name="P164" style:family="paragraph" style:parent-style-name="Text_20_body" style:list-style-name="L144"/>
    <style:style style:name="P165" style:family="paragraph" style:parent-style-name="Text_20_body" style:list-style-name="L145"/>
    <style:style style:name="P166" style:family="paragraph" style:parent-style-name="Text_20_body" style:list-style-name="L146"/>
    <style:style style:name="P167" style:family="paragraph" style:parent-style-name="Text_20_body" style:list-style-name="L147"/>
    <style:style style:name="P168" style:family="paragraph" style:parent-style-name="Text_20_body" style:list-style-name="L148"/>
    <style:style style:name="T1" style:family="text">
      <style:text-properties officeooo:rsid="00245df1"/>
    </style:style>
    <style:style style:name="T2" style:family="text">
      <style:text-properties officeooo:rsid="001df1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🐸 Documento Mestre — <text:span text:style-name="Strong_20_Emphasis">Mundo dos Sapos</text:span></text:h>
      <text:h text:style-name="Heading_20_2" text:outline-level="2">1. 📜 Visão Geral</text:h>
      <text:p text:style-name="Text_20_body">O <text:span text:style-name="Strong_20_Emphasis">Mundo dos Sapos</text:span> é um jogo que mistura <text:span text:style-name="Strong_20_Emphasis">sobrevivência</text:span>, <text:span text:style-name="Strong_20_Emphasis">exploração</text:span>, <text:span text:style-name="Strong_20_Emphasis">PvE</text:span>, <text:span text:style-name="Strong_20_Emphasis">PvP opcional</text:span>, <text:span text:style-name="Strong_20_Emphasis">crafting</text:span>, <text:span text:style-name="Strong_20_Emphasis">economia entre jogadores</text:span> e um hub social interativo (<text:span text:style-name="Strong_20_Emphasis">Plaza</text:span>). Cada sapo é único, com genética própria, raridade e atributos que influenciam seu desempenho em combate, reprodução e interações.</text:p>
      <text:p text:style-name="Text_20_body">O ciclo central do jogo é:</text:p>
      <text:p text:style-name="Quotations"><text:span text:style-name="Strong_20_Emphasis">Caçar → Obter Recursos → Criar/Negociar → Evoluir → Sobreviver</text:span></text:p>
      <text:h text:style-name="Heading_20_2" text:outline-level="2">2. 🏛 Plaza (Hub Social)</text:h>
      <text:p text:style-name="Text_20_body">O Plaza é a área social em tempo real onde os jogadores:</text:p>
      <text:list text:style-name="L1">
        <text:list-item>
          <text:p text:style-name="P1">Movem seu <text:span text:style-name="Strong_20_Emphasis">sapo ativo</text:span> livremente em 8 direções (setas ou WASD).</text:p>
        </text:list-item>
        <text:list-item>
          <text:p text:style-name="P1">Conversam em <text:span text:style-name="Strong_20_Emphasis">canais</text:span>: Geral, Local, Comércio e Ajuda.</text:p>
        </text:list-item>
        <text:list-item>
          <text:p text:style-name="P1">Enviam <text:span text:style-name="Strong_20_Emphasis">PM</text:span> clicando em outros jogadores.</text:p>
        </text:list-item>
        <text:list-item>
          <text:p text:style-name="P1">Realizam <text:span text:style-name="Strong_20_Emphasis">trade seguro P2P</text:span> de <text:span text:style-name="Strong_20_Emphasis">itens não‑NFT</text:span>.</text:p>
        </text:list-item>
        <text:list-item>
          <text:p text:style-name="P1">Marcam sapos/jogadores como <text:span text:style-name="Strong_20_Emphasis">aliado</text:span> ou <text:span text:style-name="Strong_20_Emphasis">agressivo</text:span> (influencia PvP nas Hunts).</text:p>
        </text:list-item>
        <text:list-item>
          <text:p text:style-name="P1">Participam de eventos sociais, minigames e encontros da comunidade.</text:p>
        </text:list-item>
        <text:list-item>
          <text:p text:style-name="P1">Instâncias com <text:span text:style-name="Strong_20_Emphasis">30–60 jogadores</text:span>.</text:p>
        </text:list-item>
      </text:list>
      <text:h text:style-name="Heading_20_2" text:outline-level="2">3. 🏅 Rar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Raridade</text:p>
            </table:table-cell>
            <table:table-cell table:style-name="Tabela1.A1" office:value-type="string">
              <text:p text:style-name="Table_20_Heading">Descrição</text:p>
            </table:table-cell>
            <table:table-cell table:style-name="Tabela1.A1" office:value-type="string">
              <text:p text:style-name="Table_20_Heading">Observações</text:p>
            </table:table-cell>
          </table:table-row>
        </table:table-header-rows>
        <table:table-row>
          <table:table-cell table:style-name="Tabela1.A1" office:value-type="string">
            <text:p text:style-name="Table_20_Contents">🆓 Grátis</text:p>
          </table:table-cell>
          <table:table-cell table:style-name="Tabela1.A1" office:value-type="string">
            <text:p text:style-name="Table_20_Contents">1 por conta; não‑NFT; não pode breedar; XP/loot = 1/3; pode virar Comum NFT.</text:p>
          </table:table-cell>
          <table:table-cell table:style-name="Tabela1.A1" office:value-type="string">
            <text:p text:style-name="Table_20_Contents">Sapo inicial de aprendizado.</text:p>
          </table:table-cell>
        </table:table-row>
        <table:table-row>
          <table:table-cell table:style-name="Tabela1.A1" office:value-type="string">
            <text:p text:style-name="Table_20_Contents">🟢 Comum</text:p>
          </table:table-cell>
          <table:table-cell table:style-name="Tabela1.A1" office:value-type="string">
            <text:p text:style-name="Table_20_Contents">Equilibrado.</text:p>
          </table:table-cell>
          <table:table-cell table:style-name="Tabela1.A1" office:value-type="string">
            <text:p text:style-name="Table_20_Contents">Boa progressão geral.</text:p>
          </table:table-cell>
        </table:table-row>
        <table:table-row>
          <table:table-cell table:style-name="Tabela1.A1" office:value-type="string">
            <text:p text:style-name="Table_20_Contents">🔵 Incomum</text:p>
          </table:table-cell>
          <table:table-cell table:style-name="Tabela1.A1" office:value-type="string">
            <text:p text:style-name="Table_20_Contents">Mais potencial e melhores chances de habilidades.</text:p>
          </table:table-cell>
          <table:table-cell table:style-name="Tabela1.A1" office:value-type="string">
            <text:p text:style-name="Table_20_Contents">Excelente para PvP médio e Hunts mais difíceis.</text:p>
          </table:table-cell>
        </table:table-row>
        <table:table-row>
          <table:table-cell table:style-name="Tabela1.A1" office:value-type="string">
            <text:p text:style-name="Table_20_Contents">🟣 Raro</text:p>
          </table:table-cell>
          <table:table-cell table:style-name="Tabela1.A1" office:value-type="string">
            <text:p text:style-name="Table_20_Contents">Status e habilidades máximos.</text:p>
          </table:table-cell>
          <table:table-cell table:style-name="Tabela1.A1" office:value-type="string">
            <text:p text:style-name="Table_20_Contents">Mais valioso e cobiçado.</text:p>
          </table:table-cell>
        </table:table-row>
      </table:table>
      <text:h text:style-name="Heading_20_2" text:outline-level="2"/>
      <text:h text:style-name="P2" text:outline-level="2">4. 📈 Progressão</text:h>
      <text:list text:style-name="L2">
        <text:list-item>
          <text:p text:style-name="P3"><text:span text:style-name="Strong_20_Emphasis">Nível Máximo:</text:span> 30</text:p>
        </text:list-item>
        <text:list-item>
          <text:p text:style-name="P3">+1 ponto em ATK/DEF/VEL a cada 3 níveis</text:p>
        </text:list-item>
        <text:list-item>
          <text:p text:style-name="P3">Bônus (Vida/Energia/Fome) a cada 5 níveis</text:p>
        </text:list-item>
        <text:list-item>
          <text:p text:style-name="P3">XP ganho: Hunts, PvP, crafting avançado, eventos</text:p>
        </text:list-item>
      </text:list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Nível</text:p>
            </table:table-cell>
            <table:table-cell table:style-name="Tabela2.A1" office:value-type="string">
              <text:p text:style-name="Table_20_Heading">XP acumulado</text:p>
            </table:table-cell>
          </table:table-row>
        </table:table-header-rows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0</text:p>
          </table:table-cell>
        </table:table-row>
        <table:table-row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Table_20_Contents">15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Table_20_Contents">45</text:p>
          </table:table-cell>
        </table:table-row>
        <table:table-row>
          <table:table-cell table:style-name="Tabela2.A1" office:value-type="string">
            <text:p text:style-name="Table_20_Contents">4</text:p>
          </table:table-cell>
          <table:table-cell table:style-name="Tabela2.A1" office:value-type="string">
            <text:p text:style-name="Table_20_Contents">90</text:p>
          </table:table-cell>
        </table:table-row>
        <table:table-row>
          <table:table-cell table:style-name="Tabela2.A1" office:value-type="string">
            <text:p text:style-name="Table_20_Contents">5</text:p>
          </table:table-cell>
          <table:table-cell table:style-name="Tabela2.A1" office:value-type="string">
            <text:p text:style-name="Table_20_Contents">150</text:p>
          </table:table-cell>
        </table:table-row>
        <table:table-row>
          <table:table-cell table:style-name="Tabela2.A1" office:value-type="string">
            <text:p text:style-name="Table_20_Contents">…</text:p>
          </table:table-cell>
          <table:table-cell table:style-name="Tabela2.A1" office:value-type="string">
            <text:p text:style-name="Table_20_Contents">Incremento progressivo</text:p>
          </table:table-cell>
        </table:table-row>
      </table:table>
      <text:h text:style-name="Heading_20_2" text:outline-level="2">5. 💪 Status</text:h>
      <text:h text:style-name="Heading_20_3" text:outline-level="3">Sobrevivência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Table_20_Heading">Raridade</text:p>
            </table:table-cell>
            <table:table-cell table:style-name="Tabela3.A1" office:value-type="string">
              <text:p text:style-name="Table_20_Heading">Vida ❤️</text:p>
            </table:table-cell>
            <table:table-cell table:style-name="Tabela3.A1" office:value-type="string">
              <text:p text:style-name="Table_20_Heading">Energia ⚡</text:p>
            </table:table-cell>
            <table:table-cell table:style-name="Tabela3.A1" office:value-type="string">
              <text:p text:style-name="Table_20_Heading">Fome 🍎</text:p>
            </table:table-cell>
          </table:table-row>
        </table:table-header-rows>
        <table:table-row>
          <table:table-cell table:style-name="Tabela3.A1" office:value-type="string">
            <text:p text:style-name="Table_20_Contents">Grátis</text:p>
          </table:table-cell>
          <table:table-cell table:style-name="Tabela3.A1" office:value-type="string">
            <text:p text:style-name="Table_20_Contents">75</text:p>
          </table:table-cell>
          <table:table-cell table:style-name="Tabela3.A1" office:value-type="string">
            <text:p text:style-name="Table_20_Contents">75</text:p>
          </table:table-cell>
          <table:table-cell table:style-name="Tabela3.A1" office:value-type="string">
            <text:p text:style-name="Table_20_Contents">75</text:p>
          </table:table-cell>
        </table:table-row>
        <table:table-row>
          <table:table-cell table:style-name="Tabela3.A1" office:value-type="string">
            <text:p text:style-name="Table_20_Contents">Comum</text:p>
          </table:table-cell>
          <table:table-cell table:style-name="Tabela3.A1" office:value-type="string">
            <text:p text:style-name="Table_20_Contents">90</text:p>
          </table:table-cell>
          <table:table-cell table:style-name="Tabela3.A1" office:value-type="string">
            <text:p text:style-name="Table_20_Contents">90</text:p>
          </table:table-cell>
          <table:table-cell table:style-name="Tabela3.A1" office:value-type="string">
            <text:p text:style-name="Table_20_Contents">90</text:p>
          </table:table-cell>
        </table:table-row>
        <table:table-row>
          <table:table-cell table:style-name="Tabela3.A1" office:value-type="string">
            <text:p text:style-name="Table_20_Contents">Incomum</text:p>
          </table:table-cell>
          <table:table-cell table:style-name="Tabela3.A1" office:value-type="string">
            <text:p text:style-name="Table_20_Contents">120</text:p>
          </table:table-cell>
          <table:table-cell table:style-name="Tabela3.A1" office:value-type="string">
            <text:p text:style-name="Table_20_Contents">120</text:p>
          </table:table-cell>
          <table:table-cell table:style-name="Tabela3.A1" office:value-type="string">
            <text:p text:style-name="Table_20_Contents">120</text:p>
          </table:table-cell>
        </table:table-row>
        <table:table-row>
          <table:table-cell table:style-name="Tabela3.A1" office:value-type="string">
            <text:p text:style-name="Table_20_Contents">Raro</text:p>
          </table:table-cell>
          <table:table-cell table:style-name="Tabela3.A1" office:value-type="string">
            <text:p text:style-name="Table_20_Contents">150</text:p>
          </table:table-cell>
          <table:table-cell table:style-name="Tabela3.A1" office:value-type="string">
            <text:p text:style-name="Table_20_Contents">150</text:p>
          </table:table-cell>
          <table:table-cell table:style-name="Tabela3.A1" office:value-type="string">
            <text:p text:style-name="Table_20_Contents">150</text:p>
          </table:table-cell>
        </table:table-row>
      </table:table>
      <text:p text:style-name="Text_20_body"><text:span text:style-name="Strong_20_Emphasis">Regras de sobrevivência:</text:span></text:p>
      <text:list text:style-name="L3">
        <text:list-item>
          <text:p text:style-name="P4"><text:span text:style-name="Strong_20_Emphasis">Energia:</text:span> regenera com o tempo.</text:p>
        </text:list-item>
        <text:list-item>
          <text:p text:style-name="P4"><text:span text:style-name="Strong_20_Emphasis">Fome:</text:span> cai com o tempo; se zerar, Vida cai com o tempo.</text:p>
        </text:list-item>
        <text:list-item>
          <text:p text:style-name="P4">Se Fome ≥ 50% e sapo inativo → Vida regenera lentamente.</text:p>
        </text:list-item>
      </text:list>
      <text:h text:style-name="Heading_20_3" text:outline-level="3">Batalha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>
            <table:table-cell table:style-name="Tabela4.A1" office:value-type="string">
              <text:p text:style-name="Table_20_Heading">Raridade</text:p>
            </table:table-cell>
            <table:table-cell table:style-name="Tabela4.A1" office:value-type="string">
              <text:p text:style-name="Table_20_Heading">Soma Máx. (ATK+DEF+VEL)</text:p>
            </table:table-cell>
            <table:table-cell table:style-name="Tabela4.A1" office:value-type="string">
              <text:p text:style-name="Table_20_Heading">Mín./atrib.</text:p>
            </table:table-cell>
            <table:table-cell table:style-name="Tabela4.A1" office:value-type="string">
              <text:p text:style-name="Table_20_Heading">Máx./atrib.</text:p>
            </table:table-cell>
          </table:table-row>
        </table:table-header-rows>
        <table:table-row>
          <table:table-cell table:style-name="Tabela4.A1" office:value-type="string">
            <text:p text:style-name="Table_20_Contents">Grátis</text:p>
          </table:table-cell>
          <table:table-cell table:style-name="Tabela4.A1" office:value-type="string">
            <text:p text:style-name="Table_20_Contents">15</text:p>
          </table:table-cell>
          <table:table-cell table:style-name="Tabela4.A1" office:value-type="string">
            <text:p text:style-name="Table_20_Contents">3</text:p>
          </table:table-cell>
          <table:table-cell table:style-name="Tabela4.A1" office:value-type="string">
            <text:p text:style-name="Table_20_Contents">9</text:p>
          </table:table-cell>
        </table:table-row>
        <table:table-row>
          <table:table-cell table:style-name="Tabela4.A1" office:value-type="string">
            <text:p text:style-name="Table_20_Contents">Comum</text:p>
          </table:table-cell>
          <table:table-cell table:style-name="Tabela4.A1" office:value-type="string">
            <text:p text:style-name="Table_20_Contents">18</text:p>
          </table:table-cell>
          <table:table-cell table:style-name="Tabela4.A1" office:value-type="string">
            <text:p text:style-name="Table_20_Contents">3</text:p>
          </table:table-cell>
          <table:table-cell table:style-name="Tabela4.A1" office:value-type="string">
            <text:p text:style-name="Table_20_Contents">12</text:p>
          </table:table-cell>
        </table:table-row>
        <table:table-row>
          <table:table-cell table:style-name="Tabela4.A1" office:value-type="string">
            <text:p text:style-name="Table_20_Contents">Incomum</text:p>
          </table:table-cell>
          <table:table-cell table:style-name="Tabela4.A1" office:value-type="string">
            <text:p text:style-name="Table_20_Contents">21</text:p>
          </table:table-cell>
          <table:table-cell table:style-name="Tabela4.A1" office:value-type="string">
            <text:p text:style-name="Table_20_Contents">3</text:p>
          </table:table-cell>
          <table:table-cell table:style-name="Tabela4.A1" office:value-type="string">
            <text:p text:style-name="Table_20_Contents">15</text:p>
          </table:table-cell>
        </table:table-row>
        <table:table-row>
          <table:table-cell table:style-name="Tabela4.A1" office:value-type="string">
            <text:p text:style-name="Table_20_Contents">Raro</text:p>
          </table:table-cell>
          <table:table-cell table:style-name="Tabela4.A1" office:value-type="string">
            <text:p text:style-name="Table_20_Contents">24</text:p>
          </table:table-cell>
          <table:table-cell table:style-name="Tabela4.A1" office:value-type="string">
            <text:p text:style-name="Table_20_Contents">3</text:p>
          </table:table-cell>
          <table:table-cell table:style-name="Tabela4.A1" office:value-type="string">
            <text:p text:style-name="Table_20_Contents">18</text:p>
          </table:table-cell>
        </table:table-row>
      </table:table>
      <text:h text:style-name="Heading_20_2" text:outline-level="2"/>
      <text:h text:style-name="P2" text:outline-level="2">6. 🌀 Habilidades (Skills)</text:h>
      <text:list text:style-name="L4">
        <text:list-item>
          <text:p text:style-name="P5">Possibilidades: 0, 1 ou 2 skills.</text:p>
        </text:list-item>
        <text:list-item>
          <text:p text:style-name="P5">Sorteio:</text:p>
          <text:list>
            <text:list-item>
              <text:p text:style-name="P5">1ª skill: chance por raridade.</text:p>
            </text:list-item>
            <text:list-item>
              <text:p text:style-name="P5">2ª skill: chance condicional.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header-rows>
          <table:table-row>
            <table:table-cell table:style-name="Tabela5.A1" office:value-type="string">
              <text:p text:style-name="Table_20_Heading">Raridade</text:p>
            </table:table-cell>
            <table:table-cell table:style-name="Tabela5.A1" office:value-type="string">
              <text:p text:style-name="Table_20_Heading">1ª Skill</text:p>
            </table:table-cell>
            <table:table-cell table:style-name="Tabela5.A1" office:value-type="string">
              <text:p text:style-name="Table_20_Heading">2ª Skill (cond.)</text:p>
            </table:table-cell>
            <table:table-cell table:style-name="Tabela5.A1" office:value-type="string">
              <text:p text:style-name="Table_20_Heading">0 Skills</text:p>
            </table:table-cell>
            <table:table-cell table:style-name="Tabela5.A1" office:value-type="string">
              <text:p text:style-name="Table_20_Heading">1 Skill</text:p>
            </table:table-cell>
            <table:table-cell table:style-name="Tabela5.A1" office:value-type="string">
              <text:p text:style-name="Table_20_Heading">2 Skills</text:p>
            </table:table-cell>
          </table:table-row>
        </table:table-header-rows>
        <table:table-row>
          <table:table-cell table:style-name="Tabela5.A1" office:value-type="string">
            <text:p text:style-name="Table_20_Contents">Grátis</text:p>
          </table:table-cell>
          <table:table-cell table:style-name="Tabela5.A1" office:value-type="string">
            <text:p text:style-name="Table_20_Contents">20%</text:p>
          </table:table-cell>
          <table:table-cell table:style-name="Tabela5.A1" office:value-type="string">
            <text:p text:style-name="Table_20_Contents">30%</text:p>
          </table:table-cell>
          <table:table-cell table:style-name="Tabela5.A1" office:value-type="string">
            <text:p text:style-name="Table_20_Contents">80%</text:p>
          </table:table-cell>
          <table:table-cell table:style-name="Tabela5.A1" office:value-type="string">
            <text:p text:style-name="Table_20_Contents">14%</text:p>
          </table:table-cell>
          <table:table-cell table:style-name="Tabela5.A1" office:value-type="string">
            <text:p text:style-name="Table_20_Contents">6%</text:p>
          </table:table-cell>
        </table:table-row>
        <table:table-row>
          <table:table-cell table:style-name="Tabela5.A1" office:value-type="string">
            <text:p text:style-name="Table_20_Contents">Comum</text:p>
          </table:table-cell>
          <table:table-cell table:style-name="Tabela5.A1" office:value-type="string">
            <text:p text:style-name="Table_20_Contents">45%</text:p>
          </table:table-cell>
          <table:table-cell table:style-name="Tabela5.A1" office:value-type="string">
            <text:p text:style-name="Table_20_Contents">30%</text:p>
          </table:table-cell>
          <table:table-cell table:style-name="Tabela5.A1" office:value-type="string">
            <text:p text:style-name="Table_20_Contents">55%</text:p>
          </table:table-cell>
          <table:table-cell table:style-name="Tabela5.A1" office:value-type="string">
            <text:p text:style-name="Table_20_Contents">31,5%</text:p>
          </table:table-cell>
          <table:table-cell table:style-name="Tabela5.A1" office:value-type="string">
            <text:p text:style-name="Table_20_Contents">13,5%</text:p>
          </table:table-cell>
        </table:table-row>
        <table:table-row>
          <table:table-cell table:style-name="Tabela5.A1" office:value-type="string">
            <text:p text:style-name="Table_20_Contents">Incomum</text:p>
          </table:table-cell>
          <table:table-cell table:style-name="Tabela5.A1" office:value-type="string">
            <text:p text:style-name="Table_20_Contents">60%</text:p>
          </table:table-cell>
          <table:table-cell table:style-name="Tabela5.A1" office:value-type="string">
            <text:p text:style-name="Table_20_Contents">45%</text:p>
          </table:table-cell>
          <table:table-cell table:style-name="Tabela5.A1" office:value-type="string">
            <text:p text:style-name="Table_20_Contents">40%</text:p>
          </table:table-cell>
          <table:table-cell table:style-name="Tabela5.A1" office:value-type="string">
            <text:p text:style-name="Table_20_Contents">33%</text:p>
          </table:table-cell>
          <table:table-cell table:style-name="Tabela5.A1" office:value-type="string">
            <text:p text:style-name="Table_20_Contents">27%</text:p>
          </table:table-cell>
        </table:table-row>
        <table:table-row>
          <table:table-cell table:style-name="Tabela5.A1" office:value-type="string">
            <text:p text:style-name="Table_20_Contents">Raro</text:p>
          </table:table-cell>
          <table:table-cell table:style-name="Tabela5.A1" office:value-type="string">
            <text:p text:style-name="Table_20_Contents">75%</text:p>
          </table:table-cell>
          <table:table-cell table:style-name="Tabela5.A1" office:value-type="string">
            <text:p text:style-name="Table_20_Contents">60%</text:p>
          </table:table-cell>
          <table:table-cell table:style-name="Tabela5.A1" office:value-type="string">
            <text:p text:style-name="Table_20_Contents">25%</text:p>
          </table:table-cell>
          <table:table-cell table:style-name="Tabela5.A1" office:value-type="string">
            <text:p text:style-name="Table_20_Contents">30%</text:p>
          </table:table-cell>
          <table:table-cell table:style-name="Tabela5.A1" office:value-type="string">
            <text:p text:style-name="Table_20_Contents">45%</text:p>
          </table:table-cell>
        </table:table-row>
      </table:table>
      <text:p text:style-name="Text_20_body">Tipos: Ataque, Defesa, Cura, Buff.</text:p>
      <text:h text:style-name="Heading_20_2" text:outline-level="2">7. 🧬 Genética</text:h>
      <text:list text:style-name="L5">
        <text:list-item>
          <text:p text:style-name="P6"><text:span text:style-name="Strong_20_Emphasis">Cores:</text:span> corpo, contorno, barriga, pernas, olhos, bochechas, cabeça, ombros, boca, nariz.</text:p>
        </text:list-item>
        <text:list-item>
          <text:p text:style-name="P6"><text:span text:style-name="Strong_20_Emphasis">Padrões:</text:span> pintas, manchas, listras, formas especiais.</text:p>
        </text:list-item>
        <text:list-item>
          <text:p text:style-name="P6"><text:span text:style-name="Strong_20_Emphasis">Trava genética:</text:span> item pode preservar 1 gene no breeding.</text:p>
        </text:list-item>
      </text:list>
      <text:h text:style-name="Heading_20_3" text:outline-level="3">8. 🏹 <text:span text:style-name="Strong_20_Emphasis">Sistema de Caça (Hunts)</text:span></text:h>
      <text:p text:style-name="Text_20_body">As <text:span text:style-name="Strong_20_Emphasis">Hunts</text:span> são o principal modo de combate PvE, onde o jogador enfrenta uma sequência de fases para ganhar <text:span text:style-name="Strong_20_Emphasis">XP</text:span>, <text:span text:style-name="Strong_20_Emphasis">loot</text:span> e, eventualmente, eventos raros. O design é inspirado em missões segmentadas — cada fase tem inimigos e recompensas definidos, mas também uma margem de variação para manter a caça imprevisível.</text:p>
      <text:h text:style-name="Heading_20_4" text:outline-level="4">8.1 Estrutura e Regras Gerais</text:h>
      <text:list text:style-name="L6">
        <text:list-item>
          <text:p text:style-name="P7"><text:span text:style-name="Strong_20_Emphasis">Nível permitido:</text:span> cada Hunt define um mínimo e máximo de nível para entrada.</text:p>
        </text:list-item>
        <text:list-item>
          <text:p text:style-name="P7"><text:span text:style-name="Strong_20_Emphasis">Fases:</text:span> 3 a 5 fases, com dificuldade e recompensas crescentes.</text:p>
        </text:list-item>
        <text:list-item>
          <text:p text:style-name="P7"><text:span text:style-name="Strong_20_Emphasis">Energia:</text:span> custo fixo para iniciar + custo por fase (múltiplos de 5).</text:p>
        </text:list-item>
        <text:list-item>
          <text:p text:style-name="P7"><text:span text:style-name="Strong_20_Emphasis">Fome/Energia:</text:span> manter Fome ≥ 50% ajuda a regenerar Vida entre caçadas se o sapo descansar.</text:p>
        </text:list-item>
        <text:list-item>
          <text:p text:style-name="P7"><text:span text:style-name="Strong_20_Emphasis">Recuperação:</text:span> pós-batalha, Vida permanece no valor final (exceto PvP, que nunca mata direto e deixa 1 de Vida mínima).</text:p>
        </text:list-item>
      </text:list>
      <text:h text:style-name="Heading_20_4" text:outline-level="4"/>
      <text:h text:style-name="P8" text:outline-level="4">8.2 Tipos de Inimigos</text:h>
      <text:list text:style-name="L7">
        <text:list-item>
          <text:p text:style-name="P9"><text:span text:style-name="Strong_20_Emphasis">Presas:</text:span> fracos, focados em drop de comida e materiais comuns.</text:p>
        </text:list-item>
        <text:list-item>
          <text:p text:style-name="P9"><text:span text:style-name="Strong_20_Emphasis">Predadores:</text:span> intermediários, com drop melhor e chance de consumíveis.</text:p>
        </text:list-item>
        <text:list-item>
          <text:p text:style-name="P9"><text:span text:style-name="Strong_20_Emphasis">Chefes:</text:span> poderosos, garantem loot e têm chances de blueprint raros.</text:p>
        </text:list-item>
        <text:list-item>
          <text:p text:style-name="P9"><text:span text:style-name="Strong_20_Emphasis">Sapos Selvagens:</text:span> podem ser agressivos (PvE) ou aliados temporários.</text:p>
        </text:list-item>
        <text:list-item>
          <text:p text:style-name="P9"><text:span text:style-name="Strong_20_Emphasis">PvP Opt‑in:</text:span> combate contra outro jogador que ativou PvP na entrada da Hunt.</text:p>
        </text:list-item>
      </text:list>
      <text:h text:style-name="Heading_20_4" text:outline-level="4">8.3 Eventos Aleatórios</text:h>
      <text:p text:style-name="Text_20_body">Ao iniciar cada fase, há chance de gatilho para eventos pré-configurados:</text:p>
      <text:list text:style-name="L8">
        <text:list-item>
          <text:p text:style-name="P10">🌟 <text:span text:style-name="Strong_20_Emphasis">Tesouro Perdido:</text:span> baú com loot bônus e 10–20% de chance de raro.</text:p>
        </text:list-item>
        <text:list-item>
          <text:p text:style-name="P10">🐸 <text:span text:style-name="Strong_20_Emphasis">Sapo Mercador:</text:span> NPC com oferta de item exclusivo.</text:p>
        </text:list-item>
        <text:list-item>
          <text:p text:style-name="P10">🌱 <text:span text:style-name="Strong_20_Emphasis">Erva Rara:</text:span> item coletável que concede buff imediato.</text:p>
        </text:list-item>
        <text:list-item>
          <text:p text:style-name="P10">💥 <text:span text:style-name="Strong_20_Emphasis">Emboscada:</text:span> ataque surpresa; loot extra se vencer.</text:p>
        </text:list-item>
        <text:list-item>
          <text:p text:style-name="P10">🔮 <text:span text:style-name="Strong_20_Emphasis">Ritual Arcano:</text:span> mini-chefe místico com alta chance de blueprint.</text:p>
        </text:list-item>
      </text:list>
      <text:h text:style-name="Heading_20_4" text:outline-level="4">8.4 Sistema de Probabilidade de Encontro</text:h>
      <text:list text:style-name="L9">
        <text:list-item>
          <text:p text:style-name="P11"><text:span text:style-name="Strong_20_Emphasis">Comuns (presas/predadores):</text:span> 70–80%</text:p>
        </text:list-item>
        <text:list-item>
          <text:p text:style-name="P11"><text:span text:style-name="Strong_20_Emphasis">Raros (chefes de menor porte, sapos especiais, PvP):</text:span> 15–20%</text:p>
        </text:list-item>
        <text:list-item>
          <text:p text:style-name="P11"><text:span text:style-name="Strong_20_Emphasis">Eventos especiais:</text:span> 5–10%</text:p>
        </text:list-item>
      </text:list>
      <text:h text:style-name="Heading_20_4" text:outline-level="4">8.5 Modelo de Tabela de Hunt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column table:style-name="Tabela6.K"/>
        <table:table-header-rows>
          <table:table-row>
            <table:table-cell table:style-name="Tabela6.A1" office:value-type="string">
              <text:p text:style-name="Table_20_Heading">Hunt</text:p>
            </table:table-cell>
            <table:table-cell table:style-name="Tabela6.A1" office:value-type="string">
              <text:p text:style-name="Table_20_Heading">Nível</text:p>
            </table:table-cell>
            <table:table-cell table:style-name="Tabela6.A1" office:value-type="string">
              <text:p text:style-name="Table_20_Heading">Fase</text:p>
            </table:table-cell>
            <table:table-cell table:style-name="Tabela6.A1" office:value-type="string">
              <text:p text:style-name="Table_20_Heading">Monstros</text:p>
            </table:table-cell>
            <table:table-cell table:style-name="Tabela6.A1" office:value-type="string">
              <text:p text:style-name="Table_20_Heading">Qtd.</text:p>
            </table:table-cell>
            <table:table-cell table:style-name="Tabela6.A1" office:value-type="string">
              <text:p text:style-name="Table_20_Heading">XP cada</text:p>
            </table:table-cell>
            <table:table-cell table:style-name="Tabela6.A1" office:value-type="string">
              <text:p text:style-name="Table_20_Heading">Total XP fase</text:p>
            </table:table-cell>
            <table:table-cell table:style-name="Tabela6.A1" office:value-type="string">
              <text:p text:style-name="Table_20_Heading">Loot Base</text:p>
            </table:table-cell>
            <table:table-cell table:style-name="Tabela6.A1" office:value-type="string">
              <text:p text:style-name="Table_20_Heading">Chance</text:p>
            </table:table-cell>
            <table:table-cell table:style-name="Tabela6.A1" office:value-type="string">
              <text:p text:style-name="Table_20_Heading">Drop Secundário</text:p>
            </table:table-cell>
            <table:table-cell table:style-name="Tabela6.A1" office:value-type="string">
              <text:p text:style-name="Table_20_Heading">Chance</text:p>
            </table:table-cell>
          </table:table-row>
        </table:table-header-rows>
        <table:table-row>
          <table:table-cell table:style-name="Tabela6.A1" office:value-type="string">
            <text:p text:style-name="Table_20_Contents">H1 Colônia das Formigas</text:p>
          </table:table-cell>
          <table:table-cell table:style-name="Tabela6.A1" office:value-type="string">
            <text:p text:style-name="Table_20_Contents">1‑3</text:p>
          </table:table-cell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Formiga</text:p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Comida Crua Comum</text:p>
          </table:table-cell>
          <table:table-cell table:style-name="Tabela6.A1" office:value-type="string">
            <text:p text:style-name="Table_20_Contents">80%</text:p>
          </table:table-cell>
          <table:table-cell table:style-name="Tabela6.A1" office:value-type="string">
            <text:p text:style-name="Table_20_Contents">Materiais Comuns</text:p>
          </table:table-cell>
          <table:table-cell table:style-name="Tabela6.A1" office:value-type="string">
            <text:p text:style-name="Table_20_Contents">20%</text:p>
          </table:table-cell>
        </table:table-row>
        <table:table-row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Formiga</text:p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Comida Crua Comum</text:p>
          </table:table-cell>
          <table:table-cell table:style-name="Tabela6.A1" office:value-type="string">
            <text:p text:style-name="Table_20_Contents">80%</text:p>
          </table:table-cell>
          <table:table-cell table:style-name="Tabela6.A1" office:value-type="string">
            <text:p text:style-name="Table_20_Contents">Materiais Comuns</text:p>
          </table:table-cell>
          <table:table-cell table:style-name="Tabela6.A1" office:value-type="string">
            <text:p text:style-name="Table_20_Contents">20%</text:p>
          </table:table-cell>
        </table:table-row>
        <table:table-row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Table_20_Contents">Formiga do Bundão</text:p>
          </table:table-cell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+2</text:p>
          </table:table-cell>
          <table:table-cell table:style-name="Tabela6.A1" office:value-type="string">
            <text:p text:style-name="Table_20_Contents">Materiais Comuns</text:p>
          </table:table-cell>
          <table:table-cell table:style-name="Tabela6.A1" office:value-type="string">
            <text:p text:style-name="Table_20_Contents">60%</text:p>
          </table:table-cell>
          <table:table-cell table:style-name="Tabela6.A1" office:value-type="string">
            <text:p text:style-name="Table_20_Contents">Consumível Comum</text:p>
          </table:table-cell>
          <table:table-cell table:style-name="Tabela6.A1" office:value-type="string">
            <text:p text:style-name="Table_20_Contents">40%</text:p>
          </table:table-cell>
        </table:table-row>
        <table:table-row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Table_20_Contents">3</text:p>
          </table:table-cell>
          <table:table-cell table:style-name="Tabela6.A1" office:value-type="string">
            <text:p text:style-name="Table_20_Contents">Rainha Formiga (Chefe)</text:p>
          </table:table-cell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5</text:p>
          </table:table-cell>
          <table:table-cell table:style-name="Tabela6.A1" office:value-type="string">
            <text:p text:style-name="Table_20_Contents">5</text:p>
          </table:table-cell>
          <table:table-cell table:style-name="Tabela6.A1" office:value-type="string">
            <text:p text:style-name="Table_20_Contents">Blueprint Comum</text:p>
          </table:table-cell>
          <table:table-cell table:style-name="Tabela6.A1" office:value-type="string">
            <text:p text:style-name="Table_20_Contents">20%</text:p>
          </table:table-cell>
          <table:table-cell table:style-name="Tabela6.A1" office:value-type="string">
            <text:p text:style-name="Table_20_Contents">Materiais Comuns Raros</text:p>
          </table:table-cell>
          <table:table-cell table:style-name="Tabela6.A1" office:value-type="string">
            <text:p text:style-name="Table_20_Contents">80%</text:p>
          </table:table-cell>
        </table:table-row>
      </table:table>
      <text:p text:style-name="Quotations">Cada Hunt do jogo seguirá este padrão, aumentando progressivamente o XP, a dificuldade e a qualidade dos drops.</text:p>
      <text:p text:style-name="Standard"/>
      <text:h text:style-name="P13" text:outline-level="3">8.6 📜 <text:span text:style-name="Strong_20_Emphasis">Lista Completa de Hunts (H1 a H20)</text:span></text:h>
      <text:p text:style-name="Text_20_body"><text:span text:style-name="Emphasis">(Exemplo base para construir toda a progressão PvE do jogo)</text:span></text:p>
      <text:h text:style-name="Heading_20_4" text:outline-level="4"><text:span text:style-name="Strong_20_Emphasis">H1 – Colônia das Formigas</text:span> <text:span text:style-name="Emphasis">(nível 1–3)</text:span></text:h>
      <text:list text:style-name="L10">
        <text:list-item>
          <text:p text:style-name="P14"><text:span text:style-name="Strong_20_Emphasis">Fase 1:</text:span> 2× Formiga (1 XP cada) → 80% Comida Crua Comum / 20% Materiais Comuns</text:p>
        </text:list-item>
        <text:list-item>
          <text:p text:style-name="P14"><text:span text:style-name="Strong_20_Emphasis">Fase 2:</text:span> 2× Formiga (1 XP cada) + 1× Formiga do Bundão (2 XP) → Bundão: 60% Materiais Comuns / 40% Consumível Comum</text:p>
        </text:list-item>
        <text:list-item>
          <text:p text:style-name="P14"><text:span text:style-name="Strong_20_Emphasis">Fase 3 (Chefe):</text:span> Rainha Formiga (5 XP) → 20% Blueprint Comum / 80% Materiais Comuns Raros</text:p>
        </text:list-item>
      </text:list>
      <text:h text:style-name="Heading_20_4" text:outline-level="4"><text:span text:style-name="Strong_20_Emphasis">H2 – Lago dos Girinos</text:span> <text:span text:style-name="Emphasis">(nível 2–5)</text:span></text:h>
      <text:list text:style-name="L11">
        <text:list-item>
          <text:p text:style-name="P15"><text:span text:style-name="Strong_20_Emphasis">Fase 1:</text:span> 3× Girino (1 XP cada) → 75% Comida Crua Aquática / 25% Materiais Comuns</text:p>
        </text:list-item>
        <text:list-item>
          <text:p text:style-name="P15"><text:span text:style-name="Strong_20_Emphasis">Fase 2:</text:span> 2× Girino (1 XP cada) + 1× Girino Grande (3 XP) → Grande: 50% Consumível Energia Comum / 50% Materiais Comuns</text:p>
        </text:list-item>
        <text:list-item>
          <text:p text:style-name="P15"><text:span text:style-name="Strong_20_Emphasis">Fase 3:</text:span> Sapo Selvagem Jovem (4 XP) → 30% Equipamento Pescoço Comum / 70% Materiais Raros</text:p>
        </text:list-item>
      </text:list>
      <text:h text:style-name="Heading_20_4" text:outline-level="4"><text:span text:style-name="Strong_20_Emphasis">H3 – Pântano Nebuloso</text:span> <text:span text:style-name="Emphasis">(nível 4–7)</text:span></text:h>
      <text:list text:style-name="L12">
        <text:list-item>
          <text:p text:style-name="P16"><text:span text:style-name="Strong_20_Emphasis">Fase 1:</text:span> 3× Mosquito do Pântano (1 XP cada) → 80% Comida Crua Comum / 20% Materiais Comuns</text:p>
        </text:list-item>
        <text:list-item>
          <text:p text:style-name="P16"><text:span text:style-name="Strong_20_Emphasis">Fase 2:</text:span> 2× Cobra d’Água (3 XP cada) → 50% Materiais Raros / 50% Consumível Cura Comum</text:p>
        </text:list-item>
        <text:list-item>
          <text:p text:style-name="P16"><text:span text:style-name="Strong_20_Emphasis">Fase 3 (Chefe):</text:span> Cobra Anciã (7 XP) → 15% Blueprint Raro / 85% Materiais Raros</text:p>
        </text:list-item>
      </text:list>
      <text:h text:style-name="Heading_20_4" text:outline-level="4"><text:span text:style-name="Strong_20_Emphasis">H4 – Floresta Sombria</text:span> <text:span text:style-name="Emphasis">(nível 5–8)</text:span></text:h>
      <text:list text:style-name="L13">
        <text:list-item>
          <text:p text:style-name="P17"><text:span text:style-name="Strong_20_Emphasis">Fase 1:</text:span> 2× Besouro da Sombra (2 XP cada) → 60% Materiais Comuns / 40% Consumível Energia Comum</text:p>
        </text:list-item>
        <text:list-item>
          <text:p text:style-name="P17"><text:span text:style-name="Strong_20_Emphasis">Fase 2:</text:span> 3× Morcego Noturno (2 XP cada) → 50% Comida Crua Rara / 50% Consumível Energia Raro</text:p>
        </text:list-item>
        <text:list-item>
          <text:p text:style-name="P17"><text:span text:style-name="Strong_20_Emphasis">Fase 3 (Chefe):</text:span> Lobo Negro (10 XP) → 20% Blueprint Raro / 80% Equipamento Costas Comum</text:p>
        </text:list-item>
      </text:list>
      <text:h text:style-name="Heading_20_4" text:outline-level="4"><text:span text:style-name="Strong_20_Emphasis">H5 – Montanha das Rochosas</text:span> <text:span text:style-name="Emphasis">(nível 7–10)</text:span></text:h>
      <text:list text:style-name="L14">
        <text:list-item>
          <text:p text:style-name="P18"><text:span text:style-name="Strong_20_Emphasis">Fase 1:</text:span> 2× Lagarto Rochoso (2 XP cada) → 70% Materiais Comuns / 30% Pedra de Craft Rara</text:p>
        </text:list-item>
        <text:list-item>
          <text:p text:style-name="P18"><text:span text:style-name="Strong_20_Emphasis">Fase 2:</text:span> 1× Lagarto Rochoso (2 XP) + 2× Águia Pequena (3 XP cada) → Águia: 40% Consumível Buff ATK / 60% Materiais Raros</text:p>
        </text:list-item>
        <text:list-item>
          <text:p text:style-name="P18"><text:span text:style-name="Strong_20_Emphasis">Fase 3 (Chefe):</text:span> Golem de Pedra (12 XP) → 25% Blueprint Raro / 75% Materiais Raros</text:p>
        </text:list-item>
      </text:list>
      <text:h text:style-name="Heading_20_4" text:outline-level="4"><text:soft-page-break/><text:span text:style-name="Strong_20_Emphasis">H6 – Cavernas de Cristal</text:span> <text:span text:style-name="Emphasis">(nível 9–12)</text:span></text:h>
      <text:list text:style-name="L15">
        <text:list-item>
          <text:p text:style-name="P19"><text:span text:style-name="Strong_20_Emphasis">Fase 1:</text:span> 3× Morcego Cristalino (2 XP cada) → 60% Materiais Comuns / 40% Fragmento de Cristal</text:p>
        </text:list-item>
        <text:list-item>
          <text:p text:style-name="P19"><text:span text:style-name="Strong_20_Emphasis">Fase 2:</text:span> 2× Caranguejo de Rocha (3 XP cada) → 50% Materiais Raros / 50% Consumível Cura Raro</text:p>
        </text:list-item>
        <text:list-item>
          <text:p text:style-name="P19"><text:span text:style-name="Strong_20_Emphasis">Fase 3 (Chefe):</text:span> Guardião Cristalino (15 XP) → 20% Blueprint Épico / 80% Materiais de Cristal</text:p>
        </text:list-item>
      </text:list>
      <text:h text:style-name="Heading_20_4" text:outline-level="4"><text:span text:style-name="Strong_20_Emphasis">H7 – Deserto Escaldante</text:span> <text:span text:style-name="Emphasis">(nível 11–14)</text:span></text:h>
      <text:list text:style-name="L16">
        <text:list-item>
          <text:p text:style-name="P20"><text:span text:style-name="Strong_20_Emphasis">Fase 1:</text:span> 3× Escorpião Pequeno (2 XP cada) → 60% Comida Crua Seca / 40% Materiais Comuns</text:p>
        </text:list-item>
        <text:list-item>
          <text:p text:style-name="P20"><text:span text:style-name="Strong_20_Emphasis">Fase 2:</text:span> 2× Cobra da Areia (3 XP cada) → 50% Materiais Raros / 50% Consumível Energia Comum</text:p>
        </text:list-item>
        <text:list-item>
          <text:p text:style-name="P20"><text:span text:style-name="Strong_20_Emphasis">Fase 3 (Chefe):</text:span> Escorpião Gigante (15 XP) → 25% Blueprint Raro / 75% Materiais Raros</text:p>
        </text:list-item>
      </text:list>
      <text:h text:style-name="Heading_20_4" text:outline-level="4"><text:span text:style-name="Strong_20_Emphasis">H8 – Vulcão em Atividade</text:span> <text:span text:style-name="Emphasis">(nível 13–16)</text:span></text:h>
      <text:list text:style-name="L17">
        <text:list-item>
          <text:p text:style-name="P21"><text:span text:style-name="Strong_20_Emphasis">Fase 1:</text:span> 2× Lagarto de Magma (3 XP cada) → 50% Materiais de Lava / 50% Consumível Buff DEF</text:p>
        </text:list-item>
        <text:list-item>
          <text:p text:style-name="P21"><text:span text:style-name="Strong_20_Emphasis">Fase 2:</text:span> 3× Morcego de Fogo (3 XP cada) → 60% Consumível Energia Raro / 40% Materiais Comuns</text:p>
        </text:list-item>
        <text:list-item>
          <text:p text:style-name="P21"><text:span text:style-name="Strong_20_Emphasis">Fase 3 (Chefe):</text:span> Elemental de Fogo (18 XP) → 30% Blueprint Épico / 70% Pedra Rara</text:p>
        </text:list-item>
      </text:list>
      <text:h text:style-name="Heading_20_4" text:outline-level="4"><text:span text:style-name="Strong_20_Emphasis">H9 – Penhascos Ventosos</text:span> <text:span text:style-name="Emphasis">(nível 15–18)</text:span></text:h>
      <text:list text:style-name="L18">
        <text:list-item>
          <text:p text:style-name="P22"><text:span text:style-name="Strong_20_Emphasis">Fase 1:</text:span> 2× Águia Média (3 XP cada) → 40% Equipamento Costas Comum / 60% Materiais Raros</text:p>
        </text:list-item>
        <text:list-item>
          <text:p text:style-name="P22"><text:span text:style-name="Strong_20_Emphasis">Fase 2:</text:span> 2× Águia Média (3 XP) + 1× Condor (5 XP) → Condor: 20% Blueprint Raro / 80% Consumível Buff VEL</text:p>
        </text:list-item>
        <text:list-item>
          <text:p text:style-name="P22"><text:span text:style-name="Strong_20_Emphasis">Fase 3 (Chefe):</text:span> Dragão Alado Jovem (20 XP) → 10% Blueprint Épico / 90% Materiais Lendários</text:p>
        </text:list-item>
      </text:list>
      <text:h text:style-name="Heading_20_3" text:outline-level="3">8.6 (continuação) — <text:span text:style-name="Strong_20_Emphasis">Lista de Hunts H10 a H20</text:span></text:h>
      <text:h text:style-name="Heading_20_4" text:outline-level="4"><text:span text:style-name="Strong_20_Emphasis">H10 – Ruínas Afundadas</text:span> <text:span text:style-name="Emphasis">(nível 17–20)</text:span></text:h>
      <text:list text:style-name="L19">
        <text:list-item>
          <text:p text:style-name="P23"><text:span text:style-name="Strong_20_Emphasis">Fase 1:</text:span> 3× Piranha das Profundezas (3 XP cada) → 70% Comida Crua Aquática / 30% Materiais Comuns</text:p>
        </text:list-item>
        <text:list-item>
          <text:p text:style-name="P23"><text:span text:style-name="Strong_20_Emphasis">Fase 2:</text:span> 2× Enguia Elétrica (4 XP cada) → 50% Consumível Energia Raro / 50% Materiais Raros</text:p>
        </text:list-item>
        <text:list-item>
          <text:p text:style-name="P23"><text:span text:style-name="Strong_20_Emphasis">Fase 3 (Chefe):</text:span> Leviatã Jovem (20 XP) → 15% Blueprint Épico / 85% Materiais Lendários</text:p>
        </text:list-item>
      </text:list>
      <text:h text:style-name="Heading_20_4" text:outline-level="4"><text:span text:style-name="Strong_20_Emphasis"/></text:h>
      <text:h text:style-name="P8" text:outline-level="4"><text:span text:style-name="Strong_20_Emphasis">H11 – Campo Congelado</text:span> <text:span text:style-name="Emphasis">(nível 19–22)</text:span></text:h>
      <text:list text:style-name="L20">
        <text:list-item>
          <text:p text:style-name="P24"><text:span text:style-name="Strong_20_Emphasis">Fase 1:</text:span> 2× Lebre Ártica (3 XP cada) → 70% Comida Crua Rara / 30% Materiais Comuns</text:p>
        </text:list-item>
        <text:list-item>
          <text:p text:style-name="P24"><text:span text:style-name="Strong_20_Emphasis">Fase 2:</text:span> 3× Corvo Polar (3 XP cada) → 40% Materiais Raros / 60% Consumível Cura Comum</text:p>
        </text:list-item>
        <text:list-item>
          <text:p text:style-name="P24"><text:span text:style-name="Strong_20_Emphasis">Fase 3 (Chefe):</text:span> Urso Branco Gigante (22 XP) → 20% Blueprint Raro / 80% Equipamento Costas Comum</text:p>
        </text:list-item>
      </text:list>
      <text:h text:style-name="Heading_20_4" text:outline-level="4"><text:span text:style-name="Strong_20_Emphasis">H12 – Gruta das Sombras</text:span> <text:span text:style-name="Emphasis">(nível 21–24)</text:span></text:h>
      <text:list text:style-name="L21">
        <text:list-item>
          <text:p text:style-name="P25"><text:span text:style-name="Strong_20_Emphasis">Fase 1:</text:span> 3× Aranha Sombria (3 XP cada) → 60% Materiais Comuns / 40% Comida Crua Rara</text:p>
        </text:list-item>
        <text:list-item>
          <text:p text:style-name="P25"><text:span text:style-name="Strong_20_Emphasis">Fase 2:</text:span> 2× Morcego Sombrio (4 XP cada) → 50% Consumível Buff ATK / 50% Materiais Raros</text:p>
        </text:list-item>
        <text:list-item>
          <text:p text:style-name="P25"><text:span text:style-name="Strong_20_Emphasis">Fase 3 (Chefe):</text:span> Aracnídeo Colossal (24 XP) → 25% Blueprint Épico / 75% Materiais Raros</text:p>
        </text:list-item>
      </text:list>
      <text:h text:style-name="Heading_20_4" text:outline-level="4"><text:span text:style-name="Strong_20_Emphasis">H13 – Selva Antiga</text:span> <text:span text:style-name="Emphasis">(nível 23–26)</text:span></text:h>
      <text:list text:style-name="L22">
        <text:list-item>
          <text:p text:style-name="P26"><text:span text:style-name="Strong_20_Emphasis">Fase 1:</text:span> 3× Macaco de Cauda Longa (3 XP cada) → 70% Comida Crua Comum / 30% Materiais Comuns</text:p>
        </text:list-item>
        <text:list-item>
          <text:p text:style-name="P26"><text:span text:style-name="Strong_20_Emphasis">Fase 2:</text:span> 2× Cobra Verde (4 XP cada) → 50% Consumível Cura Raro / 50% Materiais Raros</text:p>
        </text:list-item>
        <text:list-item>
          <text:p text:style-name="P26"><text:span text:style-name="Strong_20_Emphasis">Fase 3 (Chefe):</text:span> Tigre de Presas Longas (26 XP) → 20% Blueprint Raro / 80% Equipamento Pescoço Raro</text:p>
        </text:list-item>
      </text:list>
      <text:h text:style-name="Heading_20_4" text:outline-level="4"><text:span text:style-name="Strong_20_Emphasis">H14 – Penhascos Congelados</text:span> <text:span text:style-name="Emphasis">(nível 25–28)</text:span></text:h>
      <text:list text:style-name="L23">
        <text:list-item>
          <text:p text:style-name="P27"><text:span text:style-name="Strong_20_Emphasis">Fase 1:</text:span> 2× Águia Glacial (4 XP cada) → 60% Equipamento Costas Comum / 40% Materiais Raros</text:p>
        </text:list-item>
        <text:list-item>
          <text:p text:style-name="P27"><text:span text:style-name="Strong_20_Emphasis">Fase 2:</text:span> 1× Águia Glacial (4 XP) + 2× Lobo Polar (5 XP cada) → 50% Consumível Buff VEL / 50% Materiais Lendários</text:p>
        </text:list-item>
        <text:list-item>
          <text:p text:style-name="P27"><text:span text:style-name="Strong_20_Emphasis">Fase 3 (Chefe):</text:span> Fênix do Gelo (28 XP) → 15% Blueprint Épico / 85% Materiais Raros</text:p>
        </text:list-item>
      </text:list>
      <text:h text:style-name="Heading_20_4" text:outline-level="4"><text:span text:style-name="Strong_20_Emphasis">H15 – Fortaleza Abandonada</text:span> <text:span text:style-name="Emphasis">(nível 27–30)</text:span></text:h>
      <text:list text:style-name="L24">
        <text:list-item>
          <text:p text:style-name="P28"><text:span text:style-name="Strong_20_Emphasis">Fase 1:</text:span> 3× Soldado Fantasma (4 XP cada) → 70% Materiais Comuns / 30% Consumível Energia Comum</text:p>
        </text:list-item>
        <text:list-item>
          <text:p text:style-name="P28"><text:span text:style-name="Strong_20_Emphasis">Fase 2:</text:span> 2× Cavaleiro Espectral (5 XP cada) → 40% Equipamento Pescoço Raro / 60% Materiais Raros</text:p>
        </text:list-item>
        <text:list-item>
          <text:p text:style-name="P28"><text:span text:style-name="Strong_20_Emphasis">Fase 3 (Chefe):</text:span> General Fantasmagórico (30 XP) → 25% Blueprint Épico / 75% Materiais Lendários</text:p>
        </text:list-item>
      </text:list>
      <text:h text:style-name="Heading_20_4" text:outline-level="4"><text:span text:style-name="Strong_20_Emphasis">H16 – Deserto de Areia Negra</text:span> <text:span text:style-name="Emphasis">(nível 29–32)</text:span></text:h>
      <text:list text:style-name="L25">
        <text:list-item>
          <text:p text:style-name="P29"><text:span text:style-name="Strong_20_Emphasis">Fase 1:</text:span> 3× Escorpião de Areia Negra (4 XP cada) → 60% Comida Crua Seca / 40% Materiais Comuns</text:p>
        </text:list-item>
        <text:list-item>
          <text:p text:style-name="P29"><text:soft-page-break/><text:span text:style-name="Strong_20_Emphasis">Fase 2:</text:span> 2× Serpente de Areia Negra (5 XP cada) → 50% Consumível Energia Raro / 50% Materiais Raros</text:p>
        </text:list-item>
        <text:list-item>
          <text:p text:style-name="P29"><text:span text:style-name="Strong_20_Emphasis">Fase 3 (Chefe):</text:span> Guardião de Obsidiana (32 XP) → 20% Blueprint Épico / 80% Pedra Rara</text:p>
        </text:list-item>
      </text:list>
      <text:h text:style-name="Heading_20_4" text:outline-level="4"><text:span text:style-name="Strong_20_Emphasis">H17 – Cratera Lunar</text:span> <text:span text:style-name="Emphasis">(nível 31–34)</text:span></text:h>
      <text:list text:style-name="L26">
        <text:list-item>
          <text:p text:style-name="P30"><text:span text:style-name="Strong_20_Emphasis">Fase 1:</text:span> 3× Morcego Lunar (4 XP cada) → 70% Materiais Raros / 30% Consumível Cura Comum</text:p>
        </text:list-item>
        <text:list-item>
          <text:p text:style-name="P30"><text:span text:style-name="Strong_20_Emphasis">Fase 2:</text:span> 2× Golem Lunar (5 XP cada) → 50% Pedra Rara / 50% Consumível Buff DEF</text:p>
        </text:list-item>
        <text:list-item>
          <text:p text:style-name="P30"><text:span text:style-name="Strong_20_Emphasis">Fase 3 (Chefe):</text:span> Colosso Lunar (34 XP) → 20% Blueprint Épico / 80% Materiais Lendários</text:p>
        </text:list-item>
      </text:list>
      <text:h text:style-name="Heading_20_4" text:outline-level="4"><text:span text:style-name="Strong_20_Emphasis">H18 – Vale do Crepúsculo</text:span> <text:span text:style-name="Emphasis">(nível 33–36)</text:span></text:h>
      <text:list text:style-name="L27">
        <text:list-item>
          <text:p text:style-name="P31"><text:span text:style-name="Strong_20_Emphasis">Fase 1:</text:span> 2× Lobo Sombrio (5 XP cada) → 60% Materiais Comuns / 40% Comida Crua Rara</text:p>
        </text:list-item>
        <text:list-item>
          <text:p text:style-name="P31"><text:span text:style-name="Strong_20_Emphasis">Fase 2:</text:span> 3× Coruja Noturna (4 XP cada) → 50% Consumível Buff VEL / 50% Materiais Raros</text:p>
        </text:list-item>
        <text:list-item>
          <text:p text:style-name="P31"><text:span text:style-name="Strong_20_Emphasis">Fase 3 (Chefe):</text:span> Guardião do Crepúsculo (36 XP) → 25% Blueprint Épico / 75% Equipamento Costas Raro</text:p>
        </text:list-item>
      </text:list>
      <text:h text:style-name="Heading_20_4" text:outline-level="4"><text:span text:style-name="Strong_20_Emphasis">H19 – Catedral Submersa</text:span> <text:span text:style-name="Emphasis">(nível 35–38)</text:span></text:h>
      <text:list text:style-name="L28">
        <text:list-item>
          <text:p text:style-name="P32"><text:span text:style-name="Strong_20_Emphasis">Fase 1:</text:span> 3× Peixe Abissal (4 XP cada) → 60% Comida Crua Aquática / 40% Materiais Comuns</text:p>
        </text:list-item>
        <text:list-item>
          <text:p text:style-name="P32"><text:span text:style-name="Strong_20_Emphasis">Fase 2:</text:span> 2× Cavalo-Marinho Gigante (5 XP cada) → 50% Consumível Energia Comum / 50% Materiais Raros</text:p>
        </text:list-item>
        <text:list-item>
          <text:p text:style-name="P32"><text:span text:style-name="Strong_20_Emphasis">Fase 3 (Chefe):</text:span> Serpente Marinha Anciã (38 XP) → 20% Blueprint Épico / 80% Materiais Lendários</text:p>
        </text:list-item>
      </text:list>
      <text:h text:style-name="Heading_20_4" text:outline-level="4"><text:span text:style-name="Strong_20_Emphasis">H20 – Trono dos Ancestrais</text:span> <text:span text:style-name="Emphasis">(nível 39–40)</text:span></text:h>
      <text:list text:style-name="L29">
        <text:list-item>
          <text:p text:style-name="P33"><text:span text:style-name="Strong_20_Emphasis">Fase 1:</text:span> 2× Guardião Ancestral (6 XP cada) → 60% Materiais Raros / 40% Consumível Cura Raro</text:p>
        </text:list-item>
        <text:list-item>
          <text:p text:style-name="P33"><text:span text:style-name="Strong_20_Emphasis">Fase 2:</text:span> 2× Guerreiro Ancestral (6 XP cada) → 50% Equipamento Pescoço Épico / 50% Materiais Lendários</text:p>
        </text:list-item>
        <text:list-item>
          <text:p text:style-name="P33"><text:span text:style-name="Strong_20_Emphasis">Fase 3 (Chefe Final):</text:span> Rei Ancestral (40 XP) → 30% Blueprint Lendário / 70% Equipamento Lendário</text:p>
        </text:list-item>
      </text:list>
      <text:h text:style-name="Heading_20_3" text:outline-level="3">9. 🎁 <text:span text:style-name="Strong_20_Emphasis">Sistema de Loot e Drop Table Completa</text:span></text:h>
      <text:p text:style-name="Text_20_body">Esta seção organiza <text:span text:style-name="Strong_20_Emphasis">todas as origens de loot</text:span>, separando por tipo de inimigo/evento e listando:</text:p>
      <text:list text:style-name="L30">
        <text:list-item>
          <text:p text:style-name="P34">Itens possíveis</text:p>
        </text:list-item>
        <text:list-item>
          <text:p text:style-name="P34">Chances de drop</text:p>
        </text:list-item>
        <text:list-item>
          <text:p text:style-name="P34">Qualidade do item (comum, raro, épico, lendário)</text:p>
        </text:list-item>
        <text:list-item>
          <text:p text:style-name="P34">Uso principal no jogo</text:p>
        </text:list-item>
      </text:list>
      <text:h text:style-name="Heading_20_4" text:outline-level="4"><text:soft-page-break/>9.1 <text:span text:style-name="Strong_20_Emphasis">Tabela de Drop por Categoria de Origem</text:span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C"/>
        <table:table-column table:style-name="Tabela7.F"/>
        <table:table-header-rows>
          <table:table-row>
            <table:table-cell table:style-name="Tabela7.A1" office:value-type="string">
              <text:p text:style-name="Table_20_Heading">Origem</text:p>
            </table:table-cell>
            <table:table-cell table:style-name="Tabela7.A1" office:value-type="string">
              <text:p text:style-name="Table_20_Heading">Drop Principal</text:p>
            </table:table-cell>
            <table:table-cell table:style-name="Tabela7.A1" office:value-type="string">
              <text:p text:style-name="Table_20_Heading">Chance</text:p>
            </table:table-cell>
            <table:table-cell table:style-name="Tabela7.A1" office:value-type="string">
              <text:p text:style-name="Table_20_Heading">Drop Secundário</text:p>
            </table:table-cell>
            <table:table-cell table:style-name="Tabela7.A1" office:value-type="string">
              <text:p text:style-name="Table_20_Heading">Chance</text:p>
            </table:table-cell>
            <table:table-cell table:style-name="Tabela7.A1" office:value-type="string">
              <text:p text:style-name="Table_20_Heading">Observações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trong_20_Emphasis">Presas</text:span></text:p>
          </table:table-cell>
          <table:table-cell table:style-name="Tabela7.A1" office:value-type="string">
            <text:p text:style-name="Table_20_Contents">Comida Crua Comum</text:p>
          </table:table-cell>
          <table:table-cell table:style-name="Tabela7.A1" office:value-type="string">
            <text:p text:style-name="Table_20_Contents">80%</text:p>
          </table:table-cell>
          <table:table-cell table:style-name="Tabela7.A1" office:value-type="string">
            <text:p text:style-name="Table_20_Contents">Materiais Comuns</text:p>
          </table:table-cell>
          <table:table-cell table:style-name="Tabela7.A1" office:value-type="string">
            <text:p text:style-name="Table_20_Contents">20%</text:p>
          </table:table-cell>
          <table:table-cell table:style-name="Tabela7.A1" office:value-type="string">
            <text:p text:style-name="Table_20_Contents">Monstros fracos; loot básico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Predadores</text:span></text:p>
          </table:table-cell>
          <table:table-cell table:style-name="Tabela7.A1" office:value-type="string">
            <text:p text:style-name="Table_20_Contents">Materiais Raros</text:p>
          </table:table-cell>
          <table:table-cell table:style-name="Tabela7.A1" office:value-type="string">
            <text:p text:style-name="Table_20_Contents">60%</text:p>
          </table:table-cell>
          <table:table-cell table:style-name="Tabela7.A1" office:value-type="string">
            <text:p text:style-name="Table_20_Contents">Consumível Comum (cura/energia)</text:p>
          </table:table-cell>
          <table:table-cell table:style-name="Tabela7.A1" office:value-type="string">
            <text:p text:style-name="Table_20_Contents">40%</text:p>
          </table:table-cell>
          <table:table-cell table:style-name="Tabela7.A1" office:value-type="string">
            <text:p text:style-name="Table_20_Contents">Desafios médios; loot útil para crafting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Chefes</text:span></text:p>
          </table:table-cell>
          <table:table-cell table:style-name="Tabela7.A1" office:value-type="string">
            <text:p text:style-name="Table_20_Contents">Blueprint Raro ou Épico</text:p>
          </table:table-cell>
          <table:table-cell table:style-name="Tabela7.A1" office:value-type="string">
            <text:p text:style-name="Table_20_Contents">40%</text:p>
          </table:table-cell>
          <table:table-cell table:style-name="Tabela7.A1" office:value-type="string">
            <text:p text:style-name="Table_20_Contents">Consumível Raro (cura/energia)</text:p>
          </table:table-cell>
          <table:table-cell table:style-name="Tabela7.A1" office:value-type="string">
            <text:p text:style-name="Table_20_Contents">60%</text:p>
          </table:table-cell>
          <table:table-cell table:style-name="Tabela7.A1" office:value-type="string">
            <text:p text:style-name="Table_20_Contents">Garantem loot; chave para progressão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Sapos Selvagens</text:span></text:p>
          </table:table-cell>
          <table:table-cell table:style-name="Tabela7.A1" office:value-type="string">
            <text:p text:style-name="Table_20_Contents">Equipamento Comum (Pescoço/Costas)</text:p>
          </table:table-cell>
          <table:table-cell table:style-name="Tabela7.A1" office:value-type="string">
            <text:p text:style-name="Table_20_Contents">50%</text:p>
          </table:table-cell>
          <table:table-cell table:style-name="Tabela7.A1" office:value-type="string">
            <text:p text:style-name="Table_20_Contents">Materiais Comuns</text:p>
          </table:table-cell>
          <table:table-cell table:style-name="Tabela7.A1" office:value-type="string">
            <text:p text:style-name="Table_20_Contents">50%</text:p>
          </table:table-cell>
          <table:table-cell table:style-name="Tabela7.A1" office:value-type="string">
            <text:p text:style-name="Table_20_Contents">Cosméticos e buffs leves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Eventos</text:span></text:p>
          </table:table-cell>
          <table:table-cell table:style-name="Tabela7.A1" office:value-type="string">
            <text:p text:style-name="Table_20_Contents">Item Especial do Evento</text:p>
          </table:table-cell>
          <table:table-cell table:style-name="Tabela7.A1" office:value-type="string">
            <text:p text:style-name="Table_20_Contents">100%</text:p>
          </table:table-cell>
          <table:table-cell table:style-name="Tabela7.A1" office:value-type="string">
            <text:p text:style-name="Table_20_Contents">Loot Comum associado</text:p>
          </table:table-cell>
          <table:table-cell table:style-name="Tabela7.A1" office:value-type="string">
            <text:p text:style-name="Table_20_Contents">0–50%</text:p>
          </table:table-cell>
          <table:table-cell table:style-name="Tabela7.A1" office:value-type="string">
            <text:p text:style-name="Table_20_Contents">Ex.: planta rara, baú, mercador</text:p>
          </table:table-cell>
        </table:table-row>
      </table:table>
      <text:h text:style-name="Heading_20_4" text:outline-level="4">9.2 <text:span text:style-name="Strong_20_Emphasis">Qualidade e Raridade dos Itens</text:span></text:h>
      <text:list text:style-name="L31">
        <text:list-item>
          <text:p text:style-name="P35"><text:span text:style-name="Strong_20_Emphasis">Comum:</text:span> alta taxa de drop, fácil reposição; baixo impacto em atributos.</text:p>
        </text:list-item>
        <text:list-item>
          <text:p text:style-name="P35"><text:span text:style-name="Strong_20_Emphasis">Raro:</text:span> taxa de drop média; impacto moderado nos atributos ou efeitos únicos de curta duração.</text:p>
        </text:list-item>
        <text:list-item>
          <text:p text:style-name="P35"><text:span text:style-name="Strong_20_Emphasis">Épico:</text:span> baixa taxa de drop; atributos relevantes ou efeitos potentes.</text:p>
        </text:list-item>
        <text:list-item>
          <text:p text:style-name="P35"><text:span text:style-name="Strong_20_Emphasis">Lendário:</text:span> taxa de drop muito baixa (&lt;2%); itens exclusivos, visuais únicos e buffs permanentes.</text:p>
        </text:list-item>
      </text:list>
      <text:h text:style-name="Heading_20_4" text:outline-level="4">9.3 <text:span text:style-name="Strong_20_Emphasis">Lista de Drops por Origem e Uso</text:span></text:h>
      <text:p text:style-name="Text_20_body"><text:span text:style-name="Strong_20_Emphasis">Presas</text:span></text:p>
      <text:list text:style-name="L32">
        <text:list-item>
          <text:p text:style-name="P36">🍖 <text:span text:style-name="Emphasis">Comida Crua Comum</text:span>: +10 Fome (pode cozinhar para +20 e +buff temporário)</text:p>
        </text:list-item>
        <text:list-item>
          <text:p text:style-name="P36">🪵 <text:span text:style-name="Emphasis">Materiais Comuns</text:span>: madeira, fibras, ossos — usados em crafting básico</text:p>
        </text:list-item>
      </text:list>
      <text:p text:style-name="Text_20_body"><text:span text:style-name="Strong_20_Emphasis">Predadores</text:span></text:p>
      <text:list text:style-name="L33">
        <text:list-item>
          <text:p text:style-name="P37">⚙️ <text:span text:style-name="Emphasis">Materiais Raros</text:span>: metais, peles resistentes — crafting avançado</text:p>
        </text:list-item>
        <text:list-item>
          <text:p text:style-name="P37">🧃 <text:span text:style-name="Emphasis">Consumível Comum</text:span>:</text:p>
          <text:list>
            <text:list-item>
              <text:p text:style-name="P37">Poção de Cura Comum: +30% Vida</text:p>
            </text:list-item>
            <text:list-item>
              <text:p text:style-name="P37">Energético Natural: +20% Energia</text:p>
            </text:list-item>
          </text:list>
        </text:list-item>
      </text:list>
      <text:p text:style-name="Text_20_body"><text:span text:style-name="Strong_20_Emphasis">Chefes</text:span></text:p>
      <text:list text:style-name="L34">
        <text:list-item>
          <text:p text:style-name="P38">📜 <text:span text:style-name="Emphasis">Blueprints Raros/Épicos</text:span>: desbloqueiam receitas de craft (equipamentos, consumíveis, decorações raras)</text:p>
        </text:list-item>
        <text:list-item>
          <text:p text:style-name="P38">💊 <text:span text:style-name="Emphasis">Consumível Raro</text:span>:</text:p>
          <text:list>
            <text:list-item>
              <text:p text:style-name="P38">Poção de Cura Rara: Vida total + buff DEF 5 min</text:p>
            </text:list-item>
            <text:list-item>
              <text:p text:style-name="P38">Tônico de Energia Raro: +50% Energia + buff VEL 3 min</text:p>
            </text:list-item>
          </text:list>
        </text:list-item>
      </text:list>
      <text:p text:style-name="Text_20_body"><text:span text:style-name="Strong_20_Emphasis"/></text:p>
      <text:p text:style-name="P39"><text:span text:style-name="Strong_20_Emphasis">Sapos Selvagens</text:span></text:p>
      <text:list text:style-name="L35">
        <text:list-item>
          <text:p text:style-name="P40">👔 <text:span text:style-name="Emphasis">Equipamentos Comuns</text:span>: laços, gravatas (+buff leve)</text:p>
        </text:list-item>
        <text:list-item>
          <text:p text:style-name="P40">🎒 <text:span text:style-name="Emphasis">Equipamentos de Costas</text:span>: mochilas simples (+5% loot comum)</text:p>
        </text:list-item>
      </text:list>
      <text:p text:style-name="Text_20_body"><text:span text:style-name="Strong_20_Emphasis">Eventos</text:span></text:p>
      <text:list text:style-name="L36">
        <text:list-item>
          <text:p text:style-name="P41">🌟 <text:span text:style-name="Emphasis">Tesouro Perdido</text:span>: item cosmético raro (ex.: capa especial)</text:p>
        </text:list-item>
        <text:list-item>
          <text:p text:style-name="P41">🌱 <text:span text:style-name="Emphasis">Erva Rara</text:span>: buff imediato (+15% ATK por 5 min)</text:p>
        </text:list-item>
        <text:list-item>
          <text:p text:style-name="P41">💥 <text:span text:style-name="Emphasis">Emboscada</text:span>: loot comum dobrado na fase</text:p>
        </text:list-item>
        <text:list-item>
          <text:p text:style-name="P41">🔮 <text:span text:style-name="Emphasis">Ritual Arcano</text:span>: alta chance (30–50%) de blueprint épico</text:p>
        </text:list-item>
      </text:list>
      <text:h text:style-name="Heading_20_4" text:outline-level="4">9.4 <text:span text:style-name="Strong_20_Emphasis">Interação com Economia</text:span></text:h>
      <text:list text:style-name="L37">
        <text:list-item>
          <text:p text:style-name="P42"><text:span text:style-name="Strong_20_Emphasis">NFTs obtidos via loot:</text:span> skins/cosméticos limitados, equipamentos raros, blueprints lendários.</text:p>
        </text:list-item>
        <text:list-item>
          <text:p text:style-name="P42"><text:span text:style-name="Strong_20_Emphasis">Não‑NFTs obtidos via loot:</text:span> consumíveis, comidas, materiais, equipamentos comuns.</text:p>
        </text:list-item>
      </text:list>
      <text:h text:style-name="Heading_20_3" text:outline-level="3">10. ⚒ <text:span text:style-name="Strong_20_Emphasis">Crafting e Equipamentos</text:span></text:h>
      <text:h text:style-name="Heading_20_4" text:outline-level="4">10.1 Sistema de Craft</text:h>
      <text:p text:style-name="Text_20_body">O <text:span text:style-name="Strong_20_Emphasis">Crafting</text:span> é uma das colunas centrais do jogo, responsável por transformar recursos coletados nas Hunts em <text:span text:style-name="Strong_20_Emphasis">consumíveis</text:span>, <text:span text:style-name="Strong_20_Emphasis">equipamentos</text:span> e <text:span text:style-name="Strong_20_Emphasis">decorações</text:span>.</text:p>
      <text:p text:style-name="Text_20_body"><text:span text:style-name="Strong_20_Emphasis">Categorias de Craft:</text:span></text:p>
      <text:list text:style-name="L38">
        <text:list-item>
          <text:p text:style-name="P43"><text:span text:style-name="Strong_20_Emphasis">Consumíveis:</text:span> poções de cura, tônicos de energia, comidas preparadas, buffs temporários.</text:p>
        </text:list-item>
        <text:list-item>
          <text:p text:style-name="P43"><text:span text:style-name="Strong_20_Emphasis">Equipamentos:</text:span> itens equipáveis no pescoço e nas costas, com função cosmética ou buffs leves.</text:p>
        </text:list-item>
        <text:list-item>
          <text:p text:style-name="P43"><text:span text:style-name="Strong_20_Emphasis">Decorações:</text:span> objetos estéticos para espaços sociais e coleções pessoais (NFT e não‑NFT).</text:p>
        </text:list-item>
        <text:list-item>
          <text:p text:style-name="P43"><text:span text:style-name="Strong_20_Emphasis">Itens de Suporte ao Breeding:</text:span> artefatos que alteram chances de habilidades, raridade ou preservam genes.</text:p>
        </text:list-item>
      </text:list>
      <text:p text:style-name="Text_20_body"><text:span text:style-name="Strong_20_Emphasis">Origem das receitas:</text:span></text:p>
      <text:list text:style-name="L39">
        <text:list-item>
          <text:p text:style-name="P44"><text:span text:style-name="Strong_20_Emphasis">Comuns:</text:span> aprendidas por padrão ou liberadas em tutoriais.</text:p>
        </text:list-item>
        <text:list-item>
          <text:p text:style-name="P44"><text:span text:style-name="Strong_20_Emphasis">Raras:</text:span> compradas em eventos, no mercado, ou obtidas via drop.</text:p>
        </text:list-item>
        <text:list-item>
          <text:p text:style-name="P44"><text:span text:style-name="Strong_20_Emphasis">Épicas/Lendárias:</text:span> exigem <text:span text:style-name="Emphasis">blueprint</text:span> obtido em chefes ou eventos únicos.</text:p>
        </text:list-item>
      </text:list>
      <text:h text:style-name="Heading_20_4" text:outline-level="4"/>
      <text:h text:style-name="P8" text:outline-level="4">10.2 Tabela de Receitas de Craft (Exemplos)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office:value-type="string">
              <text:p text:style-name="Table_20_Heading">Item</text:p>
            </table:table-cell>
            <table:table-cell table:style-name="Tabela8.A1" office:value-type="string">
              <text:p text:style-name="Table_20_Heading">Categoria</text:p>
            </table:table-cell>
            <table:table-cell table:style-name="Tabela8.A1" office:value-type="string">
              <text:p text:style-name="Table_20_Heading">Ingredientes</text:p>
            </table:table-cell>
            <table:table-cell table:style-name="Tabela8.A1" office:value-type="string">
              <text:p text:style-name="Table_20_Heading">Tempo</text:p>
            </table:table-cell>
            <table:table-cell table:style-name="Tabela8.A1" office:value-type="string">
              <text:p text:style-name="Table_20_Heading">Efeito</text:p>
            </table:table-cell>
            <table:table-cell table:style-name="Tabela8.A1" office:value-type="string">
              <text:p text:style-name="Table_20_Heading">Raridade</text:p>
            </table:table-cell>
            <table:table-cell table:style-name="Tabela8.A1" office:value-type="string">
              <text:p text:style-name="Table_20_Heading">Origem da Receita</text:p>
            </table:table-cell>
          </table:table-row>
        </table:table-header-rows>
        <table:table-row>
          <table:table-cell table:style-name="Tabela8.A1" office:value-type="string">
            <text:p text:style-name="Table_20_Contents">Poção de Cura Comum</text:p>
          </table:table-cell>
          <table:table-cell table:style-name="Tabela8.A1" office:value-type="string">
            <text:p text:style-name="Table_20_Contents">Consumível</text:p>
          </table:table-cell>
          <table:table-cell table:style-name="Tabela8.A1" office:value-type="string">
            <text:p text:style-name="Table_20_Contents">2x Erva Comum, 1x Água Pura</text:p>
          </table:table-cell>
          <table:table-cell table:style-name="Tabela8.A1" office:value-type="string">
            <text:p text:style-name="Table_20_Contents">10s</text:p>
          </table:table-cell>
          <table:table-cell table:style-name="Tabela8.A1" office:value-type="string">
            <text:p text:style-name="Table_20_Contents">+30% Vida</text:p>
          </table:table-cell>
          <table:table-cell table:style-name="Tabela8.A1" office:value-type="string">
            <text:p text:style-name="Table_20_Contents">Comum</text:p>
          </table:table-cell>
          <table:table-cell table:style-name="Tabela8.A1" office:value-type="string">
            <text:p text:style-name="Table_20_Contents">Padrão</text:p>
          </table:table-cell>
        </table:table-row>
        <table:table-row>
          <table:table-cell table:style-name="Tabela8.A1" office:value-type="string">
            <text:p text:style-name="Table_20_Contents">Poção de Cura Rara</text:p>
          </table:table-cell>
          <table:table-cell table:style-name="Tabela8.A1" office:value-type="string">
            <text:p text:style-name="Table_20_Contents">Consumível</text:p>
          </table:table-cell>
          <table:table-cell table:style-name="Tabela8.A1" office:value-type="string">
            <text:p text:style-name="Table_20_Contents">2x Erva Rara, 1x Água Pura, 1x Essência Vital</text:p>
          </table:table-cell>
          <table:table-cell table:style-name="Tabela8.A1" office:value-type="string">
            <text:p text:style-name="Table_20_Contents">30s</text:p>
          </table:table-cell>
          <table:table-cell table:style-name="Tabela8.A1" office:value-type="string">
            <text:p text:style-name="Table_20_Contents">Vida total + buff DEF 5 min</text:p>
          </table:table-cell>
          <table:table-cell table:style-name="Tabela8.A1" office:value-type="string">
            <text:p text:style-name="Table_20_Contents">Raro</text:p>
          </table:table-cell>
          <table:table-cell table:style-name="Tabela8.A1" office:value-type="string">
            <text:p text:style-name="Table_20_Contents">Drop Chefe</text:p>
          </table:table-cell>
        </table:table-row>
        <table:table-row>
          <table:table-cell table:style-name="Tabela8.A1" office:value-type="string">
            <text:p text:style-name="Table_20_Contents">Energético Natural</text:p>
          </table:table-cell>
          <table:table-cell table:style-name="Tabela8.A1" office:value-type="string">
            <text:p text:style-name="Table_20_Contents">Consumível</text:p>
          </table:table-cell>
          <table:table-cell table:style-name="Tabela8.A1" office:value-type="string">
            <text:p text:style-name="Table_20_Contents">3x Fruto Energético</text:p>
          </table:table-cell>
          <table:table-cell table:style-name="Tabela8.A1" office:value-type="string">
            <text:p text:style-name="Table_20_Contents">8s</text:p>
          </table:table-cell>
          <table:table-cell table:style-name="Tabela8.A1" office:value-type="string">
            <text:p text:style-name="Table_20_Contents">+20% Energia</text:p>
          </table:table-cell>
          <table:table-cell table:style-name="Tabela8.A1" office:value-type="string">
            <text:p text:style-name="Table_20_Contents">Comum</text:p>
          </table:table-cell>
          <table:table-cell table:style-name="Tabela8.A1" office:value-type="string">
            <text:p text:style-name="Table_20_Contents">Padrão</text:p>
          </table:table-cell>
        </table:table-row>
        <table:table-row>
          <table:table-cell table:style-name="Tabela8.A1" office:value-type="string">
            <text:p text:style-name="Table_20_Contents">Tônico de Energia Raro</text:p>
          </table:table-cell>
          <table:table-cell table:style-name="Tabela8.A1" office:value-type="string">
            <text:p text:style-name="Table_20_Contents">Consumível</text:p>
          </table:table-cell>
          <table:table-cell table:style-name="Tabela8.A1" office:value-type="string">
            <text:p text:style-name="Table_20_Contents">2x Fruto Energético Raro, 1x Água Energizada</text:p>
          </table:table-cell>
          <table:table-cell table:style-name="Tabela8.A1" office:value-type="string">
            <text:p text:style-name="Table_20_Contents">25s</text:p>
          </table:table-cell>
          <table:table-cell table:style-name="Tabela8.A1" office:value-type="string">
            <text:p text:style-name="Table_20_Contents">+50% Energia + buff VEL 3 min</text:p>
          </table:table-cell>
          <table:table-cell table:style-name="Tabela8.A1" office:value-type="string">
            <text:p text:style-name="Table_20_Contents">Raro</text:p>
          </table:table-cell>
          <table:table-cell table:style-name="Tabela8.A1" office:value-type="string">
            <text:p text:style-name="Table_20_Contents">Evento</text:p>
          </table:table-cell>
        </table:table-row>
        <table:table-row>
          <table:table-cell table:style-name="Tabela8.A1" office:value-type="string">
            <text:p text:style-name="Table_20_Contents">Capa Heroica Azul</text:p>
          </table:table-cell>
          <table:table-cell table:style-name="Tabela8.A1" office:value-type="string">
            <text:p text:style-name="Table_20_Contents">Equipamento (Costas)</text:p>
          </table:table-cell>
          <table:table-cell table:style-name="Tabela8.A1" office:value-type="string">
            <text:p text:style-name="Table_20_Contents">4x Tecido Comum, 2x Linha Fina</text:p>
          </table:table-cell>
          <table:table-cell table:style-name="Tabela8.A1" office:value-type="string">
            <text:p text:style-name="Table_20_Contents">1m</text:p>
          </table:table-cell>
          <table:table-cell table:style-name="Tabela8.A1" office:value-type="string">
            <text:p text:style-name="Table_20_Contents">+1 ATK, +1 VEL</text:p>
          </table:table-cell>
          <table:table-cell table:style-name="Tabela8.A1" office:value-type="string">
            <text:p text:style-name="Table_20_Contents">Comum</text:p>
          </table:table-cell>
          <table:table-cell table:style-name="Tabela8.A1" office:value-type="string">
            <text:p text:style-name="Table_20_Contents">Padrão</text:p>
          </table:table-cell>
        </table:table-row>
        <table:table-row>
          <table:table-cell table:style-name="Tabela8.A1" office:value-type="string">
            <text:p text:style-name="Table_20_Contents">Mochila Explorer</text:p>
          </table:table-cell>
          <table:table-cell table:style-name="Tabela8.A1" office:value-type="string">
            <text:p text:style-name="Table_20_Contents">Equipamento (Costas)</text:p>
          </table:table-cell>
          <table:table-cell table:style-name="Tabela8.A1" office:value-type="string">
            <text:p text:style-name="Table_20_Contents">3x Couro Comum, 2x Madeira Leve</text:p>
          </table:table-cell>
          <table:table-cell table:style-name="Tabela8.A1" office:value-type="string">
            <text:p text:style-name="Table_20_Contents">40s</text:p>
          </table:table-cell>
          <table:table-cell table:style-name="Tabela8.A1" office:value-type="string">
            <text:p text:style-name="Table_20_Contents">+5% loot comum</text:p>
          </table:table-cell>
          <table:table-cell table:style-name="Tabela8.A1" office:value-type="string">
            <text:p text:style-name="Table_20_Contents">Raro</text:p>
          </table:table-cell>
          <table:table-cell table:style-name="Tabela8.A1" office:value-type="string">
            <text:p text:style-name="Table_20_Contents">Missão</text:p>
          </table:table-cell>
        </table:table-row>
        <table:table-row>
          <table:table-cell table:style-name="Tabela8.A1" office:value-type="string">
            <text:p text:style-name="Table_20_Contents">Gravata Dourada</text:p>
          </table:table-cell>
          <table:table-cell table:style-name="Tabela8.A1" office:value-type="string">
            <text:p text:style-name="Table_20_Contents">Equipamento (Pescoço)</text:p>
          </table:table-cell>
          <table:table-cell table:style-name="Tabela8.A1" office:value-type="string">
            <text:p text:style-name="Table_20_Contents">2x Tecido Luxo, 1x Fio Dourado</text:p>
          </table:table-cell>
          <table:table-cell table:style-name="Tabela8.A1" office:value-type="string">
            <text:p text:style-name="Table_20_Contents">50s</text:p>
          </table:table-cell>
          <table:table-cell table:style-name="Tabela8.A1" office:value-type="string">
            <text:p text:style-name="Table_20_Contents">+2 DEF</text:p>
          </table:table-cell>
          <table:table-cell table:style-name="Tabela8.A1" office:value-type="string">
            <text:p text:style-name="Table_20_Contents">Raro</text:p>
          </table:table-cell>
          <table:table-cell table:style-name="Tabela8.A1" office:value-type="string">
            <text:p text:style-name="Table_20_Contents">Mercado</text:p>
          </table:table-cell>
        </table:table-row>
        <table:table-row>
          <table:table-cell table:style-name="Tabela8.A1" office:value-type="string">
            <text:p text:style-name="Table_20_Contents">Pedra da Memória</text:p>
          </table:table-cell>
          <table:table-cell table:style-name="Tabela8.A1" office:value-type="string">
            <text:p text:style-name="Table_20_Contents">Breeding</text:p>
          </table:table-cell>
          <table:table-cell table:style-name="Tabela8.A1" office:value-type="string">
            <text:p text:style-name="Table_20_Contents">1x Cristal Memória, 2x Essência Genética</text:p>
          </table:table-cell>
          <table:table-cell table:style-name="Tabela8.A1" office:value-type="string">
            <text:p text:style-name="Table_20_Contents">2m</text:p>
          </table:table-cell>
          <table:table-cell table:style-name="Tabela8.A1" office:value-type="string">
            <text:p text:style-name="Table_20_Contents">Mantém 1 skill de um dos pais</text:p>
          </table:table-cell>
          <table:table-cell table:style-name="Tabela8.A1" office:value-type="string">
            <text:p text:style-name="Table_20_Contents">Raro</text:p>
          </table:table-cell>
          <table:table-cell table:style-name="Tabela8.A1" office:value-type="string">
            <text:p text:style-name="Table_20_Contents">Chefe Épico</text:p>
          </table:table-cell>
        </table:table-row>
      </table:table>
      <text:h text:style-name="Heading_20_4" text:outline-level="4">10.3 Sistema de Equipamentos</text:h>
      <text:list text:style-name="L40">
        <text:list-item>
          <text:p text:style-name="P45"><text:span text:style-name="Strong_20_Emphasis">Slots:</text:span> Pescoço e Costas.</text:p>
        </text:list-item>
        <text:list-item>
          <text:p text:style-name="P45"><text:span text:style-name="Strong_20_Emphasis">Tipos:</text:span></text:p>
          <text:list>
            <text:list-item>
              <text:p text:style-name="P45"><text:span text:style-name="Strong_20_Emphasis">Cosmético:</text:span> apenas aparência, sem efeito no combate.</text:p>
            </text:list-item>
            <text:list-item>
              <text:p text:style-name="P45"><text:span text:style-name="Strong_20_Emphasis">Funcional:</text:span> bônus pequenos em ATK, DEF, VEL, loot ou XP.</text:p>
            </text:list-item>
          </text:list>
        </text:list-item>
        <text:list-item>
          <text:p text:style-name="P45"><text:span text:style-name="Strong_20_Emphasis">Regras:</text:span></text:p>
          <text:list>
            <text:list-item>
              <text:p text:style-name="P45">1 item por slot ativo.</text:p>
            </text:list-item>
            <text:list-item>
              <text:p text:style-name="P45">Troca livre fora de combate.</text:p>
            </text:list-item>
            <text:list-item>
              <text:p text:style-name="P45">Itens podem ser NFTs (séries limitadas) ou não‑NFTs (produção infinita).</text:p>
            </text:list-item>
          </text:list>
        </text:list-item>
      </text:list>
      <text:h text:style-name="Heading_20_3" text:outline-level="3">11. 🧩 <text:span text:style-name="Strong_20_Emphasis">Itens de Suporte ao Breeding</text:span></text:h>
      <text:p text:style-name="Text_20_body">O sistema de breeding no <text:span text:style-name="Emphasis">Mundo dos Sapos</text:span> é uma das mecânicas mais estratégicas e lucrativas do jogo. Os <text:span text:style-name="Strong_20_Emphasis">itens de suporte ao breeding</text:span> permitem que os jogadores influenciem o resultado da reprodução, aumentando suas chances de obter sapos com as habilidades, raridades e características genéticas desejadas.</text:p>
      <text:h text:style-name="Heading_20_4" text:outline-level="4"/>
      <text:h text:style-name="P8" text:outline-level="4">11.1 <text:span text:style-name="Strong_20_Emphasis">Regras de Uso</text:span></text:h>
      <text:list text:style-name="L41">
        <text:list-item>
          <text:p text:style-name="P46">Cada progenitor pode <text:span text:style-name="Strong_20_Emphasis">segurar 1 item de suporte</text:span> antes do breeding.</text:p>
        </text:list-item>
        <text:list-item>
          <text:p text:style-name="P46">O item deve estar <text:span text:style-name="Strong_20_Emphasis">equipado no slot de breeding</text:span> (independente de pescoço/costas para equipamentos visuais).</text:p>
        </text:list-item>
        <text:list-item>
          <text:p text:style-name="P46">Itens de suporte <text:span text:style-name="Strong_20_Emphasis">não são consumíveis cosméticos</text:span> — são recursos estratégicos de uso único.</text:p>
        </text:list-item>
        <text:list-item>
          <text:p text:style-name="P46"><text:span text:style-name="Strong_20_Emphasis">Desaparecem após o breeding</text:span> ser realizado.</text:p>
        </text:list-item>
        <text:list-item>
          <text:p text:style-name="P46">Podem ser <text:span text:style-name="Strong_20_Emphasis">NFTs</text:span> (edições limitadas) ou <text:span text:style-name="Strong_20_Emphasis">não‑NFTs</text:span> (craftáveis e farmáveis).</text:p>
        </text:list-item>
      </text:list>
      <text:h text:style-name="Heading_20_4" text:outline-level="4">11.2 <text:span text:style-name="Strong_20_Emphasis">Lista de Itens e Efeitos</text:span>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office:value-type="string">
              <text:p text:style-name="Table_20_Heading">Item</text:p>
            </table:table-cell>
            <table:table-cell table:style-name="Tabela9.A1" office:value-type="string">
              <text:p text:style-name="Table_20_Heading">Tipo</text:p>
            </table:table-cell>
            <table:table-cell table:style-name="Tabela9.A1" office:value-type="string">
              <text:p text:style-name="Table_20_Heading">Efeito</text:p>
            </table:table-cell>
            <table:table-cell table:style-name="Tabela9.A1" office:value-type="string">
              <text:p text:style-name="Table_20_Heading">Raridade</text:p>
            </table:table-cell>
            <table:table-cell table:style-name="Tabela9.A1" office:value-type="string">
              <text:p text:style-name="Table_20_Heading">Origem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trong_20_Emphasis">Pedra da Memória</text:span> 🪨</text:p>
          </table:table-cell>
          <table:table-cell table:style-name="Tabela9.A1" office:value-type="string">
            <text:p text:style-name="Table_20_Contents">Preservação de Skill</text:p>
          </table:table-cell>
          <table:table-cell table:style-name="Tabela9.A1" office:value-type="string">
            <text:p text:style-name="Table_20_Contents">50% de chance de herdar 1 habilidade específica de um dos pais.</text:p>
          </table:table-cell>
          <table:table-cell table:style-name="Tabela9.A1" office:value-type="string">
            <text:p text:style-name="Table_20_Contents">Raro</text:p>
          </table:table-cell>
          <table:table-cell table:style-name="Tabela9.A1" office:value-type="string">
            <text:p text:style-name="Table_20_Contents">Drop de chefe raro / mercado</text:p>
          </table:table-cell>
        </table:table-row>
        <table:table-row>
          <table:table-cell table:style-name="Tabela9.A1" office:value-type="string">
            <text:p text:style-name="Table_20_Contents"><text:span text:style-name="Strong_20_Emphasis">Essência Evolutiva</text:span> ✨</text:p>
          </table:table-cell>
          <table:table-cell table:style-name="Tabela9.A1" office:value-type="string">
            <text:p text:style-name="Table_20_Contents">Geração de 2ª Skill</text:p>
          </table:table-cell>
          <table:table-cell table:style-name="Tabela9.A1" office:value-type="string">
            <text:p text:style-name="Table_20_Contents">+10% de chance do filhote gerar 2ª habilidade, se já recebeu a 1ª.</text:p>
          </table:table-cell>
          <table:table-cell table:style-name="Tabela9.A1" office:value-type="string">
            <text:p text:style-name="Table_20_Contents">Raro</text:p>
          </table:table-cell>
          <table:table-cell table:style-name="Tabela9.A1" office:value-type="string">
            <text:p text:style-name="Table_20_Contents">Craft avançado / evento</text:p>
          </table:table-cell>
        </table:table-row>
        <table:table-row>
          <table:table-cell table:style-name="Tabela9.A1" office:value-type="string">
            <text:p text:style-name="Table_20_Contents"><text:span text:style-name="Strong_20_Emphasis">Colar da Fertilidade</text:span> 📿</text:p>
          </table:table-cell>
          <table:table-cell table:style-name="Tabela9.A1" office:value-type="string">
            <text:p text:style-name="Table_20_Contents">Aumento de Raridade</text:p>
          </table:table-cell>
          <table:table-cell table:style-name="Tabela9.A1" office:value-type="string">
            <text:p text:style-name="Table_20_Contents">+0,5% de chance de subir raridade final do filhote.</text:p>
          </table:table-cell>
          <table:table-cell table:style-name="Tabela9.A1" office:value-type="string">
            <text:p text:style-name="Table_20_Contents">Épico</text:p>
          </table:table-cell>
          <table:table-cell table:style-name="Tabela9.A1" office:value-type="string">
            <text:p text:style-name="Table_20_Contents">Evento especial / NFT</text:p>
          </table:table-cell>
        </table:table-row>
        <table:table-row>
          <table:table-cell table:style-name="Tabela9.A1" office:value-type="string">
            <text:p text:style-name="Table_20_Contents"><text:span text:style-name="Strong_20_Emphasis">Lacre Genético</text:span> 🔒</text:p>
          </table:table-cell>
          <table:table-cell table:style-name="Tabela9.A1" office:value-type="string">
            <text:p text:style-name="Table_20_Contents">Preservação Genética</text:p>
          </table:table-cell>
          <table:table-cell table:style-name="Tabela9.A1" office:value-type="string">
            <text:p text:style-name="Table_20_Contents">Garante que 1 gene (cor ou padrão) será herdado de um dos pais.</text:p>
          </table:table-cell>
          <table:table-cell table:style-name="Tabela9.A1" office:value-type="string">
            <text:p text:style-name="Table_20_Contents">Raro</text:p>
          </table:table-cell>
          <table:table-cell table:style-name="Tabela9.A1" office:value-type="string">
            <text:p text:style-name="Table_20_Contents">Craft com materiais lendários</text:p>
          </table:table-cell>
        </table:table-row>
        <table:table-row>
          <table:table-cell table:style-name="Tabela9.A1" office:value-type="string">
            <text:p text:style-name="Table_20_Contents"><text:span text:style-name="Strong_20_Emphasis">Elixir Mutagênico</text:span> 🧪</text:p>
          </table:table-cell>
          <table:table-cell table:style-name="Tabela9.A1" office:value-type="string">
            <text:p text:style-name="Table_20_Contents">Mutação Garantida</text:p>
          </table:table-cell>
          <table:table-cell table:style-name="Tabela9.A1" office:value-type="string">
            <text:p text:style-name="Table_20_Contents">Garante que o filhote nasça com 1 mutação visual ou de skill.</text:p>
          </table:table-cell>
          <table:table-cell table:style-name="Tabela9.A1" office:value-type="string">
            <text:p text:style-name="Table_20_Contents">Lendário</text:p>
          </table:table-cell>
          <table:table-cell table:style-name="Tabela9.A1" office:value-type="string">
            <text:p text:style-name="Table_20_Contents">Blueprint exclusivo de evento</text:p>
          </table:table-cell>
        </table:table-row>
      </table:table>
      <text:h text:style-name="Heading_20_4" text:outline-level="4">11.3 <text:span text:style-name="Strong_20_Emphasis">Sinergia com Raridade e Skills</text:span></text:h>
      <text:list text:style-name="L42">
        <text:list-item>
          <text:p text:style-name="P47">Itens como <text:span text:style-name="Strong_20_Emphasis">Pedra da Memória</text:span> e <text:span text:style-name="Strong_20_Emphasis">Essência Evolutiva</text:span> são particularmente valiosos para <text:span text:style-name="Strong_20_Emphasis">sapos raros</text:span> ou com skills únicas.</text:p>
        </text:list-item>
        <text:list-item>
          <text:p text:style-name="P47"><text:span text:style-name="Strong_20_Emphasis">Lacre Genético</text:span> aumenta valor de mercado de sapos raros com visuais ou padrões cobiçados.</text:p>
        </text:list-item>
        <text:list-item>
          <text:p text:style-name="P47"><text:span text:style-name="Strong_20_Emphasis">Elixir Mutagênico</text:span> cria demanda alta no mercado por ser o único que garante mutação.</text:p>
        </text:list-item>
      </text:list>
      <text:h text:style-name="Heading_20_4" text:outline-level="4">11.4 <text:span text:style-name="Strong_20_Emphasis">Impacto Econômico</text:span></text:h>
      <text:list text:style-name="L43">
        <text:list-item>
          <text:p text:style-name="P48">Itens de suporte ao breeding são fortes candidatos a serem <text:span text:style-name="Strong_20_Emphasis">NFTs</text:span>, especialmente em edições sazonais ou limitadas.</text:p>
        </text:list-item>
        <text:list-item>
          <text:p text:style-name="P48">Itens comuns podem circular livremente como <text:span text:style-name="Strong_20_Emphasis">não‑NFTs</text:span>, criando economia interna acessível a todos os jogadores.</text:p>
        </text:list-item>
      </text:list>
      <text:h text:style-name="Heading_20_3" text:outline-level="3">12. ❤️ <text:span text:style-name="Strong_20_Emphasis">Pós‑Batalha e Recuperação de Vida/Energia</text:span></text:h>
      <text:p text:style-name="Text_20_body">O sistema de pós‑batalha no <text:span text:style-name="Emphasis">Mundo dos Sapos</text:span> foi pensado para equilibrar <text:span text:style-name="Strong_20_Emphasis">desafio</text:span>, <text:span text:style-name="Strong_20_Emphasis">estratégia de recursos</text:span> e <text:span text:style-name="Strong_20_Emphasis">justiça em PvP</text:span>.</text:p>
      <text:h text:style-name="Heading_20_4" text:outline-level="4"><text:soft-page-break/>12.1 Persistência de Vida pós‑Combate</text:h>
      <text:list text:style-name="L44">
        <text:list-item>
          <text:p text:style-name="P49"><text:span text:style-name="Strong_20_Emphasis">Regra geral:</text:span> o valor de Vida ao final de uma luta é mantido exatamente no estado em que terminou.</text:p>
          <text:list>
            <text:list-item>
              <text:p text:style-name="P49">Ex.: se o sapo venceu com 71/75 de Vida, ficará com 71/75 até ser curado ou regenerar pelo descanso.</text:p>
            </text:list-item>
          </text:list>
        </text:list-item>
        <text:list-item>
          <text:p text:style-name="P49"><text:span text:style-name="Strong_20_Emphasis">PvP (derrota):</text:span></text:p>
          <text:list>
            <text:list-item>
              <text:p text:style-name="P49">Vida mínima cai para <text:span text:style-name="Strong_20_Emphasis">1 ponto</text:span> (ex.: 1/75).</text:p>
            </text:list-item>
            <text:list-item>
              <text:p text:style-name="P49">Não há morte direta — permite recuperação estratégica.</text:p>
            </text:list-item>
          </text:list>
        </text:list-item>
        <text:list-item>
          <text:p text:style-name="P49"><text:span text:style-name="Strong_20_Emphasis">PvE (derrota):</text:span></text:p>
          <text:list>
            <text:list-item>
              <text:p text:style-name="P49">Vida pode cair a <text:span text:style-name="Strong_20_Emphasis">0</text:span>.</text:p>
            </text:list-item>
            <text:list-item>
              <text:p text:style-name="P49">Em 0 de Vida o sapo fica <text:span text:style-name="Strong_20_Emphasis">incapacitado</text:span> e só pode ser queimado (burn) para conversão em valor/itens equivalentes.</text:p>
            </text:list-item>
          </text:list>
        </text:list-item>
      </text:list>
      <text:h text:style-name="Heading_20_4" text:outline-level="4">12.2 Burn Automático</text:h>
      <text:list text:style-name="L45">
        <text:list-item>
          <text:p text:style-name="P50">Qualquer sapo com Vida = 0 por <text:span text:style-name="Strong_20_Emphasis">fome</text:span> ou <text:span text:style-name="Strong_20_Emphasis">derrota em PvE</text:span> entra no estado de morte permanente.</text:p>
        </text:list-item>
        <text:list-item>
          <text:p text:style-name="P50">O burn gera:</text:p>
          <text:list>
            <text:list-item>
              <text:p text:style-name="P50">Item simbólico (ex.: <text:span text:style-name="Emphasis">Essência de Sapo</text:span>) com valor equivalente.</text:p>
            </text:list-item>
            <text:list-item>
              <text:p text:style-name="P50">Possível uso dessa essência em crafts raros ou no mercado.</text:p>
            </text:list-item>
          </text:list>
        </text:list-item>
      </text:list>
      <text:h text:style-name="Heading_20_4" text:outline-level="4">12.3 Recuperação de Vida</text:h>
      <text:p text:style-name="Text_20_body"><text:span text:style-name="Strong_20_Emphasis">Formas de recuperar Vida:</text:span></text:p>
      <text:list text:style-name="L46">
        <text:list-item>
          <text:p text:style-name="P51"><text:span text:style-name="Strong_20_Emphasis">Descanso + Alimentação:</text:span></text:p>
          <text:list>
            <text:list-item>
              <text:p text:style-name="P51">Sapo <text:span text:style-name="Strong_20_Emphasis">inativo</text:span> (fora de Hunts, PvP e breeding).</text:p>
            </text:list-item>
            <text:list-item>
              <text:p text:style-name="P51">Fome ≥ 50% → ativa regeneração lenta.</text:p>
            </text:list-item>
            <text:list-item>
              <text:p text:style-name="P51">Regeneração sugerida: +3 Vida/hora (podendo variar por raridade).</text:p>
            </text:list-item>
          </text:list>
        </text:list-item>
        <text:list-item>
          <text:p text:style-name="P51"><text:span text:style-name="Strong_20_Emphasis">Consumíveis de Cura:</text:span></text:p>
          <text:list>
            <text:list-item>
              <text:p text:style-name="P51"><text:span text:style-name="Emphasis">Poção de Cura Comum:</text:span> +30% Vida.</text:p>
            </text:list-item>
            <text:list-item>
              <text:p text:style-name="P51"><text:span text:style-name="Emphasis">Poção de Cura Rara:</text:span> Vida total + buff DEF por 5 minutos.</text:p>
            </text:list-item>
            <text:list-item>
              <text:p text:style-name="P51"><text:span text:style-name="Emphasis">Kit Médico Completo:</text:span> Vida total + 50% de Energia.</text:p>
            </text:list-item>
          </text:list>
        </text:list-item>
      </text:list>
      <text:h text:style-name="Heading_20_4" text:outline-level="4">12.4 Recuperação de Energia</text:h>
      <text:list text:style-name="L47">
        <text:list-item>
          <text:p text:style-name="P52"><text:span text:style-name="Strong_20_Emphasis">Regeneração natural:</text:span> aumenta com o tempo, mais rápida em sapos bem alimentados.</text:p>
        </text:list-item>
        <text:list-item>
          <text:p text:style-name="P52"><text:span text:style-name="Strong_20_Emphasis">Consumíveis de Energia:</text:span></text:p>
          <text:list>
            <text:list-item>
              <text:p text:style-name="P52"><text:span text:style-name="Emphasis">Energético Natural:</text:span> +20% de Energia.</text:p>
            </text:list-item>
            <text:list-item>
              <text:p text:style-name="P52"><text:span text:style-name="Emphasis">Tônico de Energia Raro:</text:span> +50% de Energia + buff VEL por 3 minutos.</text:p>
            </text:list-item>
          </text:list>
        </text:list-item>
      </text:list>
      <text:h text:style-name="Heading_20_4" text:outline-level="4"><text:soft-page-break/>12.5 Interações com Fome</text:h>
      <text:list text:style-name="L48">
        <text:list-item>
          <text:p text:style-name="P53">Fome é o gatilho de todas as condições de sobrevivência.</text:p>
        </text:list-item>
        <text:list-item>
          <text:p text:style-name="P53">Em 0% de Fome → Vida começa a cair (1 ponto por período).</text:p>
        </text:list-item>
        <text:list-item>
          <text:p text:style-name="P53">Fome cheia e acima de 50% → ativa regeneração de Vida quando em descanso.</text:p>
        </text:list-item>
      </text:list>
      <text:h text:style-name="Heading_20_3" text:outline-level="3">13. 💰 <text:span text:style-name="Strong_20_Emphasis">Economia, Mercado, Loja e Classificação NFT vs Não‑NFT</text:span></text:h>
      <text:h text:style-name="Heading_20_4" text:outline-level="4">13.1 Estrutura Econômica</text:h>
      <text:p text:style-name="Text_20_body">O <text:span text:style-name="Emphasis">Mundo dos Sapos</text:span> opera em <text:span text:style-name="Strong_20_Emphasis">duas economias interligadas</text:span>:</text:p>
      <text:list text:style-name="L49">
        <text:list-item>
          <text:p text:style-name="P54"><text:span text:style-name="Strong_20_Emphasis">Economia Interna (in‑game)</text:span> — circulação de recursos não‑NFT, alta liquidez, uso cotidiano.</text:p>
        </text:list-item>
        <text:list-item>
          <text:p text:style-name="P54"><text:span text:style-name="Strong_20_Emphasis">Economia On‑Chain (blockchain)</text:span> — ativos NFT exclusivos, escassos e negociáveis dentro e fora do jogo.</text:p>
        </text:list-item>
      </text:list>
      <text:h text:style-name="Heading_20_4" text:outline-level="4">13.2 Mercado entre Jogadores</text:h>
      <text:list text:style-name="L50">
        <text:list-item>
          <text:p text:style-name="P55"><text:span text:style-name="Strong_20_Emphasis">Tipo:</text:span> leilão ou venda direta.</text:p>
        </text:list-item>
        <text:list-item>
          <text:p text:style-name="P55"><text:span text:style-name="Strong_20_Emphasis">Acesso:</text:span> via menu ou NPC no Plaza.</text:p>
        </text:list-item>
        <text:list-item>
          <text:p text:style-name="P55"><text:span text:style-name="Strong_20_Emphasis">Listagem:</text:span> taxa fixa (em moeda interna) por anúncio.</text:p>
        </text:list-item>
        <text:list-item>
          <text:p text:style-name="P55"><text:span text:style-name="Strong_20_Emphasis">Filtros de busca:</text:span> categoria, raridade, tipo de item.</text:p>
        </text:list-item>
        <text:list-item>
          <text:p text:style-name="P55"><text:span text:style-name="Strong_20_Emphasis">Funcionalidades:</text:span></text:p>
          <text:list>
            <text:list-item>
              <text:p text:style-name="P55">Compra/venda de NFTs (blockchain) e não‑NFTs (apenas internos).</text:p>
            </text:list-item>
            <text:list-item>
              <text:p text:style-name="P55">Histórico de preços para referência.</text:p>
            </text:list-item>
            <text:list-item>
              <text:p text:style-name="P55">Sistema de reputação de vendedores.</text:p>
            </text:list-item>
          </text:list>
        </text:list-item>
      </text:list>
      <text:h text:style-name="Heading_20_4" text:outline-level="4">13.3 Loja da Casa</text:h>
      <text:list text:style-name="L51">
        <text:list-item>
          <text:p text:style-name="P56"><text:span text:style-name="Strong_20_Emphasis">Inventário fixo:</text:span> comida simples, materiais comuns, consumíveis básicos.</text:p>
        </text:list-item>
        <text:list-item>
          <text:p text:style-name="P56"><text:span text:style-name="Strong_20_Emphasis">Rotação diária/semanal:</text:span> itens raros, equipamentos com buffs leves, receitas.</text:p>
        </text:list-item>
        <text:list-item>
          <text:p text:style-name="P56"><text:span text:style-name="Strong_20_Emphasis">Ofertas especiais:</text:span> pacotes com desconto; kits para iniciantes.</text:p>
        </text:list-item>
        <text:list-item>
          <text:p text:style-name="P56"><text:span text:style-name="Strong_20_Emphasis">Moeda Premium:</text:span> apenas para cosméticos, personalização e NFTs limitados.</text:p>
        </text:list-item>
      </text:list>
      <text:h text:style-name="Heading_20_4" text:outline-level="4">13.4 Classificação NFT vs Não‑NFT</text:h>
      <text:p text:style-name="Text_20_body"><text:span text:style-name="Strong_20_Emphasis">NFTs:</text:span></text:p>
      <text:list text:style-name="L52">
        <text:list-item>
          <text:p text:style-name="P57">🐸 <text:span text:style-name="Strong_20_Emphasis">Sapos</text:span> (Comum, Incomum, Raro; Grátis só se “mintado”).</text:p>
        </text:list-item>
        <text:list-item>
          <text:p text:style-name="P57">🧥 <text:span text:style-name="Strong_20_Emphasis">Equipamentos cosméticos raros/limitados</text:span> (pescoço, costas).</text:p>
        </text:list-item>
        <text:list-item>
          <text:p text:style-name="P57">🎨 <text:span text:style-name="Strong_20_Emphasis">Skins exclusivas de eventos</text:span>.</text:p>
        </text:list-item>
        <text:list-item>
          <text:p text:style-name="P57">📜 <text:span text:style-name="Strong_20_Emphasis">Blueprints lendários</text:span> (receitas únicas e não replicáveis).</text:p>
        </text:list-item>
        <text:list-item>
          <text:p text:style-name="P57">🧪 <text:span text:style-name="Strong_20_Emphasis">Itens de breeding exclusivos</text:span> (ex.: Elixir Mutagênico).</text:p>
        </text:list-item>
      </text:list>
      <text:p text:style-name="Text_20_body"><text:soft-page-break/><text:span text:style-name="Strong_20_Emphasis">Não‑NFTs:</text:span></text:p>
      <text:list text:style-name="L53">
        <text:list-item>
          <text:p text:style-name="P58">🍖 Comidas (cruas/preparadas).</text:p>
        </text:list-item>
        <text:list-item>
          <text:p text:style-name="P58">🪵 Materiais comuns e raros de craft.</text:p>
        </text:list-item>
        <text:list-item>
          <text:p text:style-name="P58">🧃 Consumíveis (cura, energia, buffs).</text:p>
        </text:list-item>
        <text:list-item>
          <text:p text:style-name="P58">⚒ Equipamentos comuns craftáveis.</text:p>
        </text:list-item>
        <text:list-item>
          <text:p text:style-name="P58">🧩 Itens de suporte ao breeding craftáveis.</text:p>
        </text:list-item>
        <text:list-item>
          <text:p text:style-name="P58">💰 Moeda interna.</text:p>
        </text:list-item>
        <text:list-item>
          <text:p text:style-name="P58">🎯 Itens temporários/eventos recorrentes.</text:p>
        </text:list-item>
      </text:list>
      <text:h text:style-name="Heading_20_4" text:outline-level="4">13.5 Interação entre as Economias</text:h>
      <text:list text:style-name="L54">
        <text:list-item>
          <text:p text:style-name="P59"><text:span text:style-name="Strong_20_Emphasis">Mercado On‑Chain:</text:span></text:p>
          <text:list>
            <text:list-item>
              <text:p text:style-name="P59">Negociação de NFTs (skins, equipamentos raros, sapos mintados).</text:p>
            </text:list-item>
            <text:list-item>
              <text:p text:style-name="P59">Valores definidos pelo mercado de jogadores.</text:p>
            </text:list-item>
          </text:list>
        </text:list-item>
        <text:list-item>
          <text:p text:style-name="P59"><text:span text:style-name="Strong_20_Emphasis">Mercado Interno:</text:span></text:p>
          <text:list>
            <text:list-item>
              <text:p text:style-name="P59">Itens não‑NFT circulam livremente, sem registro blockchain.</text:p>
            </text:list-item>
            <text:list-item>
              <text:p text:style-name="P59">Essencial para progresso de quem não opera com NFTs.</text:p>
            </text:list-item>
          </text:list>
        </text:list-item>
      </text:list>
      <text:h text:style-name="Heading_20_3" text:outline-level="3">14. ♿ <text:span text:style-name="Strong_20_Emphasis">Acessibilidade e Qualidade de Vida (QoL)</text:span></text:h>
      <text:p text:style-name="Text_20_body">Essa parte garante que o <text:span text:style-name="Emphasis">Mundo dos Sapos</text:span> seja inclusivo, confortável de jogar e conte com recursos de qualidade de vida para aumentar o engajamento e reduzir fricções desnecessárias.</text:p>
      <text:h text:style-name="Heading_20_4" text:outline-level="4">14.1 <text:span text:style-name="Strong_20_Emphasis">Acessibilidade Visual</text:span></text:h>
      <text:list text:style-name="L55">
        <text:list-item>
          <text:p text:style-name="P60"><text:span text:style-name="Strong_20_Emphasis">Modos daltônicos</text:span>:</text:p>
          <text:list>
            <text:list-item>
              <text:p text:style-name="P60">Protanopia</text:p>
            </text:list-item>
            <text:list-item>
              <text:p text:style-name="P60">Deuteranopia</text:p>
            </text:list-item>
            <text:list-item>
              <text:p text:style-name="P60">Tritanopia Cada modo aplica um filtro calibrado e substitui elementos essenciais por texturas/símbolos para não depender apenas da cor.</text:p>
            </text:list-item>
          </text:list>
        </text:list-item>
        <text:list-item>
          <text:p text:style-name="P60"><text:span text:style-name="Strong_20_Emphasis">Texturas e ícones auxiliares</text:span> em elementos-chave (barras de status, marcadores de loot, raridade de item).</text:p>
        </text:list-item>
        <text:list-item>
          <text:p text:style-name="P60"><text:span text:style-name="Strong_20_Emphasis">Paleta de cores</text:span> compatível com padrões <text:span text:style-name="Strong_20_Emphasis">WCAG 2.1</text:span> para contraste mínimo garantido.</text:p>
        </text:list-item>
      </text:list>
      <text:h text:style-name="Heading_20_4" text:outline-level="4">14.2 <text:span text:style-name="Strong_20_Emphasis">Acessibilidade Auditiva</text:span></text:h>
      <text:list text:style-name="L56">
        <text:list-item>
          <text:p text:style-name="P61">Legendas opcionais para todos os efeitos sonoros narrativos (ex.: <text:span text:style-name="Emphasis">[som de trovão]</text:span>).</text:p>
        </text:list-item>
        <text:list-item>
          <text:p text:style-name="P61">Controle independente de volume de música, efeitos e vozes.</text:p>
        </text:list-item>
        <text:list-item>
          <text:p text:style-name="P61">Feedback visual complementar para alertas e notificações importantes.</text:p>
        </text:list-item>
      </text:list>
      <text:h text:style-name="Heading_20_4" text:outline-level="4"><text:soft-page-break/>14.3 <text:span text:style-name="Strong_20_Emphasis">Acessibilidade Motora</text:span></text:h>
      <text:list text:style-name="L57">
        <text:list-item>
          <text:p text:style-name="P62"><text:span text:style-name="Strong_20_Emphasis">Reconfiguração completa de controles</text:span>.</text:p>
        </text:list-item>
        <text:list-item>
          <text:p text:style-name="P62">Opção de movimentação assistida (pathfinding simples no Plaza e nas Hunts).</text:p>
        </text:list-item>
        <text:list-item>
          <text:p text:style-name="P62">Alternativa de combate <text:span text:style-name="Strong_20_Emphasis">baseada em menus/turnos simplificados</text:span>, para quem não pode executar comandos rápidos.</text:p>
        </text:list-item>
      </text:list>
      <text:h text:style-name="Heading_20_4" text:outline-level="4">14.4 <text:span text:style-name="Strong_20_Emphasis">Qualidade de Vida (QoL)</text:span></text:h>
      <text:list text:style-name="L58">
        <text:list-item>
          <text:p text:style-name="P63"><text:span text:style-name="Strong_20_Emphasis">Favoritos e filtros</text:span> no inventário e mercado para acesso rápido.</text:p>
        </text:list-item>
        <text:list-item>
          <text:p text:style-name="P63"><text:span text:style-name="Strong_20_Emphasis">Auto‑stack</text:span> de itens iguais.</text:p>
        </text:list-item>
        <text:list-item>
          <text:p text:style-name="P63"><text:span text:style-name="Strong_20_Emphasis">Histórico de loot</text:span> para consultas posteriores.</text:p>
        </text:list-item>
        <text:list-item>
          <text:p text:style-name="P63"><text:span text:style-name="Strong_20_Emphasis">Sistema de busca</text:span> dentro das receitas de crafting.</text:p>
        </text:list-item>
        <text:list-item>
          <text:p text:style-name="P63"><text:span text:style-name="Strong_20_Emphasis">Timer de regeneração</text:span> de energia e fome visível na interface.</text:p>
        </text:list-item>
        <text:list-item>
          <text:p text:style-name="P63">Alertas de status crítico de fome e vida.</text:p>
        </text:list-item>
        <text:list-item>
          <text:p text:style-name="P64">Salvamento automático em checkpoints seguros.</text:p>
        </text:list-item>
      </text:list>
      <text:h text:style-name="P65" text:outline-level="2">💎 15. Modelo de Monetização Completo</text:h>
      <text:p text:style-name="Text_20_body">O <text:span text:style-name="Emphasis">Mundo dos Sapos</text:span> seguirá um modelo <text:span text:style-name="Strong_20_Emphasis">F2P (free‑to‑play)</text:span> com <text:span text:style-name="Strong_20_Emphasis">camadas premium</text:span> e um <text:span text:style-name="Strong_20_Emphasis">ecossistema híbrido</text:span> (in‑game + on‑chain) que atende tanto jogadores casuais quanto colecionadores/investidores.</text:p>
      <text:h text:style-name="P66" text:outline-level="3"><text:span text:style-name="Strong_20_Emphasis">15.1 Estrutura de Moedas</text:span></text:h>
      <text:list text:style-name="L59">
        <text:list-item>
          <text:p text:style-name="P67"><text:span text:style-name="Strong_20_Emphasis">Moeda Interna — “Moedas da Lagoa” (🪙)</text:span></text:p>
          <text:list>
            <text:list-item>
              <text:p text:style-name="P67">Ganho: jogando Hunts, missões, eventos, vendendo loot comum para NPC.</text:p>
            </text:list-item>
            <text:list-item>
              <text:p text:style-name="P67">Uso: consumíveis, crafting, reparos, taxas de mercado interno.</text:p>
            </text:list-item>
            <text:list-item>
              <text:p text:style-name="P67"><text:span text:style-name="Strong_20_Emphasis">Não é cripto</text:span>, não sai do jogo.</text:p>
            </text:list-item>
          </text:list>
        </text:list-item>
        <text:list-item>
          <text:p text:style-name="P67"><text:span text:style-name="Strong_20_Emphasis">Moeda Premium — “Pérolas Ancestrais” (💎)</text:span></text:p>
          <text:list>
            <text:list-item>
              <text:p text:style-name="P67">Ganho: compra com dinheiro real, prêmios sazonais, troca limitada por Moedas da Lagoa (com taxa).</text:p>
            </text:list-item>
            <text:list-item>
              <text:p text:style-name="P67">Uso: cosméticos, passes de temporada, acelerar crafting/breeding, Hunts especiais, compra de NFTs internos.</text:p>
            </text:list-item>
          </text:list>
        </text:list-item>
        <text:list-item>
          <text:p text:style-name="P67"><text:span text:style-name="Strong_20_Emphasis">Cripto/NFT (Rede escolhida)</text:span></text:p>
          <text:list>
            <text:list-item>
              <text:p text:style-name="P67">Ativos únicos com liquidez externa (equipamentos raros, sapos mintados, blueprints lendários).</text:p>
            </text:list-item>
            <text:list-item>
              <text:p text:style-name="P67">Troca peer‑to‑peer no marketplace do jogo ou integrado a mercados externos.</text:p>
            </text:list-item>
          </text:list>
        </text:list-item>
      </text:list>
      <text:h text:style-name="P66" text:outline-level="3"><text:span text:style-name="Strong_20_Emphasis"/></text:h>
      <text:h text:style-name="P68" text:outline-level="3"><text:span text:style-name="Strong_20_Emphasis">15.2 Fontes de Receita (para o jogo)</text:span></text:h>
      <text:list text:style-name="L60">
        <text:list-item>
          <text:p text:style-name="P69">💳 <text:span text:style-name="Strong_20_Emphasis">Venda de Pérolas Ancestrais</text:span> — pacotes com bônus progressivos.</text:p>
        </text:list-item>
        <text:list-item>
          <text:p text:style-name="P69">🛍 <text:span text:style-name="Strong_20_Emphasis">Lojas de Cosméticos/NFTs</text:span> — skins, equipamentos raros de eventos.</text:p>
        </text:list-item>
        <text:list-item>
          <text:p text:style-name="P69">📜 <text:span text:style-name="Strong_20_Emphasis">Blueprints Exclusivos</text:span> — limitados e vendidos em leilões.</text:p>
        </text:list-item>
        <text:list-item>
          <text:p text:style-name="P69">🎟 <text:span text:style-name="Strong_20_Emphasis">Passes de Temporada/Eventos</text:span> — liberam conteúdo extra e recompensas exclusivas.</text:p>
        </text:list-item>
        <text:list-item>
          <text:p text:style-name="P69">💱 <text:span text:style-name="Strong_20_Emphasis">Taxas de Mercado On‑Chain</text:span> — porcentagem sobre trocas de NFTs.</text:p>
        </text:list-item>
        <text:list-item>
          <text:p text:style-name="P69">🚀 <text:span text:style-name="Strong_20_Emphasis">Serviços de Conveniência</text:span> — aceleração de processos, teleporte, slots extras de breeding.</text:p>
        </text:list-item>
      </text:list>
      <text:h text:style-name="P66" text:outline-level="3"><text:span text:style-name="Strong_20_Emphasis">15.3 Fontes de Ganho (para o jogador)</text:span></text:h>
      <text:list text:style-name="L61">
        <text:list-item>
          <text:p text:style-name="P70">Loot e crafting de itens vendáveis no mercado interno.</text:p>
        </text:list-item>
        <text:list-item>
          <text:p text:style-name="P70">Participação em eventos com recompensas de alto valor.</text:p>
        </text:list-item>
        <text:list-item>
          <text:p text:style-name="P70">Venda de NFTs raros obtidos por drop ou breeding.</text:p>
        </text:list-item>
        <text:list-item>
          <text:p text:style-name="P70">Conversão limitada de Moeda Interna → Moeda Premium (com taxa alta para controle).</text:p>
        </text:list-item>
      </text:list>
      <text:h text:style-name="P66" text:outline-level="3"><text:span text:style-name="Strong_20_Emphasis">15.4 Tipos de Consumidor</text:span></text:h>
      <text:list text:style-name="L62">
        <text:list-item>
          <text:p text:style-name="P71"><text:span text:style-name="Strong_20_Emphasis">Free Player</text:span></text:p>
          <text:list>
            <text:list-item>
              <text:p text:style-name="P71">Não investe dinheiro real.</text:p>
            </text:list-item>
            <text:list-item>
              <text:p text:style-name="P71">Foca em loot, crafting, mercado interno.</text:p>
            </text:list-item>
            <text:list-item>
              <text:p text:style-name="P71">Pode acessar NFTs via drop ou troca, mas com menor frequência.</text:p>
            </text:list-item>
          </text:list>
        </text:list-item>
        <text:list-item>
          <text:p text:style-name="P71"><text:span text:style-name="Strong_20_Emphasis">Premium Player</text:span></text:p>
          <text:list>
            <text:list-item>
              <text:p text:style-name="P71">Compra moeda premium e passes.</text:p>
            </text:list-item>
            <text:list-item>
              <text:p text:style-name="P71">Foca na personalização e conveniência.</text:p>
            </text:list-item>
            <text:list-item>
              <text:p text:style-name="P71">Tem acesso mais rápido a conteúdos e aceleração de progressão.</text:p>
            </text:list-item>
          </text:list>
        </text:list-item>
        <text:list-item>
          <text:p text:style-name="P71"><text:span text:style-name="Strong_20_Emphasis">Colecionador/Trader</text:span></text:p>
          <text:list>
            <text:list-item>
              <text:p text:style-name="P71">Investe em NFTs raros.</text:p>
            </text:list-item>
            <text:list-item>
              <text:p text:style-name="P71">Interessa‑se por skins limitadas e breeding estratégico.</text:p>
            </text:list-item>
            <text:list-item>
              <text:p text:style-name="P71">Atua no mercado externo para retorno financeiro.</text:p>
            </text:list-item>
          </text:list>
        </text:list-item>
      </text:list>
      <text:h text:style-name="P66" text:outline-level="3"><text:span text:style-name="Strong_20_Emphasis">15.5 Sinks (Drenos de Moeda)</text:span></text:h>
      <text:list text:style-name="L63">
        <text:list-item>
          <text:p text:style-name="P72">Taxas de crafting/upgrades (moeda interna e premium).</text:p>
        </text:list-item>
        <text:list-item>
          <text:p text:style-name="P72">Reparos de equipamentos funcionais.</text:p>
        </text:list-item>
        <text:list-item>
          <text:p text:style-name="P72">Consumo constante de comida e poções.</text:p>
        </text:list-item>
        <text:list-item>
          <text:p text:style-name="P72">Conversão de interna → premium com taxa.</text:p>
        </text:list-item>
        <text:list-item>
          <text:p text:style-name="P72">Participação em eventos pagos (premium).</text:p>
        </text:list-item>
      </text:list>
      <text:h text:style-name="P66" text:outline-level="3"><text:soft-page-break/><text:span text:style-name="Strong_20_Emphasis">15.6 Economia Segura</text:span></text:h>
      <text:list text:style-name="L64">
        <text:list-item>
          <text:p text:style-name="P73"><text:span text:style-name="Strong_20_Emphasis">Taxas dinâmicas</text:span>: podem ser ajustadas para controlar inflação/desvalorização.</text:p>
        </text:list-item>
        <text:list-item>
          <text:p text:style-name="P73"><text:span text:style-name="Strong_20_Emphasis">Oferta limitada</text:span>: NFTs e blueprints com supply fixo.</text:p>
        </text:list-item>
        <text:list-item>
          <text:p text:style-name="P73"><text:span text:style-name="Strong_20_Emphasis">Drop ajustável</text:span>: loot raro adaptado via telemetria.</text:p>
        </text:list-item>
        <text:list-item>
          <text:p text:style-name="P73"><text:span text:style-name="Strong_20_Emphasis">Proteção anti‑farm</text:span>: limites diários de ganhos para contas novas ou suspeitas.</text:p>
        </text:list-item>
      </text:list>
      <text:h text:style-name="P66" text:outline-level="3"><text:span text:style-name="Strong_20_Emphasis">15.7 Cenários de Receita</text:span></text:h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office:value-type="string">
              <text:p text:style-name="Table_20_Heading">Cenário</text:p>
            </table:table-cell>
            <table:table-cell table:style-name="Tabela24.A1" office:value-type="string">
              <text:p text:style-name="Table_20_Heading">ARPU (mês)</text:p>
            </table:table-cell>
            <table:table-cell table:style-name="Tabela24.A1" office:value-type="string">
              <text:p text:style-name="Table_20_Heading">ARPDAU</text:p>
            </table:table-cell>
            <table:table-cell table:style-name="Tabela24.A1" office:value-type="string">
              <text:p text:style-name="Table_20_Heading">Conversão %</text:p>
            </table:table-cell>
            <table:table-cell table:style-name="Tabela24.A1" office:value-type="string">
              <text:p text:style-name="Table_20_Heading">Ticket Médio Premium</text:p>
            </table:table-cell>
          </table:table-row>
        </table:table-header-rows>
        <table:table-row>
          <table:table-cell table:style-name="Tabela24.A1" office:value-type="string">
            <text:p text:style-name="Table_20_Contents">Conservador</text:p>
          </table:table-cell>
          <table:table-cell table:style-name="Tabela24.A1" office:value-type="string">
            <text:p text:style-name="Table_20_Contents">US$ 0,60</text:p>
          </table:table-cell>
          <table:table-cell table:style-name="Tabela24.A1" office:value-type="string">
            <text:p text:style-name="Table_20_Contents">US$ 0,04</text:p>
          </table:table-cell>
          <table:table-cell table:style-name="Tabela24.A1" office:value-type="string">
            <text:p text:style-name="Table_20_Contents">1,5%</text:p>
          </table:table-cell>
          <table:table-cell table:style-name="Tabela24.A1" office:value-type="string">
            <text:p text:style-name="Table_20_Contents">US$ 8</text:p>
          </table:table-cell>
        </table:table-row>
        <table:table-row>
          <table:table-cell table:style-name="Tabela24.A1" office:value-type="string">
            <text:p text:style-name="Table_20_Contents">Médio</text:p>
          </table:table-cell>
          <table:table-cell table:style-name="Tabela24.A1" office:value-type="string">
            <text:p text:style-name="Table_20_Contents">US$ 1,20</text:p>
          </table:table-cell>
          <table:table-cell table:style-name="Tabela24.A1" office:value-type="string">
            <text:p text:style-name="Table_20_Contents">US$ 0,08</text:p>
          </table:table-cell>
          <table:table-cell table:style-name="Tabela24.A1" office:value-type="string">
            <text:p text:style-name="Table_20_Contents">3%</text:p>
          </table:table-cell>
          <table:table-cell table:style-name="Tabela24.A1" office:value-type="string">
            <text:p text:style-name="Table_20_Contents">US$ 10</text:p>
          </table:table-cell>
        </table:table-row>
        <table:table-row>
          <table:table-cell table:style-name="Tabela24.A1" office:value-type="string">
            <text:p text:style-name="Table_20_Contents">Otimista</text:p>
          </table:table-cell>
          <table:table-cell table:style-name="Tabela24.A1" office:value-type="string">
            <text:p text:style-name="Table_20_Contents">US$ 2,00</text:p>
          </table:table-cell>
          <table:table-cell table:style-name="Tabela24.A1" office:value-type="string">
            <text:p text:style-name="Table_20_Contents">US$ 0,12</text:p>
          </table:table-cell>
          <table:table-cell table:style-name="Tabela24.A1" office:value-type="string">
            <text:p text:style-name="Table_20_Contents">5%</text:p>
          </table:table-cell>
          <table:table-cell table:style-name="Tabela24.A1" office:value-type="string">
            <text:p text:style-name="Table_20_Contents">US$ 12</text:p>
          </table:table-cell>
        </table:table-row>
      </table:table>
      <text:p text:style-name="P74"><text:span text:style-name="Strong_20_Emphasis">Glossário:</text:span> <text:span text:style-name="Strong_20_Emphasis">ARPU</text:span> – receita média por usuário/mês <text:span text:style-name="Strong_20_Emphasis">ARPDAU</text:span> – receita média por usuário ativo diário <text:span text:style-name="Strong_20_Emphasis">Conversão %</text:span> – percentual de jogadores que gastam dinheiro <text:span text:style-name="Strong_20_Emphasis">Ticket Médio Premium</text:span> – gasto médio de quem paga</text:p>
      <text:h text:style-name="P66" text:outline-level="3"><text:span text:style-name="Strong_20_Emphasis">15.8 Fluxo Visual do Dinheiro</text:span></text:h>
      <text:p text:style-name="Text_20_body">mermaid</text:p>
      <text:p text:style-name="P75"><text:span text:style-name="Source_20_Text">flowchart TB</text:span></text:p>
      <text:p text:style-name="P75"><text:span text:style-name="Source_20_Text">J[Jogador] --&gt;|Hunts/Missões| MI[Moeda Interna]</text:span></text:p>
      <text:p text:style-name="P75"><text:span text:style-name="Source_20_Text">J --&gt;|Compra| MP[Moeda Premium]</text:span></text:p>
      <text:p text:style-name="P75"><text:span text:style-name="Source_20_Text">MI --&gt;|Craft/Taxas/Conversão| MP</text:span></text:p>
      <text:p text:style-name="P75"><text:span text:style-name="Source_20_Text">MP --&gt;|Premium Store / NFTs| Jogo[Receita Jogo]</text:span></text:p>
      <text:p text:style-name="P75"><text:span text:style-name="Source_20_Text">NFTs --&gt;|Marketplace| Jogadores</text:span></text:p>
      <text:p text:style-name="P75"><text:span text:style-name="Source_20_Text">Marketplace --&gt;|Taxa| Jogo</text:span></text:p>
      <text:h text:style-name="P65" text:outline-level="2">📢 16. Como o Jogador Ganha Dinheiro</text:h>
      <text:p text:style-name="Text_20_body">Dentro do <text:span text:style-name="Emphasis">Mundo dos Sapos</text:span>, existem <text:span text:style-name="Strong_20_Emphasis">quatro vias principais</text:span> de geração de valor para o jogador:</text:p>
      <text:list text:style-name="L65">
        <text:list-item>
          <text:p text:style-name="P76"><text:span text:style-name="Strong_20_Emphasis">Mercado Interno (In‑Game)</text:span></text:p>
          <text:list>
            <text:list-item>
              <text:p text:style-name="P76">Vender loot comum, materiais e consumíveis para outros jogadores via moedas da Lagoa.</text:p>
            </text:list-item>
            <text:list-item>
              <text:p text:style-name="P76">Apesar de não ser dinheiro real, esse fluxo alimenta progressão e prepara para alcançar ativos de maior valor.</text:p>
            </text:list-item>
          </text:list>
        </text:list-item>
        <text:list-item>
          <text:p text:style-name="P76"><text:span text:style-name="Strong_20_Emphasis">Eventos e Hunts Raras</text:span></text:p>
          <text:list>
            <text:list-item>
              <text:p text:style-name="P76">Participação em Hunts, chefes e eventos sazonais com chance de drop de NFTs, blueprints lendários ou cosméticos limitados.</text:p>
            </text:list-item>
            <text:list-item>
              <text:p text:style-name="P76">Esses ativos têm mercado próprio, podendo ser vendidos internamente (por moeda premium) ou externamente (em cripto).</text:p>
            </text:list-item>
          </text:list>
        </text:list-item>
        <text:list-item>
          <text:p text:style-name="P77"><text:span text:style-name="Strong_20_Emphasis">Breeding e Venda de Sapos</text:span></text:p>
          <text:list>
            <text:list-item>
              <text:p text:style-name="P76">Criar sapos raros ou com skills valiosas e listá‑los no marketplace on‑chain.</text:p>
            </text:list-item>
            <text:list-item>
              <text:p text:style-name="P76">O valor depende de raridade, aparência, habilidades e demanda de outros jogadores.</text:p>
            </text:list-item>
          </text:list>
        </text:list-item>
        <text:list-item>
          <text:p text:style-name="P76"><text:span text:style-name="Strong_20_Emphasis">Trocas P2P On‑Chain</text:span></text:p>
          <text:list>
            <text:list-item>
              <text:p text:style-name="P76">Venda de NFTs para outros jogadores em mercados externos integrados (ex.: OpenSea, Element), recebendo cripto diretamente na carteira conectada.</text:p>
            </text:list-item>
          </text:list>
        </text:list-item>
      </text:list>
      <text:h text:style-name="P78" text:outline-level="2">🛡 17. Como o Jogo Guarda e Movimenta o Dinheiro</text:h>
      <text:p text:style-name="Text_20_body">Transparência e segurança são pilares para manter a confiança dos jogadores.</text:p>
      <text:h text:style-name="P66" text:outline-level="3">17.1 Custódia On‑Chain</text:h>
      <text:list text:style-name="L66">
        <text:list-item>
          <text:p text:style-name="P79"><text:span text:style-name="Strong_20_Emphasis">Ativos NFT</text:span> (sapos, equipamentos, blueprints) ficam sempre na <text:span text:style-name="Strong_20_Emphasis">carteira blockchain</text:span> do jogador ou na <text:span text:style-name="Strong_20_Emphasis">custódia segura do jogo</text:span> (custodial wallet) se ele optar pela solução simples.</text:p>
        </text:list-item>
        <text:list-item>
          <text:p text:style-name="P79"><text:span text:style-name="Strong_20_Emphasis">Transações</text:span> ocorrem via smart contracts auditados, com taxas claras.</text:p>
        </text:list-item>
      </text:list>
      <text:h text:style-name="P66" text:outline-level="3">17.2 Custódia Off‑Chain</text:h>
      <text:list text:style-name="L67">
        <text:list-item>
          <text:p text:style-name="P80"><text:span text:style-name="Strong_20_Emphasis">Moeda Interna e Premium</text:span> ficam armazenadas no <text:span text:style-name="Strong_20_Emphasis">banco de dados do jogo</text:span>, vinculadas à conta do jogador.</text:p>
        </text:list-item>
        <text:list-item>
          <text:p text:style-name="P80">Protetores contra fraude: logs de transações, limites diários de transferência, verificações anti‑bot.</text:p>
        </text:list-item>
      </text:list>
      <text:h text:style-name="P66" text:outline-level="3">17.3 Receitas e Tesouraria do Projeto</text:h>
      <text:list text:style-name="L68">
        <text:list-item>
          <text:p text:style-name="P81"><text:span text:style-name="Strong_20_Emphasis">Carteira‑cofre</text:span> (multi‑assinatura) guarda a parte do time: receitas de vendas premium, taxas de marketplace e reservas para eventos futuros.</text:p>
        </text:list-item>
        <text:list-item>
          <text:p text:style-name="P81"><text:span text:style-name="Strong_20_Emphasis">Fundo de Liquidez</text:span> para recompensar eventos e manter valor de mercado dos ativos.</text:p>
        </text:list-item>
      </text:list>
      <text:h text:style-name="P66" text:outline-level="3">17.4 Proteções</text:h>
      <text:list text:style-name="L69">
        <text:list-item>
          <text:p text:style-name="P82">Auditoria externa de contratos inteligentes antes de cada grande atualização.</text:p>
        </text:list-item>
        <text:list-item>
          <text:p text:style-name="P82">Backup diário de dados off‑chain.</text:p>
        </text:list-item>
        <text:list-item>
          <text:p text:style-name="P82">Seguro contra falhas críticas em parceiros de custódia cripto.</text:p>
        </text:list-item>
      </text:list>
      <text:h text:style-name="P78" text:outline-level="2"/>
      <text:h text:style-name="P83" text:outline-level="2">🔄 18. Fluxo Simplificado</text:h>
      <text:p text:style-name="Text_20_body">mermaid</text:p>
      <text:p text:style-name="P75"><text:span text:style-name="Source_20_Text">flowchart LR</text:span></text:p>
      <text:p text:style-name="P75"><text:span text:style-name="Source_20_Text">subgraph Jogador</text:span></text:p>
      <text:p text:style-name="P75"><text:span text:style-name="Source_20_Text">L[Hunt/Eventos] --&gt; LOOT[Loot Comum/NFT]</text:span></text:p>
      <text:p text:style-name="P75"><text:span text:style-name="Source_20_Text">LOOT --&gt;|Vender in‑game| MI[Moedas da Lagoa]</text:span></text:p>
      <text:p text:style-name="P75"><text:span text:style-name="Source_20_Text">LOOT --&gt;|Vender on‑chain| CRIP[Cripto]</text:span></text:p>
      <text:p text:style-name="P75"><text:span text:style-name="Source_20_Text">end</text:span></text:p>
      <text:p text:style-name="P75"/>
      <text:p text:style-name="P75"><text:span text:style-name="Source_20_Text">subgraph Jogo</text:span></text:p>
      <text:p text:style-name="P75"><text:span text:style-name="Source_20_Text">MI -.armazenado em-&gt; DB[(Banco de Dados)]</text:span></text:p>
      <text:p text:style-name="P75"><text:span text:style-name="Source_20_Text">CRIP -.via-&gt; WALLET[(Carteira do jogador)]</text:span></text:p>
      <text:p text:style-name="P75"><text:span text:style-name="Source_20_Text">TAXA[Taxa de venda] --&gt; TESOURARIA[Carteira‑cofre]</text:span></text:p>
      <text:p text:style-name="P75"><text:span text:style-name="Source_20_Text">end</text:span></text:p>
      <text:p text:style-name="Text_20_body">💡 <text:span text:style-name="Strong_20_Emphasis">Resumo para o jogador</text:span>: você pode jogar e lucrar vendendo itens comuns internamente ou ativos raros/NFTs externamente. 💡 <text:span text:style-name="Strong_20_Emphasis">Resumo para nós</text:span>: guardamos moedas internas e premium no nosso banco seguro, ativos NFT em contratos e carteiras blockchain, e mantemos uma tesouraria controlada por multi‑assinatura para receitas e prêmios.</text:p>
      <text:h text:style-name="P78" text:outline-level="2"/>
      <text:h text:style-name="P83" text:outline-level="2">📖 <text:span text:style-name="Strong_20_Emphasis">Guia do Jogador — Ganhos e Retiradas no Mundo dos Sapos</text:span></text:h>
      <text:p text:style-name="Text_20_body">Este guia mostra <text:span text:style-name="Strong_20_Emphasis">passo a passo</text:span> como você pode transformar o seu tempo de jogo em valor — seja para reinvestir na progressão ou sacar para o mundo real.</text:p>
      <text:h text:style-name="P66" text:outline-level="3"><text:span text:style-name="Strong_20_Emphasis">1️⃣ Ganhe jogando</text:span></text:h>
      <text:p text:style-name="Text_20_body">Você tem várias formas de acumular valor:</text:p>
      <text:list text:style-name="L70">
        <text:list-item>
          <text:p text:style-name="P84"><text:span text:style-name="Strong_20_Emphasis">Hunts e Missões:</text:span> lute, explore e complete objetivos para obter loot.</text:p>
        </text:list-item>
        <text:list-item>
          <text:p text:style-name="P84"><text:span text:style-name="Strong_20_Emphasis">Eventos Sazonais:</text:span> participações garantem itens especiais, alguns deles NFTs.</text:p>
        </text:list-item>
        <text:list-item>
          <text:p text:style-name="P84"><text:span text:style-name="Strong_20_Emphasis">Breeding Estratégico:</text:span> crie sapos raros ou com habilidades únicas e valorize-os.</text:p>
        </text:list-item>
        <text:list-item>
          <text:p text:style-name="P84"><text:span text:style-name="Strong_20_Emphasis">Mercado Interno:</text:span> venda itens e consumíveis comuns para outros jogadores (moeda interna).</text:p>
        </text:list-item>
        <text:list-item>
          <text:p text:style-name="P84"><text:span text:style-name="Strong_20_Emphasis">Marketplace On‑Chain:</text:span> liste e negocie seus NFTs (sapos, equipamentos, blueprints raros) com outros jogadores.</text:p>
        </text:list-item>
      </text:list>
      <text:p text:style-name="Text_20_body">💡 <text:span text:style-name="Strong_20_Emphasis">Dica:</text:span> raridade, aparência e habilidades únicas são os fatores que mais aumentam o valor de venda.</text:p>
      <text:h text:style-name="P66" text:outline-level="3"><text:span text:style-name="Strong_20_Emphasis">2️⃣ Do loot ao dinheiro</text:span></text:h>
      <text:p text:style-name="Text_20_body"><text:span text:style-name="Strong_20_Emphasis">Fluxo simples:</text:span></text:p>
      <text:list text:style-name="L71">
        <text:list-item>
          <text:p text:style-name="P85"><text:span text:style-name="Strong_20_Emphasis">Você joga</text:span> → recebe loot (item comum ou NFT).</text:p>
        </text:list-item>
        <text:list-item>
          <text:p text:style-name="P85"><text:span text:style-name="Strong_20_Emphasis">Item comum</text:span> → vende por <text:span text:style-name="Strong_20_Emphasis">Moedas da Lagoa</text:span> (internas).</text:p>
        </text:list-item>
        <text:list-item>
          <text:p text:style-name="P85"><text:span text:style-name="Strong_20_Emphasis">NFT</text:span> → vende no <text:span text:style-name="Strong_20_Emphasis">Marketplace On‑Chain</text:span> → recebe cripto na carteira conectada.</text:p>
        </text:list-item>
        <text:list-item>
          <text:p text:style-name="P85"><text:span text:style-name="Strong_20_Emphasis">Moeda Interna → Premium:</text:span> pode converter (com taxa) para comprar NFTs/serviços.</text:p>
        </text:list-item>
        <text:list-item>
          <text:p text:style-name="P85"><text:span text:style-name="Strong_20_Emphasis">Cripto → Dinheiro real:</text:span> usando sua corretora ou carteira preferida.</text:p>
        </text:list-item>
      </text:list>
      <text:h text:style-name="P66" text:outline-level="3"><text:span text:style-name="Strong_20_Emphasis">3️⃣ Como retirar</text:span></text:h>
      <text:list text:style-name="L72">
        <text:list-item>
          <text:p text:style-name="P86">Conecte uma <text:span text:style-name="Strong_20_Emphasis">carteira compatível</text:span> (ex.: MetaMask) à sua conta do jogo.</text:p>
        </text:list-item>
        <text:list-item>
          <text:p text:style-name="P86">Ao vender um NFT, o valor em cripto cai direto na sua carteira.</text:p>
        </text:list-item>
        <text:list-item>
          <text:p text:style-name="P86">Transfira para uma corretora (ex.: Binance, Mercado Bitcoin) e saque para sua conta bancária.</text:p>
        </text:list-item>
      </text:list>
      <text:p text:style-name="Text_20_body">🔒 <text:span text:style-name="Strong_20_Emphasis">Segurança:</text:span> nunca compartilhe suas chaves privadas ou seed phrase.</text:p>
      <text:h text:style-name="P66" text:outline-level="3"><text:span text:style-name="Strong_20_Emphasis">4️⃣ Como o jogo guarda seu dinheiro</text:span></text:h>
      <text:list text:style-name="L73">
        <text:list-item>
          <text:p text:style-name="P87"><text:span text:style-name="Strong_20_Emphasis">Moedas Internas/Premium:</text:span> ficam registradas no <text:span text:style-name="Strong_20_Emphasis">banco de dados seguro do jogo</text:span>, vinculadas à sua conta.</text:p>
        </text:list-item>
        <text:list-item>
          <text:p text:style-name="P87"><text:span text:style-name="Strong_20_Emphasis">NFTs/cripto:</text:span> ficam na blockchain, na <text:span text:style-name="Strong_20_Emphasis">sua carteira</text:span> ou numa <text:span text:style-name="Strong_20_Emphasis">custódia segura</text:span> se preferir simplicidade.</text:p>
        </text:list-item>
        <text:list-item>
          <text:p text:style-name="P87"><text:soft-page-break/><text:span text:style-name="Strong_20_Emphasis">Tesouraria do Jogo:</text:span> carteira multi‑assinatura usada para:</text:p>
          <text:list>
            <text:list-item>
              <text:p text:style-name="P87">Arrecadar taxas de mercado.</text:p>
            </text:list-item>
            <text:list-item>
              <text:p text:style-name="P87">Guardar fundos para recompensas de eventos.</text:p>
            </text:list-item>
            <text:list-item>
              <text:p text:style-name="P87">Garantir liquidez dos ativos raros.</text:p>
            </text:list-item>
          </text:list>
        </text:list-item>
      </text:list>
      <text:h text:style-name="P66" text:outline-level="3"><text:span text:style-name="Strong_20_Emphasis">5️⃣ Proteções e garantias</text:span></text:h>
      <text:list text:style-name="L74">
        <text:list-item>
          <text:p text:style-name="P88"><text:span text:style-name="Strong_20_Emphasis">Contratos inteligentes auditados</text:span> antes de cada lançamento importante.</text:p>
        </text:list-item>
        <text:list-item>
          <text:p text:style-name="P88"><text:span text:style-name="Strong_20_Emphasis">Taxas transparentes</text:span> e sempre exibidas antes de cada transação.</text:p>
        </text:list-item>
        <text:list-item>
          <text:p text:style-name="P88"><text:span text:style-name="Strong_20_Emphasis">Logs de transações</text:span> para você conferir todo o seu histórico.</text:p>
        </text:list-item>
        <text:list-item>
          <text:p text:style-name="P88"><text:span text:style-name="Strong_20_Emphasis">Sistema anti‑bot/fraude</text:span> para proteger a economia.</text:p>
        </text:list-item>
      </text:list>
      <text:h text:style-name="P66" text:outline-level="3"><text:span text:style-name="Strong_20_Emphasis">6️⃣ Visual do Fluxo de Ganhos e Retiradas</text:span></text:h>
      <text:p text:style-name="Text_20_body">mermaid</text:p>
      <text:p text:style-name="P75"><text:span text:style-name="Source_20_Text">flowchart LR</text:span></text:p>
      <text:p text:style-name="P75"><text:span text:style-name="Source_20_Text">J[Você joga] --&gt; L[Loot comum ou NFT]</text:span></text:p>
      <text:p text:style-name="P75"><text:span text:style-name="Source_20_Text">L --&gt;|Venda interna| MI[Moedas da Lagoa]</text:span></text:p>
      <text:p text:style-name="P75"><text:span text:style-name="Source_20_Text">MI --&gt;|Conversão opcional| MP[Pérolas Ancestrais]</text:span></text:p>
      <text:p text:style-name="P75"><text:span text:style-name="Source_20_Text">L --&gt;|Venda NFT| CRIP[Cripto na carteira]</text:span></text:p>
      <text:p text:style-name="P75"><text:span text:style-name="Source_20_Text">CRIP --&gt; C[Corretora]</text:span></text:p>
      <text:p text:style-name="P75"><text:span text:style-name="Source_20_Text">C --&gt; $[Conta bancária]</text:span></text:p>
      <text:p text:style-name="Text_20_body">💬 <text:span text:style-name="Strong_20_Emphasis">Resumo para o jogador:</text:span></text:p>
      <text:list text:style-name="L75">
        <text:list-item>
          <text:p text:style-name="P89"><text:span text:style-name="Strong_20_Emphasis">Ganhar:</text:span> jogando e explorando oportunidades raras.</text:p>
        </text:list-item>
        <text:list-item>
          <text:p text:style-name="P89"><text:span text:style-name="Strong_20_Emphasis">Reter:</text:span> moedas internas e NFTs ficam seguras em seus respectivos ambientes.</text:p>
        </text:list-item>
        <text:list-item>
          <text:p text:style-name="P89"><text:span text:style-name="Strong_20_Emphasis">Sacar:</text:span> NFTs viram cripto, cripto vira dinheiro na sua conta.</text:p>
        </text:list-item>
      </text:list>
      <text:p text:style-name="Text_20_body"/>
      <text:h text:style-name="P83" text:outline-level="2">❓ FAQ – Ganhar e Retirar Dinheiro no <text:span text:style-name="Emphasis">Mundo dos Sapos</text:span></text:h>
      <text:h text:style-name="P66" text:outline-level="3"><text:span text:style-name="Strong_20_Emphasis">💰 Como posso ganhar dinheiro jogando?</text:span></text:h>
      <text:p text:style-name="Text_20_body">Você pode gerar valor de quatro formas:</text:p>
      <text:list text:style-name="L76">
        <text:list-item>
          <text:p text:style-name="P90">Vendendo loot comum no <text:span text:style-name="Strong_20_Emphasis">Mercado Interno</text:span> (moedas da Lagoa) para outros jogadores.</text:p>
        </text:list-item>
        <text:list-item>
          <text:p text:style-name="P90">Participando de <text:span text:style-name="Strong_20_Emphasis">eventos e Hunts raras</text:span> com drops de NFTs ou itens únicos.</text:p>
        </text:list-item>
        <text:list-item>
          <text:p text:style-name="P90">Fazendo <text:span text:style-name="Strong_20_Emphasis">breeding estratégico</text:span> de sapos raros e vendendo no marketplace on‑chain.</text:p>
        </text:list-item>
        <text:list-item>
          <text:p text:style-name="P90">Negociando <text:span text:style-name="Strong_20_Emphasis">NFTs</text:span> diretamente com outros jogadores em mercados externos, recebendo cripto.</text:p>
        </text:list-item>
      </text:list>
      <text:h text:style-name="P66" text:outline-level="3"><text:span text:style-name="Strong_20_Emphasis">🪙 Qual a diferença entre Moeda Interna, Premium e Cripto?</text:span></text:h>
      <text:list text:style-name="L77">
        <text:list-item>
          <text:p text:style-name="P91"><text:span text:style-name="Strong_20_Emphasis">Moeda Interna (Moedas da Lagoa):</text:span> só circula dentro do jogo, obtida jogando, usada para itens comuns e crafting.</text:p>
        </text:list-item>
        <text:list-item>
          <text:p text:style-name="P91"><text:span text:style-name="Strong_20_Emphasis">Moeda Premium (Pérolas Ancestrais):</text:span> comprada com dinheiro real ou conquistada em eventos; usada para cosméticos, acelerações e acesso a Hunts especiais.</text:p>
        </text:list-item>
        <text:list-item>
          <text:p text:style-name="P91"><text:span text:style-name="Strong_20_Emphasis">Cripto:</text:span> valor real recebido na sua carteira ao vender NFTs, que pode ser convertido para dinheiro via corretoras.</text:p>
        </text:list-item>
      </text:list>
      <text:h text:style-name="P66" text:outline-level="3"><text:span text:style-name="Strong_20_Emphasis">🔐 Onde o meu dinheiro e meus itens ficam guardados?</text:span></text:h>
      <text:list text:style-name="L78">
        <text:list-item>
          <text:p text:style-name="P92"><text:span text:style-name="Strong_20_Emphasis">Moeda Interna/Premium:</text:span> armazenadas no banco de dados seguro do jogo, ligadas à sua conta.</text:p>
        </text:list-item>
        <text:list-item>
          <text:p text:style-name="P92"><text:span text:style-name="Strong_20_Emphasis">NFTs/cripto:</text:span> na blockchain, na sua própria carteira conectada ou numa carteira custodial do jogo (se preferir simplicidade).</text:p>
        </text:list-item>
        <text:list-item>
          <text:p text:style-name="P92">O jogo mantém uma <text:span text:style-name="Strong_20_Emphasis">tesouraria multi‑assinatura</text:span> para taxas e fundos de recompensa.</text:p>
        </text:list-item>
      </text:list>
      <text:h text:style-name="P66" text:outline-level="3"><text:span text:style-name="Strong_20_Emphasis">💱 Como converter itens em dinheiro real?</text:span></text:h>
      <text:list text:style-name="L79">
        <text:list-item>
          <text:p text:style-name="P93">Obtenha um NFT jogando ou criando via breeding.</text:p>
        </text:list-item>
        <text:list-item>
          <text:p text:style-name="P93">Venda no marketplace on‑chain — cripto cai direto na sua carteira.</text:p>
        </text:list-item>
        <text:list-item>
          <text:p text:style-name="P93">Transfira da carteira para uma corretora confiável.</text:p>
        </text:list-item>
        <text:list-item>
          <text:p text:style-name="P93">Saque para a sua conta bancária.</text:p>
        </text:list-item>
      </text:list>
      <text:h text:style-name="P66" text:outline-level="3"><text:span text:style-name="Strong_20_Emphasis">🛡 O jogo pode mexer nos meus NFTs ou cripto?</text:span></text:h>
      <text:p text:style-name="Text_20_body">Não — se os ativos estiverem na sua carteira pessoal, só você tem acesso. Se estiverem em carteira custodial do jogo, há mecanismos seguros, mas você confia temporariamente a guarda ao sistema.</text:p>
      <text:h text:style-name="P66" text:outline-level="3"><text:span text:style-name="Strong_20_Emphasis"/></text:h>
      <text:h text:style-name="P68" text:outline-level="3"><text:span text:style-name="Strong_20_Emphasis">📉 Existem taxas?</text:span></text:h>
      <text:p text:style-name="Text_20_body">Sim, mas elas são sempre exibidas antes de qualquer operação:</text:p>
      <text:list text:style-name="L80">
        <text:list-item>
          <text:p text:style-name="P94">Taxa fixa ou percentual no marketplace on‑chain.</text:p>
        </text:list-item>
        <text:list-item>
          <text:p text:style-name="P94">Taxa de conversão de Moeda Interna para Premium.</text:p>
        </text:list-item>
        <text:list-item>
          <text:p text:style-name="P94">Taxas da rede blockchain (gas).</text:p>
        </text:list-item>
      </text:list>
      <text:h text:style-name="P66" text:outline-level="3"><text:span text:style-name="Strong_20_Emphasis">⚠️ Como o jogo garante segurança e estabilidade da economia?</text:span></text:h>
      <text:list text:style-name="L81">
        <text:list-item>
          <text:p text:style-name="P95">Contratos inteligentes auditados antes de grandes lançamentos.</text:p>
        </text:list-item>
        <text:list-item>
          <text:p text:style-name="P95">Logs completos de transações.</text:p>
        </text:list-item>
        <text:list-item>
          <text:p text:style-name="P95">Monitoramento anti‑fraude e anti‑bot.</text:p>
        </text:list-item>
        <text:list-item>
          <text:p text:style-name="P95">Ajustes dinâmicos de drop e recompensas para manter equilíbrio.</text:p>
        </text:list-item>
      </text:list>
      <text:h text:style-name="P66" text:outline-level="3"><text:span text:style-name="Strong_20_Emphasis">📈 Dicas para maximizar seus ganhos</text:span></text:h>
      <text:list text:style-name="L82">
        <text:list-item>
          <text:p text:style-name="P96">Foque em eventos e Hunts que droppam NFTs limitados.</text:p>
        </text:list-item>
        <text:list-item>
          <text:p text:style-name="P96">Estude o mercado: veja o que outros jogadores estão comprando caro.</text:p>
        </text:list-item>
        <text:list-item>
          <text:p text:style-name="P96">Use itens de suporte no breeding para aumentar chances de raridade.</text:p>
        </text:list-item>
        <text:list-item>
          <text:p text:style-name="P96">Mantenha sua carteira cripto segura e com 2FA na corretora.</text:p>
        </text:list-item>
      </text:list>
      <text:p text:style-name="Text_20_body"/>
      <text:h text:style-name="P83" text:outline-level="2">📊 Infográfico (versão texto para arte)</text:h>
      <text:h text:style-name="P66" text:outline-level="3"><text:span text:style-name="Strong_20_Emphasis">TÍTULO:</text:span></text:h>
      <text:p text:style-name="Text_20_body">💰 <text:span text:style-name="Strong_20_Emphasis">Do Pulo ao Lucro: Seu Caminho no Mundo dos Sapos</text:span></text:p>
      <text:h text:style-name="P66" text:outline-level="3"><text:span text:style-name="Strong_20_Emphasis">Seção 1 – Ganhe Jogando</text:span></text:h>
      <text:p text:style-name="Text_20_body">🎯 <text:span text:style-name="Strong_20_Emphasis">Atividades que geram valor</text:span>:</text:p>
      <text:list text:style-name="L83">
        <text:list-item>
          <text:p text:style-name="P97">Caçar em Hunts e derrotar chefes</text:p>
        </text:list-item>
        <text:list-item>
          <text:p text:style-name="P97">Participar de eventos sazonais</text:p>
        </text:list-item>
        <text:list-item>
          <text:p text:style-name="P97">Criar sapos raros via breeding</text:p>
        </text:list-item>
        <text:list-item>
          <text:p text:style-name="P97">Vender loot no mercado interno</text:p>
        </text:list-item>
        <text:list-item>
          <text:p text:style-name="P97">Negociar NFTs no marketplace on‑chain</text:p>
        </text:list-item>
      </text:list>
      <text:h text:style-name="P66" text:outline-level="3"><text:span text:style-name="Strong_20_Emphasis">Seção 2 – Do Loot ao Dinheiro</text:span></text:h>
      <text:p text:style-name="Text_20_body"><text:span text:style-name="Strong_20_Emphasis">Fluxo:</text:span></text:p>
      <text:p text:style-name="Text_20_body">Código</text:p>
      <text:p text:style-name="P75"><text:span text:style-name="Source_20_Text">[Você joga] </text:span></text:p>
      <text:p text:style-name="P75"><text:span text:style-name="Source_20_Text"><text:s text:c="3"/>↓</text:span></text:p>
      <text:p text:style-name="P75"><text:span text:style-name="Source_20_Text">[Recebe loot] —(comum)→ [Moedas da Lagoa]</text:span></text:p>
      <text:p text:style-name="P75"><text:span text:style-name="Source_20_Text"><text:s text:c="18"/>—(NFT)→ [Venda no Marketplace On‑Chain] → [Cripto na Carteira]</text:span></text:p>
      <text:p text:style-name="Text_20_body">💡 Itens comuns alimentam sua progressão; NFTs podem gerar valor real.</text:p>
      <text:h text:style-name="P66" text:outline-level="3"><text:span text:style-name="Strong_20_Emphasis">Seção 3 – Como Retirar</text:span></text:h>
      <text:list text:style-name="L84">
        <text:list-item>
          <text:p text:style-name="P98">Conectar carteira compatível (MetaMask, etc.)</text:p>
        </text:list-item>
        <text:list-item>
          <text:p text:style-name="P98">Vender NFT no marketplace → receber cripto</text:p>
        </text:list-item>
        <text:list-item>
          <text:p text:style-name="P98">Transferir para corretora confiável</text:p>
        </text:list-item>
        <text:list-item>
          <text:p text:style-name="P98">Sacar para sua conta bancária</text:p>
        </text:list-item>
      </text:list>
      <text:h text:style-name="P66" text:outline-level="3"><text:span text:style-name="Strong_20_Emphasis">Seção 4 – Onde o Jogo Guarda o Seu Valor</text:span></text:h>
      <text:p text:style-name="Text_20_body">🪙 Moedas Internas/Premium: <text:span text:style-name="Strong_20_Emphasis">Banco de dados seguro</text:span>, ligado à sua conta 🖼 NFTs: <text:span text:style-name="Strong_20_Emphasis">Blockchain</text:span>, na sua carteira ou custódia segura 🏦 Tesouraria multi‑assinatura do jogo: taxas + fundos de eventos</text:p>
      <text:h text:style-name="P66" text:outline-level="3"><text:span text:style-name="Strong_20_Emphasis">Seção 5 – Segurança Sempre</text:span></text:h>
      <text:list text:style-name="L85">
        <text:list-item>
          <text:p text:style-name="P99">Contratos auditados</text:p>
        </text:list-item>
        <text:list-item>
          <text:p text:style-name="P99">Taxas transparentes</text:p>
        </text:list-item>
        <text:list-item>
          <text:p text:style-name="P99">Log de transações</text:p>
        </text:list-item>
        <text:list-item>
          <text:p text:style-name="P99">Proteção anti‑bot e anti‑fraude</text:p>
        </text:list-item>
      </text:list>
      <text:h text:style-name="P78" text:outline-level="2"><text:soft-page-break/>🎨 <text:span text:style-name="Strong_20_Emphasis">Sugestão de layout para o designer</text:span>:</text:h>
      <text:list text:style-name="L86">
        <text:list-item>
          <text:p text:style-name="P100"><text:span text:style-name="Strong_20_Emphasis">Topo:</text:span> título com ilustração de um sapo segurando moedas e um NFT brilhante.</text:p>
        </text:list-item>
        <text:list-item>
          <text:p text:style-name="P100"><text:span text:style-name="Strong_20_Emphasis">Colunas</text:span>:</text:p>
          <text:list>
            <text:list-item>
              <text:p text:style-name="P100"><text:span text:style-name="Strong_20_Emphasis">Esquerda:</text:span> “Ganhe Jogando” com ícones (espada, bandeira de evento, ovo de sapo, moeda, NFT).</text:p>
            </text:list-item>
            <text:list-item>
              <text:p text:style-name="P100"><text:span text:style-name="Strong_20_Emphasis">Centro:</text:span> “Fluxo” em estilo fluxograma vertical com setas e cores (verde para loot comum, dourado para NFT).</text:p>
            </text:list-item>
            <text:list-item>
              <text:p text:style-name="P100"><text:span text:style-name="Strong_20_Emphasis">Direita:</text:span> “Como Retirar” com ícones de carteira, marketplace, corretora, banco.</text:p>
            </text:list-item>
          </text:list>
        </text:list-item>
        <text:list-item>
          <text:p text:style-name="P100"><text:span text:style-name="Strong_20_Emphasis">Rodapé:</text:span> barra de “Segurança” com ícones de cadeado, escudo e checklist.</text:p>
        </text:list-item>
      </text:list>
      <text:p text:style-name="Text_20_body"/>
      <text:h text:style-name="P83" text:outline-level="2">💵 19. Monetização e Gestão de Receita</text:h>
      <text:h text:style-name="P66" text:outline-level="3"><text:span text:style-name="Strong_20_Emphasis">19.1 Como </text:span><text:span text:style-name="Strong_20_Emphasis"><text:span text:style-name="T1">o </text:span></text:span><text:span text:style-name="Strong_20_Emphasis">projeto monetiza</text:span></text:h>
      <text:list text:style-name="L87">
        <text:list-item>
          <text:p text:style-name="P101"><text:span text:style-name="Strong_20_Emphasis">Venda direta de moeda premium (💎 Pérolas Ancestrais)</text:span></text:p>
          <text:list>
            <text:list-item>
              <text:p text:style-name="P101">Pacotes na loja oficial com bônus e promoções.</text:p>
            </text:list-item>
            <text:list-item>
              <text:p text:style-name="P101">Fonte mais previsível de receita recorrente.</text:p>
            </text:list-item>
          </text:list>
        </text:list-item>
        <text:list-item>
          <text:p text:style-name="P101"><text:span text:style-name="Strong_20_Emphasis">Lançamento e venda de NFTs exclusivos</text:span></text:p>
          <text:list>
            <text:list-item>
              <text:p text:style-name="P101">Sapos mintados, skins limitadas, equipamentos raros de evento.</text:p>
            </text:list-item>
            <text:list-item>
              <text:p text:style-name="P101">Venda direta (preço fixo) ou leilões.</text:p>
            </text:list-item>
            <text:list-item>
              <text:p text:style-name="P101"><text:span text:style-name="Emphasis">Supply</text:span> controlado gera escassez e valor percebido.</text:p>
            </text:list-item>
          </text:list>
        </text:list-item>
        <text:list-item>
          <text:p text:style-name="P101"><text:span text:style-name="Strong_20_Emphasis">Taxas de marketplace on‑chain</text:span></text:p>
          <text:list>
            <text:list-item>
              <text:p text:style-name="P101">Percentual sobre cada transação NFT entre jogadores (royalties automáticos via contrato).</text:p>
            </text:list-item>
            <text:list-item>
              <text:p text:style-name="P101">Lucro sempre que um item troca de mãos, mesmo fora do jogo.</text:p>
            </text:list-item>
          </text:list>
        </text:list-item>
        <text:list-item>
          <text:p text:style-name="P101"><text:span text:style-name="Strong_20_Emphasis">Passes de temporada e eventos especiais</text:span></text:p>
          <text:list>
            <text:list-item>
              <text:p text:style-name="P101">Conteúdo extra, Hunts únicas, loot especial.</text:p>
            </text:list-item>
            <text:list-item>
              <text:p text:style-name="P101">Pago em moeda premium ou diretamente em cripto.</text:p>
            </text:list-item>
          </text:list>
        </text:list-item>
        <text:list-item>
          <text:p text:style-name="P101"><text:span text:style-name="Strong_20_Emphasis">Itens e serviços de conveniência</text:span></text:p>
          <text:list>
            <text:list-item>
              <text:p text:style-name="P101">Boosts de XP, aceleração de crafting/breeding, slots extras, teleporte rápido.</text:p>
            </text:list-item>
            <text:list-item>
              <text:p text:style-name="P101">Pequenos gastos frequentes que, no volume, geram grande receita.</text:p>
            </text:list-item>
          </text:list>
        </text:list-item>
        <text:list-item>
          <text:p text:style-name="P101"><text:span text:style-name="Strong_20_Emphasis">Parcerias e licenciamento</text:span></text:p>
          <text:list>
            <text:list-item>
              <text:p text:style-name="P101">Collabs com artistas e marcas para skins/eventos patrocinados.</text:p>
            </text:list-item>
            <text:list-item>
              <text:p text:style-name="P101">Pode incluir <text:span text:style-name="Emphasis">revenue share</text:span> ou taxa fixa.</text:p>
            </text:list-item>
          </text:list>
        </text:list-item>
      </text:list>
      <text:h text:style-name="P66" text:outline-level="3"><text:span text:style-name="Strong_20_Emphasis">19.2 Mini‑Taxa Embutida (Markup Micropercentual)</text:span></text:h>
      <text:list text:style-name="L88">
        <text:list-item>
          <text:p text:style-name="P102">Aplicar um pequeno acréscimo automático sobre transações on‑chain/premium.</text:p>
        </text:list-item>
        <text:list-item>
          <text:p text:style-name="P102">Ex.: Preço base <text:span text:style-name="Source_20_Text">0,10 POL</text:span> → Cobrado <text:span text:style-name="Source_20_Text">0,11 POL</text:span> (+10%).</text:p>
        </text:list-item>
        <text:list-item>
          <text:p text:style-name="P102">Diferença vai direto para a <text:span text:style-name="Strong_20_Emphasis">Tesouraria do Jogo</text:span>.</text:p>
        </text:list-item>
      </text:list>
      <text:p text:style-name="Text_20_body"><text:span text:style-name="Strong_20_Emphasis">Onde aplicar</text:span>:</text:p>
      <text:list text:style-name="L89">
        <text:list-item>
          <text:p text:style-name="P103">Taxas de breeding on‑chain</text:p>
        </text:list-item>
        <text:list-item>
          <text:p text:style-name="P103">Mintagem de NFTs em eventos especiais</text:p>
        </text:list-item>
        <text:list-item>
          <text:p text:style-name="P103">Compras de equipamentos raros/cosméticos NFT</text:p>
        </text:list-item>
        <text:list-item>
          <text:p text:style-name="P103">Entrada em Hunts premium</text:p>
        </text:list-item>
      </text:list>
      <text:p text:style-name="Text_20_body"><text:soft-page-break/><text:span text:style-name="Strong_20_Emphasis">Distribuição sugerida da arrecadação</text:span>:</text:p>
      <text:list text:style-name="L90">
        <text:list-item>
          <text:p text:style-name="P104">50% → Custos e operação</text:p>
        </text:list-item>
        <text:list-item>
          <text:p text:style-name="P104">30% → Fundo de eventos/recompensas</text:p>
        </text:list-item>
        <text:list-item>
          <text:p text:style-name="P104">20% → Reserva de liquidez</text:p>
        </text:list-item>
      </text:list>
      <text:h text:style-name="P66" text:outline-level="3"><text:span text:style-name="Strong_20_Emphasis">19.3 Simulação de receita anual das mini‑taxas</text:span></text:h>
      <text:p text:style-name="Text_20_body"><text:span text:style-name="Strong_20_Emphasis">Premissas</text:span>:</text:p>
      <text:list text:style-name="L91">
        <text:list-item>
          <text:p text:style-name="P105">Valor base médio: <text:span text:style-name="Source_20_Text">0,10 POL</text:span></text:p>
        </text:list-item>
        <text:list-item>
          <text:p text:style-name="P105">Markup: +10% (0,01 POL extra)</text:p>
        </text:list-item>
        <text:list-item>
          <text:p text:style-name="P105">Cotação POL: US$ 0,60</text:p>
        </text:list-item>
      </text:list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header-rows>
          <table:table-row>
            <table:table-cell table:style-name="Tabela25.A1" office:value-type="string">
              <text:p text:style-name="Table_20_Heading">Cenário</text:p>
            </table:table-cell>
            <table:table-cell table:style-name="Tabela25.A1" office:value-type="string">
              <text:p text:style-name="Table_20_Heading">Transações/mês</text:p>
            </table:table-cell>
            <table:table-cell table:style-name="Tabela25.A1" office:value-type="string">
              <text:p text:style-name="Table_20_Heading">Extra por transação (POL)</text:p>
            </table:table-cell>
            <table:table-cell table:style-name="Tabela25.A1" office:value-type="string">
              <text:p text:style-name="Table_20_Heading">Extra/mês (POL)</text:p>
            </table:table-cell>
            <table:table-cell table:style-name="Tabela25.A1" office:value-type="string">
              <text:p text:style-name="Table_20_Heading">Extra/mês (US$)</text:p>
            </table:table-cell>
            <table:table-cell table:style-name="Tabela25.A1" office:value-type="string">
              <text:p text:style-name="Table_20_Heading">Extra/ano (US$)</text:p>
            </table:table-cell>
          </table:table-row>
        </table:table-header-rows>
        <table:table-row>
          <table:table-cell table:style-name="Tabela25.A1" office:value-type="string">
            <text:p text:style-name="Table_20_Contents">Conservador</text:p>
          </table:table-cell>
          <table:table-cell table:style-name="Tabela25.A1" office:value-type="string">
            <text:p text:style-name="Table_20_Contents">5.000</text:p>
          </table:table-cell>
          <table:table-cell table:style-name="Tabela25.A1" office:value-type="string">
            <text:p text:style-name="Table_20_Contents">0,01</text:p>
          </table:table-cell>
          <table:table-cell table:style-name="Tabela25.A1" office:value-type="string">
            <text:p text:style-name="Table_20_Contents">50</text:p>
          </table:table-cell>
          <table:table-cell table:style-name="Tabela25.A1" office:value-type="string">
            <text:p text:style-name="Table_20_Contents">30,00</text:p>
          </table:table-cell>
          <table:table-cell table:style-name="Tabela25.A1" office:value-type="string">
            <text:p text:style-name="Table_20_Contents">360,00</text:p>
          </table:table-cell>
        </table:table-row>
        <table:table-row>
          <table:table-cell table:style-name="Tabela25.A1" office:value-type="string">
            <text:p text:style-name="Table_20_Contents">Médio</text:p>
          </table:table-cell>
          <table:table-cell table:style-name="Tabela25.A1" office:value-type="string">
            <text:p text:style-name="Table_20_Contents">20.000</text:p>
          </table:table-cell>
          <table:table-cell table:style-name="Tabela25.A1" office:value-type="string">
            <text:p text:style-name="Table_20_Contents">0,01</text:p>
          </table:table-cell>
          <table:table-cell table:style-name="Tabela25.A1" office:value-type="string">
            <text:p text:style-name="Table_20_Contents">200</text:p>
          </table:table-cell>
          <table:table-cell table:style-name="Tabela25.A1" office:value-type="string">
            <text:p text:style-name="Table_20_Contents">120,00</text:p>
          </table:table-cell>
          <table:table-cell table:style-name="Tabela25.A1" office:value-type="string">
            <text:p text:style-name="Table_20_Contents">1.440,00</text:p>
          </table:table-cell>
        </table:table-row>
        <table:table-row>
          <table:table-cell table:style-name="Tabela25.A1" office:value-type="string">
            <text:p text:style-name="Table_20_Contents">Otimista</text:p>
          </table:table-cell>
          <table:table-cell table:style-name="Tabela25.A1" office:value-type="string">
            <text:p text:style-name="Table_20_Contents">50.000</text:p>
          </table:table-cell>
          <table:table-cell table:style-name="Tabela25.A1" office:value-type="string">
            <text:p text:style-name="Table_20_Contents">0,01</text:p>
          </table:table-cell>
          <table:table-cell table:style-name="Tabela25.A1" office:value-type="string">
            <text:p text:style-name="Table_20_Contents">500</text:p>
          </table:table-cell>
          <table:table-cell table:style-name="Tabela25.A1" office:value-type="string">
            <text:p text:style-name="Table_20_Contents">300,00</text:p>
          </table:table-cell>
          <table:table-cell table:style-name="Tabela25.A1" office:value-type="string">
            <text:p text:style-name="Table_20_Contents">3.600,00</text:p>
          </table:table-cell>
        </table:table-row>
      </table:table>
      <text:h text:style-name="P66" text:outline-level="3"><text:span text:style-name="Strong_20_Emphasis">19.4 Como o dinheiro é guardado/gerido</text:span></text:h>
      <text:list text:style-name="L92">
        <text:list-item>
          <text:p text:style-name="P106"><text:span text:style-name="Strong_20_Emphasis">Tesouraria on‑chain</text:span>: carteira multi‑assinatura para receitas em cripto/NFT, protegida contra uso unilateral.</text:p>
        </text:list-item>
        <text:list-item>
          <text:p text:style-name="P106"><text:span text:style-name="Strong_20_Emphasis">Contas comerciais tradicionais</text:span>: para receitas da loja (cartão, PIX etc.).</text:p>
        </text:list-item>
        <text:list-item>
          <text:p text:style-name="P106"><text:span text:style-name="Strong_20_Emphasis">Reserva de liquidez</text:span>: fundo para recomprar ativos se necessário manter preços.</text:p>
        </text:list-item>
        <text:list-item>
          <text:p text:style-name="P106"><text:span text:style-name="Strong_20_Emphasis">Caixa de operação</text:span>: cobre servidores, equipe, marketing e desenvolvimento.</text:p>
        </text:list-item>
      </text:list>
      <text:h text:style-name="P66" text:outline-level="3"><text:span text:style-name="Strong_20_Emphasis">19.5 A equação simples</text:span></text:h>
      <text:p text:style-name="P74">Jogadores se divertem + gastam para acelerar, colecionar ou se diferenciar → você captura valor via vendas diretas e taxas → parte é reinvestida no jogo para aumentar o ciclo.</text:p>
      <text:p text:style-name="Text_20_body"/>
      <text:h text:style-name="P107" text:outline-level="3"><text:line-break/>Anexos <text:span text:style-name="T2">a seguir</text:span> — Compilado Final do Documento Mestre 🐸</text:h>
      <text:h text:style-name="P108" text:outline-level="2"><text:span text:style-name="Strong_20_Emphasis"/></text:h>
      <text:h text:style-name="P109" text:outline-level="2"><text:span text:style-name="Strong_20_Emphasis">A1: Resumo de Hunts (H1 a H20)</text:span></text:h>
      <text:p text:style-name="Text_20_body">Para referência rápida, aqui está o <text:span text:style-name="Strong_20_Emphasis">quadro geral consolidado</text:span> com todas as informações-chave das caçadas.</text:p>
      <table:table table:name="Tabela10" table:style-name="Tabela10">
        <table:table-column table:style-name="Tabela10.A"/>
        <table:table-column table:style-name="Tabela10.B" table:number-columns-repeated="2"/>
        <table:table-column table:style-name="Tabela10.D"/>
        <table:table-column table:style-name="Tabela10.E"/>
        <table:table-column table:style-name="Tabela10.F"/>
        <table:table-column table:style-name="Tabela10.G"/>
        <table:table-header-rows>
          <table:table-row>
            <table:table-cell table:style-name="Tabela10.A1" office:value-type="string">
              <text:p text:style-name="Table_20_Heading">Hunt</text:p>
            </table:table-cell>
            <table:table-cell table:style-name="Tabela10.A1" office:value-type="string">
              <text:p text:style-name="Table_20_Heading">Nível</text:p>
            </table:table-cell>
            <table:table-cell table:style-name="Tabela10.A1" office:value-type="string">
              <text:p text:style-name="Table_20_Heading">Fases</text:p>
            </table:table-cell>
            <table:table-cell table:style-name="Tabela10.A1" office:value-type="string">
              <text:p text:style-name="Table_20_Heading">XP Total</text:p>
            </table:table-cell>
            <table:table-cell table:style-name="Tabela10.A1" office:value-type="string">
              <text:p text:style-name="Table_20_Heading">Drop Principal</text:p>
            </table:table-cell>
            <table:table-cell table:style-name="Tabela10.A1" office:value-type="string">
              <text:p text:style-name="Table_20_Heading">Drop Secundário</text:p>
            </table:table-cell>
            <table:table-cell table:style-name="Tabela10.A1" office:value-type="string">
              <text:p text:style-name="Table_20_Heading">Evento Notável</text:p>
            </table:table-cell>
          </table:table-row>
        </table:table-header-rows>
        <table:table-row>
          <table:table-cell table:style-name="Tabela10.A1" office:value-type="string">
            <text:p text:style-name="Table_20_Contents">H1 Colônia das Formigas</text:p>
          </table:table-cell>
          <table:table-cell table:style-name="Tabela10.A1" office:value-type="string">
            <text:p text:style-name="Table_20_Contents">1‑3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9</text:p>
          </table:table-cell>
          <table:table-cell table:style-name="Tabela10.A1" office:value-type="string">
            <text:p text:style-name="Table_20_Contents">Comida Crua Comum</text:p>
          </table:table-cell>
          <table:table-cell table:style-name="Tabela10.A1" office:value-type="string">
            <text:p text:style-name="Table_20_Contents">Materiais Comuns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2 Lago dos Girinos</text:p>
          </table:table-cell>
          <table:table-cell table:style-name="Tabela10.A1" office:value-type="string">
            <text:p text:style-name="Table_20_Contents">2‑5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9</text:p>
          </table:table-cell>
          <table:table-cell table:style-name="Tabela10.A1" office:value-type="string">
            <text:p text:style-name="Table_20_Contents">Comida Crua Aquática</text:p>
          </table:table-cell>
          <table:table-cell table:style-name="Tabela10.A1" office:value-type="string">
            <text:p text:style-name="Table_20_Contents">Equip. Pescoço Comum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3 Pântano Nebuloso</text:p>
          </table:table-cell>
          <table:table-cell table:style-name="Tabela10.A1" office:value-type="string">
            <text:p text:style-name="Table_20_Contents">4‑7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13</text:p>
          </table:table-cell>
          <table:table-cell table:style-name="Tabela10.A1" office:value-type="string">
            <text:p text:style-name="Table_20_Contents">Materiais Raros</text:p>
          </table:table-cell>
          <table:table-cell table:style-name="Tabela10.A1" office:value-type="string">
            <text:p text:style-name="Table_20_Contents">Consumível Cura Comum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4 Floresta Sombria</text:p>
          </table:table-cell>
          <table:table-cell table:style-name="Tabela10.A1" office:value-type="string">
            <text:p text:style-name="Table_20_Contents">5‑8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16</text:p>
          </table:table-cell>
          <table:table-cell table:style-name="Tabela10.A1" office:value-type="string">
            <text:p text:style-name="Table_20_Contents">Equip. Costas Comum</text:p>
          </table:table-cell>
          <table:table-cell table:style-name="Tabela10.A1" office:value-type="string">
            <text:p text:style-name="Table_20_Contents">Consumível Energia Raro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5 Montanha Rochosa</text:p>
          </table:table-cell>
          <table:table-cell table:style-name="Tabela10.A1" office:value-type="string">
            <text:p text:style-name="Table_20_Contents">7‑10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21</text:p>
          </table:table-cell>
          <table:table-cell table:style-name="Tabela10.A1" office:value-type="string">
            <text:p text:style-name="Table_20_Contents">Materiais Raros</text:p>
          </table:table-cell>
          <table:table-cell table:style-name="Tabela10.A1" office:value-type="string">
            <text:p text:style-name="Table_20_Contents">Pedra Craft Rara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6 Cavernas de Cristal</text:p>
          </table:table-cell>
          <table:table-cell table:style-name="Tabela10.A1" office:value-type="string">
            <text:p text:style-name="Table_20_Contents">9‑12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23</text:p>
          </table:table-cell>
          <table:table-cell table:style-name="Tabela10.A1" office:value-type="string">
            <text:p text:style-name="Table_20_Contents">Materiais de Cristal</text:p>
          </table:table-cell>
          <table:table-cell table:style-name="Tabela10.A1" office:value-type="string">
            <text:p text:style-name="Table_20_Contents">Consumível Cura Raro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7 Deserto Escaldante</text:p>
          </table:table-cell>
          <table:table-cell table:style-name="Tabela10.A1" office:value-type="string">
            <text:p text:style-name="Table_20_Contents">11‑14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23</text:p>
          </table:table-cell>
          <table:table-cell table:style-name="Tabela10.A1" office:value-type="string">
            <text:p text:style-name="Table_20_Contents">Materiais Raros</text:p>
          </table:table-cell>
          <table:table-cell table:style-name="Tabela10.A1" office:value-type="string">
            <text:p text:style-name="Table_20_Contents">Consumível Energia Comum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8 Vulcão Ativo</text:p>
          </table:table-cell>
          <table:table-cell table:style-name="Tabela10.A1" office:value-type="string">
            <text:p text:style-name="Table_20_Contents">13‑16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27</text:p>
          </table:table-cell>
          <table:table-cell table:style-name="Tabela10.A1" office:value-type="string">
            <text:p text:style-name="Table_20_Contents">Materiais de Lava</text:p>
          </table:table-cell>
          <table:table-cell table:style-name="Tabela10.A1" office:value-type="string">
            <text:p text:style-name="Table_20_Contents">Consumível Buff DEF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9 Penhascos Ventosos</text:p>
          </table:table-cell>
          <table:table-cell table:style-name="Tabela10.A1" office:value-type="string">
            <text:p text:style-name="Table_20_Contents">15‑18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1</text:p>
          </table:table-cell>
          <table:table-cell table:style-name="Tabela10.A1" office:value-type="string">
            <text:p text:style-name="Table_20_Contents">Equip. Costas Comum</text:p>
          </table:table-cell>
          <table:table-cell table:style-name="Tabela10.A1" office:value-type="string">
            <text:p text:style-name="Table_20_Contents">Buff VEL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0 Ruínas Afundadas</text:p>
          </table:table-cell>
          <table:table-cell table:style-name="Tabela10.A1" office:value-type="string">
            <text:p text:style-name="Table_20_Contents">17‑20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1</text:p>
          </table:table-cell>
          <table:table-cell table:style-name="Tabela10.A1" office:value-type="string">
            <text:p text:style-name="Table_20_Contents">Materiais Lendários</text:p>
          </table:table-cell>
          <table:table-cell table:style-name="Tabela10.A1" office:value-type="string">
            <text:p text:style-name="Table_20_Contents">Consumível Energia Raro</text:p>
          </table:table-cell>
          <table:table-cell table:style-name="Tabela10.A1" office:value-type="string">
            <text:p text:style-name="Table_20_Contents">Tesouro Perdido</text:p>
          </table:table-cell>
        </table:table-row>
        <table:table-row>
          <table:table-cell table:style-name="Tabela10.A1" office:value-type="string">
            <text:p text:style-name="Table_20_Contents">H11 Campo Congelado</text:p>
          </table:table-cell>
          <table:table-cell table:style-name="Tabela10.A1" office:value-type="string">
            <text:p text:style-name="Table_20_Contents">19‑22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3</text:p>
          </table:table-cell>
          <table:table-cell table:style-name="Tabela10.A1" office:value-type="string">
            <text:p text:style-name="Table_20_Contents">Equip. Costas Comum</text:p>
          </table:table-cell>
          <table:table-cell table:style-name="Tabela10.A1" office:value-type="string">
            <text:p text:style-name="Table_20_Contents">Comida Crua Rara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2 Gruta das Sombras</text:p>
          </table:table-cell>
          <table:table-cell table:style-name="Tabela10.A1" office:value-type="string">
            <text:p text:style-name="Table_20_Contents">21‑24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4</text:p>
          </table:table-cell>
          <table:table-cell table:style-name="Tabela10.A1" office:value-type="string">
            <text:p text:style-name="Table_20_Contents">Blueprint Épico</text:p>
          </table:table-cell>
          <table:table-cell table:style-name="Tabela10.A1" office:value-type="string">
            <text:p text:style-name="Table_20_Contents">Materiais Raros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3 Selva Antiga</text:p>
          </table:table-cell>
          <table:table-cell table:style-name="Tabela10.A1" office:value-type="string">
            <text:p text:style-name="Table_20_Contents">23‑26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6</text:p>
          </table:table-cell>
          <table:table-cell table:style-name="Tabela10.A1" office:value-type="string">
            <text:p text:style-name="Table_20_Contents">Equip. Pescoço Raro</text:p>
          </table:table-cell>
          <table:table-cell table:style-name="Tabela10.A1" office:value-type="string">
            <text:p text:style-name="Table_20_Contents">Consumível Cura Raro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4 Penhascos Congelados</text:p>
          </table:table-cell>
          <table:table-cell table:style-name="Tabela10.A1" office:value-type="string">
            <text:p text:style-name="Table_20_Contents">25‑28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39</text:p>
          </table:table-cell>
          <table:table-cell table:style-name="Tabela10.A1" office:value-type="string">
            <text:p text:style-name="Table_20_Contents">Equip. Costas Comum</text:p>
          </table:table-cell>
          <table:table-cell table:style-name="Tabela10.A1" office:value-type="string">
            <text:p text:style-name="Table_20_Contents">Materiais Lendários</text:p>
          </table:table-cell>
          <table:table-cell table:style-name="Tabela10.A1" office:value-type="string">
            <text:p text:style-name="Table_20_Contents">Fênix do Gelo</text:p>
          </table:table-cell>
        </table:table-row>
        <table:table-row>
          <table:table-cell table:style-name="Tabela10.A1" office:value-type="string">
            <text:p text:style-name="Table_20_Contents">H15 Fortaleza Abandonada</text:p>
          </table:table-cell>
          <table:table-cell table:style-name="Tabela10.A1" office:value-type="string">
            <text:p text:style-name="Table_20_Contents">27‑30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43</text:p>
          </table:table-cell>
          <table:table-cell table:style-name="Tabela10.A1" office:value-type="string">
            <text:p text:style-name="Table_20_Contents">Equip. Pescoço Raro</text:p>
          </table:table-cell>
          <table:table-cell table:style-name="Tabela10.A1" office:value-type="string">
            <text:p text:style-name="Table_20_Contents">Materiais Lendários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6 Deserto Areia Negra</text:p>
          </table:table-cell>
          <table:table-cell table:style-name="Tabela10.A1" office:value-type="string">
            <text:p text:style-name="Table_20_Contents">29‑32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46</text:p>
          </table:table-cell>
          <table:table-cell table:style-name="Tabela10.A1" office:value-type="string">
            <text:p text:style-name="Table_20_Contents">Pedra Rara</text:p>
          </table:table-cell>
          <table:table-cell table:style-name="Tabela10.A1" office:value-type="string">
            <text:p text:style-name="Table_20_Contents">Materiais Lendários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7 Cratera Lunar</text:p>
          </table:table-cell>
          <table:table-cell table:style-name="Tabela10.A1" office:value-type="string">
            <text:p text:style-name="Table_20_Contents">31‑34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48</text:p>
          </table:table-cell>
          <table:table-cell table:style-name="Tabela10.A1" office:value-type="string">
            <text:p text:style-name="Table_20_Contents">Pedra Rara</text:p>
          </table:table-cell>
          <table:table-cell table:style-name="Tabela10.A1" office:value-type="string">
            <text:p text:style-name="Table_20_Contents">Consumível Buff DEF</text:p>
          </table:table-cell>
          <table:table-cell table:style-name="Tabela10.A1" office:value-type="string">
            <text:p text:style-name="Table_20_Contents">Ritual Arcano</text:p>
          </table:table-cell>
        </table:table-row>
        <table:table-row>
          <table:table-cell table:style-name="Tabela10.A1" office:value-type="string">
            <text:p text:style-name="Table_20_Contents">H18 Vale do Crepúsculo</text:p>
          </table:table-cell>
          <table:table-cell table:style-name="Tabela10.A1" office:value-type="string">
            <text:p text:style-name="Table_20_Contents">33‑36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51</text:p>
          </table:table-cell>
          <table:table-cell table:style-name="Tabela10.A1" office:value-type="string">
            <text:p text:style-name="Table_20_Contents">Equip. Costas Raro</text:p>
          </table:table-cell>
          <table:table-cell table:style-name="Tabela10.A1" office:value-type="string">
            <text:p text:style-name="Table_20_Contents">Consumível Buff VEL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19 Catedral Submersa</text:p>
          </table:table-cell>
          <table:table-cell table:style-name="Tabela10.A1" office:value-type="string">
            <text:p text:style-name="Table_20_Contents">35‑38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53</text:p>
          </table:table-cell>
          <table:table-cell table:style-name="Tabela10.A1" office:value-type="string">
            <text:p text:style-name="Table_20_Contents">Materiais Lendários</text:p>
          </table:table-cell>
          <table:table-cell table:style-name="Tabela10.A1" office:value-type="string">
            <text:p text:style-name="Table_20_Contents">Consumível Energia Comum</text:p>
          </table:table-cell>
          <table:table-cell table:style-name="Tabela10.A1" office:value-type="string">
            <text:p text:style-name="Table_20_Contents">—</text:p>
          </table:table-cell>
        </table:table-row>
        <table:table-row>
          <table:table-cell table:style-name="Tabela10.A1" office:value-type="string">
            <text:p text:style-name="Table_20_Contents">H20 Trono dos Ancestrais</text:p>
          </table:table-cell>
          <table:table-cell table:style-name="Tabela10.A1" office:value-type="string">
            <text:p text:style-name="Table_20_Contents">39‑40</text:p>
          </table:table-cell>
          <table:table-cell table:style-name="Tabela10.A1" office:value-type="string">
            <text:p text:style-name="Table_20_Contents">3</text:p>
          </table:table-cell>
          <table:table-cell table:style-name="Tabela10.A1" office:value-type="string">
            <text:p text:style-name="Table_20_Contents">56</text:p>
          </table:table-cell>
          <table:table-cell table:style-name="Tabela10.A1" office:value-type="string">
            <text:p text:style-name="Table_20_Contents">Equip. Lendário</text:p>
          </table:table-cell>
          <table:table-cell table:style-name="Tabela10.A1" office:value-type="string">
            <text:p text:style-name="Table_20_Contents">Blueprint Lendário</text:p>
          </table:table-cell>
          <table:table-cell table:style-name="Tabela10.A1" office:value-type="string">
            <text:p text:style-name="Table_20_Contents">Evento Final</text:p>
          </table:table-cell>
        </table:table-row>
      </table:table>
      <text:h text:style-name="Heading_20_2" text:outline-level="2"><text:soft-page-break/><text:span text:style-name="Strong_20_Emphasis">A2: Tabelas de Consumíveis</text:span></text:h>
      <text:h text:style-name="Heading_20_3" text:outline-level="3">Cura</text:h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header-rows>
          <table:table-row>
            <table:table-cell table:style-name="Tabela11.A1" office:value-type="string">
              <text:p text:style-name="Table_20_Heading">Item</text:p>
            </table:table-cell>
            <table:table-cell table:style-name="Tabela11.A1" office:value-type="string">
              <text:p text:style-name="Table_20_Heading">Efeito</text:p>
            </table:table-cell>
            <table:table-cell table:style-name="Tabela11.A1" office:value-type="string">
              <text:p text:style-name="Table_20_Heading">Raridade</text:p>
            </table:table-cell>
            <table:table-cell table:style-name="Tabela11.A1" office:value-type="string">
              <text:p text:style-name="Table_20_Heading">Origem</text:p>
            </table:table-cell>
          </table:table-row>
        </table:table-header-rows>
        <table:table-row>
          <table:table-cell table:style-name="Tabela11.A1" office:value-type="string">
            <text:p text:style-name="Table_20_Contents">Poção de Cura Comum</text:p>
          </table:table-cell>
          <table:table-cell table:style-name="Tabela11.A1" office:value-type="string">
            <text:p text:style-name="Table_20_Contents">+30% Vida</text:p>
          </table:table-cell>
          <table:table-cell table:style-name="Tabela11.A1" office:value-type="string">
            <text:p text:style-name="Table_20_Contents">Comum</text:p>
          </table:table-cell>
          <table:table-cell table:style-name="Tabela11.A1" office:value-type="string">
            <text:p text:style-name="Table_20_Contents">Craft/Predadores</text:p>
          </table:table-cell>
        </table:table-row>
        <table:table-row>
          <table:table-cell table:style-name="Tabela11.A1" office:value-type="string">
            <text:p text:style-name="Table_20_Contents">Poção de Cura Rara</text:p>
          </table:table-cell>
          <table:table-cell table:style-name="Tabela11.A1" office:value-type="string">
            <text:p text:style-name="Table_20_Contents">Vida total + DEF 5 min</text:p>
          </table:table-cell>
          <table:table-cell table:style-name="Tabela11.A1" office:value-type="string">
            <text:p text:style-name="Table_20_Contents">Raro</text:p>
          </table:table-cell>
          <table:table-cell table:style-name="Tabela11.A1" office:value-type="string">
            <text:p text:style-name="Table_20_Contents">Chefes</text:p>
          </table:table-cell>
        </table:table-row>
        <table:table-row>
          <table:table-cell table:style-name="Tabela11.A1" office:value-type="string">
            <text:p text:style-name="Table_20_Contents">Kit Médico Completo</text:p>
          </table:table-cell>
          <table:table-cell table:style-name="Tabela11.A1" office:value-type="string">
            <text:p text:style-name="Table_20_Contents">Vida total + 50% Energia</text:p>
          </table:table-cell>
          <table:table-cell table:style-name="Tabela11.A1" office:value-type="string">
            <text:p text:style-name="Table_20_Contents">Épico</text:p>
          </table:table-cell>
          <table:table-cell table:style-name="Tabela11.A1" office:value-type="string">
            <text:p text:style-name="Table_20_Contents">Evento</text:p>
          </table:table-cell>
        </table:table-row>
      </table:table>
      <text:h text:style-name="Heading_20_3" text:outline-level="3">Energia</text:h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header-rows>
          <table:table-row>
            <table:table-cell table:style-name="Tabela12.A1" office:value-type="string">
              <text:p text:style-name="Table_20_Heading">Item</text:p>
            </table:table-cell>
            <table:table-cell table:style-name="Tabela12.A1" office:value-type="string">
              <text:p text:style-name="Table_20_Heading">Efeito</text:p>
            </table:table-cell>
            <table:table-cell table:style-name="Tabela12.A1" office:value-type="string">
              <text:p text:style-name="Table_20_Heading">Raridade</text:p>
            </table:table-cell>
            <table:table-cell table:style-name="Tabela12.A1" office:value-type="string">
              <text:p text:style-name="Table_20_Heading">Origem</text:p>
            </table:table-cell>
          </table:table-row>
        </table:table-header-rows>
        <table:table-row>
          <table:table-cell table:style-name="Tabela12.A1" office:value-type="string">
            <text:p text:style-name="Table_20_Contents">Energético Natural</text:p>
          </table:table-cell>
          <table:table-cell table:style-name="Tabela12.A1" office:value-type="string">
            <text:p text:style-name="Table_20_Contents">+20% Energia</text:p>
          </table:table-cell>
          <table:table-cell table:style-name="Tabela12.A1" office:value-type="string">
            <text:p text:style-name="Table_20_Contents">Comum</text:p>
          </table:table-cell>
          <table:table-cell table:style-name="Tabela12.A1" office:value-type="string">
            <text:p text:style-name="Table_20_Contents">Craft</text:p>
          </table:table-cell>
        </table:table-row>
        <table:table-row>
          <table:table-cell table:style-name="Tabela12.A1" office:value-type="string">
            <text:p text:style-name="Table_20_Contents">Tônico de Energia Raro</text:p>
          </table:table-cell>
          <table:table-cell table:style-name="Tabela12.A1" office:value-type="string">
            <text:p text:style-name="Table_20_Contents">+50% Energia + VEL 3 min</text:p>
          </table:table-cell>
          <table:table-cell table:style-name="Tabela12.A1" office:value-type="string">
            <text:p text:style-name="Table_20_Contents">Raro</text:p>
          </table:table-cell>
          <table:table-cell table:style-name="Tabela12.A1" office:value-type="string">
            <text:p text:style-name="Table_20_Contents">Chefes/Eventos</text:p>
          </table:table-cell>
        </table:table-row>
      </table:table>
      <text:h text:style-name="Heading_20_3" text:outline-level="3">Buffs Temporários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header-rows>
          <table:table-row>
            <table:table-cell table:style-name="Tabela13.A1" office:value-type="string">
              <text:p text:style-name="Table_20_Heading">Item</text:p>
            </table:table-cell>
            <table:table-cell table:style-name="Tabela13.A1" office:value-type="string">
              <text:p text:style-name="Table_20_Heading">Efeito</text:p>
            </table:table-cell>
            <table:table-cell table:style-name="Tabela13.A1" office:value-type="string">
              <text:p text:style-name="Table_20_Heading">Raridade</text:p>
            </table:table-cell>
            <table:table-cell table:style-name="Tabela13.A1" office:value-type="string">
              <text:p text:style-name="Table_20_Heading">Origem</text:p>
            </table:table-cell>
          </table:table-row>
        </table:table-header-rows>
        <table:table-row>
          <table:table-cell table:style-name="Tabela13.A1" office:value-type="string">
            <text:p text:style-name="Table_20_Contents">Erva Rara</text:p>
          </table:table-cell>
          <table:table-cell table:style-name="Tabela13.A1" office:value-type="string">
            <text:p text:style-name="Table_20_Contents">+15% ATK 5 min</text:p>
          </table:table-cell>
          <table:table-cell table:style-name="Tabela13.A1" office:value-type="string">
            <text:p text:style-name="Table_20_Contents">Raro</text:p>
          </table:table-cell>
          <table:table-cell table:style-name="Tabela13.A1" office:value-type="string">
            <text:p text:style-name="Table_20_Contents">Evento</text:p>
          </table:table-cell>
        </table:table-row>
        <table:table-row>
          <table:table-cell table:style-name="Tabela13.A1" office:value-type="string">
            <text:p text:style-name="Table_20_Contents">Fruto da Agilidade</text:p>
          </table:table-cell>
          <table:table-cell table:style-name="Tabela13.A1" office:value-type="string">
            <text:p text:style-name="Table_20_Contents">+15% VEL 5 min</text:p>
          </table:table-cell>
          <table:table-cell table:style-name="Tabela13.A1" office:value-type="string">
            <text:p text:style-name="Table_20_Contents">Raro</text:p>
          </table:table-cell>
          <table:table-cell table:style-name="Tabela13.A1" office:value-type="string">
            <text:p text:style-name="Table_20_Contents">Loot raro</text:p>
          </table:table-cell>
        </table:table-row>
      </table:table>
      <text:h text:style-name="Heading_20_2" text:outline-level="2"><text:span text:style-name="Strong_20_Emphasis"/></text:h>
      <text:h text:style-name="P2" text:outline-level="2"><text:span text:style-name="Strong_20_Emphasis">A3: Tabelas de Craft e Equipamentos</text:span></text:h>
      <text:list text:style-name="L93">
        <text:list-item>
          <text:p text:style-name="P110"><text:span text:style-name="Strong_20_Emphasis">Slots:</text:span> Pescoço e Costas</text:p>
        </text:list-item>
        <text:list-item>
          <text:p text:style-name="P110"><text:span text:style-name="Strong_20_Emphasis">Função:</text:span> cosmética e/ou buffs leves</text:p>
        </text:list-item>
        <text:list-item>
          <text:p text:style-name="P110"><text:span text:style-name="Strong_20_Emphasis">NFTs:</text:span> séries limitadas, cosméticos exclusivos</text:p>
        </text:list-item>
        <text:list-item>
          <text:p text:style-name="P110"><text:span text:style-name="Strong_20_Emphasis">Não‑NFTs:</text:span> craftáveis, uso livre</text:p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able:table-row>
            <table:table-cell table:style-name="Tabela14.A1" office:value-type="string">
              <text:p text:style-name="Table_20_Heading">Equipamento</text:p>
            </table:table-cell>
            <table:table-cell table:style-name="Tabela14.A1" office:value-type="string">
              <text:p text:style-name="Table_20_Heading">Slot</text:p>
            </table:table-cell>
            <table:table-cell table:style-name="Tabela14.A1" office:value-type="string">
              <text:p text:style-name="Table_20_Heading">Buff</text:p>
            </table:table-cell>
            <table:table-cell table:style-name="Tabela14.A1" office:value-type="string">
              <text:p text:style-name="Table_20_Heading">Raridade</text:p>
            </table:table-cell>
            <table:table-cell table:style-name="Tabela14.A1" office:value-type="string">
              <text:p text:style-name="Table_20_Heading">Origem</text:p>
            </table:table-cell>
          </table:table-row>
        </table:table-header-rows>
        <table:table-row>
          <table:table-cell table:style-name="Tabela14.A1" office:value-type="string">
            <text:p text:style-name="Table_20_Contents">Gravata Dourada</text:p>
          </table:table-cell>
          <table:table-cell table:style-name="Tabela14.A1" office:value-type="string">
            <text:p text:style-name="Table_20_Contents">Pescoço</text:p>
          </table:table-cell>
          <table:table-cell table:style-name="Tabela14.A1" office:value-type="string">
            <text:p text:style-name="Table_20_Contents">+2 DEF</text:p>
          </table:table-cell>
          <table:table-cell table:style-name="Tabela14.A1" office:value-type="string">
            <text:p text:style-name="Table_20_Contents">Raro</text:p>
          </table:table-cell>
          <table:table-cell table:style-name="Tabela14.A1" office:value-type="string">
            <text:p text:style-name="Table_20_Contents">Craft/mercado</text:p>
          </table:table-cell>
        </table:table-row>
        <table:table-row>
          <table:table-cell table:style-name="Tabela14.A1" office:value-type="string">
            <text:p text:style-name="Table_20_Contents">Mochila Explorer</text:p>
          </table:table-cell>
          <table:table-cell table:style-name="Tabela14.A1" office:value-type="string">
            <text:p text:style-name="Table_20_Contents">Costas</text:p>
          </table:table-cell>
          <table:table-cell table:style-name="Tabela14.A1" office:value-type="string">
            <text:p text:style-name="Table_20_Contents">+5% loot comum</text:p>
          </table:table-cell>
          <table:table-cell table:style-name="Tabela14.A1" office:value-type="string">
            <text:p text:style-name="Table_20_Contents">Raro</text:p>
          </table:table-cell>
          <table:table-cell table:style-name="Tabela14.A1" office:value-type="string">
            <text:p text:style-name="Table_20_Contents">Craft/missão</text:p>
          </table:table-cell>
        </table:table-row>
        <table:table-row>
          <table:table-cell table:style-name="Tabela14.A1" office:value-type="string">
            <text:p text:style-name="Table_20_Contents">Capa Heroica Azul</text:p>
          </table:table-cell>
          <table:table-cell table:style-name="Tabela14.A1" office:value-type="string">
            <text:p text:style-name="Table_20_Contents">Costas</text:p>
          </table:table-cell>
          <table:table-cell table:style-name="Tabela14.A1" office:value-type="string">
            <text:p text:style-name="Table_20_Contents">+1 ATK/+1 VEL</text:p>
          </table:table-cell>
          <table:table-cell table:style-name="Tabela14.A1" office:value-type="string">
            <text:p text:style-name="Table_20_Contents">Comum</text:p>
          </table:table-cell>
          <table:table-cell table:style-name="Tabela14.A1" office:value-type="string">
            <text:p text:style-name="Table_20_Contents">Craft</text:p>
          </table:table-cell>
        </table:table-row>
      </table:table>
      <text:h text:style-name="Heading_20_2" text:outline-level="2"><text:span text:style-name="Strong_20_Emphasis"/></text:h>
      <text:h text:style-name="P2" text:outline-level="2"><text:span text:style-name="Strong_20_Emphasis">A4: Glossário</text:span></text:h>
      <text:list text:style-name="L94">
        <text:list-item>
          <text:p text:style-name="P111"><text:span text:style-name="Strong_20_Emphasis">Burn:</text:span> ação de remover permanentemente um sapo, gerando item/valor em troca.</text:p>
        </text:list-item>
        <text:list-item>
          <text:p text:style-name="P111"><text:span text:style-name="Strong_20_Emphasis">Blueprint:</text:span> receita para crafting avançado.</text:p>
        </text:list-item>
        <text:list-item>
          <text:p text:style-name="P111"><text:span text:style-name="Strong_20_Emphasis">Cooldown:</text:span> tempo de espera para reutilizar um item/habilidade.</text:p>
        </text:list-item>
        <text:list-item>
          <text:p text:style-name="P111"><text:span text:style-name="Strong_20_Emphasis">NFT:</text:span> ativo único registrado em blockchain.</text:p>
        </text:list-item>
        <text:list-item>
          <text:p text:style-name="P111"><text:span text:style-name="Strong_20_Emphasis">Não‑NFT:</text:span> item interno do jogo sem registro blockchain.</text:p>
        </text:list-item>
        <text:list-item>
          <text:p text:style-name="P111"><text:span text:style-name="Strong_20_Emphasis">PvE:</text:span> Player versus Environment.</text:p>
        </text:list-item>
        <text:list-item>
          <text:p text:style-name="P111"><text:span text:style-name="Strong_20_Emphasis">PvP:</text:span> Player versus Player.</text:p>
        </text:list-item>
        <text:list-item>
          <text:p text:style-name="P111"><text:span text:style-name="Strong_20_Emphasis">Slot:</text:span> espaço de equipamento (Pescoço/Costas).</text:p>
        </text:list-item>
      </text:list>
      <text:p text:style-name="Standard"/>
      <text:h text:style-name="P112" text:outline-level="1">Mundo dos Sapos — Extras de balanceamento, contratos, rede e arte genética</text:h>
      <text:p text:style-name="Text_20_body">Abaixo estão todos os extras pedidos, prontos para copiar e colar em documentos ou planilhas. No final há checklists e próximos passos.</text:p>
      <text:h text:style-name="Heading_20_2" text:outline-level="2">1. Modelos de balanceamento e metas numéricas</text:h>
      <text:h text:style-name="Heading_20_3" text:outline-level="3">1.1 Curva de XP, tempo e metas</text:h>
      <text:list text:style-name="L95">
        <text:list-item>
          <text:p text:style-name="P113">A meta é que cada faixa de nível tenha um “tempo para upar” estável e previsível.</text:p>
        </text:list-item>
        <text:list-item>
          <text:p text:style-name="P113">Curva proposta (XP por nível):</text:p>
          <text:list>
            <text:list-item>
              <text:p text:style-name="P113">Fórmula simples de custo incremental:</text:p>
              <text:list>
                <text:list-item>
                  <text:p text:style-name="P113">XP do nível nn (para ir de n→n+1n \to n+1): XP(n)=15⋅n\mathrm{XP}(n)=15\cdot n</text:p>
                </text:list-item>
                <text:list-item>
                  <text:p text:style-name="P113">XP acumulada até o nível nn: XPacc(n)=15⋅n(n−1)2\mathrm{XP_{acc}}(n)=15\cdot \frac{n(n-1)}{2}</text:p>
                </text:list-item>
              </text:list>
            </text:list-item>
          </text:list>
        </text:list-item>
      </text:list>
      <text:h text:style-name="Heading_20_4" text:outline-level="4"/>
      <text:h text:style-name="P8" text:outline-level="4">Tabela de XP 1–30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header-rows>
          <table:table-row>
            <table:table-cell table:style-name="Tabela15.A1" office:value-type="string">
              <text:p text:style-name="Table_20_Heading">Nível</text:p>
            </table:table-cell>
            <table:table-cell table:style-name="Tabela15.A1" office:value-type="string">
              <text:p text:style-name="Table_20_Heading">XP para upar</text:p>
            </table:table-cell>
            <table:table-cell table:style-name="Tabela15.A1" office:value-type="string">
              <text:p text:style-name="Table_20_Heading">XP acumulada</text:p>
            </table:table-cell>
          </table:table-row>
        </table:table-header-rows>
        <table:table-row>
          <table:table-cell table:style-name="Tabela15.A1" office:value-type="string">
            <text:p text:style-name="Table_20_Contents">1</text:p>
          </table:table-cell>
          <table:table-cell table:style-name="Tabela15.A1" office:value-type="string">
            <text:p text:style-name="Table_20_Contents">15</text:p>
          </table:table-cell>
          <table:table-cell table:style-name="Tabela15.A1" office:value-type="string">
            <text:p text:style-name="Table_20_Contents">0</text:p>
          </table:table-cell>
        </table:table-row>
        <table:table-row>
          <table:table-cell table:style-name="Tabela15.A1" office:value-type="string">
            <text:p text:style-name="Table_20_Contents">2</text:p>
          </table:table-cell>
          <table:table-cell table:style-name="Tabela15.A1" office:value-type="string">
            <text:p text:style-name="Table_20_Contents">30</text:p>
          </table:table-cell>
          <table:table-cell table:style-name="Tabela15.A1" office:value-type="string">
            <text:p text:style-name="Table_20_Contents">15</text:p>
          </table:table-cell>
        </table:table-row>
        <table:table-row>
          <table:table-cell table:style-name="Tabela15.A1" office:value-type="string">
            <text:p text:style-name="Table_20_Contents">3</text:p>
          </table:table-cell>
          <table:table-cell table:style-name="Tabela15.A1" office:value-type="string">
            <text:p text:style-name="Table_20_Contents">45</text:p>
          </table:table-cell>
          <table:table-cell table:style-name="Tabela15.A1" office:value-type="string">
            <text:p text:style-name="Table_20_Contents">45</text:p>
          </table:table-cell>
        </table:table-row>
        <table:table-row>
          <table:table-cell table:style-name="Tabela15.A1" office:value-type="string">
            <text:p text:style-name="Table_20_Contents">4</text:p>
          </table:table-cell>
          <table:table-cell table:style-name="Tabela15.A1" office:value-type="string">
            <text:p text:style-name="Table_20_Contents">60</text:p>
          </table:table-cell>
          <table:table-cell table:style-name="Tabela15.A1" office:value-type="string">
            <text:p text:style-name="Table_20_Contents">90</text:p>
          </table:table-cell>
        </table:table-row>
        <table:table-row>
          <table:table-cell table:style-name="Tabela15.A1" office:value-type="string">
            <text:p text:style-name="Table_20_Contents">5</text:p>
          </table:table-cell>
          <table:table-cell table:style-name="Tabela15.A1" office:value-type="string">
            <text:p text:style-name="Table_20_Contents">75</text:p>
          </table:table-cell>
          <table:table-cell table:style-name="Tabela15.A1" office:value-type="string">
            <text:p text:style-name="Table_20_Contents">150</text:p>
          </table:table-cell>
        </table:table-row>
        <table:table-row>
          <table:table-cell table:style-name="Tabela15.A1" office:value-type="string">
            <text:p text:style-name="Table_20_Contents">6</text:p>
          </table:table-cell>
          <table:table-cell table:style-name="Tabela15.A1" office:value-type="string">
            <text:p text:style-name="Table_20_Contents">90</text:p>
          </table:table-cell>
          <table:table-cell table:style-name="Tabela15.A1" office:value-type="string">
            <text:p text:style-name="Table_20_Contents">225</text:p>
          </table:table-cell>
        </table:table-row>
        <table:table-row>
          <table:table-cell table:style-name="Tabela15.A1" office:value-type="string">
            <text:p text:style-name="Table_20_Contents">7</text:p>
          </table:table-cell>
          <table:table-cell table:style-name="Tabela15.A1" office:value-type="string">
            <text:p text:style-name="Table_20_Contents">105</text:p>
          </table:table-cell>
          <table:table-cell table:style-name="Tabela15.A1" office:value-type="string">
            <text:p text:style-name="Table_20_Contents">315</text:p>
          </table:table-cell>
        </table:table-row>
        <table:table-row>
          <table:table-cell table:style-name="Tabela15.A1" office:value-type="string">
            <text:p text:style-name="Table_20_Contents">8</text:p>
          </table:table-cell>
          <table:table-cell table:style-name="Tabela15.A1" office:value-type="string">
            <text:p text:style-name="Table_20_Contents">120</text:p>
          </table:table-cell>
          <table:table-cell table:style-name="Tabela15.A1" office:value-type="string">
            <text:p text:style-name="Table_20_Contents">420</text:p>
          </table:table-cell>
        </table:table-row>
        <table:table-row>
          <table:table-cell table:style-name="Tabela15.A1" office:value-type="string">
            <text:p text:style-name="Table_20_Contents">9</text:p>
          </table:table-cell>
          <table:table-cell table:style-name="Tabela15.A1" office:value-type="string">
            <text:p text:style-name="Table_20_Contents">135</text:p>
          </table:table-cell>
          <table:table-cell table:style-name="Tabela15.A1" office:value-type="string">
            <text:p text:style-name="Table_20_Contents">540</text:p>
          </table:table-cell>
        </table:table-row>
        <table:table-row>
          <table:table-cell table:style-name="Tabela15.A1" office:value-type="string">
            <text:p text:style-name="Table_20_Contents">10</text:p>
          </table:table-cell>
          <table:table-cell table:style-name="Tabela15.A1" office:value-type="string">
            <text:p text:style-name="Table_20_Contents">150</text:p>
          </table:table-cell>
          <table:table-cell table:style-name="Tabela15.A1" office:value-type="string">
            <text:p text:style-name="Table_20_Contents">675</text:p>
          </table:table-cell>
        </table:table-row>
        <table:table-row>
          <table:table-cell table:style-name="Tabela15.A1" office:value-type="string">
            <text:p text:style-name="Table_20_Contents">11</text:p>
          </table:table-cell>
          <table:table-cell table:style-name="Tabela15.A1" office:value-type="string">
            <text:p text:style-name="Table_20_Contents">165</text:p>
          </table:table-cell>
          <table:table-cell table:style-name="Tabela15.A1" office:value-type="string">
            <text:p text:style-name="Table_20_Contents">825</text:p>
          </table:table-cell>
        </table:table-row>
        <table:table-row>
          <table:table-cell table:style-name="Tabela15.A1" office:value-type="string">
            <text:p text:style-name="Table_20_Contents">12</text:p>
          </table:table-cell>
          <table:table-cell table:style-name="Tabela15.A1" office:value-type="string">
            <text:p text:style-name="Table_20_Contents">180</text:p>
          </table:table-cell>
          <table:table-cell table:style-name="Tabela15.A1" office:value-type="string">
            <text:p text:style-name="Table_20_Contents">990</text:p>
          </table:table-cell>
        </table:table-row>
        <table:table-row>
          <table:table-cell table:style-name="Tabela15.A1" office:value-type="string">
            <text:p text:style-name="Table_20_Contents">13</text:p>
          </table:table-cell>
          <table:table-cell table:style-name="Tabela15.A1" office:value-type="string">
            <text:p text:style-name="Table_20_Contents">195</text:p>
          </table:table-cell>
          <table:table-cell table:style-name="Tabela15.A1" office:value-type="string">
            <text:p text:style-name="Table_20_Contents">1170</text:p>
          </table:table-cell>
        </table:table-row>
        <table:table-row>
          <table:table-cell table:style-name="Tabela15.A1" office:value-type="string">
            <text:p text:style-name="Table_20_Contents">14</text:p>
          </table:table-cell>
          <table:table-cell table:style-name="Tabela15.A1" office:value-type="string">
            <text:p text:style-name="Table_20_Contents">210</text:p>
          </table:table-cell>
          <table:table-cell table:style-name="Tabela15.A1" office:value-type="string">
            <text:p text:style-name="Table_20_Contents">1365</text:p>
          </table:table-cell>
        </table:table-row>
        <table:table-row>
          <table:table-cell table:style-name="Tabela15.A1" office:value-type="string">
            <text:p text:style-name="Table_20_Contents">15</text:p>
          </table:table-cell>
          <table:table-cell table:style-name="Tabela15.A1" office:value-type="string">
            <text:p text:style-name="Table_20_Contents">225</text:p>
          </table:table-cell>
          <table:table-cell table:style-name="Tabela15.A1" office:value-type="string">
            <text:p text:style-name="Table_20_Contents">1575</text:p>
          </table:table-cell>
        </table:table-row>
        <table:table-row>
          <table:table-cell table:style-name="Tabela15.A1" office:value-type="string">
            <text:p text:style-name="Table_20_Contents">16</text:p>
          </table:table-cell>
          <table:table-cell table:style-name="Tabela15.A1" office:value-type="string">
            <text:p text:style-name="Table_20_Contents">240</text:p>
          </table:table-cell>
          <table:table-cell table:style-name="Tabela15.A1" office:value-type="string">
            <text:p text:style-name="Table_20_Contents">1800</text:p>
          </table:table-cell>
        </table:table-row>
        <table:table-row>
          <table:table-cell table:style-name="Tabela15.A1" office:value-type="string">
            <text:p text:style-name="Table_20_Contents">17</text:p>
          </table:table-cell>
          <table:table-cell table:style-name="Tabela15.A1" office:value-type="string">
            <text:p text:style-name="Table_20_Contents">255</text:p>
          </table:table-cell>
          <table:table-cell table:style-name="Tabela15.A1" office:value-type="string">
            <text:p text:style-name="Table_20_Contents">2040</text:p>
          </table:table-cell>
        </table:table-row>
        <table:table-row>
          <table:table-cell table:style-name="Tabela15.A1" office:value-type="string">
            <text:p text:style-name="Table_20_Contents">18</text:p>
          </table:table-cell>
          <table:table-cell table:style-name="Tabela15.A1" office:value-type="string">
            <text:p text:style-name="Table_20_Contents">270</text:p>
          </table:table-cell>
          <table:table-cell table:style-name="Tabela15.A1" office:value-type="string">
            <text:p text:style-name="Table_20_Contents">2295</text:p>
          </table:table-cell>
        </table:table-row>
        <table:table-row>
          <table:table-cell table:style-name="Tabela15.A1" office:value-type="string">
            <text:p text:style-name="Table_20_Contents">19</text:p>
          </table:table-cell>
          <table:table-cell table:style-name="Tabela15.A1" office:value-type="string">
            <text:p text:style-name="Table_20_Contents">285</text:p>
          </table:table-cell>
          <table:table-cell table:style-name="Tabela15.A1" office:value-type="string">
            <text:p text:style-name="Table_20_Contents">2565</text:p>
          </table:table-cell>
        </table:table-row>
        <table:table-row>
          <table:table-cell table:style-name="Tabela15.A1" office:value-type="string">
            <text:p text:style-name="Table_20_Contents">20</text:p>
          </table:table-cell>
          <table:table-cell table:style-name="Tabela15.A1" office:value-type="string">
            <text:p text:style-name="Table_20_Contents">300</text:p>
          </table:table-cell>
          <table:table-cell table:style-name="Tabela15.A1" office:value-type="string">
            <text:p text:style-name="Table_20_Contents">2850</text:p>
          </table:table-cell>
        </table:table-row>
        <table:table-row>
          <table:table-cell table:style-name="Tabela15.A1" office:value-type="string">
            <text:p text:style-name="Table_20_Contents">21</text:p>
          </table:table-cell>
          <table:table-cell table:style-name="Tabela15.A1" office:value-type="string">
            <text:p text:style-name="Table_20_Contents">315</text:p>
          </table:table-cell>
          <table:table-cell table:style-name="Tabela15.A1" office:value-type="string">
            <text:p text:style-name="Table_20_Contents">3150</text:p>
          </table:table-cell>
        </table:table-row>
        <table:table-row>
          <table:table-cell table:style-name="Tabela15.A1" office:value-type="string">
            <text:p text:style-name="Table_20_Contents">22</text:p>
          </table:table-cell>
          <table:table-cell table:style-name="Tabela15.A1" office:value-type="string">
            <text:p text:style-name="Table_20_Contents">330</text:p>
          </table:table-cell>
          <table:table-cell table:style-name="Tabela15.A1" office:value-type="string">
            <text:p text:style-name="Table_20_Contents">3465</text:p>
          </table:table-cell>
        </table:table-row>
        <table:table-row>
          <table:table-cell table:style-name="Tabela15.A1" office:value-type="string">
            <text:p text:style-name="Table_20_Contents">23</text:p>
          </table:table-cell>
          <table:table-cell table:style-name="Tabela15.A1" office:value-type="string">
            <text:p text:style-name="Table_20_Contents">345</text:p>
          </table:table-cell>
          <table:table-cell table:style-name="Tabela15.A1" office:value-type="string">
            <text:p text:style-name="Table_20_Contents">3795</text:p>
          </table:table-cell>
        </table:table-row>
        <table:table-row>
          <table:table-cell table:style-name="Tabela15.A1" office:value-type="string">
            <text:p text:style-name="Table_20_Contents">24</text:p>
          </table:table-cell>
          <table:table-cell table:style-name="Tabela15.A1" office:value-type="string">
            <text:p text:style-name="Table_20_Contents">360</text:p>
          </table:table-cell>
          <table:table-cell table:style-name="Tabela15.A1" office:value-type="string">
            <text:p text:style-name="Table_20_Contents">4140</text:p>
          </table:table-cell>
        </table:table-row>
        <table:table-row>
          <table:table-cell table:style-name="Tabela15.A1" office:value-type="string">
            <text:p text:style-name="Table_20_Contents">25</text:p>
          </table:table-cell>
          <table:table-cell table:style-name="Tabela15.A1" office:value-type="string">
            <text:p text:style-name="Table_20_Contents">375</text:p>
          </table:table-cell>
          <table:table-cell table:style-name="Tabela15.A1" office:value-type="string">
            <text:p text:style-name="Table_20_Contents">4500</text:p>
          </table:table-cell>
        </table:table-row>
        <table:table-row>
          <table:table-cell table:style-name="Tabela15.A1" office:value-type="string">
            <text:p text:style-name="Table_20_Contents">26</text:p>
          </table:table-cell>
          <table:table-cell table:style-name="Tabela15.A1" office:value-type="string">
            <text:p text:style-name="Table_20_Contents">390</text:p>
          </table:table-cell>
          <table:table-cell table:style-name="Tabela15.A1" office:value-type="string">
            <text:p text:style-name="Table_20_Contents">4875</text:p>
          </table:table-cell>
        </table:table-row>
        <table:table-row>
          <table:table-cell table:style-name="Tabela15.A1" office:value-type="string">
            <text:p text:style-name="Table_20_Contents">27</text:p>
          </table:table-cell>
          <table:table-cell table:style-name="Tabela15.A1" office:value-type="string">
            <text:p text:style-name="Table_20_Contents">405</text:p>
          </table:table-cell>
          <table:table-cell table:style-name="Tabela15.A1" office:value-type="string">
            <text:p text:style-name="Table_20_Contents">5265</text:p>
          </table:table-cell>
        </table:table-row>
        <table:table-row>
          <table:table-cell table:style-name="Tabela15.A1" office:value-type="string">
            <text:p text:style-name="Table_20_Contents">28</text:p>
          </table:table-cell>
          <table:table-cell table:style-name="Tabela15.A1" office:value-type="string">
            <text:p text:style-name="Table_20_Contents">420</text:p>
          </table:table-cell>
          <table:table-cell table:style-name="Tabela15.A1" office:value-type="string">
            <text:p text:style-name="Table_20_Contents">5670</text:p>
          </table:table-cell>
        </table:table-row>
        <table:table-row>
          <table:table-cell table:style-name="Tabela15.A1" office:value-type="string">
            <text:p text:style-name="Table_20_Contents">29</text:p>
          </table:table-cell>
          <table:table-cell table:style-name="Tabela15.A1" office:value-type="string">
            <text:p text:style-name="Table_20_Contents">435</text:p>
          </table:table-cell>
          <table:table-cell table:style-name="Tabela15.A1" office:value-type="string">
            <text:p text:style-name="Table_20_Contents">6090</text:p>
          </table:table-cell>
        </table:table-row>
        <table:table-row>
          <table:table-cell table:style-name="Tabela15.A1" office:value-type="string">
            <text:p text:style-name="Table_20_Contents">30</text:p>
          </table:table-cell>
          <table:table-cell table:style-name="Tabela15.A1" office:value-type="string">
            <text:p text:style-name="Table_20_Contents">—</text:p>
          </table:table-cell>
          <table:table-cell table:style-name="Tabela15.A1" office:value-type="string">
            <text:p text:style-name="Table_20_Contents">6525</text:p>
          </table:table-cell>
        </table:table-row>
      </table:table>
      <text:list text:style-name="L96">
        <text:list-item>
          <text:p text:style-name="P114">Metas de tempo:</text:p>
          <text:list>
            <text:list-item>
              <text:p text:style-name="P114">Early (1–10): 20–30 min/nível</text:p>
            </text:list-item>
            <text:list-item>
              <text:p text:style-name="P114">Mid (11–20): 30–45 min/nível</text:p>
            </text:list-item>
            <text:list-item>
              <text:p text:style-name="P114">Late (21–30): 45–60 min/nível</text:p>
            </text:list-item>
          </text:list>
        </text:list-item>
      </text:list>
      <text:h text:style-name="Heading_20_3" text:outline-level="3"/>
      <text:h text:style-name="P13" text:outline-level="3">1.2 Economia de energia, fome e vida</text:h>
      <text:list text:style-name="L97">
        <text:list-item>
          <text:p text:style-name="P115">Energia:</text:p>
          <text:list>
            <text:list-item>
              <text:p text:style-name="P115">Regeneração base: rE=1r_E=1 a cada 2 min (ajustável por raridade/eventos)</text:p>
            </text:list-item>
            <text:list-item>
              <text:p text:style-name="P115">Custo de Hunt: entrada 5 + 5 por fase (Hunt de 3 fases = 20 energia)</text:p>
            </text:list-item>
          </text:list>
        </text:list-item>
        <text:list-item>
          <text:p text:style-name="P115">Fome:</text:p>
          <text:list>
            <text:list-item>
              <text:p text:style-name="P115">Decai rF=1r_F=1 a cada 5 min em tempo real.</text:p>
            </text:list-item>
            <text:list-item>
              <text:p text:style-name="P115">Se Fome = 0 → Vida decai rV=1r_V=1 a cada 10 min.</text:p>
            </text:list-item>
          </text:list>
        </text:list-item>
        <text:list-item>
          <text:p text:style-name="P115">Vida (descanso nutritivo):</text:p>
          <text:list>
            <text:list-item>
              <text:p text:style-name="P115">Se inativo e Fome ≥ 50% → Vida regenera rV+=3r_{V+}=3 por hora.</text:p>
            </text:list-item>
          </text:list>
        </text:list-item>
      </text:list>
      <text:h text:style-name="Heading_20_3" text:outline-level="3">1.3 Orçamento de loot por tier de Hunt</text:h>
      <text:list text:style-name="L98">
        <text:list-item>
          <text:p text:style-name="P116">Tier 1 (nível 1–5): 1 item garantido por fase + 10% chance extra</text:p>
        </text:list-item>
        <text:list-item>
          <text:p text:style-name="P116">Tier 2 (6–10): 1 garantido + 20% extra</text:p>
        </text:list-item>
        <text:list-item>
          <text:p text:style-name="P116">Tier 3 (11–20): 1 garantido + 30% extra</text:p>
        </text:list-item>
        <text:list-item>
          <text:p text:style-name="P116">Tier 4 (21–30): 1 garantido + 40% extra</text:p>
        </text:list-item>
        <text:list-item>
          <text:p text:style-name="P116">Chefes: sempre 1 garantido + tabela especial de blueprint/consumível raro</text:p>
        </text:list-item>
      </text:list>
      <text:h text:style-name="Heading_20_3" text:outline-level="3">1.4 Dano, dificuldade e progressão de inimigos</text:h>
      <text:list text:style-name="L99">
        <text:list-item>
          <text:p text:style-name="P117">Vida do inimigo por tier:</text:p>
          <text:list>
            <text:list-item>
              <text:p text:style-name="P117">Presas: HP=10+2nHP = 10 + 2n</text:p>
            </text:list-item>
            <text:list-item>
              <text:p text:style-name="P117">Predadores: HP=20+3nHP = 20 + 3n</text:p>
            </text:list-item>
            <text:list-item>
              <text:p text:style-name="P117">Chefes: HP=50+5nHP = 50 + 5n</text:p>
            </text:list-item>
            <text:list-item>
              <text:p text:style-name="P117">Onde nn = nível médio da Hunt</text:p>
            </text:list-item>
          </text:list>
        </text:list-item>
        <text:list-item>
          <text:p text:style-name="P117">Dano recomendado dos inimigos: Presas 2–4, Predadores 4–7, Chefes 8–12 por turno.</text:p>
        </text:list-item>
        <text:list-item>
          <text:p text:style-name="P117">Bônus de equipamentos funcionais: até +3 pontos combinados em ATK/DEF/VEL por conjunto.</text:p>
        </text:list-item>
      </text:list>
      <text:h text:style-name="Heading_20_2" text:outline-level="2"/>
      <text:h text:style-name="P2" text:outline-level="2">2. Tabelas-mestre de drop e loot economy</text:h>
      <text:h text:style-name="Heading_20_3" text:outline-level="3">2.1 “Quem dropa o quê” (global)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>
            <table:table-cell table:style-name="Tabela16.A1" office:value-type="string">
              <text:p text:style-name="Table_20_Heading">Origem</text:p>
            </table:table-cell>
            <table:table-cell table:style-name="Tabela16.A1" office:value-type="string">
              <text:p text:style-name="Table_20_Heading">Drop principal</text:p>
            </table:table-cell>
            <table:table-cell table:style-name="Tabela16.A1" office:value-type="string">
              <text:p text:style-name="Table_20_Heading">Chance</text:p>
            </table:table-cell>
            <table:table-cell table:style-name="Tabela16.A1" office:value-type="string">
              <text:p text:style-name="Table_20_Heading">Drop secundário</text:p>
            </table:table-cell>
            <table:table-cell table:style-name="Tabela16.A1" office:value-type="string">
              <text:p text:style-name="Table_20_Heading">Chance</text:p>
            </table:table-cell>
          </table:table-row>
        </table:table-header-rows>
        <table:table-row>
          <table:table-cell table:style-name="Tabela16.A1" office:value-type="string">
            <text:p text:style-name="Table_20_Contents">Presas</text:p>
          </table:table-cell>
          <table:table-cell table:style-name="Tabela16.A1" office:value-type="string">
            <text:p text:style-name="Table_20_Contents">Comida crua comum</text:p>
          </table:table-cell>
          <table:table-cell table:style-name="Tabela16.A1" office:value-type="string">
            <text:p text:style-name="Table_20_Contents">80%</text:p>
          </table:table-cell>
          <table:table-cell table:style-name="Tabela16.A1" office:value-type="string">
            <text:p text:style-name="Table_20_Contents">Materiais comuns</text:p>
          </table:table-cell>
          <table:table-cell table:style-name="Tabela16.A1" office:value-type="string">
            <text:p text:style-name="Table_20_Contents">20%</text:p>
          </table:table-cell>
        </table:table-row>
        <table:table-row>
          <table:table-cell table:style-name="Tabela16.A1" office:value-type="string">
            <text:p text:style-name="Table_20_Contents">Predadores</text:p>
          </table:table-cell>
          <table:table-cell table:style-name="Tabela16.A1" office:value-type="string">
            <text:p text:style-name="Table_20_Contents">Materiais raros</text:p>
          </table:table-cell>
          <table:table-cell table:style-name="Tabela16.A1" office:value-type="string">
            <text:p text:style-name="Table_20_Contents">60%</text:p>
          </table:table-cell>
          <table:table-cell table:style-name="Tabela16.A1" office:value-type="string">
            <text:p text:style-name="Table_20_Contents">Consumível comum (cura/energia)</text:p>
          </table:table-cell>
          <table:table-cell table:style-name="Tabela16.A1" office:value-type="string">
            <text:p text:style-name="Table_20_Contents">40%</text:p>
          </table:table-cell>
        </table:table-row>
        <table:table-row>
          <table:table-cell table:style-name="Tabela16.A1" office:value-type="string">
            <text:p text:style-name="Table_20_Contents">Chefes</text:p>
          </table:table-cell>
          <table:table-cell table:style-name="Tabela16.A1" office:value-type="string">
            <text:p text:style-name="Table_20_Contents">Blueprint raro/épico</text:p>
          </table:table-cell>
          <table:table-cell table:style-name="Tabela16.A1" office:value-type="string">
            <text:p text:style-name="Table_20_Contents">40%</text:p>
          </table:table-cell>
          <table:table-cell table:style-name="Tabela16.A1" office:value-type="string">
            <text:p text:style-name="Table_20_Contents">Consumível raro (cura/energia/buff)</text:p>
          </table:table-cell>
          <table:table-cell table:style-name="Tabela16.A1" office:value-type="string">
            <text:p text:style-name="Table_20_Contents">60%</text:p>
          </table:table-cell>
        </table:table-row>
        <table:table-row>
          <table:table-cell table:style-name="Tabela16.A1" office:value-type="string">
            <text:p text:style-name="Table_20_Contents">Sapos selvagens</text:p>
          </table:table-cell>
          <table:table-cell table:style-name="Tabela16.A1" office:value-type="string">
            <text:p text:style-name="Table_20_Contents">Equip. comum (pescoço/costas)</text:p>
          </table:table-cell>
          <table:table-cell table:style-name="Tabela16.A1" office:value-type="string">
            <text:p text:style-name="Table_20_Contents">50%</text:p>
          </table:table-cell>
          <table:table-cell table:style-name="Tabela16.A1" office:value-type="string">
            <text:p text:style-name="Table_20_Contents">Materiais comuns</text:p>
          </table:table-cell>
          <table:table-cell table:style-name="Tabela16.A1" office:value-type="string">
            <text:p text:style-name="Table_20_Contents">50%</text:p>
          </table:table-cell>
        </table:table-row>
        <table:table-row>
          <table:table-cell table:style-name="Tabela16.A1" office:value-type="string">
            <text:p text:style-name="Table_20_Contents">Eventos</text:p>
          </table:table-cell>
          <table:table-cell table:style-name="Tabela16.A1" office:value-type="string">
            <text:p text:style-name="Table_20_Contents">Item especial do evento</text:p>
          </table:table-cell>
          <table:table-cell table:style-name="Tabela16.A1" office:value-type="string">
            <text:p text:style-name="Table_20_Contents">100%</text:p>
          </table:table-cell>
          <table:table-cell table:style-name="Tabela16.A1" office:value-type="string">
            <text:p text:style-name="Table_20_Contents">Loot comum associado</text:p>
          </table:table-cell>
          <table:table-cell table:style-name="Tabela16.A1" office:value-type="string">
            <text:p text:style-name="Table_20_Contents">0–50%</text:p>
          </table:table-cell>
        </table:table-row>
      </table:table>
      <text:h text:style-name="Heading_20_3" text:outline-level="3">2.2 Drop por tier de Hunt (ajuste fino)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header-rows>
          <table:table-row>
            <table:table-cell table:style-name="Tabela17.A1" office:value-type="string">
              <text:p text:style-name="Table_20_Heading">Tier</text:p>
            </table:table-cell>
            <table:table-cell table:style-name="Tabela17.A1" office:value-type="string">
              <text:p text:style-name="Table_20_Heading">Blueprint</text:p>
            </table:table-cell>
            <table:table-cell table:style-name="Tabela17.A1" office:value-type="string">
              <text:p text:style-name="Table_20_Heading">Cons. raro</text:p>
            </table:table-cell>
            <table:table-cell table:style-name="Tabela17.A1" office:value-type="string">
              <text:p text:style-name="Table_20_Heading">Cons. comum</text:p>
            </table:table-cell>
            <table:table-cell table:style-name="Tabela17.A1" office:value-type="string">
              <text:p text:style-name="Table_20_Heading">Materiais raros</text:p>
            </table:table-cell>
            <table:table-cell table:style-name="Tabela17.A1" office:value-type="string">
              <text:p text:style-name="Table_20_Heading">Materiais comuns</text:p>
            </table:table-cell>
            <table:table-cell table:style-name="Tabela17.A1" office:value-type="string">
              <text:p text:style-name="Table_20_Heading">Equip. comum</text:p>
            </table:table-cell>
          </table:table-row>
        </table:table-header-rows>
        <table:table-row>
          <table:table-cell table:style-name="Tabela17.A1" office:value-type="string">
            <text:p text:style-name="Table_20_Contents">1 (1–5)</text:p>
          </table:table-cell>
          <table:table-cell table:style-name="Tabela17.A1" office:value-type="string">
            <text:p text:style-name="Table_20_Contents">5%</text:p>
          </table:table-cell>
          <table:table-cell table:style-name="Tabela17.A1" office:value-type="string">
            <text:p text:style-name="Table_20_Contents">10%</text:p>
          </table:table-cell>
          <table:table-cell table:style-name="Tabela17.A1" office:value-type="string">
            <text:p text:style-name="Table_20_Contents">35%</text:p>
          </table:table-cell>
          <table:table-cell table:style-name="Tabela17.A1" office:value-type="string">
            <text:p text:style-name="Table_20_Contents">10%</text:p>
          </table:table-cell>
          <table:table-cell table:style-name="Tabela17.A1" office:value-type="string">
            <text:p text:style-name="Table_20_Contents">35%</text:p>
          </table:table-cell>
          <table:table-cell table:style-name="Tabela17.A1" office:value-type="string">
            <text:p text:style-name="Table_20_Contents">5%</text:p>
          </table:table-cell>
        </table:table-row>
        <table:table-row>
          <table:table-cell table:style-name="Tabela17.A1" office:value-type="string">
            <text:p text:style-name="Table_20_Contents">2 (6–10)</text:p>
          </table:table-cell>
          <table:table-cell table:style-name="Tabela17.A1" office:value-type="string">
            <text:p text:style-name="Table_20_Contents">8%</text:p>
          </table:table-cell>
          <table:table-cell table:style-name="Tabela17.A1" office:value-type="string">
            <text:p text:style-name="Table_20_Contents">12%</text:p>
          </table:table-cell>
          <table:table-cell table:style-name="Tabela17.A1" office:value-type="string">
            <text:p text:style-name="Table_20_Contents">30%</text:p>
          </table:table-cell>
          <table:table-cell table:style-name="Tabela17.A1" office:value-type="string">
            <text:p text:style-name="Table_20_Contents">15%</text:p>
          </table:table-cell>
          <table:table-cell table:style-name="Tabela17.A1" office:value-type="string">
            <text:p text:style-name="Table_20_Contents">30%</text:p>
          </table:table-cell>
          <table:table-cell table:style-name="Tabela17.A1" office:value-type="string">
            <text:p text:style-name="Table_20_Contents">5%</text:p>
          </table:table-cell>
        </table:table-row>
        <table:table-row>
          <table:table-cell table:style-name="Tabela17.A1" office:value-type="string">
            <text:p text:style-name="Table_20_Contents">3 (11–20)</text:p>
          </table:table-cell>
          <table:table-cell table:style-name="Tabela17.A1" office:value-type="string">
            <text:p text:style-name="Table_20_Contents">12%</text:p>
          </table:table-cell>
          <table:table-cell table:style-name="Tabela17.A1" office:value-type="string">
            <text:p text:style-name="Table_20_Contents">15%</text:p>
          </table:table-cell>
          <table:table-cell table:style-name="Tabela17.A1" office:value-type="string">
            <text:p text:style-name="Table_20_Contents">25%</text:p>
          </table:table-cell>
          <table:table-cell table:style-name="Tabela17.A1" office:value-type="string">
            <text:p text:style-name="Table_20_Contents">20%</text:p>
          </table:table-cell>
          <table:table-cell table:style-name="Tabela17.A1" office:value-type="string">
            <text:p text:style-name="Table_20_Contents">25%</text:p>
          </table:table-cell>
          <table:table-cell table:style-name="Tabela17.A1" office:value-type="string">
            <text:p text:style-name="Table_20_Contents">3%</text:p>
          </table:table-cell>
        </table:table-row>
        <table:table-row>
          <table:table-cell table:style-name="Tabela17.A1" office:value-type="string">
            <text:p text:style-name="Table_20_Contents">4 (21–30)</text:p>
          </table:table-cell>
          <table:table-cell table:style-name="Tabela17.A1" office:value-type="string">
            <text:p text:style-name="Table_20_Contents">15%</text:p>
          </table:table-cell>
          <table:table-cell table:style-name="Tabela17.A1" office:value-type="string">
            <text:p text:style-name="Table_20_Contents">18%</text:p>
          </table:table-cell>
          <table:table-cell table:style-name="Tabela17.A1" office:value-type="string">
            <text:p text:style-name="Table_20_Contents">20%</text:p>
          </table:table-cell>
          <table:table-cell table:style-name="Tabela17.A1" office:value-type="string">
            <text:p text:style-name="Table_20_Contents">25%</text:p>
          </table:table-cell>
          <table:table-cell table:style-name="Tabela17.A1" office:value-type="string">
            <text:p text:style-name="Table_20_Contents">20%</text:p>
          </table:table-cell>
          <table:table-cell table:style-name="Tabela17.A1" office:value-type="string">
            <text:p text:style-name="Table_20_Contents">2%</text:p>
          </table:table-cell>
        </table:table-row>
      </table:table>
      <text:list text:style-name="L100">
        <text:list-item>
          <text:p text:style-name="P118">Chefes adicionam: +10 p.p. em blueprint OU consumível raro (tabela específica da Hunt).</text:p>
        </text:list-item>
      </text:list>
      <text:h text:style-name="Heading_20_3" text:outline-level="3">2.3 Consumíveis de vida/energia (origem e frequência)</text:h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header-rows>
          <table:table-row>
            <table:table-cell table:style-name="Tabela18.A1" office:value-type="string">
              <text:p text:style-name="Table_20_Heading">Item</text:p>
            </table:table-cell>
            <table:table-cell table:style-name="Tabela18.A1" office:value-type="string">
              <text:p text:style-name="Table_20_Heading">Tier recomendado</text:p>
            </table:table-cell>
            <table:table-cell table:style-name="Tabela18.A1" office:value-type="string">
              <text:p text:style-name="Table_20_Heading">Origem típica</text:p>
            </table:table-cell>
            <table:table-cell table:style-name="Tabela18.A1" office:value-type="string">
              <text:p text:style-name="Table_20_Heading">Chance média</text:p>
            </table:table-cell>
          </table:table-row>
        </table:table-header-rows>
        <table:table-row>
          <table:table-cell table:style-name="Tabela18.A1" office:value-type="string">
            <text:p text:style-name="Table_20_Contents">Poção de Cura Comum</text:p>
          </table:table-cell>
          <table:table-cell table:style-name="Tabela18.A1" office:value-type="string">
            <text:p text:style-name="Table_20_Contents">1–4</text:p>
          </table:table-cell>
          <table:table-cell table:style-name="Tabela18.A1" office:value-type="string">
            <text:p text:style-name="Table_20_Contents">Predadores</text:p>
          </table:table-cell>
          <table:table-cell table:style-name="Tabela18.A1" office:value-type="string">
            <text:p text:style-name="Table_20_Contents">20–30%</text:p>
          </table:table-cell>
        </table:table-row>
        <table:table-row>
          <table:table-cell table:style-name="Tabela18.A1" office:value-type="string">
            <text:p text:style-name="Table_20_Contents">Energético Natural</text:p>
          </table:table-cell>
          <table:table-cell table:style-name="Tabela18.A1" office:value-type="string">
            <text:p text:style-name="Table_20_Contents">1–4</text:p>
          </table:table-cell>
          <table:table-cell table:style-name="Tabela18.A1" office:value-type="string">
            <text:p text:style-name="Table_20_Contents">Presas/Predadores/Craft</text:p>
          </table:table-cell>
          <table:table-cell table:style-name="Tabela18.A1" office:value-type="string">
            <text:p text:style-name="Table_20_Contents">15–25%</text:p>
          </table:table-cell>
        </table:table-row>
        <table:table-row>
          <table:table-cell table:style-name="Tabela18.A1" office:value-type="string">
            <text:p text:style-name="Table_20_Contents">Poção de Cura Rara</text:p>
          </table:table-cell>
          <table:table-cell table:style-name="Tabela18.A1" office:value-type="string">
            <text:p text:style-name="Table_20_Contents">2–4</text:p>
          </table:table-cell>
          <table:table-cell table:style-name="Tabela18.A1" office:value-type="string">
            <text:p text:style-name="Table_20_Contents">Chefes/Evento</text:p>
          </table:table-cell>
          <table:table-cell table:style-name="Tabela18.A1" office:value-type="string">
            <text:p text:style-name="Table_20_Contents">10–20%</text:p>
          </table:table-cell>
        </table:table-row>
        <table:table-row>
          <table:table-cell table:style-name="Tabela18.A1" office:value-type="string">
            <text:p text:style-name="Table_20_Contents">Tônico de Energia Raro</text:p>
          </table:table-cell>
          <table:table-cell table:style-name="Tabela18.A1" office:value-type="string">
            <text:p text:style-name="Table_20_Contents">2–4</text:p>
          </table:table-cell>
          <table:table-cell table:style-name="Tabela18.A1" office:value-type="string">
            <text:p text:style-name="Table_20_Contents">Chefes/Evento</text:p>
          </table:table-cell>
          <table:table-cell table:style-name="Tabela18.A1" office:value-type="string">
            <text:p text:style-name="Table_20_Contents">10–15%</text:p>
          </table:table-cell>
        </table:table-row>
        <table:table-row>
          <table:table-cell table:style-name="Tabela18.A1" office:value-type="string">
            <text:p text:style-name="Table_20_Contents">Kit Médico Completo</text:p>
          </table:table-cell>
          <table:table-cell table:style-name="Tabela18.A1" office:value-type="string">
            <text:p text:style-name="Table_20_Contents">3–4</text:p>
          </table:table-cell>
          <table:table-cell table:style-name="Tabela18.A1" office:value-type="string">
            <text:p text:style-name="Table_20_Contents">Evento/Blueprint</text:p>
          </table:table-cell>
          <table:table-cell table:style-name="Tabela18.A1" office:value-type="string">
            <text:p text:style-name="Table_20_Contents">2–5%</text:p>
          </table:table-cell>
        </table:table-row>
      </table:table>
      <text:h text:style-name="Heading_20_2" text:outline-level="2"/>
      <text:h text:style-name="P2" text:outline-level="2">3. Fluxos de sistemas (diagramas prontos para colar)</text:h>
      <text:p text:style-name="Text_20_body">Use os blocos abaixo em editores que suportam Mermaid.</text:p>
      <text:h text:style-name="Heading_20_4" text:outline-level="4">3.1 Fluxo de Hunt</text:h>
      <text:p text:style-name="Text_20_body">mermaid</text:p>
      <text:p text:style-name="Preformatted_20_Text"><text:span text:style-name="Source_20_Text">flowchart TD</text:span></text:p>
      <text:p text:style-name="Preformatted_20_Text"><text:span text:style-name="Source_20_Text">A[Seleciona Hunt] --&gt; B{Nível permitido?}</text:span></text:p>
      <text:p text:style-name="Preformatted_20_Text"><text:span text:style-name="Source_20_Text">B -- Não --&gt; Z[Escolher outra Hunt]</text:span></text:p>
      <text:p text:style-name="Preformatted_20_Text"><text:span text:style-name="Source_20_Text">B -- Sim --&gt; C[Paga Energia de Entrada]</text:span></text:p>
      <text:p text:style-name="Preformatted_20_Text"><text:span text:style-name="Source_20_Text">C --&gt; D[Fase 1]</text:span></text:p>
      <text:p text:style-name="Preformatted_20_Text"><text:span text:style-name="Source_20_Text">D --&gt; E{Evento?}</text:span></text:p>
      <text:p text:style-name="Preformatted_20_Text"><text:span text:style-name="Source_20_Text">E -- Sim --&gt; E1[Resolve Evento e Loot]</text:span></text:p>
      <text:p text:style-name="Preformatted_20_Text"><text:span text:style-name="Source_20_Text">E -- Não --&gt; F[Combate Encontros]</text:span></text:p>
      <text:p text:style-name="Preformatted_20_Text"><text:span text:style-name="Source_20_Text">F --&gt; G{Vitória?}</text:span></text:p>
      <text:p text:style-name="Preformatted_20_Text"><text:span text:style-name="Source_20_Text">G -- Não --&gt; G1[Derrota: Vida &lt;=0? PvE =&gt; Burn | PvP =&gt; Vida=1]</text:span></text:p>
      <text:p text:style-name="Preformatted_20_Text"><text:span text:style-name="Source_20_Text">G -- Sim --&gt; H[Loot + XP]</text:span></text:p>
      <text:p text:style-name="Preformatted_20_Text"><text:span text:style-name="Source_20_Text">H --&gt; I{Mais Fases?}</text:span></text:p>
      <text:p text:style-name="Preformatted_20_Text"><text:span text:style-name="Source_20_Text">I -- Sim --&gt; J[Próxima Fase]</text:span></text:p>
      <text:p text:style-name="Preformatted_20_Text"><text:span text:style-name="Source_20_Text">I -- Não --&gt; K[Conclusão da Hunt]</text:span></text:p>
      <text:p text:style-name="Preformatted_20_Text"><text:span text:style-name="Source_20_Text">K --&gt; L[Aplicar Loot, XP total]</text:span></text:p>
      <text:p text:style-name="P119"><text:span text:style-name="Source_20_Text">L --&gt; M[Saída / Descanso / Nova Hunt]</text:span></text:p>
      <text:h text:style-name="Heading_20_4" text:outline-level="4">3.2 Breeding</text:h>
      <text:p text:style-name="Text_20_body">mermaid</text:p>
      <text:p text:style-name="Preformatted_20_Text"><text:span text:style-name="Source_20_Text">flowchart TD</text:span></text:p>
      <text:p text:style-name="Preformatted_20_Text"><text:span text:style-name="Source_20_Text">A[Escolher Pais] --&gt; B[Equipar Itens de Suporte]</text:span></text:p>
      <text:p text:style-name="Preformatted_20_Text"><text:span text:style-name="Source_20_Text">B --&gt; C[Checar Energia 30+30]</text:span></text:p>
      <text:p text:style-name="Preformatted_20_Text"><text:span text:style-name="Source_20_Text">C --&gt; D[Executar Breeding]</text:span></text:p>
      <text:p text:style-name="Preformatted_20_Text"><text:span text:style-name="Source_20_Text">D --&gt; E[Sorteio 1ª Skill por raridade]</text:span></text:p>
      <text:p text:style-name="Preformatted_20_Text"><text:span text:style-name="Source_20_Text">E --&gt; F{Ganhou 1ª?}</text:span></text:p>
      <text:p text:style-name="Preformatted_20_Text"><text:span text:style-name="Source_20_Text">F -- Não --&gt; G[0 Skills]</text:span></text:p>
      <text:p text:style-name="Preformatted_20_Text"><text:span text:style-name="Source_20_Text">F -- Sim --&gt; H[Sorteio 2ª Skill condicional]</text:span></text:p>
      <text:p text:style-name="Preformatted_20_Text"><text:span text:style-name="Source_20_Text">H --&gt; I[Determinar Raridade (0.1% up, 49.9% mesma, 50% down)]</text:span></text:p>
      <text:p text:style-name="Preformatted_20_Text"><text:span text:style-name="Source_20_Text">I --&gt; J[Aplicar Genes (com travas)]</text:span></text:p>
      <text:p text:style-name="P119"><text:span text:style-name="Source_20_Text">J --&gt; K[Mint Filhote + Consumir Itens]</text:span></text:p>
      <text:h text:style-name="Heading_20_4" text:outline-level="4">3.3 Recuperação</text:h>
      <text:p text:style-name="Text_20_body">mermaid</text:p>
      <text:p text:style-name="Preformatted_20_Text"><text:span text:style-name="Source_20_Text">flowchart TD</text:span></text:p>
      <text:p text:style-name="Preformatted_20_Text"><text:span text:style-name="Source_20_Text">A[Após batalha] --&gt; B{PvP Derrota?}</text:span></text:p>
      <text:p text:style-name="Preformatted_20_Text"><text:span text:style-name="Source_20_Text">B -- Sim --&gt; C[Vida=1, usar cura/descanso]</text:span></text:p>
      <text:p text:style-name="Preformatted_20_Text"><text:span text:style-name="Source_20_Text">B -- Não --&gt; D{Vida 0?}</text:span></text:p>
      <text:p text:style-name="Preformatted_20_Text"><text:span text:style-name="Source_20_Text">D -- Sim --&gt; E[Burn obrigatório]</text:span></text:p>
      <text:p text:style-name="Preformatted_20_Text"><text:span text:style-name="Source_20_Text">D -- Não --&gt; F{Fome &gt;= 50% e Inativo?}</text:span></text:p>
      <text:p text:style-name="Preformatted_20_Text"><text:span text:style-name="Source_20_Text">F -- Sim --&gt; G[Regen Vida passiva]</text:span></text:p>
      <text:p text:style-name="P119"><text:span text:style-name="Source_20_Text">F -- Não --&gt; H[Usar Consumíveis]</text:span></text:p>
      <text:h text:style-name="Heading_20_4" text:outline-level="4"/>
      <text:h text:style-name="P8" text:outline-level="4">3.4 Crafting</text:h>
      <text:p text:style-name="Text_20_body">mermaid</text:p>
      <text:p text:style-name="Preformatted_20_Text"><text:span text:style-name="Source_20_Text">flowchart TD</text:span></text:p>
      <text:p text:style-name="Preformatted_20_Text"><text:span text:style-name="Source_20_Text">A[Materiais/Blueprints] --&gt; B[Escolher Receita]</text:span></text:p>
      <text:p text:style-name="Preformatted_20_Text"><text:span text:style-name="Source_20_Text">B --&gt; C{Tem ingredientes?}</text:span></text:p>
      <text:p text:style-name="Preformatted_20_Text"><text:span text:style-name="Source_20_Text">C -- Não --&gt; D[Farm/Comprar no Mercado]</text:span></text:p>
      <text:p text:style-name="Preformatted_20_Text"><text:span text:style-name="Source_20_Text">C -- Sim --&gt; E[Iniciar Craft (tempo/custo)]</text:span></text:p>
      <text:p text:style-name="Preformatted_20_Text"><text:span text:style-name="Source_20_Text">E --&gt; F[Item Pronto]</text:span></text:p>
      <text:p text:style-name="P119"><text:span text:style-name="Source_20_Text">F --&gt; G[Equipar/Consumir/Vender]</text:span></text:p>
      <text:h text:style-name="Heading_20_4" text:outline-level="4">3.5 Mercado/Plaza</text:h>
      <text:p text:style-name="Text_20_body">mermaid</text:p>
      <text:p text:style-name="Preformatted_20_Text"><text:span text:style-name="Source_20_Text">flowchart TD</text:span></text:p>
      <text:p text:style-name="Preformatted_20_Text"><text:span text:style-name="Source_20_Text">A[Entrar no Plaza] --&gt; B[Chat/PM]</text:span></text:p>
      <text:p text:style-name="Preformatted_20_Text"><text:span text:style-name="Source_20_Text">A --&gt; C[Trade P2P não-NFT]</text:span></text:p>
      <text:p text:style-name="Preformatted_20_Text"><text:span text:style-name="Source_20_Text">A --&gt; D[Mercado: listar/comprar]</text:span></text:p>
      <text:p text:style-name="Preformatted_20_Text"><text:span text:style-name="Source_20_Text">D --&gt; E{NFT?}</text:span></text:p>
      <text:p text:style-name="Preformatted_20_Text"><text:span text:style-name="Source_20_Text">E -- Sim --&gt; F[On-chain (assinatura, taxa)]</text:span></text:p>
      <text:p text:style-name="P119"><text:span text:style-name="Source_20_Text">E -- Não --&gt; G[In-game (saldo interno)]</text:span></text:p>
      <text:h text:style-name="Heading_20_2" text:outline-level="2">4. Arquitetura de contratos inteligentes (EVM)</text:h>
      <text:h text:style-name="Heading_20_3" text:outline-level="3">4.1 Módulos e responsabilidades</text:h>
      <text:list text:style-name="L101">
        <text:list-item>
          <text:p text:style-name="P120">FrogNFT (ERC-721): sapos, genome, metadados.</text:p>
        </text:list-item>
        <text:list-item>
          <text:p text:style-name="P120">EquipNFT (ERC-1155): cosméticos raros/limitados (NFT).</text:p>
        </text:list-item>
        <text:list-item>
          <text:p text:style-name="P120">BlueprintNFT (ERC-1155): blueprints épicos/lendários (NFT).</text:p>
        </text:list-item>
        <text:list-item>
          <text:p text:style-name="P120">BreedingManager: regras de breeding, consumo de energia, itens de suporte, emissão de filhotes.</text:p>
        </text:list-item>
        <text:list-item>
          <text:p text:style-name="P120">EquipRegistry: relacionamento opcional de “equipado” (tokenId do sapo → slots com NFTs).</text:p>
        </text:list-item>
        <text:list-item>
          <text:p text:style-name="P120">RandomnessProvider: integração VRF para sorteios justos.</text:p>
        </text:list-item>
        <text:list-item>
          <text:p text:style-name="P120">Marketplace (opcional): listagem/compra de NFTs in-game (ou usar mercados existentes).</text:p>
        </text:list-item>
        <text:list-item>
          <text:p text:style-name="P120">GameBank (custódia de taxas internas, se necessário).</text:p>
        </text:list-item>
      </text:list>
      <text:h text:style-name="Heading_20_3" text:outline-level="3">4.2 Padrões e extensões</text:h>
      <text:list text:style-name="L102">
        <text:list-item>
          <text:p text:style-name="P121">EIP-721 + EIP-2981 (royalties)</text:p>
        </text:list-item>
        <text:list-item>
          <text:p text:style-name="P121">EIP-1155 para itens fungíveis/semifungíveis</text:p>
        </text:list-item>
        <text:list-item>
          <text:p text:style-name="P121">Acesso: Ownable/AccessControl (DEFAULT_ADMIN_ROLE, MINTER_ROLE, PAUSER_ROLE)</text:p>
        </text:list-item>
        <text:list-item>
          <text:p text:style-name="P121">Pausable, ReentrancyGuard</text:p>
        </text:list-item>
        <text:list-item>
          <text:p text:style-name="P121">URI: baseURI mutável até “freeze”; possibilidade de on-chain SVG</text:p>
        </text:list-item>
      </text:list>
      <text:h text:style-name="Heading_20_3" text:outline-level="3"><text:soft-page-break/>4.3 Estruturas e eventos (exemplo)</text:h>
      <text:p text:style-name="Text_20_body">solidity</text:p>
      <text:p text:style-name="Preformatted_20_Text"><text:span text:style-name="Source_20_Text">struct Genome {</text:span></text:p>
      <text:p text:style-name="Preformatted_20_Text"><text:span text:style-name="Source_20_Text"><text:s text:c="2"/>uint64 colors; <text:s text:c="2"/>// bit packing cores</text:span></text:p>
      <text:p text:style-name="Preformatted_20_Text"><text:span text:style-name="Source_20_Text"><text:s text:c="2"/>uint64 patterns; // bit packing padrões</text:span></text:p>
      <text:p text:style-name="Preformatted_20_Text"><text:span text:style-name="Source_20_Text"><text:s text:c="2"/>uint32 flags; <text:s text:c="3"/>// raridade, mutações, etc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event FrogMinted(address indexed to, uint256 indexed tokenId, Genome genome, uint8 rarity);</text:span></text:p>
      <text:p text:style-name="Preformatted_20_Text"><text:span text:style-name="Source_20_Text">event Bred(uint256 indexed parentA, uint256 indexed parentB, uint256 indexed childId);</text:span></text:p>
      <text:p text:style-name="Preformatted_20_Text"><text:span text:style-name="Source_20_Text">event Equipped(uint256 indexed frogId, uint8 slot, address itemContract, uint256 itemId);</text:span></text:p>
      <text:p text:style-name="Preformatted_20_Text"><text:span text:style-name="Source_20_Text">event Unequipped(uint256 indexed frogId, uint8 slot);</text:span></text:p>
      <text:p text:style-name="P119"><text:span text:style-name="Source_20_Text">event BlueprintUsed(address indexed user, uint256 id, uint256 amount);</text:span></text:p>
      <text:h text:style-name="Heading_20_3" text:outline-level="3">4.4 Funções-chave (assinaturas)</text:h>
      <text:p text:style-name="Text_20_body">solidity</text:p>
      <text:p text:style-name="Preformatted_20_Text"><text:span text:style-name="Source_20_Text">// FrogNFT</text:span></text:p>
      <text:p text:style-name="Preformatted_20_Text"><text:span text:style-name="Source_20_Text">function mint(address to, Genome calldata g, uint8 rarity) external;</text:span></text:p>
      <text:p text:style-name="Preformatted_20_Text"><text:span text:style-name="Source_20_Text">function burn(uint256 tokenId) external;</text:span></text:p>
      <text:p text:style-name="Preformatted_20_Text"><text:span text:style-name="Source_20_Text">function setBaseURI(string calldata) external;</text:span></text:p>
      <text:p text:style-name="Preformatted_20_Text"/>
      <text:p text:style-name="Preformatted_20_Text"><text:span text:style-name="Source_20_Text">// BreedingManager</text:span></text:p>
      <text:p text:style-name="Preformatted_20_Text"><text:span text:style-name="Source_20_Text">function breed(uint256 parentA, uint256 parentB, BreedingItem[] calldata items) external payable;</text:span></text:p>
      <text:p text:style-name="Preformatted_20_Text"><text:span text:style-name="Source_20_Text">function computeOffspring(uint256 parentA, uint256 parentB, BreedingItem[] calldata items) public view returns (Genome memory, uint8 rarity, SkillRoll memory);</text:span></text:p>
      <text:p text:style-name="Preformatted_20_Text"><text:span text:style-name="Source_20_Text">function setEnergyCost(uint256 costEach) external;</text:span></text:p>
      <text:p text:style-name="Preformatted_20_Text"/>
      <text:p text:style-name="Preformatted_20_Text"><text:span text:style-name="Source_20_Text">// EquipRegistry</text:span></text:p>
      <text:p text:style-name="Preformatted_20_Text"><text:span text:style-name="Source_20_Text">function equip(uint256 frogId, uint8 slot, address item, uint256 itemId) external;</text:span></text:p>
      <text:p text:style-name="Preformatted_20_Text"><text:span text:style-name="Source_20_Text">function unequip(uint256 frogId, uint8 slot) external;</text:span></text:p>
      <text:p text:style-name="Preformatted_20_Text"><text:span text:style-name="Source_20_Text">function getEquipment(uint256 frogId) external view returns (address[2] memory items, uint256[2] memory ids);</text:span></text:p>
      <text:p text:style-name="Preformatted_20_Text"/>
      <text:p text:style-name="Preformatted_20_Text"><text:span text:style-name="Source_20_Text">// RandomnessProvider (VRF)</text:span></text:p>
      <text:p text:style-name="Preformatted_20_Text"><text:span text:style-name="Source_20_Text">function requestRandomWords() external returns (uint256 requestId);</text:span></text:p>
      <text:p text:style-name="P119"><text:span text:style-name="Source_20_Text">function consumeRandomness(uint256 requestId) external returns (uint256 rng);</text:span></text:p>
      <text:h text:style-name="Heading_20_3" text:outline-level="3">4.5 Segurança e boas práticas</text:h>
      <text:list text:style-name="L103">
        <text:list-item>
          <text:p text:style-name="P122">ReentrancyGuard em funções com transferência de valor.</text:p>
        </text:list-item>
        <text:list-item>
          <text:p text:style-name="P122">Pausable para emergência.</text:p>
        </text:list-item>
        <text:list-item>
          <text:p text:style-name="P122">Assinaturas EIP-712 para autorizar equip/unequip cross-contract.</text:p>
        </text:list-item>
        <text:list-item>
          <text:p text:style-name="P122">VRF para evitar manipulação de seed em breeding.</text:p>
        </text:list-item>
        <text:list-item>
          <text:p text:style-name="P122">Limitar privilégios (MINTER_ROLE somente em módulos de jogo).</text:p>
        </text:list-item>
        <text:list-item>
          <text:p text:style-name="P122">Testes de fuzz em distribuição de skills/raridade.</text:p>
        </text:list-item>
      </text:list>
      <text:h text:style-name="Heading_20_2" text:outline-level="2"><text:soft-page-break/>5. Escolha de rede: comparação e recomendação</text:h>
      <text:h text:style-name="Heading_20_3" text:outline-level="3">5.1 Comparativo resumido</text:h>
      <table:table table:name="Tabela19" table:style-name="Tabela19">
        <table:table-column table:style-name="Tabela19.A" table:number-columns-repeated="2"/>
        <table:table-column table:style-name="Tabela19.C"/>
        <table:table-column table:style-name="Tabela19.D"/>
        <table:table-column table:style-name="Tabela19.E"/>
        <table:table-header-rows>
          <table:table-row>
            <table:table-cell table:style-name="Tabela19.A1" office:value-type="string">
              <text:p text:style-name="Table_20_Heading">Rede</text:p>
            </table:table-cell>
            <table:table-cell table:style-name="Tabela19.A1" office:value-type="string">
              <text:p text:style-name="Table_20_Heading">Taxas</text:p>
            </table:table-cell>
            <table:table-cell table:style-name="Tabela19.A1" office:value-type="string">
              <text:p text:style-name="Table_20_Heading">Ecossistema NFT</text:p>
            </table:table-cell>
            <table:table-cell table:style-name="Tabela19.A1" office:value-type="string">
              <text:p text:style-name="Table_20_Heading">Pros</text:p>
            </table:table-cell>
            <table:table-cell table:style-name="Tabela19.A1" office:value-type="string">
              <text:p text:style-name="Table_20_Heading">Contras</text:p>
            </table:table-cell>
          </table:table-row>
        </table:table-header-rows>
        <table:table-row>
          <table:table-cell table:style-name="Tabela19.A1" office:value-type="string">
            <text:p text:style-name="Table_20_Contents">Polygon PoS</text:p>
          </table:table-cell>
          <table:table-cell table:style-name="Tabela19.A1" office:value-type="string">
            <text:p text:style-name="Table_20_Contents">Muito baixas</text:p>
          </table:table-cell>
          <table:table-cell table:style-name="Tabela19.A1" office:value-type="string">
            <text:p text:style-name="Table_20_Contents">Amplo, integrado a grandes mercados</text:p>
          </table:table-cell>
          <table:table-cell table:style-name="Tabela19.A1" office:value-type="string">
            <text:p text:style-name="Table_20_Contents">Barato, EVM, amplo suporte</text:p>
          </table:table-cell>
          <table:table-cell table:style-name="Tabela19.A1" office:value-type="string">
            <text:p text:style-name="Table_20_Contents">Congestão ocasional</text:p>
          </table:table-cell>
        </table:table-row>
        <table:table-row>
          <table:table-cell table:style-name="Tabela19.A1" office:value-type="string">
            <text:p text:style-name="Table_20_Contents">Base</text:p>
          </table:table-cell>
          <table:table-cell table:style-name="Tabela19.A1" office:value-type="string">
            <text:p text:style-name="Table_20_Contents">Baixas</text:p>
          </table:table-cell>
          <table:table-cell table:style-name="Tabela19.A1" office:value-type="string">
            <text:p text:style-name="Table_20_Contents">Crescente, boa integração infra</text:p>
          </table:table-cell>
          <table:table-cell table:style-name="Tabela19.A1" office:value-type="string">
            <text:p text:style-name="Table_20_Contents">Custos baixos, dev UX bom</text:p>
          </table:table-cell>
          <table:table-cell table:style-name="Tabela19.A1" office:value-type="string">
            <text:p text:style-name="Table_20_Contents">Ecossistema ainda em expansão</text:p>
          </table:table-cell>
        </table:table-row>
        <table:table-row>
          <table:table-cell table:style-name="Tabela19.A1" office:value-type="string">
            <text:p text:style-name="Table_20_Contents">Arbitrum One</text:p>
          </table:table-cell>
          <table:table-cell table:style-name="Tabela19.A1" office:value-type="string">
            <text:p text:style-name="Table_20_Contents">Baixas</text:p>
          </table:table-cell>
          <table:table-cell table:style-name="Tabela19.A1" office:value-type="string">
            <text:p text:style-name="Table_20_Contents">Forte em DeFi/NFT</text:p>
          </table:table-cell>
          <table:table-cell table:style-name="Tabela19.A1" office:value-type="string">
            <text:p text:style-name="Table_20_Contents">Escala, tooling maduro</text:p>
          </table:table-cell>
          <table:table-cell table:style-name="Tabela19.A1" office:value-type="string">
            <text:p text:style-name="Table_20_Contents">Custos &gt; Polygon/Base em picos</text:p>
          </table:table-cell>
        </table:table-row>
        <table:table-row>
          <table:table-cell table:style-name="Tabela19.A1" office:value-type="string">
            <text:p text:style-name="Table_20_Contents">BNB Chain</text:p>
          </table:table-cell>
          <table:table-cell table:style-name="Tabela19.A1" office:value-type="string">
            <text:p text:style-name="Table_20_Contents">Baixas</text:p>
          </table:table-cell>
          <table:table-cell table:style-name="Tabela19.A1" office:value-type="string">
            <text:p text:style-name="Table_20_Contents">Grande adoção retail</text:p>
          </table:table-cell>
          <table:table-cell table:style-name="Tabela19.A1" office:value-type="string">
            <text:p text:style-name="Table_20_Contents">Usuários muitos, liquidez</text:p>
          </table:table-cell>
          <table:table-cell table:style-name="Tabela19.A1" office:value-type="string">
            <text:p text:style-name="Table_20_Contents">Percepção centralização</text:p>
          </table:table-cell>
        </table:table-row>
        <table:table-row>
          <table:table-cell table:style-name="Tabela19.A1" office:value-type="string">
            <text:p text:style-name="Table_20_Contents">Immutable</text:p>
          </table:table-cell>
          <table:table-cell table:style-name="Tabela19.A1" office:value-type="string">
            <text:p text:style-name="Table_20_Contents">Baixíssimas</text:p>
          </table:table-cell>
          <table:table-cell table:style-name="Tabela19.A1" office:value-type="string">
            <text:p text:style-name="Table_20_Contents">NFT-focused</text:p>
          </table:table-cell>
          <table:table-cell table:style-name="Tabela19.A1" office:value-type="string">
            <text:p text:style-name="Table_20_Contents">Infra para jogos, UX NFT</text:p>
          </table:table-cell>
          <table:table-cell table:style-name="Tabela19.A1" office:value-type="string">
            <text:p text:style-name="Table_20_Contents">Menos genérico que L2 EVM padrão</text:p>
          </table:table-cell>
        </table:table-row>
      </table:table>
      <text:h text:style-name="Heading_20_3" text:outline-level="3">5.2 Recomendação prática</text:h>
      <text:list text:style-name="L104">
        <text:list-item>
          <text:p text:style-name="P123">Primário: Polygon PoS ou Base para taxas baixas e adoção.</text:p>
        </text:list-item>
        <text:list-item>
          <text:p text:style-name="P123">Secundário: Arbitrum One para escalabilidade e tooling avançado.</text:p>
        </text:list-item>
        <text:list-item>
          <text:p text:style-name="P123">Estratégia híbrida:</text:p>
          <text:list>
            <text:list-item>
              <text:p text:style-name="P123">Gameplay e itens não‑NFT off-chain/in-game.</text:p>
            </text:list-item>
            <text:list-item>
              <text:p text:style-name="P123">NFTs (sapos, cosméticos raros, blueprints lendários) on-chain.</text:p>
            </text:list-item>
            <text:list-item>
              <text:p text:style-name="P123">Bridge/interop futura se necessário.</text:p>
            </text:list-item>
          </text:list>
        </text:list-item>
      </text:list>
      <text:h text:style-name="Heading_20_2" text:outline-level="2">6. Arte genética em SVG (especificação e templates)</text:h>
      <text:h text:style-name="Heading_20_3" text:outline-level="3">6.1 Camadas e ordem de render</text:h>
      <text:list text:style-name="L105">
        <text:list-item>
          <text:p text:style-name="P124">Corpo base</text:p>
        </text:list-item>
        <text:list-item>
          <text:p text:style-name="P124">Barriga</text:p>
        </text:list-item>
        <text:list-item>
          <text:p text:style-name="P124">Pernas</text:p>
        </text:list-item>
        <text:list-item>
          <text:p text:style-name="P124">Contorno</text:p>
        </text:list-item>
        <text:list-item>
          <text:p text:style-name="P124">Olhos</text:p>
        </text:list-item>
        <text:list-item>
          <text:p text:style-name="P124">Bochechas</text:p>
        </text:list-item>
        <text:list-item>
          <text:p text:style-name="P124">Boca/Nariz</text:p>
        </text:list-item>
        <text:list-item>
          <text:p text:style-name="P124">Ombros/Cabeça extra</text:p>
        </text:list-item>
        <text:list-item>
          <text:p text:style-name="P124">Padrões (pintas/listras/formas)</text:p>
        </text:list-item>
        <text:list-item>
          <text:p text:style-name="P124">Equipamentos (pescoço/costas)</text:p>
        </text:list-item>
      </text:list>
      <text:h text:style-name="Heading_20_3" text:outline-level="3"/>
      <text:h text:style-name="P13" text:outline-level="3">6.2 Codificação do genoma</text:h>
      <text:list text:style-name="L106">
        <text:list-item>
          <text:p text:style-name="P125">16 bytes (128 bits) sugeridos:</text:p>
          <text:list>
            <text:list-item>
              <text:p text:style-name="P125">0–3: paletas de cores (corpo, barriga, olhos, padrão)</text:p>
            </text:list-item>
            <text:list-item>
              <text:p text:style-name="P125">4–7: padrões (tipo, densidade, escala, forma especial)</text:p>
            </text:list-item>
            <text:list-item>
              <text:p text:style-name="P125">8–9: flags (rarezas visuais, brilho, contorno)</text:p>
            </text:list-item>
            <text:list-item>
              <text:p text:style-name="P125">10–11: seed para distribuição de manchas</text:p>
            </text:list-item>
            <text:list-item>
              <text:p text:style-name="P125">12–13: reserva/mutações</text:p>
            </text:list-item>
            <text:list-item>
              <text:p text:style-name="P125">14–15: versão/checksum</text:p>
            </text:list-item>
          </text:list>
        </text:list-item>
      </text:list>
      <text:h text:style-name="Heading_20_3" text:outline-level="3">6.3 Mapeamento de paletas (exemplo)</text:h>
      <text:list text:style-name="L107">
        <text:list-item>
          <text:p text:style-name="P126">Corpo: [#5BC489, #3FAE6F, #2C8E59]</text:p>
        </text:list-item>
        <text:list-item>
          <text:p text:style-name="P126">Barriga: [#F2E6C9, #EBD9B0]</text:p>
        </text:list-item>
        <text:list-item>
          <text:p text:style-name="P126">Olhos: [#222222, #FFFFFF]</text:p>
        </text:list-item>
        <text:list-item>
          <text:p text:style-name="P126">Padrões: [#2A664A, #6AD9A8, #FFD166]</text:p>
        </text:list-item>
      </text:list>
      <text:h text:style-name="Heading_20_3" text:outline-level="3">6.4 Template SVG base (com variáveis)</text:h>
      <text:p text:style-name="Preformatted_20_Text"><text:span text:style-name="Source_20_Text">&lt;svg xmlns="http://www.w3.org/2000/svg" width="512" height="512"&gt;</text:span></text:p>
      <text:p text:style-name="Preformatted_20_Text"><text:span text:style-name="Source_20_Text"><text:s text:c="2"/>&lt;style&gt;</text:span></text:p>
      <text:p text:style-name="Preformatted_20_Text"><text:span text:style-name="Source_20_Text"><text:s text:c="4"/>.body { fill: {{c_body}}; }</text:span></text:p>
      <text:p text:style-name="Preformatted_20_Text"><text:span text:style-name="Source_20_Text"><text:s text:c="4"/>.belly { fill: {{c_belly}}; }</text:span></text:p>
      <text:p text:style-name="Preformatted_20_Text"><text:span text:style-name="Source_20_Text"><text:s text:c="4"/>.outline { stroke: #132A13; stroke-width: 6; fill: none; }</text:span></text:p>
      <text:p text:style-name="Preformatted_20_Text"><text:span text:style-name="Source_20_Text"><text:s text:c="4"/>.eye { fill: {{c_eye}}; }</text:span></text:p>
      <text:p text:style-name="Preformatted_20_Text"><text:span text:style-name="Source_20_Text"><text:s text:c="4"/>.cheek { fill: {{c_cheek}}; opacity: .6; }</text:span></text:p>
      <text:p text:style-name="Preformatted_20_Text"><text:span text:style-name="Source_20_Text"><text:s text:c="4"/>.pattern { fill: {{c_pattern}}; opacity: {{o_pattern}}; }</text:span></text:p>
      <text:p text:style-name="Preformatted_20_Text"><text:span text:style-name="Source_20_Text"><text:s text:c="2"/>&lt;/style&gt;</text:span></text:p>
      <text:p text:style-name="Preformatted_20_Text"><text:span text:style-name="Source_20_Text"><text:s text:c="2"/>&lt;g id="frog"&gt;</text:span></text:p>
      <text:p text:style-name="Preformatted_20_Text"><text:span text:style-name="Source_20_Text"><text:s text:c="4"/>&lt;ellipse class="body" cx="256" cy="300" rx="170" ry="140"/&gt;</text:span></text:p>
      <text:p text:style-name="Preformatted_20_Text"><text:span text:style-name="Source_20_Text"><text:s text:c="4"/>&lt;ellipse class="belly" cx="256" cy="330" rx="120" ry="90"/&gt;</text:span></text:p>
      <text:p text:style-name="Preformatted_20_Text"><text:span text:style-name="Source_20_Text"><text:s text:c="4"/>&lt;circle class="eye" cx="190" cy="210" r="25"/&gt;</text:span></text:p>
      <text:p text:style-name="Preformatted_20_Text"><text:span text:style-name="Source_20_Text"><text:s text:c="4"/>&lt;circle class="eye" cx="322" cy="210" r="25"/&gt;</text:span></text:p>
      <text:p text:style-name="Preformatted_20_Text"><text:span text:style-name="Source_20_Text"><text:s text:c="4"/>&lt;circle class="cheek" cx="200" cy="340" r="18"/&gt;</text:span></text:p>
      <text:p text:style-name="Preformatted_20_Text"><text:span text:style-name="Source_20_Text"><text:s text:c="4"/>&lt;circle class="cheek" cx="312" cy="340" r="18"/&gt;</text:span></text:p>
      <text:p text:style-name="Preformatted_20_Text"><text:span text:style-name="Source_20_Text"><text:s text:c="4"/>&lt;!-- Padrões simples --&gt;</text:span></text:p>
      <text:p text:style-name="Preformatted_20_Text"><text:span text:style-name="Source_20_Text"><text:s text:c="4"/>&lt;circle class="pattern" cx="220" cy="270" r="18"/&gt;</text:span></text:p>
      <text:p text:style-name="Preformatted_20_Text"><text:span text:style-name="Source_20_Text"><text:s text:c="4"/>&lt;circle class="pattern" cx="290" cy="250" r="14"/&gt;</text:span></text:p>
      <text:p text:style-name="Preformatted_20_Text"><text:span text:style-name="Source_20_Text"><text:s text:c="4"/>&lt;!-- Contorno principal --&gt;</text:span></text:p>
      <text:p text:style-name="Preformatted_20_Text"><text:span text:style-name="Source_20_Text"><text:s text:c="4"/>&lt;ellipse class="outline" cx="256" cy="300" rx="170" ry="140"/&gt;</text:span></text:p>
      <text:p text:style-name="Preformatted_20_Text"><text:span text:style-name="Source_20_Text"><text:s text:c="2"/>&lt;/g&gt;</text:span></text:p>
      <text:p text:style-name="Preformatted_20_Text"><text:span text:style-name="Source_20_Text"><text:s text:c="2"/>&lt;!-- Slot de equipamento costas --&gt;</text:span></text:p>
      <text:p text:style-name="Preformatted_20_Text"><text:span text:style-name="Source_20_Text"><text:s text:c="2"/>&lt;g id="equip_back"&gt;</text:span></text:p>
      <text:p text:style-name="Preformatted_20_Text"><text:span text:style-name="Source_20_Text"><text:s text:c="4"/>{{svg_back}}</text:span></text:p>
      <text:p text:style-name="Preformatted_20_Text"><text:span text:style-name="Source_20_Text"><text:s text:c="2"/>&lt;/g&gt;</text:span></text:p>
      <text:p text:style-name="Preformatted_20_Text"><text:span text:style-name="Source_20_Text"><text:s text:c="2"/>&lt;!-- Slot de equipamento pescoço --&gt;</text:span></text:p>
      <text:p text:style-name="Preformatted_20_Text"><text:span text:style-name="Source_20_Text"><text:s text:c="2"/>&lt;g id="equip_neck"&gt;</text:span></text:p>
      <text:p text:style-name="Preformatted_20_Text"><text:span text:style-name="Source_20_Text"><text:s text:c="4"/>{{svg_neck}}</text:span></text:p>
      <text:p text:style-name="Preformatted_20_Text"><text:span text:style-name="Source_20_Text"><text:s text:c="2"/>&lt;/g&gt;</text:span></text:p>
      <text:p text:style-name="P119"><text:span text:style-name="Source_20_Text">&lt;/svg&gt;</text:span></text:p>
      <text:list text:style-name="L108">
        <text:list-item>
          <text:p text:style-name="P127">Substitua placeholders via servidor (ex.: Mustache) ou gere on-chain compondo strings.</text:p>
        </text:list-item>
      </text:list>
      <text:h text:style-name="Heading_20_3" text:outline-level="3"><text:soft-page-break/>6.5 Geração on-chain (opcional)</text:h>
      <text:list text:style-name="L109">
        <text:list-item>
          <text:p text:style-name="P128">Armazenar o genoma no token e renderizar SVG dentro de tokenURI:</text:p>
          <text:list>
            <text:list-item>
              <text:p text:style-name="P128">Retorno de <text:span text:style-name="Source_20_Text">data:application/json;base64</text:span> com o campo <text:span text:style-name="Source_20_Text">image</text:span> como <text:span text:style-name="Source_20_Text">data:image/svg+xml;base64,...</text:span></text:p>
            </text:list-item>
          </text:list>
        </text:list-item>
        <text:list-item>
          <text:p text:style-name="P128">Custo de gás aumenta; considere armazenar apenas parâmetros e usar servidor confiável para a imagem.</text:p>
        </text:list-item>
      </text:list>
      <text:h text:style-name="Heading_20_2" text:outline-level="2">7. Planilhas e exportações (CSV prontos)</text:h>
      <text:h text:style-name="Heading_20_3" text:outline-level="3">7.1 Hunts (CSV)</text:h>
      <text:p text:style-name="Text_20_body">Código</text:p>
      <text:p text:style-name="Preformatted_20_Text"><text:span text:style-name="Source_20_Text">hunt_id,level_min,level_max,phase,monster,qty,xp_each,drop_primary,drop_p_chance,drop_secondary,drop_s_chance</text:span></text:p>
      <text:p text:style-name="Preformatted_20_Text"><text:span text:style-name="Source_20_Text">H1,1,3,1,Formiga,2,1,Comida Crua Comum,0.8,Materiais Comuns,0.2</text:span></text:p>
      <text:p text:style-name="Preformatted_20_Text"><text:span text:style-name="Source_20_Text">H1,1,3,2,Formiga,2,1,Comida Crua Comum,0.8,Materiais Comuns,0.2</text:span></text:p>
      <text:p text:style-name="Preformatted_20_Text"><text:span text:style-name="Source_20_Text">H1,1,3,2,Formiga do Bundão,1,2,Materiais Comuns,0.6,Consumível Comum,0.4</text:span></text:p>
      <text:p text:style-name="P119"><text:span text:style-name="Source_20_Text">H1,1,3,3,Rainha Formiga,1,5,Blueprint Comum,0.2,Materiais Raros,0.8</text:span></text:p>
      <text:h text:style-name="Heading_20_3" text:outline-level="3">7.2 Drops por tier (CSV)</text:h>
      <text:p text:style-name="Text_20_body">Código</text:p>
      <text:p text:style-name="Preformatted_20_Text"><text:span text:style-name="Source_20_Text">tier,blueprint,consumivel_raro,consumivel_comum,materiais_raros,materiais_comuns,equip_comum</text:span></text:p>
      <text:p text:style-name="Preformatted_20_Text"><text:span text:style-name="Source_20_Text">1,0.05,0.10,0.35,0.10,0.35,0.05</text:span></text:p>
      <text:p text:style-name="Preformatted_20_Text"><text:span text:style-name="Source_20_Text">2,0.08,0.12,0.30,0.15,0.30,0.05</text:span></text:p>
      <text:p text:style-name="Preformatted_20_Text"><text:span text:style-name="Source_20_Text">3,0.12,0.15,0.25,0.20,0.25,0.03</text:span></text:p>
      <text:p text:style-name="P119"><text:span text:style-name="Source_20_Text">4,0.15,0.18,0.20,0.25,0.20,0.02</text:span></text:p>
      <text:h text:style-name="Heading_20_3" text:outline-level="3">7.3 Consumíveis (CSV)</text:h>
      <text:p text:style-name="Text_20_body">Código</text:p>
      <text:p text:style-name="Preformatted_20_Text"><text:span text:style-name="Source_20_Text">item,efeito,raridade,origem,cooldown</text:span></text:p>
      <text:p text:style-name="Preformatted_20_Text"><text:span text:style-name="Source_20_Text">Pocao Cura Comum,+30% Vida,Comum,Predadores/Craft,600</text:span></text:p>
      <text:p text:style-name="Preformatted_20_Text"><text:span text:style-name="Source_20_Text">Pocao Cura Rara,Vida total + DEF 5min,Raro,Chefes,600</text:span></text:p>
      <text:p text:style-name="Preformatted_20_Text"><text:span text:style-name="Source_20_Text">Energetico Natural,+20% Energia,Comum,Craft,600</text:span></text:p>
      <text:p text:style-name="Preformatted_20_Text"><text:span text:style-name="Source_20_Text">Tonico Energia Raro,+50% Energia + VEL 3min,Raro,Chefes/Eventos,600</text:span></text:p>
      <text:p text:style-name="P119"><text:span text:style-name="Source_20_Text">Kit Medico Completo,Vida total + 50% Energia,Epico,Evento,3600</text:span></text:p>
      <text:h text:style-name="Heading_20_2" text:outline-level="2"/>
      <text:h text:style-name="P2" text:outline-level="2">8. Checklists e próximos passos</text:h>
      <text:h text:style-name="Heading_20_3" text:outline-level="3">8.1 Balanceamento</text:h>
      <text:list text:style-name="L110">
        <text:list-item>
          <text:p text:style-name="P129">[ ] Validar metas de tempo por nível com simulação (runs/hora).</text:p>
        </text:list-item>
        <text:list-item>
          <text:p text:style-name="P129">[ ] Ajustar r_E, r_F, r_V e r_{V+} conforme telemetria.</text:p>
        </text:list-item>
        <text:list-item>
          <text:p text:style-name="P129">[ ] Revisar caps ATK/DEF/VEL e impacto de equipamentos.</text:p>
        </text:list-item>
      </text:list>
      <text:h text:style-name="Heading_20_3" text:outline-level="3">8.2 Conteúdo</text:h>
      <text:list text:style-name="L111">
        <text:list-item>
          <text:p text:style-name="P130">[ ] Expandir Hunts H1–H20 para H50, mantendo tiers e diversidade.</text:p>
        </text:list-item>
        <text:list-item>
          <text:p text:style-name="P130">[ ] Completar banco de blueprints e receitas épicas/lendárias.</text:p>
        </text:list-item>
        <text:list-item>
          <text:p text:style-name="P130">[ ] Definir paletas adicionais e variações de padrões.</text:p>
        </text:list-item>
      </text:list>
      <text:h text:style-name="Heading_20_3" text:outline-level="3">8.3 Blockchain</text:h>
      <text:list text:style-name="L112">
        <text:list-item>
          <text:p text:style-name="P131">[ ] Escolher rede (Polygon/Base) e configurar contratos.</text:p>
        </text:list-item>
        <text:list-item>
          <text:p text:style-name="P131">[ ] Integrar VRF para breeding e loot épico.</text:p>
        </text:list-item>
        <text:list-item>
          <text:p text:style-name="P131">[ ] Implementar royalties (EIP-2981) e freeze de metadata quando necessário.</text:p>
        </text:list-item>
      </text:list>
      <text:h text:style-name="Heading_20_3" text:outline-level="3">8.4 Cliente/Servidor</text:h>
      <text:list text:style-name="L113">
        <text:list-item>
          <text:p text:style-name="P132">[ ] Implementar render dinâmica de SVG (server) e cache.</text:p>
        </text:list-item>
        <text:list-item>
          <text:p text:style-name="P132">[ ] Autoridade de jogo (anti-cheat) para energia/fome/XP.</text:p>
        </text:list-item>
        <text:list-item>
          <text:p text:style-name="P132">[ ] Telemetria: taxa de vitória, itens/hora, burn rate.</text:p>
        </text:list-item>
      </text:list>
      <text:p text:style-name="Standard"/>
      <text:h text:style-name="P2" text:outline-level="2">🌍 Lore — A História do Mundo dos Sapos</text:h>
      <text:p text:style-name="Text_20_body">Muito antes de qualquer jogador cruzar as águas e pântanos deste mundo, havia apenas <text:span text:style-name="Strong_20_Emphasis">A Lagoa Eterna</text:span> — uma nascente de águas cristalinas no coração de um bosque que tocava todos os biomas. Dela surgiram os <text:span text:style-name="Strong_20_Emphasis">Primeiros Sapos</text:span>, guardiões elementais que moldaram a terra, o clima e a fauna à sua volta.</text:p>
      <text:p text:style-name="Text_20_body">Com o tempo, esses guardiões espalharam-se e geraram linhagens adaptadas a cada ambiente: desertos secos, picos gelados, vulcões ativos, florestas sombrias. Cada linhagem desenvolveu cores, padrões e habilidades únicas para sobreviver.</text:p>
      <text:p text:style-name="Text_20_body">Mas algo mudou: <text:span text:style-name="Strong_20_Emphasis">A Sombra do Nevoeiro</text:span> — um fenômeno misterioso que começou a corromper habitats, mutar criaturas e espalhar instabilidade. O papel dos jogadores é simples e grandioso: <text:span text:style-name="Strong_20_Emphasis">explorar, defender e restaurar equilíbrio</text:span>, fortalecendo seus sapos através de caçadas, alianças e descobertas.</text:p>
      <text:h text:style-name="Heading_20_2" text:outline-level="2">🗺 Mapa-Múndi — Regiões e Biomas</text:h>
      <text:list text:style-name="L114">
        <text:list-item>
          <text:p text:style-name="P133"><text:span text:style-name="Strong_20_Emphasis">Lagoa Eterna</text:span> (Zona Inicial)</text:p>
          <text:list>
            <text:list-item>
              <text:p text:style-name="P133">Local seguro e ponto de partida dos jogadores.</text:p>
            </text:list-item>
            <text:list-item>
              <text:p text:style-name="P133">Acesso ao Plaza, Mercado e áreas de treino.</text:p>
            </text:list-item>
          </text:list>
        </text:list-item>
        <text:list-item>
          <text:p text:style-name="P133"><text:span text:style-name="Strong_20_Emphasis">Campos Verdejantes</text:span></text:p>
          <text:list>
            <text:list-item>
              <text:p text:style-name="P133">Primeiro bioma de Hunts fáceis.</text:p>
            </text:list-item>
            <text:list-item>
              <text:p text:style-name="P133">Presas simples como formigas e insetos.</text:p>
            </text:list-item>
          </text:list>
        </text:list-item>
        <text:list-item>
          <text:p text:style-name="P133"><text:span text:style-name="Strong_20_Emphasis">Lago dos Girinos</text:span></text:p>
          <text:list>
            <text:list-item>
              <text:p text:style-name="P133">Zona aquática com criaturas jovens e rápidas.</text:p>
            </text:list-item>
            <text:list-item>
              <text:p text:style-name="P133">Fonte inicial de comida aquática e consumíveis de energia.</text:p>
            </text:list-item>
          </text:list>
        </text:list-item>
        <text:list-item>
          <text:p text:style-name="P133"><text:span text:style-name="Strong_20_Emphasis">Pântano Nebuloso</text:span></text:p>
          <text:list>
            <text:list-item>
              <text:p text:style-name="P133">Ambientes úmidos, visão reduzida.</text:p>
            </text:list-item>
            <text:list-item>
              <text:p text:style-name="P133">Predadores perigosos, loot mais valioso.</text:p>
            </text:list-item>
          </text:list>
        </text:list-item>
        <text:list-item>
          <text:p text:style-name="P133"><text:span text:style-name="Strong_20_Emphasis">Floresta Sombria</text:span></text:p>
          <text:list>
            <text:list-item>
              <text:p text:style-name="P133">Cobertura densa, ideal para encontros PvP opt-in.</text:p>
            </text:list-item>
            <text:list-item>
              <text:p text:style-name="P133">Monstros voadores e terrestres se alternam.</text:p>
            </text:list-item>
          </text:list>
        </text:list-item>
        <text:list-item>
          <text:p text:style-name="P133"><text:span text:style-name="Strong_20_Emphasis">Montanha Rochosa / Cavernas de Cristal</text:span></text:p>
          <text:list>
            <text:list-item>
              <text:p text:style-name="P133">Hunts de média/alta dificuldade, loot de craft avançado.</text:p>
            </text:list-item>
            <text:list-item>
              <text:p text:style-name="P133">Presença de chefes guardiões minerais.</text:p>
            </text:list-item>
          </text:list>
        </text:list-item>
        <text:list-item>
          <text:p text:style-name="P134"><text:span text:style-name="Strong_20_Emphasis">Desertos e Desertos Negros</text:span></text:p>
          <text:list>
            <text:list-item>
              <text:p text:style-name="P133">Ambientes extremos, fome e sede mais rápidas.</text:p>
            </text:list-item>
            <text:list-item>
              <text:p text:style-name="P133">Loot raro de pedras e minerais especiais.</text:p>
            </text:list-item>
          </text:list>
        </text:list-item>
        <text:list-item>
          <text:p text:style-name="P133"><text:span text:style-name="Strong_20_Emphasis">Vulcão Ativo</text:span></text:p>
          <text:list>
            <text:list-item>
              <text:p text:style-name="P133">Áreas de risco elevado; inimigos de fogo.</text:p>
            </text:list-item>
            <text:list-item>
              <text:p text:style-name="P133">Fonte de materiais de lava para crafting lendário.</text:p>
            </text:list-item>
          </text:list>
        </text:list-item>
        <text:list-item>
          <text:p text:style-name="P133"><text:span text:style-name="Strong_20_Emphasis">Penhascos Ventosos / Congelados</text:span></text:p>
          <text:list>
            <text:list-item>
              <text:p text:style-name="P133">Desafios verticais, monstros aéreos e raros.</text:p>
            </text:list-item>
          </text:list>
        </text:list-item>
        <text:list-item>
          <text:p text:style-name="P133"><text:span text:style-name="Strong_20_Emphasis">Selvas e Florestas Antigas</text:span></text:p>
          <text:list>
            <text:list-item>
              <text:p text:style-name="P133">Biomas densos, inimigos ágeis e eventos ricos.</text:p>
            </text:list-item>
          </text:list>
        </text:list-item>
        <text:list-item>
          <text:p text:style-name="P133"><text:span text:style-name="Strong_20_Emphasis">Campos Congelados / Geleiras</text:span></text:p>
          <text:list>
            <text:list-item>
              <text:p text:style-name="P133">Hunts de frio intenso; recursos raros para equipamentos térmicos.</text:p>
            </text:list-item>
          </text:list>
        </text:list-item>
        <text:list-item>
          <text:p text:style-name="P133"><text:span text:style-name="Strong_20_Emphasis">Ruínas Afundadas / Catedral Submersa</text:span></text:p>
          <text:list>
            <text:list-item>
              <text:p text:style-name="P133">Ambientes subaquáticos de alta dificuldade.</text:p>
            </text:list-item>
          </text:list>
        </text:list-item>
        <text:list-item>
          <text:p text:style-name="P133"><text:span text:style-name="Strong_20_Emphasis">Vale do Crepúsculo</text:span></text:p>
          <text:list>
            <text:list-item>
              <text:p text:style-name="P133">Cenário crepuscular, inimigos únicos.</text:p>
            </text:list-item>
          </text:list>
        </text:list-item>
        <text:list-item>
          <text:p text:style-name="P133"><text:span text:style-name="Strong_20_Emphasis">Trono dos Ancestrais</text:span> <text:span text:style-name="Emphasis">(Zona Final)</text:span></text:p>
          <text:list>
            <text:list-item>
              <text:p text:style-name="P133">O covil do <text:span text:style-name="Strong_20_Emphasis">Rei Ancestral</text:span>, chefe supremo.</text:p>
            </text:list-item>
            <text:list-item>
              <text:p text:style-name="P133">Eventos finais e loot lendário.</text:p>
            </text:list-item>
          </text:list>
        </text:list-item>
      </text:list>
      <text:h text:style-name="Heading_20_2" text:outline-level="2">🔮 Facções e Personagens</text:h>
      <text:list text:style-name="L115">
        <text:list-item>
          <text:p text:style-name="P135"><text:span text:style-name="Strong_20_Emphasis">Conselho dos Anuros</text:span> — sábios que regem a Lagoa Eterna e orientam novos jogadores.</text:p>
        </text:list-item>
        <text:list-item>
          <text:p text:style-name="P135"><text:span text:style-name="Strong_20_Emphasis">Os Mercadores de Casco</text:span> — nômades que aparecem em eventos e vendem itens raros.</text:p>
        </text:list-item>
        <text:list-item>
          <text:p text:style-name="P135"><text:span text:style-name="Strong_20_Emphasis">Guardas do Nevoeiro</text:span> — elite de combate focada em defender biomas corrompidos.</text:p>
        </text:list-item>
        <text:list-item>
          <text:p text:style-name="P135"><text:span text:style-name="Strong_20_Emphasis">O Rei Ancestral</text:span> — última barreira, guardião corrompido que decide o destino do mundo.</text:p>
        </text:list-item>
      </text:list>
      <text:p text:style-name="Standard"/>
      <text:h text:style-name="P2" text:outline-level="2">🗺 <text:span text:style-name="Strong_20_Emphasis">Mapa Visual – Mundo dos Sapos</text:span> <text:span text:style-name="Emphasis">(descrição para guia artístico)</text:span></text:h>
      <text:p text:style-name="Text_20_body"><text:span text:style-name="Strong_20_Emphasis">Formato sugerido:</text:span> mapa circular em estilo “storybook” visto de cima, dividido em biomas conectados por rios, trilhas e portais naturais. O centro é a <text:span text:style-name="Strong_20_Emphasis">Lagoa Eterna</text:span>, e a partir dela, em anéis ou setores, se distribuem os biomas na ordem de progressão.</text:p>
      <text:h text:style-name="Heading_20_3" text:outline-level="3">Layout:</text:h>
      <text:list text:style-name="L116">
        <text:list-item>
          <text:p text:style-name="P136"><text:span text:style-name="Strong_20_Emphasis">Centro:</text:span> Lagoa Eterna (Plaza, Mercado, Conselho dos Anuros)</text:p>
        </text:list-item>
        <text:list-item>
          <text:p text:style-name="P136"><text:span text:style-name="Strong_20_Emphasis">Norte:</text:span> Campos Congelados → Penhascos Congelados → Geleira Ancestral</text:p>
        </text:list-item>
        <text:list-item>
          <text:p text:style-name="P136"><text:span text:style-name="Strong_20_Emphasis">Sul:</text:span> Selva Antiga → Vale do Crepúsculo → Trono dos Ancestrais</text:p>
        </text:list-item>
        <text:list-item>
          <text:p text:style-name="P136"><text:span text:style-name="Strong_20_Emphasis">Leste:</text:span> Pântano Nebuloso → Floresta Sombria → Montanha Rochosa → Cavernas de Cristal</text:p>
        </text:list-item>
        <text:list-item>
          <text:p text:style-name="P136"><text:span text:style-name="Strong_20_Emphasis">Oeste:</text:span> Campos Verdejantes → Lago dos Girinos → Deserto Escaldante → Vulcão Ativo</text:p>
        </text:list-item>
        <text:list-item>
          <text:p text:style-name="P136"><text:span text:style-name="Strong_20_Emphasis">Elementos de conexão:</text:span></text:p>
          <text:list>
            <text:list-item>
              <text:p text:style-name="P136">Pontes de troncos entre zonas de floresta</text:p>
            </text:list-item>
            <text:list-item>
              <text:p text:style-name="P136">Gôndolas improvisadas ligando biomas aquáticos</text:p>
            </text:list-item>
            <text:list-item>
              <text:p text:style-name="P136">Portais de pedra nas áreas de chefes lendários</text:p>
            </text:list-item>
          </text:list>
        </text:list-item>
      </text:list>
      <text:h text:style-name="Heading_20_2" text:outline-level="2">📜 <text:span text:style-name="Strong_20_Emphasis">Fichas de Facções e Personagens</text:span></text:h>
      <text:h text:style-name="Heading_20_3" text:outline-level="3"><text:span text:style-name="Strong_20_Emphasis">Conselho dos Anuros</text:span></text:h>
      <text:list text:style-name="L117">
        <text:list-item>
          <text:p text:style-name="P137"><text:span text:style-name="Strong_20_Emphasis">Função:</text:span> liderança espiritual e administrativa da Lagoa Eterna.</text:p>
        </text:list-item>
        <text:list-item>
          <text:p text:style-name="P137"><text:span text:style-name="Strong_20_Emphasis">Visual:</text:span> três sapos anciões com cores que representam os elementos primários (água, terra, vento).</text:p>
        </text:list-item>
        <text:list-item>
          <text:p text:style-name="P137"><text:span text:style-name="Strong_20_Emphasis">Papel no jogo:</text:span> NPCs de tutoriais, missões de história e validação de conquistas importantes.</text:p>
        </text:list-item>
      </text:list>
      <text:h text:style-name="Heading_20_3" text:outline-level="3"><text:span text:style-name="Strong_20_Emphasis">Os Mercadores de Casco</text:span></text:h>
      <text:list text:style-name="L118">
        <text:list-item>
          <text:p text:style-name="P138"><text:span text:style-name="Strong_20_Emphasis">Função:</text:span> comerciantes nômades que surgem em eventos aleatórios nas Hunts e no Plaza.</text:p>
        </text:list-item>
        <text:list-item>
          <text:p text:style-name="P138"><text:span text:style-name="Strong_20_Emphasis">Visual:</text:span> tartarugas antropomórficas carregando pequenas barracas nas costas.</text:p>
        </text:list-item>
        <text:list-item>
          <text:p text:style-name="P138"><text:span text:style-name="Strong_20_Emphasis">Papel no jogo:</text:span> venda de itens raros, consumíveis especiais, cosméticos.</text:p>
        </text:list-item>
      </text:list>
      <text:h text:style-name="Heading_20_3" text:outline-level="3"><text:span text:style-name="Strong_20_Emphasis">Guardas do Nevoeiro</text:span></text:h>
      <text:list text:style-name="L119">
        <text:list-item>
          <text:p text:style-name="P139"><text:span text:style-name="Strong_20_Emphasis">Função:</text:span> defensores das fronteiras dos biomas corrompidos.</text:p>
        </text:list-item>
        <text:list-item>
          <text:p text:style-name="P139"><text:span text:style-name="Strong_20_Emphasis">Visual:</text:span> sapos equipados com armaduras leves, adornos tribais e marcas de guerra.</text:p>
        </text:list-item>
        <text:list-item>
          <text:p text:style-name="P139"><text:span text:style-name="Strong_20_Emphasis">Papel no jogo:</text:span> dão missões de combate e “limpeza” de áreas críticas.</text:p>
        </text:list-item>
      </text:list>
      <text:h text:style-name="Heading_20_3" text:outline-level="3"><text:soft-page-break/><text:span text:style-name="Strong_20_Emphasis">Rei Ancestral</text:span></text:h>
      <text:list text:style-name="L120">
        <text:list-item>
          <text:p text:style-name="P140"><text:span text:style-name="Strong_20_Emphasis">Função:</text:span> chefe final, líder original corrompido pela Sombra do Nevoeiro.</text:p>
        </text:list-item>
        <text:list-item>
          <text:p text:style-name="P140"><text:span text:style-name="Strong_20_Emphasis">Visual:</text:span> sapo colossal com armadura orgânica, olhos brilhantes e padrões distorcidos.</text:p>
        </text:list-item>
        <text:list-item>
          <text:p text:style-name="P140"><text:span text:style-name="Strong_20_Emphasis">Papel no jogo:</text:span> missão final de história, dropa loot lendário e itens únicos.</text:p>
        </text:list-item>
      </text:list>
      <text:h text:style-name="Heading_20_2" text:outline-level="2">🎯 <text:span text:style-name="Strong_20_Emphasis">Sugestão de Estilo de Arte para o Mapa</text:span></text:h>
      <text:list text:style-name="L121">
        <text:list-item>
          <text:p text:style-name="P141"><text:span text:style-name="Strong_20_Emphasis">Cores:</text:span> vivas, saturadas, com transições suaves entre biomas.</text:p>
        </text:list-item>
        <text:list-item>
          <text:p text:style-name="P141"><text:span text:style-name="Strong_20_Emphasis">Detalhes:</text:span> incluir miniaturas dos chefes nas áreas-chave.</text:p>
        </text:list-item>
        <text:list-item>
          <text:p text:style-name="P141"><text:span text:style-name="Strong_20_Emphasis">Tipografia:</text:span> letras orgânicas, com curvas inspiradas em juncos e plantas aquáticas.</text:p>
        </text:list-item>
        <text:list-item>
          <text:p text:style-name="P141"><text:span text:style-name="Strong_20_Emphasis">Escala:</text:span> suficiente para identificar rotas e áreas, mas com estilo ilustrado, não topográfico.</text:p>
        </text:list-item>
      </text:list>
      <text:p text:style-name="Standard"/>
      <text:h text:style-name="P2" text:outline-level="2">🎭 <text:span text:style-name="Strong_20_Emphasis">Capítulo de Abertura — “O Chamado da Lagoa”</text:span></text:h>
      <text:p text:style-name="Text_20_body"><text:span text:style-name="Strong_20_Emphasis">Cena 1 — Chegada</text:span></text:p>
      <text:list text:style-name="L122">
        <text:list-item>
          <text:p text:style-name="P142">Tela abre com uma vista aérea da <text:span text:style-name="Strong_20_Emphasis">Lagoa Eterna</text:span> sob o sol nascente.</text:p>
        </text:list-item>
        <text:list-item>
          <text:p text:style-name="P142">Música suave de cordas e sons de água.</text:p>
        </text:list-item>
        <text:list-item>
          <text:p text:style-name="P142">Texto narrado:</text:p>
        </text:list-item>
      </text:list>
      <text:p text:style-name="Text_20_body"><text:span text:style-name="Strong_20_Emphasis">Controle liberado</text:span>: jogador movimenta seu primeiro sapo (🆓 Grátis) pelo pequeno cais.</text:p>
      <text:h text:style-name="Heading_20_3" text:outline-level="3">🐸 NPC Inicial: <text:span text:style-name="Strong_20_Emphasis">Ancião Verdeton</text:span></text:h>
      <text:list text:style-name="L123">
        <text:list-item>
          <text:p text:style-name="P143"><text:span text:style-name="Strong_20_Emphasis">Aparência:</text:span> sapo idoso, pele verde‑musgo, cajado de bambu.</text:p>
        </text:list-item>
        <text:list-item>
          <text:p text:style-name="P143"><text:span text:style-name="Strong_20_Emphasis">Diálogo:</text:span></text:p>
        </text:list-item>
        <text:list-item>
          <text:p text:style-name="P143"><text:span text:style-name="Strong_20_Emphasis">Missão 1 – “Primeira Caça”</text:span></text:p>
          <text:list>
            <text:list-item>
              <text:p text:style-name="P143">Objetivo: entrar em uma Hunt de nível 1–3 (Colônia das Formigas).</text:p>
            </text:list-item>
            <text:list-item>
              <text:p text:style-name="P143">Recompensa: comida crua + 10 XP.</text:p>
            </text:list-item>
            <text:list-item>
              <text:p text:style-name="P143">Tutorial de energia/fome/vida.</text:p>
            </text:list-item>
          </text:list>
        </text:list-item>
      </text:list>
      <text:h text:style-name="Heading_20_3" text:outline-level="3">🛶 NPC Secundário: <text:span text:style-name="Strong_20_Emphasis">Mestre Cinturão</text:span></text:h>
      <text:list text:style-name="L124">
        <text:list-item>
          <text:p text:style-name="P144"><text:span text:style-name="Strong_20_Emphasis">Aparência:</text:span> sapo de barriga dourada e faixa trançada.</text:p>
        </text:list-item>
        <text:list-item>
          <text:p text:style-name="P144"><text:span text:style-name="Strong_20_Emphasis">Função:</text:span> ensinar habilidades (skills).</text:p>
        </text:list-item>
        <text:list-item>
          <text:p text:style-name="P144"><text:span text:style-name="Strong_20_Emphasis">Missão 2 – “Aprenda a Defender”</text:span></text:p>
          <text:list>
            <text:list-item>
              <text:p text:style-name="P144">Objetivo: vencer uma fase usando ao menos 1 habilidade de defesa.</text:p>
            </text:list-item>
            <text:list-item>
              <text:p text:style-name="P144">Recompensa: 1 poção de cura comum.</text:p>
            </text:list-item>
          </text:list>
        </text:list-item>
      </text:list>
      <text:h text:style-name="Heading_20_3" text:outline-level="3">🐢 Evento Dinâmico: <text:span text:style-name="Strong_20_Emphasis">Visita dos Mercadores de Casco</text:span></text:h>
      <text:list text:style-name="L125">
        <text:list-item>
          <text:p text:style-name="P145">Ocorre no Plaza após a Missão 1.</text:p>
        </text:list-item>
        <text:list-item>
          <text:p text:style-name="P145"><text:span text:style-name="Strong_20_Emphasis">Diálogo:</text:span></text:p>
        </text:list-item>
        <text:list-item>
          <text:p text:style-name="P145">Loja temporária: 3 itens aleatórios (1 consumível, 1 material raro, 1 cosmético não‑NFT).</text:p>
        </text:list-item>
      </text:list>
      <text:h text:style-name="Heading_20_2" text:outline-level="2">📜 <text:span text:style-name="Strong_20_Emphasis">Primeiro Arco Narrativo: “Rastro do Nevoeiro”</text:span></text:h>
      <text:p text:style-name="Text_20_body">Após concluir Hunts H1 e H2:</text:p>
      <text:list text:style-name="L126">
        <text:list-item>
          <text:p text:style-name="P146">Cutscene breve mostra <text:span text:style-name="Strong_20_Emphasis">Pântano Nebuloso</text:span> envolto numa névoa estranha.</text:p>
        </text:list-item>
        <text:list-item>
          <text:p text:style-name="P146"><text:span text:style-name="Strong_20_Emphasis">Ancião Verdeton:</text:span></text:p>
        </text:list-item>
        <text:list-item>
          <text:p text:style-name="P146"><text:span text:style-name="Strong_20_Emphasis">Missão 3 – “Patrulha do Pântano”</text:span></text:p>
          <text:list>
            <text:list-item>
              <text:p text:style-name="P146">Objetivo: concluir H3 com pelo menos 80% de vida restante.</text:p>
            </text:list-item>
            <text:list-item>
              <text:p text:style-name="P146">Recompensa: desbloqueia acesso à H4 e ao sistema de trade no Plaza.</text:p>
            </text:list-item>
          </text:list>
        </text:list-item>
      </text:list>
      <text:h text:style-name="Heading_20_2" text:outline-level="2"><text:soft-page-break/>🗺 <text:span text:style-name="Strong_20_Emphasis">Gancho de Progressão</text:span></text:h>
      <text:p text:style-name="Text_20_body">Cada facção introduz missões iniciais que:</text:p>
      <text:list text:style-name="L127">
        <text:list-item>
          <text:p text:style-name="P147">Levam o jogador a um bioma novo.</text:p>
        </text:list-item>
        <text:list-item>
          <text:p text:style-name="P147">Introduzem novas mecânicas (PvP opt‑in, breeding, crafting avançado).</text:p>
        </text:list-item>
        <text:list-item>
          <text:p text:style-name="P147">Dão recompensas que ampliam as opções (equipamentos, receitas).</text:p>
        </text:list-item>
      </text:list>
      <text:p text:style-name="Standard"/>
      <text:h text:style-name="P2" text:outline-level="2">📖 <text:span text:style-name="Strong_20_Emphasis">Roteiro Narrativo — Missões Principais</text:span></text:h>
      <text:h text:style-name="Heading_20_3" text:outline-level="3"><text:span text:style-name="Strong_20_Emphasis">Arco 1 – Guardião Iniciante</text:span> <text:span text:style-name="Emphasis">(Nível 1–5)</text:span></text:h>
      <text:p text:style-name="Text_20_body"><text:span text:style-name="Strong_20_Emphasis">Objetivo geral:</text:span> aprender sobrevivência, combate básico e coleta.</text:p>
      <text:list text:style-name="L128">
        <text:list-item>
          <text:p text:style-name="P148"><text:span text:style-name="Strong_20_Emphasis">O Chamado da Lagoa</text:span> <text:span text:style-name="Emphasis">(tutorial)</text:span></text:p>
          <text:list>
            <text:list-item>
              <text:p text:style-name="P148">NPC: Ancião Verdeton</text:p>
            </text:list-item>
            <text:list-item>
              <text:p text:style-name="P148">Caçar na Colônia das Formigas (H1)</text:p>
            </text:list-item>
            <text:list-item>
              <text:p text:style-name="P148">Recompensa: comida, 10 XP, desbloqueio crafting básico.</text:p>
            </text:list-item>
          </text:list>
        </text:list-item>
        <text:list-item>
          <text:p text:style-name="P148"><text:span text:style-name="Strong_20_Emphasis">Primeiras Defesas</text:span></text:p>
          <text:list>
            <text:list-item>
              <text:p text:style-name="P148">NPC: Mestre Cinturão</text:p>
            </text:list-item>
            <text:list-item>
              <text:p text:style-name="P148">Usar habilidade de defesa em Hunt H2</text:p>
            </text:list-item>
            <text:list-item>
              <text:p text:style-name="P148">Recompensa: poção de cura comum.</text:p>
            </text:list-item>
          </text:list>
        </text:list-item>
        <text:list-item>
          <text:p text:style-name="P148"><text:span text:style-name="Strong_20_Emphasis">Encontro com os Mercadores</text:span></text:p>
          <text:list>
            <text:list-item>
              <text:p text:style-name="P148">Evento no Plaza (Mercadores de Casco)</text:p>
            </text:list-item>
            <text:list-item>
              <text:p text:style-name="P148">Comprar ou trocar por 1 consumível raro.</text:p>
            </text:list-item>
          </text:list>
        </text:list-item>
      </text:list>
      <text:h text:style-name="Heading_20_3" text:outline-level="3"><text:span text:style-name="Strong_20_Emphasis">Arco 2 – O Rastro do Nevoeiro</text:span> <text:span text:style-name="Emphasis">(Nível 6–10)</text:span></text:h>
      <text:p text:style-name="Text_20_body"><text:span text:style-name="Strong_20_Emphasis">Objetivo geral:</text:span> introduzir ameaças mais perigosas e mecânica de eventos.</text:p>
      <text:list text:style-name="L129">
        <text:list-item>
          <text:p text:style-name="P149"><text:span text:style-name="Strong_20_Emphasis">Patrulha do Pântano</text:span></text:p>
          <text:list>
            <text:list-item>
              <text:p text:style-name="P149">NPC: Guarda do Nevoeiro Tarek</text:p>
            </text:list-item>
            <text:list-item>
              <text:p text:style-name="P149">Concluir H3 com ≥ 80% Vida</text:p>
            </text:list-item>
            <text:list-item>
              <text:p text:style-name="P149">Recompensa: desbloqueio Floresta Sombria (H4).</text:p>
            </text:list-item>
          </text:list>
        </text:list-item>
        <text:list-item>
          <text:p text:style-name="P149"><text:span text:style-name="Strong_20_Emphasis">Ventos Inquietos</text:span></text:p>
          <text:list>
            <text:list-item>
              <text:p text:style-name="P149">NPC: Batedora Liliana</text:p>
            </text:list-item>
            <text:list-item>
              <text:p text:style-name="P149">Caçar em H9 (Penhascos Ventosos) e vencer Condor.</text:p>
            </text:list-item>
            <text:list-item>
              <text:p text:style-name="P149">Recompensa: equipamento costas comum.</text:p>
            </text:list-item>
          </text:list>
        </text:list-item>
      </text:list>
      <text:h text:style-name="Heading_20_3" text:outline-level="3"><text:span text:style-name="Strong_20_Emphasis">Arco 3 – Ecos dos Antigos</text:span> <text:span text:style-name="Emphasis">(Nível 11–20)</text:span></text:h>
      <text:p text:style-name="Text_20_body"><text:span text:style-name="Strong_20_Emphasis">Objetivo geral:</text:span> preparar o jogador para breeding e crafting avançado.</text:p>
      <text:list text:style-name="L130">
        <text:list-item>
          <text:p text:style-name="P150"><text:span text:style-name="Strong_20_Emphasis">Cristais e Segredos</text:span></text:p>
          <text:list>
            <text:list-item>
              <text:p text:style-name="P150">NPC: Artesão Pebble</text:p>
            </text:list-item>
            <text:list-item>
              <text:p text:style-name="P150">Obter 3 materiais de cristal em H6</text:p>
            </text:list-item>
            <text:list-item>
              <text:p text:style-name="P150">Recompensa: blueprint equipamento raro.</text:p>
            </text:list-item>
          </text:list>
        </text:list-item>
        <text:list-item>
          <text:p text:style-name="P150"><text:soft-page-break/><text:span text:style-name="Strong_20_Emphasis">Primeiro Breeding</text:span></text:p>
          <text:list>
            <text:list-item>
              <text:p text:style-name="P150">NPC: Ancião Verdeton</text:p>
            </text:list-item>
            <text:list-item>
              <text:p text:style-name="P150">Criar um filhote usando qualquer item de suporte.</text:p>
            </text:list-item>
            <text:list-item>
              <text:p text:style-name="P150">Recompensa: Essência Evolutiva.</text:p>
            </text:list-item>
          </text:list>
        </text:list-item>
        <text:list-item>
          <text:p text:style-name="P150"><text:span text:style-name="Strong_20_Emphasis">O Calor do Vulcão</text:span></text:p>
          <text:list>
            <text:list-item>
              <text:p text:style-name="P150">NPC: Guarda do Nevoeiro Tarek</text:p>
            </text:list-item>
            <text:list-item>
              <text:p text:style-name="P150">Vencer Elemental de Fogo em H8</text:p>
            </text:list-item>
            <text:list-item>
              <text:p text:style-name="P150">Recompensa: item de breeding raro.</text:p>
            </text:list-item>
          </text:list>
        </text:list-item>
      </text:list>
      <text:h text:style-name="Heading_20_3" text:outline-level="3"><text:span text:style-name="Strong_20_Emphasis">Arco 4 – Sombras e Revelações</text:span> <text:span text:style-name="Emphasis">(Nível 21–30)</text:span></text:h>
      <text:p text:style-name="Text_20_body"><text:span text:style-name="Strong_20_Emphasis">Objetivo geral:</text:span> desbloquear áreas finais e preparar para o Rei Ancestral.</text:p>
      <text:list text:style-name="L131">
        <text:list-item>
          <text:p text:style-name="P151"><text:span text:style-name="Strong_20_Emphasis">Ritual nas Rochas Lunares</text:span></text:p>
          <text:list>
            <text:list-item>
              <text:p text:style-name="P151">Evento: Ritual Arcano em H17</text:p>
            </text:list-item>
            <text:list-item>
              <text:p text:style-name="P151">Recompensa: blueprint épico.</text:p>
            </text:list-item>
          </text:list>
        </text:list-item>
        <text:list-item>
          <text:p text:style-name="P151"><text:span text:style-name="Strong_20_Emphasis">O Vale do Crepúsculo</text:span></text:p>
          <text:list>
            <text:list-item>
              <text:p text:style-name="P151">NPC: Batedora Liliana</text:p>
            </text:list-item>
            <text:list-item>
              <text:p text:style-name="P151">Vencer Guardião do Crepúsculo (H18) usando pelo menos 1 buff.</text:p>
            </text:list-item>
            <text:list-item>
              <text:p text:style-name="P151">Recompensa: equipamento costas raro.</text:p>
            </text:list-item>
          </text:list>
        </text:list-item>
        <text:list-item>
          <text:p text:style-name="P151"><text:span text:style-name="Strong_20_Emphasis">O Último Conselho</text:span></text:p>
          <text:list>
            <text:list-item>
              <text:p text:style-name="P151">NPCs: Todo o Conselho dos Anuros reunido.</text:p>
            </text:list-item>
            <text:list-item>
              <text:p text:style-name="P151">Objetivo: reunir 3 fragmentos ancestrais (drop em H14, H16, H19).</text:p>
            </text:list-item>
            <text:list-item>
              <text:p text:style-name="P151">Recompensa: acesso ao H20 — Trono dos Ancestrais.</text:p>
            </text:list-item>
          </text:list>
        </text:list-item>
      </text:list>
      <text:h text:style-name="Heading_20_3" text:outline-level="3"><text:span text:style-name="Strong_20_Emphasis">Arco Final – A Queda do Rei Ancestral</text:span></text:h>
      <text:list text:style-name="L132">
        <text:list-item>
          <text:p text:style-name="P152"><text:span text:style-name="Strong_20_Emphasis">Trono dos Ancestrais</text:span> <text:span text:style-name="Emphasis">(H20)</text:span></text:p>
          <text:list>
            <text:list-item>
              <text:p text:style-name="P152">Derrotar o Rei Ancestral (chefe final).</text:p>
            </text:list-item>
            <text:list-item>
              <text:p text:style-name="P152">Loot: equipamento lendário, blueprint lendário, título “Guardião da Lagoa”.</text:p>
            </text:list-item>
          </text:list>
        </text:list-item>
        <text:list-item>
          <text:p text:style-name="P152"><text:span text:style-name="Strong_20_Emphasis">Epílogo – A Calmaria</text:span></text:p>
          <text:list>
            <text:list-item>
              <text:p text:style-name="P152">Cena no Plaza com todos os NPCs.</text:p>
            </text:list-item>
            <text:list-item>
              <text:p text:style-name="P152">Fala final do Ancião Verdeton:</text:p>
            </text:list-item>
          </text:list>
        </text:list-item>
      </text:list>
      <text:p text:style-name="Standard"/>
      <text:h text:style-name="P2" text:outline-level="2">📅 <text:span text:style-name="Strong_20_Emphasis">Roadmap Narrativo – Nível 1 a 30</text:span>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header-rows>
          <table:table-row>
            <table:table-cell table:style-name="Tabela20.A1" office:value-type="string">
              <text:p text:style-name="Table_20_Heading">Nível alvo</text:p>
            </table:table-cell>
            <table:table-cell table:style-name="Tabela20.A1" office:value-type="string">
              <text:p text:style-name="Table_20_Heading">NPC responsável</text:p>
            </table:table-cell>
            <table:table-cell table:style-name="Tabela20.A1" office:value-type="string">
              <text:p text:style-name="Table_20_Heading">Objetivo narrativo/sistêmico</text:p>
            </table:table-cell>
            <table:table-cell table:style-name="Tabela20.A1" office:value-type="string">
              <text:p text:style-name="Table_20_Heading">Local/Conteúdo</text:p>
            </table:table-cell>
            <table:table-cell table:style-name="Tabela20.A1" office:value-type="string">
              <text:p text:style-name="Table_20_Heading">Recompensa chave</text:p>
            </table:table-cell>
          </table:table-row>
        </table:table-header-rows>
        <table:table-row>
          <table:table-cell table:style-name="Tabela20.A1" office:value-type="string">
            <text:p text:style-name="Table_20_Contents">1–3</text:p>
          </table:table-cell>
          <table:table-cell table:style-name="Tabela20.A1" office:value-type="string">
            <text:p text:style-name="Table_20_Contents">Ancião Verdeton</text:p>
          </table:table-cell>
          <table:table-cell table:style-name="Tabela20.A1" office:value-type="string">
            <text:p text:style-name="Table_20_Contents">Concluir primeira Hunt (H1), aprender energia/fome/vida</text:p>
          </table:table-cell>
          <table:table-cell table:style-name="Tabela20.A1" office:value-type="string">
            <text:p text:style-name="Table_20_Contents">Colônia das Formigas</text:p>
          </table:table-cell>
          <table:table-cell table:style-name="Tabela20.A1" office:value-type="string">
            <text:p text:style-name="Table_20_Contents">Comida crua + 10 XP + crafting básico</text:p>
          </table:table-cell>
        </table:table-row>
        <table:table-row>
          <table:table-cell table:style-name="Tabela20.A1" office:value-type="string">
            <text:p text:style-name="Table_20_Contents">2–4</text:p>
          </table:table-cell>
          <table:table-cell table:style-name="Tabela20.A1" office:value-type="string">
            <text:p text:style-name="Table_20_Contents">Mestre Cinturão</text:p>
          </table:table-cell>
          <table:table-cell table:style-name="Tabela20.A1" office:value-type="string">
            <text:p text:style-name="Table_20_Contents">Usar habilidade de defesa ao menos 1x</text:p>
          </table:table-cell>
          <table:table-cell table:style-name="Tabela20.A1" office:value-type="string">
            <text:p text:style-name="Table_20_Contents">Lago dos Girinos (H2)</text:p>
          </table:table-cell>
          <table:table-cell table:style-name="Tabela20.A1" office:value-type="string">
            <text:p text:style-name="Table_20_Contents">Poção de cura comum</text:p>
          </table:table-cell>
        </table:table-row>
        <table:table-row>
          <table:table-cell table:style-name="Tabela20.A1" office:value-type="string">
            <text:p text:style-name="Table_20_Contents">3–5</text:p>
          </table:table-cell>
          <table:table-cell table:style-name="Tabela20.A1" office:value-type="string">
            <text:p text:style-name="Table_20_Contents">Mercadores de Casco (evento)</text:p>
          </table:table-cell>
          <table:table-cell table:style-name="Tabela20.A1" office:value-type="string">
            <text:p text:style-name="Table_20_Contents">Interagir e negociar com mercador raro</text:p>
          </table:table-cell>
          <table:table-cell table:style-name="Tabela20.A1" office:value-type="string">
            <text:p text:style-name="Table_20_Contents">Plaza</text:p>
          </table:table-cell>
          <table:table-cell table:style-name="Tabela20.A1" office:value-type="string">
            <text:p text:style-name="Table_20_Contents">Consumível raro</text:p>
          </table:table-cell>
        </table:table-row>
        <table:table-row>
          <table:table-cell table:style-name="Tabela20.A1" office:value-type="string">
            <text:p text:style-name="Table_20_Contents">6–8</text:p>
          </table:table-cell>
          <table:table-cell table:style-name="Tabela20.A1" office:value-type="string">
            <text:p text:style-name="Table_20_Contents">Guarda do Nevoeiro Tarek</text:p>
          </table:table-cell>
          <table:table-cell table:style-name="Tabela20.A1" office:value-type="string">
            <text:p text:style-name="Table_20_Contents">Concluir H3 com ≥80% Vida</text:p>
          </table:table-cell>
          <table:table-cell table:style-name="Tabela20.A1" office:value-type="string">
            <text:p text:style-name="Table_20_Contents">Pântano Nebuloso</text:p>
          </table:table-cell>
          <table:table-cell table:style-name="Tabela20.A1" office:value-type="string">
            <text:p text:style-name="Table_20_Contents">Acesso a H4</text:p>
          </table:table-cell>
        </table:table-row>
        <table:table-row>
          <table:table-cell table:style-name="Tabela20.A1" office:value-type="string">
            <text:p text:style-name="Table_20_Contents">7–9</text:p>
          </table:table-cell>
          <table:table-cell table:style-name="Tabela20.A1" office:value-type="string">
            <text:p text:style-name="Table_20_Contents">Batedora Liliana</text:p>
          </table:table-cell>
          <table:table-cell table:style-name="Tabela20.A1" office:value-type="string">
            <text:p text:style-name="Table_20_Contents">Vencer Condor (H9)</text:p>
          </table:table-cell>
          <table:table-cell table:style-name="Tabela20.A1" office:value-type="string">
            <text:p text:style-name="Table_20_Contents">Penhascos Ventosos</text:p>
          </table:table-cell>
          <table:table-cell table:style-name="Tabela20.A1" office:value-type="string">
            <text:p text:style-name="Table_20_Contents">Equipamento costas comum</text:p>
          </table:table-cell>
        </table:table-row>
        <table:table-row>
          <table:table-cell table:style-name="Tabela20.A1" office:value-type="string">
            <text:p text:style-name="Table_20_Contents">9–12</text:p>
          </table:table-cell>
          <table:table-cell table:style-name="Tabela20.A1" office:value-type="string">
            <text:p text:style-name="Table_20_Contents">Artesão Pebble</text:p>
          </table:table-cell>
          <table:table-cell table:style-name="Tabela20.A1" office:value-type="string">
            <text:p text:style-name="Table_20_Contents">Obter 3 materiais de cristal</text:p>
          </table:table-cell>
          <table:table-cell table:style-name="Tabela20.A1" office:value-type="string">
            <text:p text:style-name="Table_20_Contents">Cavernas de Cristal (H6)</text:p>
          </table:table-cell>
          <table:table-cell table:style-name="Tabela20.A1" office:value-type="string">
            <text:p text:style-name="Table_20_Contents">Blueprint equipamento raro</text:p>
          </table:table-cell>
        </table:table-row>
        <table:table-row>
          <table:table-cell table:style-name="Tabela20.A1" office:value-type="string">
            <text:p text:style-name="Table_20_Contents">10–14</text:p>
          </table:table-cell>
          <table:table-cell table:style-name="Tabela20.A1" office:value-type="string">
            <text:p text:style-name="Table_20_Contents">Ancião Verdeton</text:p>
          </table:table-cell>
          <table:table-cell table:style-name="Tabela20.A1" office:value-type="string">
            <text:p text:style-name="Table_20_Contents">Realizar 1 breeding com item de suporte</text:p>
          </table:table-cell>
          <table:table-cell table:style-name="Tabela20.A1" office:value-type="string">
            <text:p text:style-name="Table_20_Contents">Plaza/Breeding</text:p>
          </table:table-cell>
          <table:table-cell table:style-name="Tabela20.A1" office:value-type="string">
            <text:p text:style-name="Table_20_Contents">Essência Evolutiva</text:p>
          </table:table-cell>
        </table:table-row>
        <table:table-row>
          <table:table-cell table:style-name="Tabela20.A1" office:value-type="string">
            <text:p text:style-name="Table_20_Contents">12–16</text:p>
          </table:table-cell>
          <table:table-cell table:style-name="Tabela20.A1" office:value-type="string">
            <text:p text:style-name="Table_20_Contents">Guarda Tarek</text:p>
          </table:table-cell>
          <table:table-cell table:style-name="Tabela20.A1" office:value-type="string">
            <text:p text:style-name="Table_20_Contents">Vencer Elemental de Fogo</text:p>
          </table:table-cell>
          <table:table-cell table:style-name="Tabela20.A1" office:value-type="string">
            <text:p text:style-name="Table_20_Contents">Vulcão Ativo (H8)</text:p>
          </table:table-cell>
          <table:table-cell table:style-name="Tabela20.A1" office:value-type="string">
            <text:p text:style-name="Table_20_Contents">Item breeding raro</text:p>
          </table:table-cell>
        </table:table-row>
        <table:table-row>
          <table:table-cell table:style-name="Tabela20.A1" office:value-type="string">
            <text:p text:style-name="Table_20_Contents">21–24</text:p>
          </table:table-cell>
          <table:table-cell table:style-name="Tabela20.A1" office:value-type="string">
            <text:p text:style-name="Table_20_Contents">Evento Ritual Arcano</text:p>
          </table:table-cell>
          <table:table-cell table:style-name="Tabela20.A1" office:value-type="string">
            <text:p text:style-name="Table_20_Contents">Completar ritual em H17</text:p>
          </table:table-cell>
          <table:table-cell table:style-name="Tabela20.A1" office:value-type="string">
            <text:p text:style-name="Table_20_Contents">Cratera Lunar</text:p>
          </table:table-cell>
          <table:table-cell table:style-name="Tabela20.A1" office:value-type="string">
            <text:p text:style-name="Table_20_Contents">Blueprint épico</text:p>
          </table:table-cell>
        </table:table-row>
        <table:table-row>
          <table:table-cell table:style-name="Tabela20.A1" office:value-type="string">
            <text:p text:style-name="Table_20_Contents">25–28</text:p>
          </table:table-cell>
          <table:table-cell table:style-name="Tabela20.A1" office:value-type="string">
            <text:p text:style-name="Table_20_Contents">Batedora Liliana</text:p>
          </table:table-cell>
          <table:table-cell table:style-name="Tabela20.A1" office:value-type="string">
            <text:p text:style-name="Table_20_Contents">Vencer Guardião do Crepúsculo usando buff</text:p>
          </table:table-cell>
          <table:table-cell table:style-name="Tabela20.A1" office:value-type="string">
            <text:p text:style-name="Table_20_Contents">Vale do Crepúsculo (H18)</text:p>
          </table:table-cell>
          <table:table-cell table:style-name="Tabela20.A1" office:value-type="string">
            <text:p text:style-name="Table_20_Contents">Equipamento costas raro</text:p>
          </table:table-cell>
        </table:table-row>
        <table:table-row>
          <table:table-cell table:style-name="Tabela20.A1" office:value-type="string">
            <text:p text:style-name="Table_20_Contents">27–30</text:p>
          </table:table-cell>
          <table:table-cell table:style-name="Tabela20.A1" office:value-type="string">
            <text:p text:style-name="Table_20_Contents">Conselho dos Anuros</text:p>
          </table:table-cell>
          <table:table-cell table:style-name="Tabela20.A1" office:value-type="string">
            <text:p text:style-name="Table_20_Contents">Reunir 3 fragmentos ancestrais</text:p>
          </table:table-cell>
          <table:table-cell table:style-name="Tabela20.A1" office:value-type="string">
            <text:p text:style-name="Table_20_Contents">H14, H16, H19</text:p>
          </table:table-cell>
          <table:table-cell table:style-name="Tabela20.A1" office:value-type="string">
            <text:p text:style-name="Table_20_Contents">Acesso a H20</text:p>
          </table:table-cell>
        </table:table-row>
        <table:table-row>
          <table:table-cell table:style-name="Tabela20.A1" office:value-type="string">
            <text:p text:style-name="Table_20_Contents">30</text:p>
          </table:table-cell>
          <table:table-cell table:style-name="Tabela20.A1" office:value-type="string">
            <text:p text:style-name="Table_20_Contents">Rei Ancestral</text:p>
          </table:table-cell>
          <table:table-cell table:style-name="Tabela20.A1" office:value-type="string">
            <text:p text:style-name="Table_20_Contents">Derrotar chefe final</text:p>
          </table:table-cell>
          <table:table-cell table:style-name="Tabela20.A1" office:value-type="string">
            <text:p text:style-name="Table_20_Contents">Trono dos Ancestrais (H20)</text:p>
          </table:table-cell>
          <table:table-cell table:style-name="Tabela20.A1" office:value-type="string">
            <text:p text:style-name="Table_20_Contents">Equipamento lendário + título</text:p>
          </table:table-cell>
        </table:table-row>
      </table:table>
      <text:p text:style-name="Standard"/>
      <text:h text:style-name="P2" text:outline-level="2">🎙 <text:span text:style-name="Strong_20_Emphasis">Roteiro de Diálogos – Campanha Principal</text:span></text:h>
      <text:h text:style-name="Heading_20_3" text:outline-level="3"><text:span text:style-name="Strong_20_Emphasis">Missão 1 – O Chamado da Lagoa</text:span> <text:span text:style-name="Emphasis">(Ancião Verdeton)</text:span></text:h>
      <text:p text:style-name="Quotations"><text:span text:style-name="Strong_20_Emphasis">Cena:</text:span> Plaza, manhã, câmera em plano aberto mostrando a Lagoa Eterna. <text:span text:style-name="Strong_20_Emphasis">Ancião Verdeton:</text:span> “Ah… um novo guardião surge das águas. O mundo lá fora é vasto, mas também faminto. Venha, vamos começar com algo simples: Formigas.” <text:span text:style-name="Strong_20_Emphasis">Tutorial UI:</text:span> Mostrar barra de Energia/Fome/Vida piscando. <text:span text:style-name="Strong_20_Emphasis">Objetivo:</text:span> Concluir H1. <text:span text:style-name="Strong_20_Emphasis">Ao retornar:</text:span> “Muito bem. Senti firmeza nos seus saltos. Lembre-se: energia gasta é caçada merecida.”</text:p>
      <text:h text:style-name="Heading_20_3" text:outline-level="3"><text:span text:style-name="Strong_20_Emphasis">Missão 2 – Primeiras Defesas</text:span> <text:span text:style-name="Emphasis">(Mestre Cinturão)</text:span></text:h>
      <text:p text:style-name="Quotations"><text:span text:style-name="Strong_20_Emphasis">Cena:</text:span> Pátio de treino no Plaza. <text:span text:style-name="Strong_20_Emphasis">Mestre Cinturão:</text:span> “Força é inútil sem defesa. Quero ver você levantar sua guarda quando a batalha apertar.” <text:span text:style-name="Strong_20_Emphasis">Tutorial UI:</text:span> Destacar botão/comando de habilidade defensiva. <text:span text:style-name="Strong_20_Emphasis">Objetivo:</text:span> Usar uma habilidade de defesa em H2. <text:span text:style-name="Strong_20_Emphasis">Conclusão:</text:span> “Bom. Mais um golpe e sua pele teria sentido. Guarde isso.”</text:p>
      <text:h text:style-name="Heading_20_3" text:outline-level="3"><text:span text:style-name="Strong_20_Emphasis">Evento – Visita dos Mercadores de Casco</text:span></text:h>
      <text:p text:style-name="Quotations"><text:span text:style-name="Strong_20_Emphasis">Cena:</text:span> Música alegre e sinos de vento no Plaza. <text:span text:style-name="Strong_20_Emphasis">Mercador:</text:span> “Trago mercadorias fresquinhas das trilhas! Olhe, toque, barganhe. Mas seja rápido, nada aqui dura muito.” <text:span text:style-name="Strong_20_Emphasis">UI:</text:span> Abrir loja temporária com 3 itens aleatórios.</text:p>
      <text:h text:style-name="Heading_20_3" text:outline-level="3"><text:span text:style-name="Strong_20_Emphasis">Missão 4 – Patrulha do Pântano</text:span> <text:span text:style-name="Emphasis">(Guarda Tarek)</text:span></text:h>
      <text:p text:style-name="Quotations"><text:span text:style-name="Strong_20_Emphasis">Cena:</text:span> Margem do Pântano Nebuloso, névoa densa. <text:span text:style-name="Strong_20_Emphasis">Tarek:</text:span> “Está vendo essa névoa? Cheirinho de problema. Entre e volte vivo, e talvez eu confie em você.” <text:span text:style-name="Strong_20_Emphasis">Objetivo:</text:span> Concluir H3 com ≥80% Vida. <text:span text:style-name="Strong_20_Emphasis">Conclusão:</text:span> “Não é qualquer um que volta sorrindo… e respirando.”</text:p>
      <text:h text:style-name="Heading_20_3" text:outline-level="3"><text:span text:style-name="Strong_20_Emphasis">Missão 5 – Ventos Inquietos</text:span> <text:span text:style-name="Emphasis">(Batedora Liliana)</text:span></text:h>
      <text:p text:style-name="Quotations"><text:span text:style-name="Strong_20_Emphasis">Cena:</text:span> Penhascos Ventosos, rajadas fortes de vento. <text:span text:style-name="Strong_20_Emphasis">Liliana:</text:span> “Aquelas asas no horizonte… são presas ou são caçadores? Só tem um jeito de saber.” <text:span text:style-name="Strong_20_Emphasis">Objetivo:</text:span> Derrotar Condor em H9. <text:span text:style-name="Strong_20_Emphasis">Conclusão:</text:span> “Viu só? Nem todo voo é seguro.”</text:p>
      <text:h text:style-name="Heading_20_3" text:outline-level="3"><text:span text:style-name="Strong_20_Emphasis">Missão 6 – Cristais e Segredos</text:span> <text:span text:style-name="Emphasis">(Artesão Pebble)</text:span></text:h>
      <text:p text:style-name="Quotations"><text:span text:style-name="Strong_20_Emphasis">Cena:</text:span> Oficina iluminada por cristais. <text:span text:style-name="Strong_20_Emphasis">Pebble:</text:span> “Com o brilho certo, até um casco velho parece novo. Me traga alguns cristais e te mostro.” <text:span text:style-name="Strong_20_Emphasis">Objetivo:</text:span> Obter 3 materiais de cristal em H6. <text:span text:style-name="Strong_20_Emphasis">Conclusão:</text:span> “Olhe só… não é só bonito, é resistente.”</text:p>
      <text:h text:style-name="Heading_20_3" text:outline-level="3"><text:span text:style-name="Strong_20_Emphasis">Missão 7 – Primeiro Breeding</text:span> <text:span text:style-name="Emphasis">(Ancião Verdeton)</text:span></text:h>
      <text:p text:style-name="Quotations"><text:span text:style-name="Strong_20_Emphasis">Cena:</text:span> Área de breeding da Lagoa. <text:span text:style-name="Strong_20_Emphasis">Ancião:</text:span> “A vida renova a vida. Está pronto para deixar um legado?” <text:span text:style-name="Strong_20_Emphasis">UI:</text:span> Tutorial de breeding, uso de item de suporte. <text:span text:style-name="Strong_20_Emphasis">Conclusão:</text:span> “Um novo guardião nasceu… cuide bem dele.”</text:p>
      <text:h text:style-name="Heading_20_3" text:outline-level="3"><text:soft-page-break/><text:span text:style-name="Strong_20_Emphasis">Missão 8 – O Calor do Vulcão</text:span> <text:span text:style-name="Emphasis">(Tarek)</text:span></text:h>
      <text:p text:style-name="Quotations"><text:span text:style-name="Strong_20_Emphasis">Cena:</text:span> Entrada do Vulcão Ativo, fumaça e brilho de magma. <text:span text:style-name="Strong_20_Emphasis">Tarek:</text:span> “Se não aguenta o calor, não pule na lava. Mas se aguenta… traga a cabeça desse elemental.” <text:span text:style-name="Strong_20_Emphasis">Objetivo:</text:span> Vencer Elemental de Fogo em H8. <text:span text:style-name="Strong_20_Emphasis">Conclusão:</text:span> “Cheiro de enxofre… e de vitória.”</text:p>
      <text:h text:style-name="Heading_20_3" text:outline-level="3"><text:span text:style-name="Strong_20_Emphasis">Missão 9 – Ritual nas Rochas Lunares</text:span> <text:span text:style-name="Emphasis">(Evento)</text:span></text:h>
      <text:p text:style-name="Quotations"><text:span text:style-name="Strong_20_Emphasis">Cena:</text:span> Plataforma iluminada por luar. <text:span text:style-name="Strong_20_Emphasis">Guardião Lunar:</text:span> “A noite pede sacrifício… e coragem.” <text:span text:style-name="Strong_20_Emphasis">Objetivo:</text:span> Completar Ritual Arcano em H17. <text:span text:style-name="Strong_20_Emphasis">Conclusão:</text:span> “A lua sorri para quem ousa.”</text:p>
      <text:h text:style-name="Heading_20_3" text:outline-level="3"><text:span text:style-name="Strong_20_Emphasis">Missão 10 – Vale do Crepúsculo</text:span> <text:span text:style-name="Emphasis">(Liliana)</text:span></text:h>
      <text:p text:style-name="Quotations"><text:span text:style-name="Strong_20_Emphasis">Cena:</text:span> Floresta densa em penumbra. <text:span text:style-name="Strong_20_Emphasis">Liliana:</text:span> “Aqui, as sombras falam… e às vezes mordem. Use algo para se proteger.” <text:span text:style-name="Strong_20_Emphasis">Objetivo:</text:span> Derrotar Guardião do Crepúsculo usando buff. <text:span text:style-name="Strong_20_Emphasis">Conclusão:</text:span> “Ainda está inteiro. É mais do que muitos conseguem.”</text:p>
      <text:h text:style-name="Heading_20_3" text:outline-level="3"><text:span text:style-name="Strong_20_Emphasis">Missão 11 – O Último Conselho</text:span> <text:span text:style-name="Emphasis">(Conselho dos Anuros)</text:span></text:h>
      <text:p text:style-name="Quotations"><text:span text:style-name="Strong_20_Emphasis">Cena:</text:span> Salão iluminado por vitrais aquáticos. <text:span text:style-name="Strong_20_Emphasis">Conselho:</text:span> “Três fragmentos ancestrais mantêm o equilíbrio. Sem eles, nada se mantém de pé.” <text:span text:style-name="Strong_20_Emphasis">Objetivo:</text:span> Obter fragmentos em H14, H16, H19. <text:span text:style-name="Strong_20_Emphasis">Conclusão:</text:span> “As portas para o Trono estão abertas.”</text:p>
      <text:h text:style-name="Heading_20_3" text:outline-level="3"><text:span text:style-name="Strong_20_Emphasis">Missão 12 – Trono dos Ancestrais</text:span> <text:span text:style-name="Emphasis">(Chefe Final)</text:span></text:h>
      <text:p text:style-name="Quotations"><text:span text:style-name="Strong_20_Emphasis">Cena:</text:span> Salão colossal coberto por névoa viva. <text:span text:style-name="Strong_20_Emphasis">Rei Ancestral:</text:span> “Guardião ou ladrão… pouco importa. Hoje, você cai.” <text:span text:style-name="Strong_20_Emphasis">Objetivo:</text:span> Derrotar o Rei Ancestral. <text:span text:style-name="Strong_20_Emphasis">Conclusão:</text:span> <text:span text:style-name="Strong_20_Emphasis">Ancião Verdeton:</text:span> “O nevoeiro recua. O mundo respira. Mas nunca para sempre.”</text:p>
      <text:p text:style-name="Standard"/>
      <text:h text:style-name="P2" text:outline-level="2">📑 <text:span text:style-name="Strong_20_Emphasis">Tabela de Localização – Missões Principais</text:span></text:h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header-rows>
          <table:table-row>
            <table:table-cell table:style-name="Tabela21.A1" office:value-type="string">
              <text:p text:style-name="Table_20_Heading">ID</text:p>
            </table:table-cell>
            <table:table-cell table:style-name="Tabela21.A1" office:value-type="string">
              <text:p text:style-name="Table_20_Heading">NPC</text:p>
            </table:table-cell>
            <table:table-cell table:style-name="Tabela21.A1" office:value-type="string">
              <text:p text:style-name="Table_20_Heading">Contexto</text:p>
            </table:table-cell>
            <table:table-cell table:style-name="Tabela21.A1" office:value-type="string">
              <text:p text:style-name="Table_20_Heading">Texto</text:p>
            </table:table-cell>
          </table:table-row>
        </table:table-header-rows>
        <table:table-row>
          <table:table-cell table:style-name="Tabela21.A1" office:value-type="string">
            <text:p text:style-name="Table_20_Contents">M1_INICIO</text:p>
          </table:table-cell>
          <table:table-cell table:style-name="Tabela21.A1" office:value-type="string">
            <text:p text:style-name="Table_20_Contents">Ancião Verdeton</text:p>
          </table:table-cell>
          <table:table-cell table:style-name="Tabela21.A1" office:value-type="string">
            <text:p text:style-name="Table_20_Contents">Introdução no Plaza</text:p>
          </table:table-cell>
          <table:table-cell table:style-name="Tabela21.A1" office:value-type="string">
            <text:p text:style-name="Table_20_Contents">“Ah… um novo guardião surge das águas. O mundo lá fora é vasto, mas também faminto. Venha, vamos começar com algo simples: Formigas.”</text:p>
          </table:table-cell>
        </table:table-row>
        <table:table-row>
          <table:table-cell table:style-name="Tabela21.A1" office:value-type="string">
            <text:p text:style-name="Table_20_Contents">M1_RETORNO</text:p>
          </table:table-cell>
          <table:table-cell table:style-name="Tabela21.A1" office:value-type="string">
            <text:p text:style-name="Table_20_Contents">Ancião Verdeton</text:p>
          </table:table-cell>
          <table:table-cell table:style-name="Tabela21.A1" office:value-type="string">
            <text:p text:style-name="Table_20_Contents">Após concluir H1</text:p>
          </table:table-cell>
          <table:table-cell table:style-name="Tabela21.A1" office:value-type="string">
            <text:p text:style-name="Table_20_Contents">“Muito bem. Senti firmeza nos seus saltos. Lembre-se: energia gasta é caçada merecida.”</text:p>
          </table:table-cell>
        </table:table-row>
        <table:table-row>
          <table:table-cell table:style-name="Tabela21.A1" office:value-type="string">
            <text:p text:style-name="Table_20_Contents">M2_INICIO</text:p>
          </table:table-cell>
          <table:table-cell table:style-name="Tabela21.A1" office:value-type="string">
            <text:p text:style-name="Table_20_Contents">Mestre Cinturão</text:p>
          </table:table-cell>
          <table:table-cell table:style-name="Tabela21.A1" office:value-type="string">
            <text:p text:style-name="Table_20_Contents">Pátio de treino</text:p>
          </table:table-cell>
          <table:table-cell table:style-name="Tabela21.A1" office:value-type="string">
            <text:p text:style-name="Table_20_Contents">“Força é inútil sem defesa. Quero ver você levantar sua guarda quando a batalha apertar.”</text:p>
          </table:table-cell>
        </table:table-row>
        <table:table-row>
          <table:table-cell table:style-name="Tabela21.A1" office:value-type="string">
            <text:p text:style-name="Table_20_Contents">M2_RETORNO</text:p>
          </table:table-cell>
          <table:table-cell table:style-name="Tabela21.A1" office:value-type="string">
            <text:p text:style-name="Table_20_Contents">Mestre Cinturão</text:p>
          </table:table-cell>
          <table:table-cell table:style-name="Tabela21.A1" office:value-type="string">
            <text:p text:style-name="Table_20_Contents">Após usar defesa em H2</text:p>
          </table:table-cell>
          <table:table-cell table:style-name="Tabela21.A1" office:value-type="string">
            <text:p text:style-name="Table_20_Contents">“Bom. Mais um golpe e sua pele teria sentido. Guarde isso.”</text:p>
          </table:table-cell>
        </table:table-row>
        <table:table-row>
          <table:table-cell table:style-name="Tabela21.A1" office:value-type="string">
            <text:p text:style-name="Table_20_Contents">EVT_MERCADOR</text:p>
          </table:table-cell>
          <table:table-cell table:style-name="Tabela21.A1" office:value-type="string">
            <text:p text:style-name="Table_20_Contents">Mercador de Casco</text:p>
          </table:table-cell>
          <table:table-cell table:style-name="Tabela21.A1" office:value-type="string">
            <text:p text:style-name="Table_20_Contents">Evento no Plaza</text:p>
          </table:table-cell>
          <table:table-cell table:style-name="Tabela21.A1" office:value-type="string">
            <text:p text:style-name="Table_20_Contents">“Trago mercadorias fresquinhas das trilhas! Olhe, toque, barganhe. Mas seja rápido, nada aqui dura muito.”</text:p>
          </table:table-cell>
        </table:table-row>
        <table:table-row>
          <table:table-cell table:style-name="Tabela21.A1" office:value-type="string">
            <text:p text:style-name="Table_20_Contents">M4_INICIO</text:p>
          </table:table-cell>
          <table:table-cell table:style-name="Tabela21.A1" office:value-type="string">
            <text:p text:style-name="Table_20_Contents">Guarda Tarek</text:p>
          </table:table-cell>
          <table:table-cell table:style-name="Tabela21.A1" office:value-type="string">
            <text:p text:style-name="Table_20_Contents">Margem do Pântano Nebuloso</text:p>
          </table:table-cell>
          <table:table-cell table:style-name="Tabela21.A1" office:value-type="string">
            <text:p text:style-name="Table_20_Contents">“Está vendo essa névoa? Cheirinho de problema. Entre e volte vivo, e talvez eu confie em você.”</text:p>
          </table:table-cell>
        </table:table-row>
        <table:table-row>
          <table:table-cell table:style-name="Tabela21.A1" office:value-type="string">
            <text:p text:style-name="Table_20_Contents">M4_RETORNO</text:p>
          </table:table-cell>
          <table:table-cell table:style-name="Tabela21.A1" office:value-type="string">
            <text:p text:style-name="Table_20_Contents">Guarda Tarek</text:p>
          </table:table-cell>
          <table:table-cell table:style-name="Tabela21.A1" office:value-type="string">
            <text:p text:style-name="Table_20_Contents">Após H3 ≥80% Vida</text:p>
          </table:table-cell>
          <table:table-cell table:style-name="Tabela21.A1" office:value-type="string">
            <text:p text:style-name="Table_20_Contents">“Não é qualquer um que volta sorrindo… e respirando.”</text:p>
          </table:table-cell>
        </table:table-row>
        <table:table-row>
          <table:table-cell table:style-name="Tabela21.A1" office:value-type="string">
            <text:p text:style-name="Table_20_Contents">M5_INICIO</text:p>
          </table:table-cell>
          <table:table-cell table:style-name="Tabela21.A1" office:value-type="string">
            <text:p text:style-name="Table_20_Contents">Batedora Liliana</text:p>
          </table:table-cell>
          <table:table-cell table:style-name="Tabela21.A1" office:value-type="string">
            <text:p text:style-name="Table_20_Contents">Penhascos Ventosos</text:p>
          </table:table-cell>
          <table:table-cell table:style-name="Tabela21.A1" office:value-type="string">
            <text:p text:style-name="Table_20_Contents">“Aquelas asas no horizonte… são presas ou são caçadores? Só tem um jeito de saber.”</text:p>
          </table:table-cell>
        </table:table-row>
        <table:table-row>
          <table:table-cell table:style-name="Tabela21.A1" office:value-type="string">
            <text:p text:style-name="Table_20_Contents">M5_RETORNO</text:p>
          </table:table-cell>
          <table:table-cell table:style-name="Tabela21.A1" office:value-type="string">
            <text:p text:style-name="Table_20_Contents">Batedora Liliana</text:p>
          </table:table-cell>
          <table:table-cell table:style-name="Tabela21.A1" office:value-type="string">
            <text:p text:style-name="Table_20_Contents">Após derrotar Condor</text:p>
          </table:table-cell>
          <table:table-cell table:style-name="Tabela21.A1" office:value-type="string">
            <text:p text:style-name="Table_20_Contents">“Viu só? Nem todo voo é seguro.”</text:p>
          </table:table-cell>
        </table:table-row>
        <table:table-row>
          <table:table-cell table:style-name="Tabela21.A1" office:value-type="string">
            <text:p text:style-name="Table_20_Contents">M6_INICIO</text:p>
          </table:table-cell>
          <table:table-cell table:style-name="Tabela21.A1" office:value-type="string">
            <text:p text:style-name="Table_20_Contents">Artesão Pebble</text:p>
          </table:table-cell>
          <table:table-cell table:style-name="Tabela21.A1" office:value-type="string">
            <text:p text:style-name="Table_20_Contents">Oficina de cristais</text:p>
          </table:table-cell>
          <table:table-cell table:style-name="Tabela21.A1" office:value-type="string">
            <text:p text:style-name="Table_20_Contents">“Com o brilho certo, até um casco velho parece novo. Me traga alguns cristais e te mostro.”</text:p>
          </table:table-cell>
        </table:table-row>
        <table:table-row>
          <table:table-cell table:style-name="Tabela21.A1" office:value-type="string">
            <text:p text:style-name="Table_20_Contents">M6_RETORNO</text:p>
          </table:table-cell>
          <table:table-cell table:style-name="Tabela21.A1" office:value-type="string">
            <text:p text:style-name="Table_20_Contents">Artesão Pebble</text:p>
          </table:table-cell>
          <table:table-cell table:style-name="Tabela21.A1" office:value-type="string">
            <text:p text:style-name="Table_20_Contents">Após obter cristais</text:p>
          </table:table-cell>
          <table:table-cell table:style-name="Tabela21.A1" office:value-type="string">
            <text:p text:style-name="Table_20_Contents">“Olhe só… não é só bonito, é resistente.”</text:p>
          </table:table-cell>
        </table:table-row>
        <table:table-row>
          <table:table-cell table:style-name="Tabela21.A1" office:value-type="string">
            <text:p text:style-name="Table_20_Contents">M7_INICIO</text:p>
          </table:table-cell>
          <table:table-cell table:style-name="Tabela21.A1" office:value-type="string">
            <text:p text:style-name="Table_20_Contents">Ancião Verdeton</text:p>
          </table:table-cell>
          <table:table-cell table:style-name="Tabela21.A1" office:value-type="string">
            <text:p text:style-name="Table_20_Contents">Área de breeding</text:p>
          </table:table-cell>
          <table:table-cell table:style-name="Tabela21.A1" office:value-type="string">
            <text:p text:style-name="Table_20_Contents">“A vida renova a vida. Está pronto para deixar um legado?”</text:p>
          </table:table-cell>
        </table:table-row>
        <table:table-row>
          <table:table-cell table:style-name="Tabela21.A1" office:value-type="string">
            <text:p text:style-name="Table_20_Contents">M7_RETORNO</text:p>
          </table:table-cell>
          <table:table-cell table:style-name="Tabela21.A1" office:value-type="string">
            <text:p text:style-name="Table_20_Contents">Ancião Verdeton</text:p>
          </table:table-cell>
          <table:table-cell table:style-name="Tabela21.A1" office:value-type="string">
            <text:p text:style-name="Table_20_Contents">Após breeding</text:p>
          </table:table-cell>
          <table:table-cell table:style-name="Tabela21.A1" office:value-type="string">
            <text:p text:style-name="Table_20_Contents">“Um novo guardião nasceu… cuide bem dele.”</text:p>
          </table:table-cell>
        </table:table-row>
        <table:table-row>
          <table:table-cell table:style-name="Tabela21.A1" office:value-type="string">
            <text:p text:style-name="Table_20_Contents">M8_INICIO</text:p>
          </table:table-cell>
          <table:table-cell table:style-name="Tabela21.A1" office:value-type="string">
            <text:p text:style-name="Table_20_Contents">Guarda Tarek</text:p>
          </table:table-cell>
          <table:table-cell table:style-name="Tabela21.A1" office:value-type="string">
            <text:p text:style-name="Table_20_Contents">Vulcão Ativo</text:p>
          </table:table-cell>
          <table:table-cell table:style-name="Tabela21.A1" office:value-type="string">
            <text:p text:style-name="Table_20_Contents">“Se não aguenta o calor, não pule na lava. Mas se aguenta… traga a cabeça desse elemental.”</text:p>
          </table:table-cell>
        </table:table-row>
        <table:table-row>
          <table:table-cell table:style-name="Tabela21.A1" office:value-type="string">
            <text:p text:style-name="Table_20_Contents">M8_RETORNO</text:p>
          </table:table-cell>
          <table:table-cell table:style-name="Tabela21.A1" office:value-type="string">
            <text:p text:style-name="Table_20_Contents">Guarda Tarek</text:p>
          </table:table-cell>
          <table:table-cell table:style-name="Tabela21.A1" office:value-type="string">
            <text:p text:style-name="Table_20_Contents">Após vencer Elemental de Fogo</text:p>
          </table:table-cell>
          <table:table-cell table:style-name="Tabela21.A1" office:value-type="string">
            <text:p text:style-name="Table_20_Contents">“Cheiro de enxofre… e de vitória.”</text:p>
          </table:table-cell>
        </table:table-row>
        <table:table-row>
          <table:table-cell table:style-name="Tabela21.A1" office:value-type="string">
            <text:p text:style-name="Table_20_Contents">M9_INICIO</text:p>
          </table:table-cell>
          <table:table-cell table:style-name="Tabela21.A1" office:value-type="string">
            <text:p text:style-name="Table_20_Contents">Guardião Lunar</text:p>
          </table:table-cell>
          <table:table-cell table:style-name="Tabela21.A1" office:value-type="string">
            <text:p text:style-name="Table_20_Contents">Ritual Arcano</text:p>
          </table:table-cell>
          <table:table-cell table:style-name="Tabela21.A1" office:value-type="string">
            <text:p text:style-name="Table_20_Contents">“A noite pede sacrifício… e coragem.”</text:p>
          </table:table-cell>
        </table:table-row>
        <table:table-row>
          <table:table-cell table:style-name="Tabela21.A1" office:value-type="string">
            <text:p text:style-name="Table_20_Contents">M9_RETORNO</text:p>
          </table:table-cell>
          <table:table-cell table:style-name="Tabela21.A1" office:value-type="string">
            <text:p text:style-name="Table_20_Contents">Guardião Lunar</text:p>
          </table:table-cell>
          <table:table-cell table:style-name="Tabela21.A1" office:value-type="string">
            <text:p text:style-name="Table_20_Contents">Após completar Ritual</text:p>
          </table:table-cell>
          <table:table-cell table:style-name="Tabela21.A1" office:value-type="string">
            <text:p text:style-name="Table_20_Contents">“A lua sorri para quem ousa.”</text:p>
          </table:table-cell>
        </table:table-row>
        <table:table-row>
          <table:table-cell table:style-name="Tabela21.A1" office:value-type="string">
            <text:p text:style-name="Table_20_Contents">M10_INICIO</text:p>
          </table:table-cell>
          <table:table-cell table:style-name="Tabela21.A1" office:value-type="string">
            <text:p text:style-name="Table_20_Contents">Batedora Liliana</text:p>
          </table:table-cell>
          <table:table-cell table:style-name="Tabela21.A1" office:value-type="string">
            <text:p text:style-name="Table_20_Contents">Vale do Crepúsculo</text:p>
          </table:table-cell>
          <table:table-cell table:style-name="Tabela21.A1" office:value-type="string">
            <text:p text:style-name="Table_20_Contents">“Aqui, as sombras falam… e às vezes mordem. Use algo para se proteger.”</text:p>
          </table:table-cell>
        </table:table-row>
        <text:soft-page-break/>
        <table:table-row>
          <table:table-cell table:style-name="Tabela21.A1" office:value-type="string">
            <text:p text:style-name="Table_20_Contents">M10_RETORNO</text:p>
          </table:table-cell>
          <table:table-cell table:style-name="Tabela21.A1" office:value-type="string">
            <text:p text:style-name="Table_20_Contents">Batedora Liliana</text:p>
          </table:table-cell>
          <table:table-cell table:style-name="Tabela21.A1" office:value-type="string">
            <text:p text:style-name="Table_20_Contents">Após vencer Guardião do Crepúsculo</text:p>
          </table:table-cell>
          <table:table-cell table:style-name="Tabela21.A1" office:value-type="string">
            <text:p text:style-name="Table_20_Contents">“Ainda está inteiro. É mais do que muitos conseguem.”</text:p>
          </table:table-cell>
        </table:table-row>
        <table:table-row>
          <table:table-cell table:style-name="Tabela21.A1" office:value-type="string">
            <text:p text:style-name="Table_20_Contents">M11_INICIO</text:p>
          </table:table-cell>
          <table:table-cell table:style-name="Tabela21.A1" office:value-type="string">
            <text:p text:style-name="Table_20_Contents">Conselho dos Anuros</text:p>
          </table:table-cell>
          <table:table-cell table:style-name="Tabela21.A1" office:value-type="string">
            <text:p text:style-name="Table_20_Contents">Salão principal</text:p>
          </table:table-cell>
          <table:table-cell table:style-name="Tabela21.A1" office:value-type="string">
            <text:p text:style-name="Table_20_Contents">“Três fragmentos ancestrais mantêm o equilíbrio. Sem eles, nada se mantém de pé.”</text:p>
          </table:table-cell>
        </table:table-row>
        <table:table-row>
          <table:table-cell table:style-name="Tabela21.A1" office:value-type="string">
            <text:p text:style-name="Table_20_Contents">M11_RETORNO</text:p>
          </table:table-cell>
          <table:table-cell table:style-name="Tabela21.A1" office:value-type="string">
            <text:p text:style-name="Table_20_Contents">Conselho dos Anuros</text:p>
          </table:table-cell>
          <table:table-cell table:style-name="Tabela21.A1" office:value-type="string">
            <text:p text:style-name="Table_20_Contents">Após obter fragmentos</text:p>
          </table:table-cell>
          <table:table-cell table:style-name="Tabela21.A1" office:value-type="string">
            <text:p text:style-name="Table_20_Contents">“As portas para o Trono estão abertas.”</text:p>
          </table:table-cell>
        </table:table-row>
        <table:table-row>
          <table:table-cell table:style-name="Tabela21.A1" office:value-type="string">
            <text:p text:style-name="Table_20_Contents">M12_INICIO</text:p>
          </table:table-cell>
          <table:table-cell table:style-name="Tabela21.A1" office:value-type="string">
            <text:p text:style-name="Table_20_Contents">Rei Ancestral</text:p>
          </table:table-cell>
          <table:table-cell table:style-name="Tabela21.A1" office:value-type="string">
            <text:p text:style-name="Table_20_Contents">Trono dos Ancestrais</text:p>
          </table:table-cell>
          <table:table-cell table:style-name="Tabela21.A1" office:value-type="string">
            <text:p text:style-name="Table_20_Contents">“Guardião ou ladrão… pouco importa. Hoje, você cai.”</text:p>
          </table:table-cell>
        </table:table-row>
        <table:table-row>
          <table:table-cell table:style-name="Tabela21.A1" office:value-type="string">
            <text:p text:style-name="Table_20_Contents">M12_EPILOGO</text:p>
          </table:table-cell>
          <table:table-cell table:style-name="Tabela21.A1" office:value-type="string">
            <text:p text:style-name="Table_20_Contents">Ancião Verdeton</text:p>
          </table:table-cell>
          <table:table-cell table:style-name="Tabela21.A1" office:value-type="string">
            <text:p text:style-name="Table_20_Contents">Após vitória final</text:p>
          </table:table-cell>
          <table:table-cell table:style-name="Tabela21.A1" office:value-type="string">
            <text:p text:style-name="P12"/>
          </table:table-cell>
        </table:table-row>
      </table:table>
      <text:p text:style-name="Standard"/>
      <text:h text:style-name="P2" text:outline-level="2">🗨 <text:span text:style-name="Strong_20_Emphasis">Variações de Fala por Desempenho</text:span></text:h>
      <text:h text:style-name="Heading_20_3" text:outline-level="3"><text:span text:style-name="Strong_20_Emphasis">Missão 1 – O Chamado da Lagoa</text:span> <text:span text:style-name="Emphasis">(Ancião Verdeton)</text:span></text:h>
      <text:list text:style-name="L133">
        <text:list-item>
          <text:p text:style-name="P153"><text:span text:style-name="Strong_20_Emphasis">Retorno perfeito (Vida cheia, sem consumo de cura):</text:span></text:p>
        </text:list-item>
        <text:list-item>
          <text:p text:style-name="P153"><text:span text:style-name="Strong_20_Emphasis">Retorno ferido:</text:span></text:p>
        </text:list-item>
      </text:list>
      <text:h text:style-name="Heading_20_3" text:outline-level="3"><text:span text:style-name="Strong_20_Emphasis">Missão 2 – Primeiras Defesas</text:span> <text:span text:style-name="Emphasis">(Mestre Cinturão)</text:span></text:h>
      <text:list text:style-name="L134">
        <text:list-item>
          <text:p text:style-name="P154"><text:span text:style-name="Strong_20_Emphasis">Defendeu na hora certa:</text:span></text:p>
        </text:list-item>
        <text:list-item>
          <text:p text:style-name="P154"><text:span text:style-name="Strong_20_Emphasis">Defendeu tarde:</text:span></text:p>
        </text:list-item>
      </text:list>
      <text:h text:style-name="Heading_20_3" text:outline-level="3"><text:span text:style-name="Strong_20_Emphasis">Patrulha do Pântano</text:span> <text:span text:style-name="Emphasis">(Guarda Tarek)</text:span></text:h>
      <text:list text:style-name="L135">
        <text:list-item>
          <text:p text:style-name="P155"><text:span text:style-name="Strong_20_Emphasis">Volta com ≥90% Vida:</text:span></text:p>
        </text:list-item>
        <text:list-item>
          <text:p text:style-name="P155"><text:span text:style-name="Strong_20_Emphasis">Volta abaixo de 50% Vida:</text:span></text:p>
        </text:list-item>
      </text:list>
      <text:h text:style-name="Heading_20_3" text:outline-level="3"><text:span text:style-name="Strong_20_Emphasis">Ventos Inquietos</text:span> <text:span text:style-name="Emphasis">(Batedora Liliana)</text:span></text:h>
      <text:list text:style-name="L136">
        <text:list-item>
          <text:p text:style-name="P156"><text:span text:style-name="Strong_20_Emphasis">Vence rápido:</text:span></text:p>
        </text:list-item>
        <text:list-item>
          <text:p text:style-name="P156"><text:span text:style-name="Strong_20_Emphasis">Demora para vencer:</text:span></text:p>
        </text:list-item>
      </text:list>
      <text:h text:style-name="Heading_20_3" text:outline-level="3"><text:span text:style-name="Strong_20_Emphasis">Cristais e Segredos</text:span> <text:span text:style-name="Emphasis">(Artesão Pebble)</text:span></text:h>
      <text:list text:style-name="L137">
        <text:list-item>
          <text:p text:style-name="P157"><text:span text:style-name="Strong_20_Emphasis">Traz cristal extra:</text:span></text:p>
        </text:list-item>
        <text:list-item>
          <text:p text:style-name="P157"><text:span text:style-name="Strong_20_Emphasis">Traz só o necessário:</text:span></text:p>
        </text:list-item>
      </text:list>
      <text:h text:style-name="Heading_20_3" text:outline-level="3"><text:span text:style-name="Strong_20_Emphasis">Primeiro Breeding</text:span> <text:span text:style-name="Emphasis">(Ancião Verdeton)</text:span></text:h>
      <text:list text:style-name="L138">
        <text:list-item>
          <text:p text:style-name="P158"><text:span text:style-name="Strong_20_Emphasis">Filhote nasce com 2 skills:</text:span></text:p>
        </text:list-item>
        <text:list-item>
          <text:p text:style-name="P158"><text:span text:style-name="Strong_20_Emphasis">Filhote nasce sem skills:</text:span></text:p>
        </text:list-item>
      </text:list>
      <text:h text:style-name="Heading_20_3" text:outline-level="3"><text:span text:style-name="Strong_20_Emphasis">O Calor do Vulcão</text:span> <text:span text:style-name="Emphasis">(Tarek)</text:span></text:h>
      <text:list text:style-name="L139">
        <text:list-item>
          <text:p text:style-name="P159"><text:span text:style-name="Strong_20_Emphasis">Derrota o chefe rápido:</text:span></text:p>
        </text:list-item>
        <text:list-item>
          <text:p text:style-name="P159"><text:span text:style-name="Strong_20_Emphasis">Volta queimado (vida baixa):</text:span></text:p>
        </text:list-item>
      </text:list>
      <text:h text:style-name="Heading_20_3" text:outline-level="3"><text:span text:style-name="Strong_20_Emphasis">Ritual nas Rochas Lunares</text:span></text:h>
      <text:list text:style-name="L140">
        <text:list-item>
          <text:p text:style-name="P160"><text:span text:style-name="Strong_20_Emphasis">Completa sem levar dano:</text:span></text:p>
        </text:list-item>
        <text:list-item>
          <text:p text:style-name="P160"><text:span text:style-name="Strong_20_Emphasis">Quase falha:</text:span></text:p>
        </text:list-item>
      </text:list>
      <text:h text:style-name="Heading_20_3" text:outline-level="3"><text:span text:style-name="Strong_20_Emphasis">Vale do Crepúsculo</text:span></text:h>
      <text:list text:style-name="L141">
        <text:list-item>
          <text:p text:style-name="P161"><text:span text:style-name="Strong_20_Emphasis">Usa buff com maestria:</text:span></text:p>
        </text:list-item>
        <text:list-item>
          <text:p text:style-name="P161"><text:span text:style-name="Strong_20_Emphasis">Esquece o buff:</text:span></text:p>
        </text:list-item>
      </text:list>
      <text:h text:style-name="Heading_20_3" text:outline-level="3"><text:soft-page-break/><text:span text:style-name="Strong_20_Emphasis">O Último Conselho</text:span></text:h>
      <text:list text:style-name="L142">
        <text:list-item>
          <text:p text:style-name="P162"><text:span text:style-name="Strong_20_Emphasis">Entrega os fragmentos rápido:</text:span></text:p>
        </text:list-item>
        <text:list-item>
          <text:p text:style-name="P162"><text:span text:style-name="Strong_20_Emphasis">Demora várias Hunts:</text:span></text:p>
        </text:list-item>
      </text:list>
      <text:h text:style-name="Heading_20_3" text:outline-level="3"><text:span text:style-name="Strong_20_Emphasis">Trono dos Ancestrais</text:span></text:h>
      <text:list text:style-name="L143">
        <text:list-item>
          <text:p text:style-name="P163"><text:span text:style-name="Strong_20_Emphasis">Vence com vida alta:</text:span></text:p>
        </text:list-item>
        <text:list-item>
          <text:p text:style-name="P163"><text:span text:style-name="Strong_20_Emphasis">Vence por pouco:</text:span></text:p>
        </text:list-item>
      </text:list>
      <text:p text:style-name="Standard"/>
      <text:h text:style-name="P2" text:outline-level="2">📑 <text:span text:style-name="Strong_20_Emphasis">Tabela de Localização Dinâmica – Campanha Principal</text:span></text:h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office:value-type="string">
              <text:p text:style-name="Table_20_Heading">ID</text:p>
            </table:table-cell>
            <table:table-cell table:style-name="Tabela22.A1" office:value-type="string">
              <text:p text:style-name="Table_20_Heading">NPC</text:p>
            </table:table-cell>
            <table:table-cell table:style-name="Tabela22.A1" office:value-type="string">
              <text:p text:style-name="Table_20_Heading">Contexto</text:p>
            </table:table-cell>
            <table:table-cell table:style-name="Tabela22.A1" office:value-type="string">
              <text:p text:style-name="Table_20_Heading">Condição de disparo</text:p>
            </table:table-cell>
            <table:table-cell table:style-name="Tabela22.A1" office:value-type="string">
              <text:p text:style-name="Table_20_Heading">Texto</text:p>
            </table:table-cell>
          </table:table-row>
        </table:table-header-rows>
        <table:table-row>
          <table:table-cell table:style-name="Tabela22.A1" office:value-type="string">
            <text:p text:style-name="Table_20_Contents">M1_RETORNO_OK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H1</text:p>
          </table:table-cell>
          <table:table-cell table:style-name="Tabela22.A1" office:value-type="string">
            <text:p text:style-name="Table_20_Contents">Vida cheia, nenhum consumível usado</text:p>
          </table:table-cell>
          <table:table-cell table:style-name="Tabela22.A1" office:value-type="string">
            <text:p text:style-name="Table_20_Contents">“Vejo que as águas te escolheram bem. Nem um arranhão… digno de nota.”</text:p>
          </table:table-cell>
        </table:table-row>
        <table:table-row>
          <table:table-cell table:style-name="Tabela22.A1" office:value-type="string">
            <text:p text:style-name="Table_20_Contents">M1_RETORNO_DANO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H1</text:p>
          </table:table-cell>
          <table:table-cell table:style-name="Tabela22.A1" office:value-type="string">
            <text:p text:style-name="Table_20_Contents">Vida &lt; 100%</text:p>
          </table:table-cell>
          <table:table-cell table:style-name="Tabela22.A1" office:value-type="string">
            <text:p text:style-name="Table_20_Contents">“Hmmm… a formiga mordeu mais do que devia, não? Vai aprender a não subestimar.”</text:p>
          </table:table-cell>
        </table:table-row>
        <table:table-row>
          <table:table-cell table:style-name="Tabela22.A1" office:value-type="string">
            <text:p text:style-name="Table_20_Contents">M2_RETORNO_PERF</text:p>
          </table:table-cell>
          <table:table-cell table:style-name="Tabela22.A1" office:value-type="string">
            <text:p text:style-name="Table_20_Contents">Mestre Cinturão</text:p>
          </table:table-cell>
          <table:table-cell table:style-name="Tabela22.A1" office:value-type="string">
            <text:p text:style-name="Table_20_Contents">Após H2</text:p>
          </table:table-cell>
          <table:table-cell table:style-name="Tabela22.A1" office:value-type="string">
            <text:p text:style-name="Table_20_Contents">Defesa acionada no momento certo</text:p>
          </table:table-cell>
          <table:table-cell table:style-name="Tabela22.A1" office:value-type="string">
            <text:p text:style-name="Table_20_Contents">“Isso é reflexo de guardião. Vai viver mais assim.”</text:p>
          </table:table-cell>
        </table:table-row>
        <table:table-row>
          <table:table-cell table:style-name="Tabela22.A1" office:value-type="string">
            <text:p text:style-name="Table_20_Contents">M2_RETORNO_TARDE</text:p>
          </table:table-cell>
          <table:table-cell table:style-name="Tabela22.A1" office:value-type="string">
            <text:p text:style-name="Table_20_Contents">Mestre Cinturão</text:p>
          </table:table-cell>
          <table:table-cell table:style-name="Tabela22.A1" office:value-type="string">
            <text:p text:style-name="Table_20_Contents">Após H2</text:p>
          </table:table-cell>
          <table:table-cell table:style-name="Tabela22.A1" office:value-type="string">
            <text:p text:style-name="Table_20_Contents">Defesa acionada tardiamente</text:p>
          </table:table-cell>
          <table:table-cell table:style-name="Tabela22.A1" office:value-type="string">
            <text:p text:style-name="Table_20_Contents">“Chegou a levantar, mas foi quase depois do tombo. Ainda falta treino.”</text:p>
          </table:table-cell>
        </table:table-row>
        <table:table-row>
          <table:table-cell table:style-name="Tabela22.A1" office:value-type="string">
            <text:p text:style-name="Table_20_Contents">M4_RETORNO_ALTA</text:p>
          </table:table-cell>
          <table:table-cell table:style-name="Tabela22.A1" office:value-type="string">
            <text:p text:style-name="Table_20_Contents">Guarda Tarek</text:p>
          </table:table-cell>
          <table:table-cell table:style-name="Tabela22.A1" office:value-type="string">
            <text:p text:style-name="Table_20_Contents">Após H3</text:p>
          </table:table-cell>
          <table:table-cell table:style-name="Tabela22.A1" office:value-type="string">
            <text:p text:style-name="Table_20_Contents">Vida ≥ 90%</text:p>
          </table:table-cell>
          <table:table-cell table:style-name="Tabela22.A1" office:value-type="string">
            <text:p text:style-name="Table_20_Contents">“Sabe se esquivar… e sabe quando morder de volta. Gosto disso.”</text:p>
          </table:table-cell>
        </table:table-row>
        <table:table-row>
          <table:table-cell table:style-name="Tabela22.A1" office:value-type="string">
            <text:p text:style-name="Table_20_Contents">M4_RETORNO_BAIXA</text:p>
          </table:table-cell>
          <table:table-cell table:style-name="Tabela22.A1" office:value-type="string">
            <text:p text:style-name="Table_20_Contents">Guarda Tarek</text:p>
          </table:table-cell>
          <table:table-cell table:style-name="Tabela22.A1" office:value-type="string">
            <text:p text:style-name="Table_20_Contents">Após H3</text:p>
          </table:table-cell>
          <table:table-cell table:style-name="Tabela22.A1" office:value-type="string">
            <text:p text:style-name="Table_20_Contents">Vida &lt; 50%</text:p>
          </table:table-cell>
          <table:table-cell table:style-name="Tabela22.A1" office:value-type="string">
            <text:p text:style-name="Table_20_Contents">“Voltou, mas quase que não. O pântano guarda rancor.”</text:p>
          </table:table-cell>
        </table:table-row>
        <table:table-row>
          <table:table-cell table:style-name="Tabela22.A1" office:value-type="string">
            <text:p text:style-name="Table_20_Contents">M5_RETORNO_RAPIDO</text:p>
          </table:table-cell>
          <table:table-cell table:style-name="Tabela22.A1" office:value-type="string">
            <text:p text:style-name="Table_20_Contents">Batedora Liliana</text:p>
          </table:table-cell>
          <table:table-cell table:style-name="Tabela22.A1" office:value-type="string">
            <text:p text:style-name="Table_20_Contents">Após H9</text:p>
          </table:table-cell>
          <table:table-cell table:style-name="Tabela22.A1" office:value-type="string">
            <text:p text:style-name="Table_20_Contents">Batalha &lt; tempo médio esperado</text:p>
          </table:table-cell>
          <table:table-cell table:style-name="Tabela22.A1" office:value-type="string">
            <text:p text:style-name="Table_20_Contents">“Cortou o vento e foi direto ao alvo. Impressionante.”</text:p>
          </table:table-cell>
        </table:table-row>
        <table:table-row>
          <table:table-cell table:style-name="Tabela22.A1" office:value-type="string">
            <text:p text:style-name="Table_20_Contents">M5_RETORNO_LENTO</text:p>
          </table:table-cell>
          <table:table-cell table:style-name="Tabela22.A1" office:value-type="string">
            <text:p text:style-name="Table_20_Contents">Batedora Liliana</text:p>
          </table:table-cell>
          <table:table-cell table:style-name="Tabela22.A1" office:value-type="string">
            <text:p text:style-name="Table_20_Contents">Após H9</text:p>
          </table:table-cell>
          <table:table-cell table:style-name="Tabela22.A1" office:value-type="string">
            <text:p text:style-name="Table_20_Contents">Batalha ≥ tempo médio esperado</text:p>
          </table:table-cell>
          <table:table-cell table:style-name="Tabela22.A1" office:value-type="string">
            <text:p text:style-name="Table_20_Contents">“Chegou lá… mas parece que o vento brincou com você primeiro.”</text:p>
          </table:table-cell>
        </table:table-row>
        <table:table-row>
          <table:table-cell table:style-name="Tabela22.A1" office:value-type="string">
            <text:p text:style-name="Table_20_Contents">M6_RETORNO_EXTRA</text:p>
          </table:table-cell>
          <table:table-cell table:style-name="Tabela22.A1" office:value-type="string">
            <text:p text:style-name="Table_20_Contents">Artesão Pebble</text:p>
          </table:table-cell>
          <table:table-cell table:style-name="Tabela22.A1" office:value-type="string">
            <text:p text:style-name="Table_20_Contents">Após H6</text:p>
          </table:table-cell>
          <table:table-cell table:style-name="Tabela22.A1" office:value-type="string">
            <text:p text:style-name="Table_20_Contents">Traz mais cristais que o solicitado</text:p>
          </table:table-cell>
          <table:table-cell table:style-name="Tabela22.A1" office:value-type="string">
            <text:p text:style-name="Table_20_Contents">“Olhe só… trouxe até mais do que pedi. Isso é zelo.”</text:p>
          </table:table-cell>
        </table:table-row>
        <table:table-row>
          <table:table-cell table:style-name="Tabela22.A1" office:value-type="string">
            <text:p text:style-name="Table_20_Contents">M6_RETORNO_NECESS</text:p>
          </table:table-cell>
          <table:table-cell table:style-name="Tabela22.A1" office:value-type="string">
            <text:p text:style-name="Table_20_Contents">Artesão Pebble</text:p>
          </table:table-cell>
          <table:table-cell table:style-name="Tabela22.A1" office:value-type="string">
            <text:p text:style-name="Table_20_Contents">Após H6</text:p>
          </table:table-cell>
          <table:table-cell table:style-name="Tabela22.A1" office:value-type="string">
            <text:p text:style-name="Table_20_Contents">Traz somente o necessário</text:p>
          </table:table-cell>
          <table:table-cell table:style-name="Tabela22.A1" office:value-type="string">
            <text:p text:style-name="Table_20_Contents">“Cumpriu a lista, nada mais nada menos. Direto ao ponto.”</text:p>
          </table:table-cell>
        </table:table-row>
        <table:table-row>
          <table:table-cell table:style-name="Tabela22.A1" office:value-type="string">
            <text:p text:style-name="Table_20_Contents">M7_RETORNO_TOP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breeding</text:p>
          </table:table-cell>
          <table:table-cell table:style-name="Tabela22.A1" office:value-type="string">
            <text:p text:style-name="Table_20_Contents">Filhote nasce com 2 skills</text:p>
          </table:table-cell>
          <table:table-cell table:style-name="Tabela22.A1" office:value-type="string">
            <text:p text:style-name="Table_20_Contents">“Os ventos sopram a seu favor. Esse pequeno já nasceu especial.”</text:p>
          </table:table-cell>
        </table:table-row>
        <table:table-row>
          <table:table-cell table:style-name="Tabela22.A1" office:value-type="string">
            <text:p text:style-name="Table_20_Contents">M7_RETORNO_SEM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breeding</text:p>
          </table:table-cell>
          <table:table-cell table:style-name="Tabela22.A1" office:value-type="string">
            <text:p text:style-name="Table_20_Contents">Filhote nasce sem skills</text:p>
          </table:table-cell>
          <table:table-cell table:style-name="Tabela22.A1" office:value-type="string">
            <text:p text:style-name="Table_20_Contents">“Nem sempre o rio traz o peixe que queremos, mas sempre traz algo vivo.”</text:p>
          </table:table-cell>
        </table:table-row>
        <table:table-row>
          <table:table-cell table:style-name="Tabela22.A1" office:value-type="string">
            <text:p text:style-name="Table_20_Contents">M8_RETORNO_RAPIDO</text:p>
          </table:table-cell>
          <table:table-cell table:style-name="Tabela22.A1" office:value-type="string">
            <text:p text:style-name="Table_20_Contents">Guarda Tarek</text:p>
          </table:table-cell>
          <table:table-cell table:style-name="Tabela22.A1" office:value-type="string">
            <text:p text:style-name="Table_20_Contents">Após H8</text:p>
          </table:table-cell>
          <table:table-cell table:style-name="Tabela22.A1" office:value-type="string">
            <text:p text:style-name="Table_20_Contents">Batalha curta contra chefe</text:p>
          </table:table-cell>
          <table:table-cell table:style-name="Tabela22.A1" office:value-type="string">
            <text:p text:style-name="Table_20_Contents">“E nem precisou se esconder das chamas… ou quase.”</text:p>
          </table:table-cell>
        </table:table-row>
        <table:table-row>
          <table:table-cell table:style-name="Tabela22.A1" office:value-type="string">
            <text:p text:style-name="Table_20_Contents">M8_RETORNO_QUEIMADO</text:p>
          </table:table-cell>
          <table:table-cell table:style-name="Tabela22.A1" office:value-type="string">
            <text:p text:style-name="Table_20_Contents">Guarda <text:soft-page-break/>Tarek</text:p>
          </table:table-cell>
          <table:table-cell table:style-name="Tabela22.A1" office:value-type="string">
            <text:p text:style-name="Table_20_Contents">Após H8</text:p>
          </table:table-cell>
          <table:table-cell table:style-name="Tabela22.A1" office:value-type="string">
            <text:p text:style-name="Table_20_Contents">Vida baixa ao <text:soft-page-break/>retornar</text:p>
          </table:table-cell>
          <table:table-cell table:style-name="Tabela22.A1" office:value-type="string">
            <text:p text:style-name="Table_20_Contents">“Senti cheiro de sapo <text:soft-page-break/>grelhado chegando. Ainda bem que só queimou de leve.”</text:p>
          </table:table-cell>
        </table:table-row>
        <table:table-row>
          <table:table-cell table:style-name="Tabela22.A1" office:value-type="string">
            <text:p text:style-name="Table_20_Contents">M9_RETORNO_LIMPO</text:p>
          </table:table-cell>
          <table:table-cell table:style-name="Tabela22.A1" office:value-type="string">
            <text:p text:style-name="Table_20_Contents">Guardião Lunar</text:p>
          </table:table-cell>
          <table:table-cell table:style-name="Tabela22.A1" office:value-type="string">
            <text:p text:style-name="Table_20_Contents">Após H17</text:p>
          </table:table-cell>
          <table:table-cell table:style-name="Tabela22.A1" office:value-type="string">
            <text:p text:style-name="Table_20_Contents">Sem levar dano</text:p>
          </table:table-cell>
          <table:table-cell table:style-name="Tabela22.A1" office:value-type="string">
            <text:p text:style-name="Table_20_Contents">“As estrelas devem gostar de você… ou você é muito rápido.”</text:p>
          </table:table-cell>
        </table:table-row>
        <table:table-row>
          <table:table-cell table:style-name="Tabela22.A1" office:value-type="string">
            <text:p text:style-name="Table_20_Contents">M9_RETORNO_APERTO</text:p>
          </table:table-cell>
          <table:table-cell table:style-name="Tabela22.A1" office:value-type="string">
            <text:p text:style-name="Table_20_Contents">Guardião Lunar</text:p>
          </table:table-cell>
          <table:table-cell table:style-name="Tabela22.A1" office:value-type="string">
            <text:p text:style-name="Table_20_Contents">Após H17</text:p>
          </table:table-cell>
          <table:table-cell table:style-name="Tabela22.A1" office:value-type="string">
            <text:p text:style-name="Table_20_Contents">Vitória com Vida &lt; 40%</text:p>
          </table:table-cell>
          <table:table-cell table:style-name="Tabela22.A1" office:value-type="string">
            <text:p text:style-name="Table_20_Contents">“O luar brilhou por um triz. Sorte e coragem andam juntas.”</text:p>
          </table:table-cell>
        </table:table-row>
        <table:table-row>
          <table:table-cell table:style-name="Tabela22.A1" office:value-type="string">
            <text:p text:style-name="Table_20_Contents">M10_RETORNO_BUFF</text:p>
          </table:table-cell>
          <table:table-cell table:style-name="Tabela22.A1" office:value-type="string">
            <text:p text:style-name="Table_20_Contents">Batedora Liliana</text:p>
          </table:table-cell>
          <table:table-cell table:style-name="Tabela22.A1" office:value-type="string">
            <text:p text:style-name="Table_20_Contents">Após H18</text:p>
          </table:table-cell>
          <table:table-cell table:style-name="Tabela22.A1" office:value-type="string">
            <text:p text:style-name="Table_20_Contents">Buff usado corretamente</text:p>
          </table:table-cell>
          <table:table-cell table:style-name="Tabela22.A1" office:value-type="string">
            <text:p text:style-name="Table_20_Contents">“Foi como ver um raio cortar as sombras. Belo trabalho.”</text:p>
          </table:table-cell>
        </table:table-row>
        <table:table-row>
          <table:table-cell table:style-name="Tabela22.A1" office:value-type="string">
            <text:p text:style-name="Table_20_Contents">M10_RETORNO_SEMBUFF</text:p>
          </table:table-cell>
          <table:table-cell table:style-name="Tabela22.A1" office:value-type="string">
            <text:p text:style-name="Table_20_Contents">Batedora Liliana</text:p>
          </table:table-cell>
          <table:table-cell table:style-name="Tabela22.A1" office:value-type="string">
            <text:p text:style-name="Table_20_Contents">Após H18</text:p>
          </table:table-cell>
          <table:table-cell table:style-name="Tabela22.A1" office:value-type="string">
            <text:p text:style-name="Table_20_Contents">Buff não usado</text:p>
          </table:table-cell>
          <table:table-cell table:style-name="Tabela22.A1" office:value-type="string">
            <text:p text:style-name="Table_20_Contents">“Eu disse para usar algo… mas pelo menos voltou inteiro.”</text:p>
          </table:table-cell>
        </table:table-row>
        <table:table-row>
          <table:table-cell table:style-name="Tabela22.A1" office:value-type="string">
            <text:p text:style-name="Table_20_Contents">M11_RETORNO_RAPIDO</text:p>
          </table:table-cell>
          <table:table-cell table:style-name="Tabela22.A1" office:value-type="string">
            <text:p text:style-name="Table_20_Contents">Conselho dos Anuros</text:p>
          </table:table-cell>
          <table:table-cell table:style-name="Tabela22.A1" office:value-type="string">
            <text:p text:style-name="Table_20_Contents">Após fragmentos</text:p>
          </table:table-cell>
          <table:table-cell table:style-name="Tabela22.A1" office:value-type="string">
            <text:p text:style-name="Table_20_Contents">Entrega em tempo curto</text:p>
          </table:table-cell>
          <table:table-cell table:style-name="Tabela22.A1" office:value-type="string">
            <text:p text:style-name="Table_20_Contents">“Mal pedimos e já voltou. A pressa também é uma arma.”</text:p>
          </table:table-cell>
        </table:table-row>
        <table:table-row>
          <table:table-cell table:style-name="Tabela22.A1" office:value-type="string">
            <text:p text:style-name="Table_20_Contents">M11_RETORNO_LENTO</text:p>
          </table:table-cell>
          <table:table-cell table:style-name="Tabela22.A1" office:value-type="string">
            <text:p text:style-name="Table_20_Contents">Conselho dos Anuros</text:p>
          </table:table-cell>
          <table:table-cell table:style-name="Tabela22.A1" office:value-type="string">
            <text:p text:style-name="Table_20_Contents">Após fragmentos</text:p>
          </table:table-cell>
          <table:table-cell table:style-name="Tabela22.A1" office:value-type="string">
            <text:p text:style-name="Table_20_Contents">Muitas Hunts para completar</text:p>
          </table:table-cell>
          <table:table-cell table:style-name="Tabela22.A1" office:value-type="string">
            <text:p text:style-name="Table_20_Contents">“Trouxe o que pedimos. Espero que o caminho tenha valido a pena.”</text:p>
          </table:table-cell>
        </table:table-row>
        <table:table-row>
          <table:table-cell table:style-name="Tabela22.A1" office:value-type="string">
            <text:p text:style-name="Table_20_Contents">M12_RETORNO_FORTE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H20</text:p>
          </table:table-cell>
          <table:table-cell table:style-name="Tabela22.A1" office:value-type="string">
            <text:p text:style-name="Table_20_Contents">Vitória com Vida alta</text:p>
          </table:table-cell>
          <table:table-cell table:style-name="Tabela22.A1" office:value-type="string">
            <text:p text:style-name="Table_20_Contents">“O rei caiu… e você sequer se curvou.”</text:p>
          </table:table-cell>
        </table:table-row>
        <table:table-row>
          <table:table-cell table:style-name="Tabela22.A1" office:value-type="string">
            <text:p text:style-name="Table_20_Contents">M12_RETORNO_SOFRIDO</text:p>
          </table:table-cell>
          <table:table-cell table:style-name="Tabela22.A1" office:value-type="string">
            <text:p text:style-name="Table_20_Contents">Ancião Verdeton</text:p>
          </table:table-cell>
          <table:table-cell table:style-name="Tabela22.A1" office:value-type="string">
            <text:p text:style-name="Table_20_Contents">Após H20</text:p>
          </table:table-cell>
          <table:table-cell table:style-name="Tabela22.A1" office:value-type="string">
            <text:p text:style-name="Table_20_Contents">Vitória com Vida muito baixa</text:p>
          </table:table-cell>
          <table:table-cell table:style-name="Tabela22.A1" office:value-type="string">
            <text:p text:style-name="Table_20_Contents">“O mundo respira… e você quase não.”</text:p>
          </table:table-cell>
        </table:table-row>
      </table:table>
      <text:p text:style-name="Standard"/>
      <text:h text:style-name="P2" text:outline-level="2">🔧 <text:span text:style-name="Strong_20_Emphasis">Tabela Técnica – Condições de Disparo de Diálogo</text:span></text:h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header-rows>
          <table:table-row>
            <table:table-cell table:style-name="Tabela23.A1" office:value-type="string">
              <text:p text:style-name="Table_20_Heading">ID</text:p>
            </table:table-cell>
            <table:table-cell table:style-name="Tabela23.A1" office:value-type="string">
              <text:p text:style-name="Table_20_Heading">Evento do jogo</text:p>
            </table:table-cell>
            <table:table-cell table:style-name="Tabela23.A1" office:value-type="string">
              <text:p text:style-name="Table_20_Heading">Condição em código/engine</text:p>
            </table:table-cell>
            <table:table-cell table:style-name="Tabela23.A1" office:value-type="string">
              <text:p text:style-name="Table_20_Heading">Ação</text:p>
            </table:table-cell>
          </table:table-row>
        </table:table-header-rows>
        <table:table-row>
          <table:table-cell table:style-name="Tabela23.A1" office:value-type="string">
            <text:p text:style-name="Table_20_Contents">M1_RETORNO_OK</text:p>
          </table:table-cell>
          <table:table-cell table:style-name="Tabela23.A1" office:value-type="string">
            <text:p text:style-name="Table_20_Contents">OnHuntComplete(H1)</text:p>
          </table:table-cell>
          <table:table-cell table:style-name="Tabela23.A1" office:value-type="string">
            <text:p text:style-name="Table_20_Contents">player.health == player.maxHealth &amp;&amp; consumiveisUsados == 0</text:p>
          </table:table-cell>
          <table:table-cell table:style-name="Tabela23.A1" office:value-type="string">
            <text:p text:style-name="Table_20_Contents">exibirFala("Vejo que as águas te escolheram...")</text:p>
          </table:table-cell>
        </table:table-row>
        <table:table-row>
          <table:table-cell table:style-name="Tabela23.A1" office:value-type="string">
            <text:p text:style-name="Table_20_Contents">M1_RETORNO_DANO</text:p>
          </table:table-cell>
          <table:table-cell table:style-name="Tabela23.A1" office:value-type="string">
            <text:p text:style-name="Table_20_Contents">OnHuntComplete(H1)</text:p>
          </table:table-cell>
          <table:table-cell table:style-name="Tabela23.A1" office:value-type="string">
            <text:p text:style-name="Table_20_Contents">player.health &lt; player.maxHealth</text:p>
          </table:table-cell>
          <table:table-cell table:style-name="Tabela23.A1" office:value-type="string">
            <text:p text:style-name="Table_20_Contents">exibirFala("Hmmm… a formiga mordeu...")</text:p>
          </table:table-cell>
        </table:table-row>
        <table:table-row>
          <table:table-cell table:style-name="Tabela23.A1" office:value-type="string">
            <text:p text:style-name="Table_20_Contents">M2_RETORNO_PERF</text:p>
          </table:table-cell>
          <table:table-cell table:style-name="Tabela23.A1" office:value-type="string">
            <text:p text:style-name="Table_20_Contents">OnSkillUse(defesa) + OnHuntComplete(H2)</text:p>
          </table:table-cell>
          <table:table-cell table:style-name="Tabela23.A1" office:value-type="string">
            <text:p text:style-name="Table_20_Contents">defesa.usadaNoMomentoCerto == true</text:p>
          </table:table-cell>
          <table:table-cell table:style-name="Tabela23.A1" office:value-type="string">
            <text:p text:style-name="Table_20_Contents">exibirFala("Isso é reflexo...")</text:p>
          </table:table-cell>
        </table:table-row>
        <table:table-row>
          <table:table-cell table:style-name="Tabela23.A1" office:value-type="string">
            <text:p text:style-name="Table_20_Contents">M2_RETORNO_TARDE</text:p>
          </table:table-cell>
          <table:table-cell table:style-name="Tabela23.A1" office:value-type="string">
            <text:p text:style-name="Table_20_Contents">OnSkillUse(defesa) + OnHuntComplete(H2)</text:p>
          </table:table-cell>
          <table:table-cell table:style-name="Tabela23.A1" office:value-type="string">
            <text:p text:style-name="Table_20_Contents">defesa.usadaAtrasada == true</text:p>
          </table:table-cell>
          <table:table-cell table:style-name="Tabela23.A1" office:value-type="string">
            <text:p text:style-name="Table_20_Contents">exibirFala("Chegou a levantar...")</text:p>
          </table:table-cell>
        </table:table-row>
        <table:table-row>
          <table:table-cell table:style-name="Tabela23.A1" office:value-type="string">
            <text:p text:style-name="Table_20_Contents">M4_RETORNO_ALTA</text:p>
          </table:table-cell>
          <table:table-cell table:style-name="Tabela23.A1" office:value-type="string">
            <text:p text:style-name="Table_20_Contents">OnHuntComplete(H3)</text:p>
          </table:table-cell>
          <table:table-cell table:style-name="Tabela23.A1" office:value-type="string">
            <text:p text:style-name="Table_20_Contents">player.healthPercent &gt;= 0.90</text:p>
          </table:table-cell>
          <table:table-cell table:style-name="Tabela23.A1" office:value-type="string">
            <text:p text:style-name="Table_20_Contents">exibirFala("Sabe se esquivar...")</text:p>
          </table:table-cell>
        </table:table-row>
        <table:table-row>
          <table:table-cell table:style-name="Tabela23.A1" office:value-type="string">
            <text:p text:style-name="Table_20_Contents">M4_RETORNO_BAIXA</text:p>
          </table:table-cell>
          <table:table-cell table:style-name="Tabela23.A1" office:value-type="string">
            <text:p text:style-name="Table_20_Contents">OnHuntComplete(H3)</text:p>
          </table:table-cell>
          <table:table-cell table:style-name="Tabela23.A1" office:value-type="string">
            <text:p text:style-name="Table_20_Contents">player.healthPercent &lt; 0.50</text:p>
          </table:table-cell>
          <table:table-cell table:style-name="Tabela23.A1" office:value-type="string">
            <text:p text:style-name="Table_20_Contents">exibirFala("Voltou, mas quase...")</text:p>
          </table:table-cell>
        </table:table-row>
        <table:table-row>
          <table:table-cell table:style-name="Tabela23.A1" office:value-type="string">
            <text:p text:style-name="Table_20_Contents">M5_RETORNO_RAPIDO</text:p>
          </table:table-cell>
          <table:table-cell table:style-name="Tabela23.A1" office:value-type="string">
            <text:p text:style-name="Table_20_Contents">OnHuntComplete(H9)</text:p>
          </table:table-cell>
          <table:table-cell table:style-name="Tabela23.A1" office:value-type="string">
            <text:p text:style-name="Table_20_Contents">tempoCombate &lt; tempoMedio[H9]</text:p>
          </table:table-cell>
          <table:table-cell table:style-name="Tabela23.A1" office:value-type="string">
            <text:p text:style-name="Table_20_Contents">exibirFala("Cortou o vento...")</text:p>
          </table:table-cell>
        </table:table-row>
        <table:table-row>
          <table:table-cell table:style-name="Tabela23.A1" office:value-type="string">
            <text:p text:style-name="Table_20_Contents">M5_RETORNO_LENTO</text:p>
          </table:table-cell>
          <table:table-cell table:style-name="Tabela23.A1" office:value-type="string">
            <text:p text:style-name="Table_20_Contents">OnHuntComplete(H9)</text:p>
          </table:table-cell>
          <table:table-cell table:style-name="Tabela23.A1" office:value-type="string">
            <text:p text:style-name="Table_20_Contents">tempoCombate &gt;= tempoMedio[H9]</text:p>
          </table:table-cell>
          <table:table-cell table:style-name="Tabela23.A1" office:value-type="string">
            <text:p text:style-name="Table_20_Contents">exibirFala("Chegou lá...")</text:p>
          </table:table-cell>
        </table:table-row>
        <table:table-row>
          <table:table-cell table:style-name="Tabela23.A1" office:value-type="string">
            <text:p text:style-name="Table_20_Contents">M6_RETORNO_EXTRA</text:p>
          </table:table-cell>
          <table:table-cell table:style-name="Tabela23.A1" office:value-type="string">
            <text:p text:style-name="Table_20_Contents">OnHuntComplete(H6)</text:p>
          </table:table-cell>
          <table:table-cell table:style-name="Tabela23.A1" office:value-type="string">
            <text:p text:style-name="Table_20_Contents">cristaisColetados &gt; cristaisNecessarios</text:p>
          </table:table-cell>
          <table:table-cell table:style-name="Tabela23.A1" office:value-type="string">
            <text:p text:style-name="Table_20_Contents">exibirFala("Olhe só... trouxe até mais...")</text:p>
          </table:table-cell>
        </table:table-row>
        <table:table-row>
          <table:table-cell table:style-name="Tabela23.A1" office:value-type="string">
            <text:p text:style-name="Table_20_Contents">M6_RETORNO_NECESS</text:p>
          </table:table-cell>
          <table:table-cell table:style-name="Tabela23.A1" office:value-type="string">
            <text:p text:style-name="Table_20_Contents">OnHuntComplete(H6)</text:p>
          </table:table-cell>
          <table:table-cell table:style-name="Tabela23.A1" office:value-type="string">
            <text:p text:style-name="Table_20_Contents">cristaisColetados == cristaisNecessarios</text:p>
          </table:table-cell>
          <table:table-cell table:style-name="Tabela23.A1" office:value-type="string">
            <text:p text:style-name="Table_20_Contents">exibirFala("Cumpriu a lista...")</text:p>
          </table:table-cell>
        </table:table-row>
        <table:table-row>
          <table:table-cell table:style-name="Tabela23.A1" office:value-type="string">
            <text:p text:style-name="Table_20_Contents">M7_RETORNO_TOP</text:p>
          </table:table-cell>
          <table:table-cell table:style-name="Tabela23.A1" office:value-type="string">
            <text:p text:style-name="Table_20_Contents">OnBreedingComplete</text:p>
          </table:table-cell>
          <table:table-cell table:style-name="Tabela23.A1" office:value-type="string">
            <text:p text:style-name="Table_20_Contents">filhote.skills == 2</text:p>
          </table:table-cell>
          <table:table-cell table:style-name="Tabela23.A1" office:value-type="string">
            <text:p text:style-name="Table_20_Contents">exibirFala("Os ventos sopram...")</text:p>
          </table:table-cell>
        </table:table-row>
        <table:table-row>
          <table:table-cell table:style-name="Tabela23.A1" office:value-type="string">
            <text:p text:style-name="Table_20_Contents">M7_RETORNO_SEM</text:p>
          </table:table-cell>
          <table:table-cell table:style-name="Tabela23.A1" office:value-type="string">
            <text:p text:style-name="Table_20_Contents">OnBreedingComplete</text:p>
          </table:table-cell>
          <table:table-cell table:style-name="Tabela23.A1" office:value-type="string">
            <text:p text:style-name="Table_20_Contents">filhote.skills == 0</text:p>
          </table:table-cell>
          <table:table-cell table:style-name="Tabela23.A1" office:value-type="string">
            <text:p text:style-name="Table_20_Contents">exibirFala("Nem sempre o rio traz...")</text:p>
          </table:table-cell>
        </table:table-row>
        <table:table-row>
          <table:table-cell table:style-name="Tabela23.A1" office:value-type="string">
            <text:p text:style-name="Table_20_Contents">M8_RETORNO_RAPIDO</text:p>
          </table:table-cell>
          <table:table-cell table:style-name="Tabela23.A1" office:value-type="string">
            <text:p text:style-name="Table_20_Contents">OnHuntComplete(H8)</text:p>
          </table:table-cell>
          <table:table-cell table:style-name="Tabela23.A1" office:value-type="string">
            <text:p text:style-name="Table_20_Contents">tempoCombate &lt; tempoMedio[H8]</text:p>
          </table:table-cell>
          <table:table-cell table:style-name="Tabela23.A1" office:value-type="string">
            <text:p text:style-name="Table_20_Contents">exibirFala("E nem precisou...")</text:p>
          </table:table-cell>
        </table:table-row>
        <table:table-row>
          <table:table-cell table:style-name="Tabela23.A1" office:value-type="string">
            <text:p text:style-name="Table_20_Contents">M8_RETORNO_QUEIMADO</text:p>
          </table:table-cell>
          <table:table-cell table:style-name="Tabela23.A1" office:value-type="string">
            <text:p text:style-name="Table_20_Contents">OnHuntComplete(H8)</text:p>
          </table:table-cell>
          <table:table-cell table:style-name="Tabela23.A1" office:value-type="string">
            <text:p text:style-name="Table_20_Contents">player.healthPercent &lt; 0.40</text:p>
          </table:table-cell>
          <table:table-cell table:style-name="Tabela23.A1" office:value-type="string">
            <text:p text:style-name="Table_20_Contents">exibirFala("Senti cheiro de sapo...")</text:p>
          </table:table-cell>
        </table:table-row>
        <text:soft-page-break/>
        <table:table-row>
          <table:table-cell table:style-name="Tabela23.A1" office:value-type="string">
            <text:p text:style-name="Table_20_Contents">M9_RETORNO_LIMPO</text:p>
          </table:table-cell>
          <table:table-cell table:style-name="Tabela23.A1" office:value-type="string">
            <text:p text:style-name="Table_20_Contents">OnHuntComplete(H17)</text:p>
          </table:table-cell>
          <table:table-cell table:style-name="Tabela23.A1" office:value-type="string">
            <text:p text:style-name="Table_20_Contents">danoRecebido == 0</text:p>
          </table:table-cell>
          <table:table-cell table:style-name="Tabela23.A1" office:value-type="string">
            <text:p text:style-name="Table_20_Contents">exibirFala("As estrelas devem gostar...")</text:p>
          </table:table-cell>
        </table:table-row>
        <table:table-row>
          <table:table-cell table:style-name="Tabela23.A1" office:value-type="string">
            <text:p text:style-name="Table_20_Contents">M9_RETORNO_APERTO</text:p>
          </table:table-cell>
          <table:table-cell table:style-name="Tabela23.A1" office:value-type="string">
            <text:p text:style-name="Table_20_Contents">OnHuntComplete(H17)</text:p>
          </table:table-cell>
          <table:table-cell table:style-name="Tabela23.A1" office:value-type="string">
            <text:p text:style-name="Table_20_Contents">player.healthPercent &lt; 0.40</text:p>
          </table:table-cell>
          <table:table-cell table:style-name="Tabela23.A1" office:value-type="string">
            <text:p text:style-name="Table_20_Contents">exibirFala("O luar brilhou por um triz...")</text:p>
          </table:table-cell>
        </table:table-row>
        <table:table-row>
          <table:table-cell table:style-name="Tabela23.A1" office:value-type="string">
            <text:p text:style-name="Table_20_Contents">M10_RETORNO_BUFF</text:p>
          </table:table-cell>
          <table:table-cell table:style-name="Tabela23.A1" office:value-type="string">
            <text:p text:style-name="Table_20_Contents">OnHuntComplete(H18)</text:p>
          </table:table-cell>
          <table:table-cell table:style-name="Tabela23.A1" office:value-type="string">
            <text:p text:style-name="Table_20_Contents">buffUsadoCorretamente == true</text:p>
          </table:table-cell>
          <table:table-cell table:style-name="Tabela23.A1" office:value-type="string">
            <text:p text:style-name="Table_20_Contents">exibirFala("Foi como ver um raio...")</text:p>
          </table:table-cell>
        </table:table-row>
        <table:table-row>
          <table:table-cell table:style-name="Tabela23.A1" office:value-type="string">
            <text:p text:style-name="Table_20_Contents">M10_RETORNO_SEMBUFF</text:p>
          </table:table-cell>
          <table:table-cell table:style-name="Tabela23.A1" office:value-type="string">
            <text:p text:style-name="Table_20_Contents">OnHuntComplete(H18)</text:p>
          </table:table-cell>
          <table:table-cell table:style-name="Tabela23.A1" office:value-type="string">
            <text:p text:style-name="Table_20_Contents">buffUsadoCorretamente == false</text:p>
          </table:table-cell>
          <table:table-cell table:style-name="Tabela23.A1" office:value-type="string">
            <text:p text:style-name="Table_20_Contents">exibirFala("Eu disse para usar...")</text:p>
          </table:table-cell>
        </table:table-row>
        <table:table-row>
          <table:table-cell table:style-name="Tabela23.A1" office:value-type="string">
            <text:p text:style-name="Table_20_Contents">M11_RETORNO_RAPIDO</text:p>
          </table:table-cell>
          <table:table-cell table:style-name="Tabela23.A1" office:value-type="string">
            <text:p text:style-name="Table_20_Contents">OnItensEntregues(fragmentosAncestrais)</text:p>
          </table:table-cell>
          <table:table-cell table:style-name="Tabela23.A1" office:value-type="string">
            <text:p text:style-name="Table_20_Contents">tempoEntrega &lt; tempoMedioEntrega</text:p>
          </table:table-cell>
          <table:table-cell table:style-name="Tabela23.A1" office:value-type="string">
            <text:p text:style-name="Table_20_Contents">exibirFala("Mal pedimos e já voltou...")</text:p>
          </table:table-cell>
        </table:table-row>
        <table:table-row>
          <table:table-cell table:style-name="Tabela23.A1" office:value-type="string">
            <text:p text:style-name="Table_20_Contents">M11_RETORNO_LENTO</text:p>
          </table:table-cell>
          <table:table-cell table:style-name="Tabela23.A1" office:value-type="string">
            <text:p text:style-name="Table_20_Contents">OnItensEntregues(fragmentosAncestrais)</text:p>
          </table:table-cell>
          <table:table-cell table:style-name="Tabela23.A1" office:value-type="string">
            <text:p text:style-name="Table_20_Contents">tempoEntrega &gt;= tempoMedioEntrega</text:p>
          </table:table-cell>
          <table:table-cell table:style-name="Tabela23.A1" office:value-type="string">
            <text:p text:style-name="Table_20_Contents">exibirFala("Trouxe o que pedimos...")</text:p>
          </table:table-cell>
        </table:table-row>
        <table:table-row>
          <table:table-cell table:style-name="Tabela23.A1" office:value-type="string">
            <text:p text:style-name="Table_20_Contents">M12_RETORNO_FORTE</text:p>
          </table:table-cell>
          <table:table-cell table:style-name="Tabela23.A1" office:value-type="string">
            <text:p text:style-name="Table_20_Contents">OnBossDefeated(ReiAncestral)</text:p>
          </table:table-cell>
          <table:table-cell table:style-name="Tabela23.A1" office:value-type="string">
            <text:p text:style-name="Table_20_Contents">player.healthPercent &gt;= 0.80</text:p>
          </table:table-cell>
          <table:table-cell table:style-name="Tabela23.A1" office:value-type="string">
            <text:p text:style-name="Table_20_Contents">exibirFala("O rei caiu...")</text:p>
          </table:table-cell>
        </table:table-row>
        <table:table-row>
          <table:table-cell table:style-name="Tabela23.A1" office:value-type="string">
            <text:p text:style-name="Table_20_Contents">M12_RETORNO_SOFRIDO</text:p>
          </table:table-cell>
          <table:table-cell table:style-name="Tabela23.A1" office:value-type="string">
            <text:p text:style-name="Table_20_Contents">OnBossDefeated(ReiAncestral)</text:p>
          </table:table-cell>
          <table:table-cell table:style-name="Tabela23.A1" office:value-type="string">
            <text:p text:style-name="Table_20_Contents">player.healthPercent &lt; 0.30</text:p>
          </table:table-cell>
          <table:table-cell table:style-name="Tabela23.A1" office:value-type="string">
            <text:p text:style-name="Table_20_Contents">exibirFala("O mundo respira...")</text:p>
          </table:table-cell>
        </table:table-row>
      </table:table>
      <text:p text:style-name="Standard"/>
      <text:p text:style-name="P39">Aqui vai um <text:span text:style-name="Strong_20_Emphasis">modelo genérico</text:span> que o time pode encaixar em qualquer framework/web‑engine (Phaser, PixiJS, Babylon, Unity WebGL, etc.):</text:p>
      <text:p text:style-name="Text_20_body">javascript</text:p>
      <text:p text:style-name="Preformatted_20_Text"><text:span text:style-name="Source_20_Text">// Estrutura: cada fala tem ID, condição e texto</text:span></text:p>
      <text:p text:style-name="Preformatted_20_Text"><text:span text:style-name="Source_20_Text">const falas = 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id: "M1_RETORNO_OK",</text:span></text:p>
      <text:p text:style-name="Preformatted_20_Text"><text:span text:style-name="Source_20_Text"><text:s text:c="4"/>condicao: (ctx) =&gt; ctx.huntId === "H1" &amp;&amp; ctx.health === ctx.maxHealth &amp;&amp; ctx.consumiveisUsados === 0,</text:span></text:p>
      <text:p text:style-name="Preformatted_20_Text"><text:span text:style-name="Source_20_Text"><text:s text:c="4"/>texto: "Vejo que as águas te escolheram bem. Nem um arranhão… digno de nota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id: "M1_RETORNO_DANO",</text:span></text:p>
      <text:p text:style-name="Preformatted_20_Text"><text:span text:style-name="Source_20_Text"><text:s text:c="4"/>condicao: (ctx) =&gt; ctx.huntId === "H1" &amp;&amp; ctx.health &lt; ctx.maxHealth,</text:span></text:p>
      <text:p text:style-name="Preformatted_20_Text"><text:span text:style-name="Source_20_Text"><text:s text:c="4"/>texto: "Hmmm… a formiga mordeu mais do que devia, não? Vai aprender a não subestimar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// ... inserir todas as demais falas aqui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// Dispatcher genérico</text:span></text:p>
      <text:p text:style-name="Preformatted_20_Text"><text:span text:style-name="Source_20_Text">function exibirFala(evento, contexto) {</text:span></text:p>
      <text:p text:style-name="Preformatted_20_Text"><text:span text:style-name="Source_20_Text"><text:s text:c="2"/>// Filtra por evento, checa condições e retorna o texto da primeira que bater</text:span></text:p>
      <text:p text:style-name="Preformatted_20_Text"><text:span text:style-name="Source_20_Text"><text:s text:c="2"/>const fala = falas.find(f =&gt; f.condicao(contexto));</text:span></text:p>
      <text:p text:style-name="Preformatted_20_Text"><text:span text:style-name="Source_20_Text"><text:s text:c="2"/>if (fala) {</text:span></text:p>
      <text:p text:style-name="Preformatted_20_Text"><text:span text:style-name="Source_20_Text"><text:s text:c="4"/>mostrarNaUI(fala.texto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emplo de uso: quando uma hunt termina</text:span></text:p>
      <text:p text:style-name="Preformatted_20_Text"><text:span text:style-name="Source_20_Text">game.on("huntComplete", (dados) =&gt; {</text:span></text:p>
      <text:p text:style-name="Preformatted_20_Text"><text:span text:style-name="Source_20_Text"><text:s text:c="2"/>const contexto = {</text:span></text:p>
      <text:p text:style-name="Preformatted_20_Text"><text:span text:style-name="Source_20_Text"><text:s text:c="4"/>huntId: dados.huntId,</text:span></text:p>
      <text:p text:style-name="Preformatted_20_Text"><text:span text:style-name="Source_20_Text"><text:s text:c="4"/>health: player.health,</text:span></text:p>
      <text:p text:style-name="Preformatted_20_Text"><text:span text:style-name="Source_20_Text"><text:s text:c="4"/>maxHealth: player.maxHealth,</text:span></text:p>
      <text:p text:style-name="Preformatted_20_Text"><text:span text:style-name="Source_20_Text"><text:s text:c="4"/>healthPercent: player.health / player.maxHealth,</text:span></text:p>
      <text:p text:style-name="Preformatted_20_Text"><text:span text:style-name="Source_20_Text"><text:s text:c="4"/>consumiveisUsados: player.stats.consumiveisUsados,</text:span></text:p>
      <text:p text:style-name="Preformatted_20_Text"><text:span text:style-name="Source_20_Text"><text:s text:c="4"/>tempoCombate: dados.tempoCombate,</text:span></text:p>
      <text:p text:style-name="Preformatted_20_Text"><text:span text:style-name="Source_20_Text"><text:s text:c="4"/>tempoMedio: dados.tempoMedio,</text:span></text:p>
      <text:p text:style-name="Preformatted_20_Text"><text:span text:style-name="Source_20_Text"><text:s text:c="4"/>buffUsadoCorretamente: dados.buffOK,</text:span></text:p>
      <text:p text:style-name="Preformatted_20_Text"><text:span text:style-name="Source_20_Text"><text:s text:c="4"/>danoRecebido: dados.danoRecebido,</text:span></text:p>
      <text:p text:style-name="Preformatted_20_Text"><text:span text:style-name="Source_20_Text"><text:s text:c="4"/>cristaisColetados: dados.cristaisColetados,</text:span></text:p>
      <text:p text:style-name="Preformatted_20_Text"><text:span text:style-name="Source_20_Text"><text:s text:c="4"/>cristaisNecessarios: dados.cristaisNecessarios,</text:span></text:p>
      <text:p text:style-name="Preformatted_20_Text"><text:span text:style-name="Source_20_Text"><text:s text:c="4"/>filhote: dados.filhote || null,</text:span></text:p>
      <text:p text:style-name="Preformatted_20_Text"><text:span text:style-name="Source_20_Text"><text:s text:c="4"/>tempoEntrega: dados.tempoEntrega,</text:span></text:p>
      <text:p text:style-name="Preformatted_20_Text"><text:span text:style-name="Source_20_Text"><text:s text:c="4"/>tempoMedioEntrega: dados.tempoMedioEntrega</text:span></text:p>
      <text:p text:style-name="Preformatted_20_Text"><text:span text:style-name="Source_20_Text"><text:s text:c="2"/>};</text:span></text:p>
      <text:p text:style-name="Preformatted_20_Text"><text:span text:style-name="Source_20_Text"><text:s text:c="2"/></text:span></text:p>
      <text:p text:style-name="Preformatted_20_Text"><text:span text:style-name="Source_20_Text"><text:s text:c="2"/>exibirFala("huntComplete", contexto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function mostrarNaUI(texto) {</text:span></text:p>
      <text:p text:style-name="Preformatted_20_Text"><text:span text:style-name="Source_20_Text"><text:s text:c="2"/>// Aqui entra a lógica da UI — pode ser uma caixa de diálogo, balão acima do NPC, etc.</text:span></text:p>
      <text:p text:style-name="Preformatted_20_Text"><text:span text:style-name="Source_20_Text"><text:s text:c="2"/>console.log(`NPC diz: ${texto}`);</text:span></text:p>
      <text:p text:style-name="P119"><text:span text:style-name="Source_20_Text">}</text:span></text:p>
      <text:h text:style-name="Heading_20_3" text:outline-level="3"><text:soft-page-break/>🔹 Pontos‑chave para web:</text:h>
      <text:list text:style-name="L144">
        <text:list-item>
          <text:p text:style-name="P164"><text:span text:style-name="Strong_20_Emphasis">Contexto</text:span>: é o pacote de dados que seu front vai receber do jogo/servidor ao final de cada evento.</text:p>
        </text:list-item>
        <text:list-item>
          <text:p text:style-name="P164"><text:span text:style-name="Strong_20_Emphasis">Condicoes</text:span>: são funções puras que avaliam se aquela fala deve ser usada.</text:p>
        </text:list-item>
        <text:list-item>
          <text:p text:style-name="P164"><text:span text:style-name="Strong_20_Emphasis">mostrarNaUI</text:span>: você pluga no sistema de HUD/diálogo que já tiver (caixa, balão, overlay).</text:p>
        </text:list-item>
      </text:list>
      <text:p text:style-name="Text_20_body">💡 A grande vantagem desse formato é que o mesmo JSON/array de falas que definimos também serve para <text:span text:style-name="Strong_20_Emphasis">localização</text:span>: basta trocar o campo <text:span text:style-name="Source_20_Text">texto</text:span> por traduções sem alterar o código.</text:p>
      <text:h text:style-name="Heading_20_2" text:outline-level="2"><text:span text:style-name="Strong_20_Emphasis">Protocolo de Armazenamento e Uso da Carteira Owner/Tesouro</text:span></text:h>
      <text:p text:style-name="Text_20_body">A carteira <text:span text:style-name="Strong_20_Emphasis">Owner/Tesouro</text:span> concentra as funções administrativas de todos os contratos (ERC‑20, ERC‑1155 e marketplace) e recebe 100% das taxas e receitas do jogo. Para garantir máxima segurança, o acesso e a custódia desta carteira seguem o protocolo abaixo:</text:p>
      <text:h text:style-name="Heading_20_3" text:outline-level="3"><text:span text:style-name="Strong_20_Emphasis">Armazenamento</text:span></text:h>
      <text:list text:style-name="L145">
        <text:list-item>
          <text:p text:style-name="P165"><text:span text:style-name="Strong_20_Emphasis">Keystore (.json)</text:span>: armazenado em pendrive dedicado (cold storage), protegido por senha forte.</text:p>
        </text:list-item>
        <text:list-item>
          <text:p text:style-name="P165"><text:span text:style-name="Strong_20_Emphasis">Seed phrase (24 palavras)</text:span>: registrada em suporte físico (papel resistente ou metal) e mantida em local físico distinto do pendrive.</text:p>
        </text:list-item>
        <text:list-item>
          <text:p text:style-name="P165"><text:span text:style-name="Strong_20_Emphasis">Senha do Keystore</text:span>: guardada separadamente da seed e do pendrive, preferencialmente memorizada ou em backup seguro criptografado.</text:p>
        </text:list-item>
      </text:list>
      <text:h text:style-name="Heading_20_3" text:outline-level="3"><text:span text:style-name="Strong_20_Emphasis">Operação</text:span></text:h>
      <text:list text:style-name="L146">
        <text:list-item>
          <text:p text:style-name="P166">A carteira Owner/Tesouro <text:span text:style-name="Strong_20_Emphasis">nunca é importada permanentemente</text:span> em dispositivos conectados à internet.</text:p>
        </text:list-item>
        <text:list-item>
          <text:p text:style-name="P166">Para qualquer operação:</text:p>
          <text:list>
            <text:list-item>
              <text:p text:style-name="P166">Utilizar PC temporariamente offline para assinar transações.</text:p>
            </text:list-item>
            <text:list-item>
              <text:p text:style-name="P166">Importar o Keystore ou a seed apenas para o tempo necessário.</text:p>
            </text:list-item>
            <text:list-item>
              <text:p text:style-name="P166">Executar a assinatura (deploy, alteração de parâmetros críticos ou movimentação de grandes valores).</text:p>
            </text:list-item>
            <text:list-item>
              <text:p text:style-name="P166">Remover a conta do software de carteira e ejetar o pendrive.</text:p>
            </text:list-item>
            <text:list-item>
              <text:p text:style-name="P166">Reconectar o PC à internet somente após a limpeza.</text:p>
            </text:list-item>
          </text:list>
        </text:list-item>
      </text:list>
      <text:h text:style-name="Heading_20_3" text:outline-level="3"><text:span text:style-name="Strong_20_Emphasis">Hot Wallets</text:span></text:h>
      <text:list text:style-name="L147">
        <text:list-item>
          <text:p text:style-name="P167">Todas as operações diárias e transações comuns do jogo devem ser realizadas por <text:span text:style-name="Strong_20_Emphasis">carteiras operacionais</text:span> (hot wallets) sem permissões administrativas.</text:p>
        </text:list-item>
        <text:list-item>
          <text:p text:style-name="P167">As hot wallets mantêm apenas o saldo necessário para operação imediata.</text:p>
        </text:list-item>
      </text:list>
      <text:h text:style-name="Heading_20_3" text:outline-level="3"><text:soft-page-break/><text:span text:style-name="Strong_20_Emphasis">Backup &amp; Recuperação</text:span></text:h>
      <text:list text:style-name="L148">
        <text:list-item>
          <text:p text:style-name="P168">Em caso de perda do pendrive, utilizar a seed phrase para restaurar a carteira em ambiente seguro e gerar novo Keystore.</text:p>
        </text:list-item>
        <text:list-item>
          <text:p text:style-name="P168">Em caso de perda da seed phrase, utilizar o Keystore e senha para recuperar acesso.</text:p>
        </text:list-item>
      </text:list>
      <text:p text:style-name="Text_20_body"><text:span text:style-name="Strong_20_Emphasis">Observação:</text:span> O protocolo é obrigatório para qualquer pessoa que, no futuro, venha a ter acesso administrativo, garantindo a integridade financeira e operacional do ecossistema <text:span text:style-name="Emphasis">Mundo dos Sapos</text:span>.</text:p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22:56:19.522546600</meta:creation-date>
    <dc:date>2025-08-22T03:30:23.701046500</dc:date>
    <meta:editing-duration>PT26M51S</meta:editing-duration>
    <meta:editing-cycles>11</meta:editing-cycles>
    <meta:generator>LibreOffice/25.2.5.2$Windows_X86_64 LibreOffice_project/03d19516eb2e1dd5d4ccd751a0d6f35f35e08022</meta:generator>
    <meta:document-statistic meta:table-count="25" meta:image-count="0" meta:object-count="0" meta:page-count="65" meta:paragraph-count="2297" meta:word-count="12830" meta:character-count="78219" meta:non-whitespace-character-count="68149"/>
  </office:meta>
</office:document-meta>
</file>